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6"/>
          <table:table-cell office:value-type="string">
            <text:p>minOutcomes</text:p>
          </table:table-cell>
          <table:table-cell office:value-type="string">
            <text:p>heuristic</text:p>
          </table:table-cell>
          <table:table-cell office:value-type="string">
            <text:p>pruningConfidence</text:p>
          </table:table-cell>
          <table:table-cell office:value-type="string">
            <text:p>fisherConfidence</text:p>
          </table:table-cell>
          <table:table-cell office:value-type="string">
            <text:p>redundancies</text:p>
          </table:table-cell>
          <table:table-cell table:style-name="ce1"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formula="of:=ROUND((([.A2]-0)/(1-0))*(145-1)+1)" office:value-type="float" office:value="1">
            <text:p>1</text:p>
          </table:table-cell>
          <table:table-cell table:formula="of:=ROUND((([.B2]-0)/(1-0))*(1-0)+0)" office:value-type="float" office:value="0">
            <text:p>0</text:p>
          </table:table-cell>
          <table:table-cell table:formula="of:=(([.C2]-0)/(1-0))*(100-0)+0" office:value-type="float" office:value="0">
            <text:p>0</text:p>
          </table:table-cell>
          <table:table-cell table:formula="of:=(([.D2]-0)/(1-0))*(100-(-100))+(-100)" office:value-type="float" office:value="-100">
            <text:p>-100</text:p>
          </table:table-cell>
          <table:table-cell table:formula="of:=(([.E2]-0)/(1-0))*(10000-0)+0" office:value-type="float" office:value="0">
            <text:p>0</text:p>
          </table:table-cell>
          <table:table-cell table:style-name="ce1"/>
        </table:table-row>
        <table:table-row table:style-name="ro1">
          <table:table-cell table:number-columns-repeated="5" office:value-type="float" office:value="0.5">
            <text:p>0.5</text:p>
          </table:table-cell>
          <table:table-cell/>
          <table:table-cell table:formula="of:=ROUND((([.A3]-0)/(1-0))*(145-1)+1)" office:value-type="float" office:value="73">
            <text:p>73</text:p>
          </table:table-cell>
          <table:table-cell table:formula="of:=ROUND((([.B3]-0)/(1-0))*(1-0)+0)" office:value-type="float" office:value="1">
            <text:p>1</text:p>
          </table:table-cell>
          <table:table-cell table:formula="of:=(([.C3]-0)/(1-0))*(100-0)+0" office:value-type="float" office:value="50">
            <text:p>50</text:p>
          </table:table-cell>
          <table:table-cell table:formula="of:=(([.D3]-0)/(1-0))*(100-(-100))+(-100)" office:value-type="float" office:value="0">
            <text:p>0</text:p>
          </table:table-cell>
          <table:table-cell table:formula="of:=(([.E3]-0)/(1-0))*(10000-0)+0" office:value-type="float" office:value="5000">
            <text:p>5000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4]-0)/(1-0))*(145-1)+1)" office:value-type="float" office:value="109">
            <text:p>109</text:p>
          </table:table-cell>
          <table:table-cell table:formula="of:=ROUND((([.B4]-0)/(1-0))*(1-0)+0)" office:value-type="float" office:value="0">
            <text:p>0</text:p>
          </table:table-cell>
          <table:table-cell table:formula="of:=(([.C4]-0)/(1-0))*(100-0)+0" office:value-type="float" office:value="25">
            <text:p>25</text:p>
          </table:table-cell>
          <table:table-cell table:formula="of:=(([.D4]-0)/(1-0))*(100-(-100))+(-100)" office:value-type="float" office:value="-50">
            <text:p>-50</text:p>
          </table:table-cell>
          <table:table-cell table:formula="of:=(([.E4]-0)/(1-0))*(10000-0)+0" office:value-type="float" office:value="7500">
            <text:p>7500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5]-0)/(1-0))*(145-1)+1)" office:value-type="float" office:value="37">
            <text:p>37</text:p>
          </table:table-cell>
          <table:table-cell table:formula="of:=ROUND((([.B5]-0)/(1-0))*(1-0)+0)" office:value-type="float" office:value="1">
            <text:p>1</text:p>
          </table:table-cell>
          <table:table-cell table:formula="of:=(([.C5]-0)/(1-0))*(100-0)+0" office:value-type="float" office:value="75">
            <text:p>75</text:p>
          </table:table-cell>
          <table:table-cell table:formula="of:=(([.D5]-0)/(1-0))*(100-(-100))+(-100)" office:value-type="float" office:value="50">
            <text:p>50</text:p>
          </table:table-cell>
          <table:table-cell table:formula="of:=(([.E5]-0)/(1-0))*(10000-0)+0" office:value-type="float" office:value="2500">
            <text:p>2500</text:p>
          </table:table-cell>
          <table:table-cell/>
        </table:table-row>
        <table:table-row table:style-name="ro1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6]-0)/(1-0))*(145-1)+1)" office:value-type="float" office:value="55">
            <text:p>55</text:p>
          </table:table-cell>
          <table:table-cell table:formula="of:=ROUND((([.B6]-0)/(1-0))*(1-0)+0)" office:value-type="float" office:value="0">
            <text:p>0</text:p>
          </table:table-cell>
          <table:table-cell table:formula="of:=(([.C6]-0)/(1-0))*(100-0)+0" office:value-type="float" office:value="62.5">
            <text:p>62.5</text:p>
          </table:table-cell>
          <table:table-cell table:formula="of:=(([.D6]-0)/(1-0))*(100-(-100))+(-100)" office:value-type="float" office:value="75">
            <text:p>75</text:p>
          </table:table-cell>
          <table:table-cell table:formula="of:=(([.E6]-0)/(1-0))*(10000-0)+0" office:value-type="float" office:value="3750">
            <text:p>3750</text:p>
          </table:table-cell>
          <table:table-cell/>
        </table:table-row>
        <table:table-row table:style-name="ro1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7]-0)/(1-0))*(145-1)+1)" office:value-type="float" office:value="127">
            <text:p>127</text:p>
          </table:table-cell>
          <table:table-cell table:formula="of:=ROUND((([.B7]-0)/(1-0))*(1-0)+0)" office:value-type="float" office:value="1">
            <text:p>1</text:p>
          </table:table-cell>
          <table:table-cell table:formula="of:=(([.C7]-0)/(1-0))*(100-0)+0" office:value-type="float" office:value="12.5">
            <text:p>12.5</text:p>
          </table:table-cell>
          <table:table-cell table:formula="of:=(([.D7]-0)/(1-0))*(100-(-100))+(-100)" office:value-type="float" office:value="-25">
            <text:p>-25</text:p>
          </table:table-cell>
          <table:table-cell table:formula="of:=(([.E7]-0)/(1-0))*(10000-0)+0" office:value-type="float" office:value="8750">
            <text:p>8750</text:p>
          </table:table-cell>
          <table:table-cell/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8]-0)/(1-0))*(145-1)+1)" office:value-type="float" office:value="91">
            <text:p>91</text:p>
          </table:table-cell>
          <table:table-cell table:formula="of:=ROUND((([.B8]-0)/(1-0))*(1-0)+0)" office:value-type="float" office:value="0">
            <text:p>0</text:p>
          </table:table-cell>
          <table:table-cell table:formula="of:=(([.C8]-0)/(1-0))*(100-0)+0" office:value-type="float" office:value="87.5">
            <text:p>87.5</text:p>
          </table:table-cell>
          <table:table-cell table:formula="of:=(([.D8]-0)/(1-0))*(100-(-100))+(-100)" office:value-type="float" office:value="25">
            <text:p>25</text:p>
          </table:table-cell>
          <table:table-cell table:formula="of:=(([.E8]-0)/(1-0))*(10000-0)+0" office:value-type="float" office:value="6250">
            <text:p>6250</text:p>
          </table:table-cell>
          <table:table-cell/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9]-0)/(1-0))*(145-1)+1)" office:value-type="float" office:value="19">
            <text:p>19</text:p>
          </table:table-cell>
          <table:table-cell table:formula="of:=ROUND((([.B9]-0)/(1-0))*(1-0)+0)" office:value-type="float" office:value="1">
            <text:p>1</text:p>
          </table:table-cell>
          <table:table-cell table:formula="of:=(([.C9]-0)/(1-0))*(100-0)+0" office:value-type="float" office:value="37.5">
            <text:p>37.5</text:p>
          </table:table-cell>
          <table:table-cell table:formula="of:=(([.D9]-0)/(1-0))*(100-(-100))+(-100)" office:value-type="float" office:value="-75">
            <text:p>-75</text:p>
          </table:table-cell>
          <table:table-cell table:formula="of:=(([.E9]-0)/(1-0))*(10000-0)+0" office:value-type="float" office:value="1250">
            <text:p>1250</text:p>
          </table:table-cell>
          <table:table-cell/>
        </table:table-row>
        <table:table-row table:style-name="ro1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formula="of:=ROUND((([.A10]-0)/(1-0))*(145-1)+1)" office:value-type="float" office:value="28">
            <text:p>28</text:p>
          </table:table-cell>
          <table:table-cell table:formula="of:=ROUND((([.B10]-0)/(1-0))*(1-0)+0)" office:value-type="float" office:value="0">
            <text:p>0</text:p>
          </table:table-cell>
          <table:table-cell table:formula="of:=(([.C10]-0)/(1-0))*(100-0)+0" office:value-type="float" office:value="93.75">
            <text:p>93.75</text:p>
          </table:table-cell>
          <table:table-cell table:formula="of:=(([.D10]-0)/(1-0))*(100-(-100))+(-100)" office:value-type="float" office:value="-12.5">
            <text:p>-12.5</text:p>
          </table:table-cell>
          <table:table-cell table:formula="of:=(([.E10]-0)/(1-0))*(10000-0)+0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formula="of:=ROUND((([.A11]-0)/(1-0))*(145-1)+1)" office:value-type="float" office:value="100">
            <text:p>100</text:p>
          </table:table-cell>
          <table:table-cell table:formula="of:=ROUND((([.B11]-0)/(1-0))*(1-0)+0)" office:value-type="float" office:value="1">
            <text:p>1</text:p>
          </table:table-cell>
          <table:table-cell table:formula="of:=(([.C11]-0)/(1-0))*(100-0)+0" office:value-type="float" office:value="43.75">
            <text:p>43.75</text:p>
          </table:table-cell>
          <table:table-cell table:formula="of:=(([.D11]-0)/(1-0))*(100-(-100))+(-100)" office:value-type="float" office:value="87.5">
            <text:p>87.5</text:p>
          </table:table-cell>
          <table:table-cell table:formula="of:=(([.E11]-0)/(1-0))*(10000-0)+0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formula="of:=ROUND((([.A12]-0)/(1-0))*(145-1)+1)" office:value-type="float" office:value="136">
            <text:p>136</text:p>
          </table:table-cell>
          <table:table-cell table:formula="of:=ROUND((([.B12]-0)/(1-0))*(1-0)+0)" office:value-type="float" office:value="0">
            <text:p>0</text:p>
          </table:table-cell>
          <table:table-cell table:formula="of:=(([.C12]-0)/(1-0))*(100-0)+0" office:value-type="float" office:value="68.75">
            <text:p>68.75</text:p>
          </table:table-cell>
          <table:table-cell table:formula="of:=(([.D12]-0)/(1-0))*(100-(-100))+(-100)" office:value-type="float" office:value="-62.5">
            <text:p>-62.5</text:p>
          </table:table-cell>
          <table:table-cell table:formula="of:=(([.E12]-0)/(1-0))*(10000-0)+0" office:value-type="float" office:value="3125">
            <text:p>3125</text:p>
          </table:table-cell>
          <table:table-cell/>
        </table:table-row>
        <table:table-row table:style-name="ro1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formula="of:=ROUND((([.A13]-0)/(1-0))*(145-1)+1)" office:value-type="float" office:value="64">
            <text:p>64</text:p>
          </table:table-cell>
          <table:table-cell table:formula="of:=ROUND((([.B13]-0)/(1-0))*(1-0)+0)" office:value-type="float" office:value="1">
            <text:p>1</text:p>
          </table:table-cell>
          <table:table-cell table:formula="of:=(([.C13]-0)/(1-0))*(100-0)+0" office:value-type="float" office:value="18.75">
            <text:p>18.75</text:p>
          </table:table-cell>
          <table:table-cell table:formula="of:=(([.D13]-0)/(1-0))*(100-(-100))+(-100)" office:value-type="float" office:value="37.5">
            <text:p>37.5</text:p>
          </table:table-cell>
          <table:table-cell table:formula="of:=(([.E13]-0)/(1-0))*(10000-0)+0" office:value-type="float" office:value="8125">
            <text:p>8125</text:p>
          </table:table-cell>
          <table:table-cell/>
        </table:table-row>
        <table:table-row table:style-name="ro1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formula="of:=ROUND((([.A14]-0)/(1-0))*(145-1)+1)" office:value-type="float" office:value="46">
            <text:p>46</text:p>
          </table:table-cell>
          <table:table-cell table:formula="of:=ROUND((([.B14]-0)/(1-0))*(1-0)+0)" office:value-type="float" office:value="0">
            <text:p>0</text:p>
          </table:table-cell>
          <table:table-cell table:formula="of:=(([.C14]-0)/(1-0))*(100-0)+0" office:value-type="float" office:value="31.25">
            <text:p>31.25</text:p>
          </table:table-cell>
          <table:table-cell table:formula="of:=(([.D14]-0)/(1-0))*(100-(-100))+(-100)" office:value-type="float" office:value="12.5">
            <text:p>12.5</text:p>
          </table:table-cell>
          <table:table-cell table:formula="of:=(([.E14]-0)/(1-0))*(10000-0)+0" office:value-type="float" office:value="9375">
            <text:p>9375</text:p>
          </table:table-cell>
          <table:table-cell/>
        </table:table-row>
        <table:table-row table:style-name="ro1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formula="of:=ROUND((([.A15]-0)/(1-0))*(145-1)+1)" office:value-type="float" office:value="118">
            <text:p>118</text:p>
          </table:table-cell>
          <table:table-cell table:formula="of:=ROUND((([.B15]-0)/(1-0))*(1-0)+0)" office:value-type="float" office:value="1">
            <text:p>1</text:p>
          </table:table-cell>
          <table:table-cell table:formula="of:=(([.C15]-0)/(1-0))*(100-0)+0" office:value-type="float" office:value="81.25">
            <text:p>81.25</text:p>
          </table:table-cell>
          <table:table-cell table:formula="of:=(([.D15]-0)/(1-0))*(100-(-100))+(-100)" office:value-type="float" office:value="-87.5">
            <text:p>-87.5</text:p>
          </table:table-cell>
          <table:table-cell table:formula="of:=(([.E15]-0)/(1-0))*(10000-0)+0" office:value-type="float" office:value="4375">
            <text:p>4375</text:p>
          </table:table-cell>
          <table:table-cell/>
        </table:table-row>
        <table:table-row table:style-name="ro1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6]-0)/(1-0))*(145-1)+1)" office:value-type="float" office:value="82">
            <text:p>82</text:p>
          </table:table-cell>
          <table:table-cell table:formula="of:=ROUND((([.B16]-0)/(1-0))*(1-0)+0)" office:value-type="float" office:value="0">
            <text:p>0</text:p>
          </table:table-cell>
          <table:table-cell table:formula="of:=(([.C16]-0)/(1-0))*(100-0)+0" office:value-type="float" office:value="6.25">
            <text:p>6.25</text:p>
          </table:table-cell>
          <table:table-cell table:formula="of:=(([.D16]-0)/(1-0))*(100-(-100))+(-100)" office:value-type="float" office:value="62.5">
            <text:p>62.5</text:p>
          </table:table-cell>
          <table:table-cell table:formula="of:=(([.E16]-0)/(1-0))*(10000-0)+0" office:value-type="float" office:value="1875">
            <text:p>1875</text:p>
          </table:table-cell>
          <table:table-cell/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7]-0)/(1-0))*(145-1)+1)" office:value-type="float" office:value="10">
            <text:p>10</text:p>
          </table:table-cell>
          <table:table-cell table:formula="of:=ROUND((([.B17]-0)/(1-0))*(1-0)+0)" office:value-type="float" office:value="1">
            <text:p>1</text:p>
          </table:table-cell>
          <table:table-cell table:formula="of:=(([.C17]-0)/(1-0))*(100-0)+0" office:value-type="float" office:value="56.25">
            <text:p>56.25</text:p>
          </table:table-cell>
          <table:table-cell table:formula="of:=(([.D17]-0)/(1-0))*(100-(-100))+(-100)" office:value-type="float" office:value="-37.5">
            <text:p>-37.5</text:p>
          </table:table-cell>
          <table:table-cell table:formula="of:=(([.E17]-0)/(1-0))*(10000-0)+0" office:value-type="float" office:value="6875">
            <text:p>6875</text:p>
          </table:table-cell>
          <table:table-cell/>
        </table:table-row>
        <table:table-row table:style-name="ro1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formula="of:=ROUND((([.A18]-0)/(1-0))*(145-1)+1)" office:value-type="float" office:value="15">
            <text:p>15</text:p>
          </table:table-cell>
          <table:table-cell table:formula="of:=ROUND((([.B18]-0)/(1-0))*(1-0)+0)" office:value-type="float" office:value="0">
            <text:p>0</text:p>
          </table:table-cell>
          <table:table-cell table:formula="of:=(([.C18]-0)/(1-0))*(100-0)+0" office:value-type="float" office:value="46.875">
            <text:p>46.875</text:p>
          </table:table-cell>
          <table:table-cell table:formula="of:=(([.D18]-0)/(1-0))*(100-(-100))+(-100)" office:value-type="float" office:value="31.25">
            <text:p>31.25</text:p>
          </table:table-cell>
          <table:table-cell table:formula="of:=(([.E18]-0)/(1-0))*(10000-0)+0" office:value-type="float" office:value="2812.5">
            <text:p>2812.5</text:p>
          </table:table-cell>
          <table:table-cell/>
        </table:table-row>
        <table:table-row table:style-name="ro1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formula="of:=ROUND((([.A19]-0)/(1-0))*(145-1)+1)" office:value-type="float" office:value="87">
            <text:p>87</text:p>
          </table:table-cell>
          <table:table-cell table:formula="of:=ROUND((([.B19]-0)/(1-0))*(1-0)+0)" office:value-type="float" office:value="1">
            <text:p>1</text:p>
          </table:table-cell>
          <table:table-cell table:formula="of:=(([.C19]-0)/(1-0))*(100-0)+0" office:value-type="float" office:value="96.875">
            <text:p>96.875</text:p>
          </table:table-cell>
          <table:table-cell table:formula="of:=(([.D19]-0)/(1-0))*(100-(-100))+(-100)" office:value-type="float" office:value="-68.75">
            <text:p>-68.75</text:p>
          </table:table-cell>
          <table:table-cell table:formula="of:=(([.E19]-0)/(1-0))*(10000-0)+0" office:value-type="float" office:value="7812.5">
            <text:p>7812.5</text:p>
          </table:table-cell>
          <table:table-cell/>
        </table:table-row>
        <table:table-row table:style-name="ro1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formula="of:=ROUND((([.A20]-0)/(1-0))*(145-1)+1)" office:value-type="float" office:value="123">
            <text:p>123</text:p>
          </table:table-cell>
          <table:table-cell table:formula="of:=ROUND((([.B20]-0)/(1-0))*(1-0)+0)" office:value-type="float" office:value="0">
            <text:p>0</text:p>
          </table:table-cell>
          <table:table-cell table:formula="of:=(([.C20]-0)/(1-0))*(100-0)+0" office:value-type="float" office:value="21.875">
            <text:p>21.875</text:p>
          </table:table-cell>
          <table:table-cell table:formula="of:=(([.D20]-0)/(1-0))*(100-(-100))+(-100)" office:value-type="float" office:value="81.25">
            <text:p>81.25</text:p>
          </table:table-cell>
          <table:table-cell table:formula="of:=(([.E20]-0)/(1-0))*(10000-0)+0" office:value-type="float" office:value="5312.5">
            <text:p>5312.5</text:p>
          </table:table-cell>
          <table:table-cell/>
        </table:table-row>
        <table:table-row table:style-name="ro1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formula="of:=ROUND((([.A21]-0)/(1-0))*(145-1)+1)" office:value-type="float" office:value="51">
            <text:p>51</text:p>
          </table:table-cell>
          <table:table-cell table:formula="of:=ROUND((([.B21]-0)/(1-0))*(1-0)+0)" office:value-type="float" office:value="1">
            <text:p>1</text:p>
          </table:table-cell>
          <table:table-cell table:formula="of:=(([.C21]-0)/(1-0))*(100-0)+0" office:value-type="float" office:value="71.875">
            <text:p>71.875</text:p>
          </table:table-cell>
          <table:table-cell table:formula="of:=(([.D21]-0)/(1-0))*(100-(-100))+(-100)" office:value-type="float" office:value="-18.75">
            <text:p>-18.75</text:p>
          </table:table-cell>
          <table:table-cell table:formula="of:=(([.E21]-0)/(1-0))*(10000-0)+0" office:value-type="float" office:value="312.5">
            <text:p>312.5</text:p>
          </table:table-cell>
          <table:table-cell/>
        </table:table-row>
        <table:table-row table:style-name="ro1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formula="of:=ROUND((([.A22]-0)/(1-0))*(145-1)+1)" office:value-type="float" office:value="69">
            <text:p>69</text:p>
          </table:table-cell>
          <table:table-cell table:formula="of:=ROUND((([.B22]-0)/(1-0))*(1-0)+0)" office:value-type="float" office:value="0">
            <text:p>0</text:p>
          </table:table-cell>
          <table:table-cell table:formula="of:=(([.C22]-0)/(1-0))*(100-0)+0" office:value-type="float" office:value="84.375">
            <text:p>84.375</text:p>
          </table:table-cell>
          <table:table-cell table:formula="of:=(([.D22]-0)/(1-0))*(100-(-100))+(-100)" office:value-type="float" office:value="-43.75">
            <text:p>-43.75</text:p>
          </table:table-cell>
          <table:table-cell table:formula="of:=(([.E22]-0)/(1-0))*(10000-0)+0" office:value-type="float" office:value="1562.5">
            <text:p>1562.5</text:p>
          </table:table-cell>
          <table:table-cell/>
        </table:table-row>
        <table:table-row table:style-name="ro1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formula="of:=ROUND((([.A23]-0)/(1-0))*(145-1)+1)" office:value-type="float" office:value="141">
            <text:p>141</text:p>
          </table:table-cell>
          <table:table-cell table:formula="of:=ROUND((([.B23]-0)/(1-0))*(1-0)+0)" office:value-type="float" office:value="1">
            <text:p>1</text:p>
          </table:table-cell>
          <table:table-cell table:formula="of:=(([.C23]-0)/(1-0))*(100-0)+0" office:value-type="float" office:value="34.375">
            <text:p>34.375</text:p>
          </table:table-cell>
          <table:table-cell table:formula="of:=(([.D23]-0)/(1-0))*(100-(-100))+(-100)" office:value-type="float" office:value="56.25">
            <text:p>56.25</text:p>
          </table:table-cell>
          <table:table-cell table:formula="of:=(([.E23]-0)/(1-0))*(10000-0)+0" office:value-type="float" office:value="6562.5">
            <text:p>6562.5</text:p>
          </table:table-cell>
          <table:table-cell/>
        </table:table-row>
        <table:table-row table:style-name="ro1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formula="of:=ROUND((([.A24]-0)/(1-0))*(145-1)+1)" office:value-type="float" office:value="105">
            <text:p>105</text:p>
          </table:table-cell>
          <table:table-cell table:formula="of:=ROUND((([.B24]-0)/(1-0))*(1-0)+0)" office:value-type="float" office:value="0">
            <text:p>0</text:p>
          </table:table-cell>
          <table:table-cell table:formula="of:=(([.C24]-0)/(1-0))*(100-0)+0" office:value-type="float" office:value="59.375">
            <text:p>59.375</text:p>
          </table:table-cell>
          <table:table-cell table:formula="of:=(([.D24]-0)/(1-0))*(100-(-100))+(-100)" office:value-type="float" office:value="-93.75">
            <text:p>-93.75</text:p>
          </table:table-cell>
          <table:table-cell table:formula="of:=(([.E24]-0)/(1-0))*(10000-0)+0" office:value-type="float" office:value="9062.5">
            <text:p>9062.5</text:p>
          </table:table-cell>
          <table:table-cell/>
        </table:table-row>
        <table:table-row table:style-name="ro1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formula="of:=ROUND((([.A25]-0)/(1-0))*(145-1)+1)" office:value-type="float" office:value="33">
            <text:p>33</text:p>
          </table:table-cell>
          <table:table-cell table:formula="of:=ROUND((([.B25]-0)/(1-0))*(1-0)+0)" office:value-type="float" office:value="1">
            <text:p>1</text:p>
          </table:table-cell>
          <table:table-cell table:formula="of:=(([.C25]-0)/(1-0))*(100-0)+0" office:value-type="float" office:value="9.375">
            <text:p>9.375</text:p>
          </table:table-cell>
          <table:table-cell table:formula="of:=(([.D25]-0)/(1-0))*(100-(-100))+(-100)" office:value-type="float" office:value="6.25">
            <text:p>6.25</text:p>
          </table:table-cell>
          <table:table-cell table:formula="of:=(([.E25]-0)/(1-0))*(10000-0)+0" office:value-type="float" office:value="4062.5">
            <text:p>4062.5</text:p>
          </table:table-cell>
          <table:table-cell/>
        </table:table-row>
        <table:table-row table:style-name="ro1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formula="of:=ROUND((([.A26]-0)/(1-0))*(145-1)+1)" office:value-type="float" office:value="24">
            <text:p>24</text:p>
          </table:table-cell>
          <table:table-cell table:formula="of:=ROUND((([.B26]-0)/(1-0))*(1-0)+0)" office:value-type="float" office:value="0">
            <text:p>0</text:p>
          </table:table-cell>
          <table:table-cell table:formula="of:=(([.C26]-0)/(1-0))*(100-0)+0" office:value-type="float" office:value="53.125">
            <text:p>53.125</text:p>
          </table:table-cell>
          <table:table-cell table:formula="of:=(([.D26]-0)/(1-0))*(100-(-100))+(-100)" office:value-type="float" office:value="68.75">
            <text:p>68.75</text:p>
          </table:table-cell>
          <table:table-cell table:formula="of:=(([.E26]-0)/(1-0))*(10000-0)+0" office:value-type="float" office:value="8437.5">
            <text:p>8437.5</text:p>
          </table:table-cell>
          <table:table-cell/>
        </table:table-row>
        <table:table-row table:style-name="ro1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formula="of:=ROUND((([.A27]-0)/(1-0))*(145-1)+1)" office:value-type="float" office:value="96">
            <text:p>96</text:p>
          </table:table-cell>
          <table:table-cell table:formula="of:=ROUND((([.B27]-0)/(1-0))*(1-0)+0)" office:value-type="float" office:value="1">
            <text:p>1</text:p>
          </table:table-cell>
          <table:table-cell table:formula="of:=(([.C27]-0)/(1-0))*(100-0)+0" office:value-type="float" office:value="3.125">
            <text:p>3.125</text:p>
          </table:table-cell>
          <table:table-cell table:formula="of:=(([.D27]-0)/(1-0))*(100-(-100))+(-100)" office:value-type="float" office:value="-31.25">
            <text:p>-31.25</text:p>
          </table:table-cell>
          <table:table-cell table:formula="of:=(([.E27]-0)/(1-0))*(10000-0)+0" office:value-type="float" office:value="3437.5">
            <text:p>3437.5</text:p>
          </table:table-cell>
          <table:table-cell/>
        </table:table-row>
        <table:table-row table:style-name="ro1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formula="of:=ROUND((([.A28]-0)/(1-0))*(145-1)+1)" office:value-type="float" office:value="132">
            <text:p>132</text:p>
          </table:table-cell>
          <table:table-cell table:formula="of:=ROUND((([.B28]-0)/(1-0))*(1-0)+0)" office:value-type="float" office:value="0">
            <text:p>0</text:p>
          </table:table-cell>
          <table:table-cell table:formula="of:=(([.C28]-0)/(1-0))*(100-0)+0" office:value-type="float" office:value="78.125">
            <text:p>78.125</text:p>
          </table:table-cell>
          <table:table-cell table:formula="of:=(([.D28]-0)/(1-0))*(100-(-100))+(-100)" office:value-type="float" office:value="18.75">
            <text:p>18.75</text:p>
          </table:table-cell>
          <table:table-cell table:formula="of:=(([.E28]-0)/(1-0))*(10000-0)+0" office:value-type="float" office:value="937.5">
            <text:p>937.5</text:p>
          </table:table-cell>
          <table:table-cell/>
        </table:table-row>
        <table:table-row table:style-name="ro1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formula="of:=ROUND((([.A29]-0)/(1-0))*(145-1)+1)" office:value-type="float" office:value="60">
            <text:p>60</text:p>
          </table:table-cell>
          <table:table-cell table:formula="of:=ROUND((([.B29]-0)/(1-0))*(1-0)+0)" office:value-type="float" office:value="1">
            <text:p>1</text:p>
          </table:table-cell>
          <table:table-cell table:formula="of:=(([.C29]-0)/(1-0))*(100-0)+0" office:value-type="float" office:value="28.125">
            <text:p>28.125</text:p>
          </table:table-cell>
          <table:table-cell table:formula="of:=(([.D29]-0)/(1-0))*(100-(-100))+(-100)" office:value-type="float" office:value="-81.25">
            <text:p>-81.25</text:p>
          </table:table-cell>
          <table:table-cell table:formula="of:=(([.E29]-0)/(1-0))*(10000-0)+0" office:value-type="float" office:value="5937.5">
            <text:p>5937.5</text:p>
          </table:table-cell>
          <table:table-cell/>
        </table:table-row>
        <table:table-row table:style-name="ro1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formula="of:=ROUND((([.A30]-0)/(1-0))*(145-1)+1)" office:value-type="float" office:value="42">
            <text:p>42</text:p>
          </table:table-cell>
          <table:table-cell table:formula="of:=ROUND((([.B30]-0)/(1-0))*(1-0)+0)" office:value-type="float" office:value="0">
            <text:p>0</text:p>
          </table:table-cell>
          <table:table-cell table:formula="of:=(([.C30]-0)/(1-0))*(100-0)+0" office:value-type="float" office:value="15.625">
            <text:p>15.625</text:p>
          </table:table-cell>
          <table:table-cell table:formula="of:=(([.D30]-0)/(1-0))*(100-(-100))+(-100)" office:value-type="float" office:value="-56.25">
            <text:p>-56.25</text:p>
          </table:table-cell>
          <table:table-cell table:formula="of:=(([.E30]-0)/(1-0))*(10000-0)+0" office:value-type="float" office:value="7187.5">
            <text:p>7187.5</text:p>
          </table:table-cell>
          <table:table-cell/>
        </table:table-row>
        <table:table-row table:style-name="ro1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formula="of:=ROUND((([.A31]-0)/(1-0))*(145-1)+1)" office:value-type="float" office:value="114">
            <text:p>114</text:p>
          </table:table-cell>
          <table:table-cell table:formula="of:=ROUND((([.B31]-0)/(1-0))*(1-0)+0)" office:value-type="float" office:value="1">
            <text:p>1</text:p>
          </table:table-cell>
          <table:table-cell table:formula="of:=(([.C31]-0)/(1-0))*(100-0)+0" office:value-type="float" office:value="65.625">
            <text:p>65.625</text:p>
          </table:table-cell>
          <table:table-cell table:formula="of:=(([.D31]-0)/(1-0))*(100-(-100))+(-100)" office:value-type="float" office:value="43.75">
            <text:p>43.75</text:p>
          </table:table-cell>
          <table:table-cell table:formula="of:=(([.E31]-0)/(1-0))*(10000-0)+0" office:value-type="float" office:value="2187.5">
            <text:p>2187.5</text:p>
          </table:table-cell>
          <table:table-cell/>
        </table:table-row>
        <table:table-row table:style-name="ro1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formula="of:=ROUND((([.A32]-0)/(1-0))*(145-1)+1)" office:value-type="float" office:value="78">
            <text:p>78</text:p>
          </table:table-cell>
          <table:table-cell table:formula="of:=ROUND((([.B32]-0)/(1-0))*(1-0)+0)" office:value-type="float" office:value="0">
            <text:p>0</text:p>
          </table:table-cell>
          <table:table-cell table:formula="of:=(([.C32]-0)/(1-0))*(100-0)+0" office:value-type="float" office:value="40.625">
            <text:p>40.625</text:p>
          </table:table-cell>
          <table:table-cell table:formula="of:=(([.D32]-0)/(1-0))*(100-(-100))+(-100)" office:value-type="float" office:value="-6.24999999999999">
            <text:p>-6.25</text:p>
          </table:table-cell>
          <table:table-cell table:formula="of:=(([.E32]-0)/(1-0))*(10000-0)+0" office:value-type="float" office:value="4687.5">
            <text:p>4687.5</text:p>
          </table:table-cell>
          <table:table-cell/>
        </table:table-row>
        <table:table-row table:style-name="ro1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formula="of:=ROUND((([.A33]-0)/(1-0))*(145-1)+1)" office:value-type="float" office:value="6">
            <text:p>6</text:p>
          </table:table-cell>
          <table:table-cell table:formula="of:=ROUND((([.B33]-0)/(1-0))*(1-0)+0)" office:value-type="float" office:value="1">
            <text:p>1</text:p>
          </table:table-cell>
          <table:table-cell table:formula="of:=(([.C33]-0)/(1-0))*(100-0)+0" office:value-type="float" office:value="90.625">
            <text:p>90.625</text:p>
          </table:table-cell>
          <table:table-cell table:formula="of:=(([.D33]-0)/(1-0))*(100-(-100))+(-100)" office:value-type="float" office:value="93.75">
            <text:p>93.75</text:p>
          </table:table-cell>
          <table:table-cell table:formula="of:=(([.E33]-0)/(1-0))*(10000-0)+0" office:value-type="float" office:value="9687.5">
            <text:p>9687.5</text:p>
          </table:table-cell>
          <table:table-cell/>
        </table:table-row>
        <table:table-row table:style-name="ro1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4]-0)/(1-0))*(145-1)+1)" office:value-type="float" office:value="8">
            <text:p>8</text:p>
          </table:table-cell>
          <table:table-cell table:formula="of:=ROUND((([.B34]-0)/(1-0))*(1-0)+0)" office:value-type="float" office:value="0">
            <text:p>0</text:p>
          </table:table-cell>
          <table:table-cell table:formula="of:=(([.C34]-0)/(1-0))*(100-0)+0" office:value-type="float" office:value="70.3125">
            <text:p>70.3125</text:p>
          </table:table-cell>
          <table:table-cell table:formula="of:=(([.D34]-0)/(1-0))*(100-(-100))+(-100)" office:value-type="float" office:value="9.375">
            <text:p>9.375</text:p>
          </table:table-cell>
          <table:table-cell table:formula="of:=(([.E34]-0)/(1-0))*(10000-0)+0" office:value-type="float" office:value="1406.25">
            <text:p>1406.25</text:p>
          </table:table-cell>
          <table:table-cell/>
        </table:table-row>
        <table:table-row table:style-name="ro1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5]-0)/(1-0))*(145-1)+1)" office:value-type="float" office:value="80">
            <text:p>80</text:p>
          </table:table-cell>
          <table:table-cell table:formula="of:=ROUND((([.B35]-0)/(1-0))*(1-0)+0)" office:value-type="float" office:value="1">
            <text:p>1</text:p>
          </table:table-cell>
          <table:table-cell table:formula="of:=(([.C35]-0)/(1-0))*(100-0)+0" office:value-type="float" office:value="20.3125">
            <text:p>20.3125</text:p>
          </table:table-cell>
          <table:table-cell table:formula="of:=(([.D35]-0)/(1-0))*(100-(-100))+(-100)" office:value-type="float" office:value="-90.625">
            <text:p>-90.625</text:p>
          </table:table-cell>
          <table:table-cell table:formula="of:=(([.E35]-0)/(1-0))*(10000-0)+0" office:value-type="float" office:value="6406.25">
            <text:p>6406.25</text:p>
          </table:table-cell>
          <table:table-cell/>
        </table:table-row>
        <table:table-row table:style-name="ro1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6]-0)/(1-0))*(145-1)+1)" office:value-type="float" office:value="116">
            <text:p>116</text:p>
          </table:table-cell>
          <table:table-cell table:formula="of:=ROUND((([.B36]-0)/(1-0))*(1-0)+0)" office:value-type="float" office:value="0">
            <text:p>0</text:p>
          </table:table-cell>
          <table:table-cell table:formula="of:=(([.C36]-0)/(1-0))*(100-0)+0" office:value-type="float" office:value="95.3125">
            <text:p>95.3125</text:p>
          </table:table-cell>
          <table:table-cell table:formula="of:=(([.D36]-0)/(1-0))*(100-(-100))+(-100)" office:value-type="float" office:value="59.375">
            <text:p>59.375</text:p>
          </table:table-cell>
          <table:table-cell table:formula="of:=(([.E36]-0)/(1-0))*(10000-0)+0" office:value-type="float" office:value="8906.25">
            <text:p>8906.25</text:p>
          </table:table-cell>
          <table:table-cell/>
        </table:table-row>
        <table:table-row table:style-name="ro1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7]-0)/(1-0))*(145-1)+1)" office:value-type="float" office:value="44">
            <text:p>44</text:p>
          </table:table-cell>
          <table:table-cell table:formula="of:=ROUND((([.B37]-0)/(1-0))*(1-0)+0)" office:value-type="float" office:value="1">
            <text:p>1</text:p>
          </table:table-cell>
          <table:table-cell table:formula="of:=(([.C37]-0)/(1-0))*(100-0)+0" office:value-type="float" office:value="45.3125">
            <text:p>45.3125</text:p>
          </table:table-cell>
          <table:table-cell table:formula="of:=(([.D37]-0)/(1-0))*(100-(-100))+(-100)" office:value-type="float" office:value="-40.625">
            <text:p>-40.625</text:p>
          </table:table-cell>
          <table:table-cell table:formula="of:=(([.E37]-0)/(1-0))*(10000-0)+0" office:value-type="float" office:value="3906.25">
            <text:p>3906.25</text:p>
          </table:table-cell>
          <table:table-cell/>
        </table:table-row>
        <table:table-row table:style-name="ro1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38]-0)/(1-0))*(145-1)+1)" office:value-type="float" office:value="62">
            <text:p>62</text:p>
          </table:table-cell>
          <table:table-cell table:formula="of:=ROUND((([.B38]-0)/(1-0))*(1-0)+0)" office:value-type="float" office:value="0">
            <text:p>0</text:p>
          </table:table-cell>
          <table:table-cell table:formula="of:=(([.C38]-0)/(1-0))*(100-0)+0" office:value-type="float" office:value="7.8125">
            <text:p>7.8125</text:p>
          </table:table-cell>
          <table:table-cell table:formula="of:=(([.D38]-0)/(1-0))*(100-(-100))+(-100)" office:value-type="float" office:value="-15.625">
            <text:p>-15.625</text:p>
          </table:table-cell>
          <table:table-cell table:formula="of:=(([.E38]-0)/(1-0))*(10000-0)+0" office:value-type="float" office:value="2656.25">
            <text:p>2656.25</text:p>
          </table:table-cell>
          <table:table-cell/>
        </table:table-row>
        <table:table-row table:style-name="ro1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39]-0)/(1-0))*(145-1)+1)" office:value-type="float" office:value="134">
            <text:p>134</text:p>
          </table:table-cell>
          <table:table-cell table:formula="of:=ROUND((([.B39]-0)/(1-0))*(1-0)+0)" office:value-type="float" office:value="1">
            <text:p>1</text:p>
          </table:table-cell>
          <table:table-cell table:formula="of:=(([.C39]-0)/(1-0))*(100-0)+0" office:value-type="float" office:value="57.8125">
            <text:p>57.8125</text:p>
          </table:table-cell>
          <table:table-cell table:formula="of:=(([.D39]-0)/(1-0))*(100-(-100))+(-100)" office:value-type="float" office:value="84.375">
            <text:p>84.375</text:p>
          </table:table-cell>
          <table:table-cell table:formula="of:=(([.E39]-0)/(1-0))*(10000-0)+0" office:value-type="float" office:value="7656.25">
            <text:p>7656.25</text:p>
          </table:table-cell>
          <table:table-cell/>
        </table:table-row>
        <table:table-row table:style-name="ro1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40]-0)/(1-0))*(145-1)+1)" office:value-type="float" office:value="98">
            <text:p>98</text:p>
          </table:table-cell>
          <table:table-cell table:formula="of:=ROUND((([.B40]-0)/(1-0))*(1-0)+0)" office:value-type="float" office:value="0">
            <text:p>0</text:p>
          </table:table-cell>
          <table:table-cell table:formula="of:=(([.C40]-0)/(1-0))*(100-0)+0" office:value-type="float" office:value="32.8125">
            <text:p>32.8125</text:p>
          </table:table-cell>
          <table:table-cell table:formula="of:=(([.D40]-0)/(1-0))*(100-(-100))+(-100)" office:value-type="float" office:value="-65.625">
            <text:p>-65.625</text:p>
          </table:table-cell>
          <table:table-cell table:formula="of:=(([.E40]-0)/(1-0))*(10000-0)+0" office:value-type="float" office:value="5156.25">
            <text:p>5156.25</text:p>
          </table:table-cell>
          <table:table-cell/>
        </table:table-row>
        <table:table-row table:style-name="ro1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1]-0)/(1-0))*(145-1)+1)" office:value-type="float" office:value="26">
            <text:p>26</text:p>
          </table:table-cell>
          <table:table-cell table:formula="of:=ROUND((([.B41]-0)/(1-0))*(1-0)+0)" office:value-type="float" office:value="1">
            <text:p>1</text:p>
          </table:table-cell>
          <table:table-cell table:formula="of:=(([.C41]-0)/(1-0))*(100-0)+0" office:value-type="float" office:value="82.8125">
            <text:p>82.8125</text:p>
          </table:table-cell>
          <table:table-cell table:formula="of:=(([.D41]-0)/(1-0))*(100-(-100))+(-100)" office:value-type="float" office:value="34.375">
            <text:p>34.375</text:p>
          </table:table-cell>
          <table:table-cell table:formula="of:=(([.E41]-0)/(1-0))*(10000-0)+0" office:value-type="float" office:value="156.25">
            <text:p>156.25</text:p>
          </table:table-cell>
          <table:table-cell/>
        </table:table-row>
        <table:table-row table:style-name="ro1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2]-0)/(1-0))*(145-1)+1)" office:value-type="float" office:value="35">
            <text:p>35</text:p>
          </table:table-cell>
          <table:table-cell table:formula="of:=ROUND((([.B42]-0)/(1-0))*(1-0)+0)" office:value-type="float" office:value="0">
            <text:p>0</text:p>
          </table:table-cell>
          <table:table-cell table:formula="of:=(([.C42]-0)/(1-0))*(100-0)+0" office:value-type="float" office:value="26.5625">
            <text:p>26.5625</text:p>
          </table:table-cell>
          <table:table-cell table:formula="of:=(([.D42]-0)/(1-0))*(100-(-100))+(-100)" office:value-type="float" office:value="96.875">
            <text:p>96.875</text:p>
          </table:table-cell>
          <table:table-cell table:formula="of:=(([.E42]-0)/(1-0))*(10000-0)+0" office:value-type="float" office:value="7031.25">
            <text:p>7031.25</text:p>
          </table:table-cell>
          <table:table-cell/>
        </table:table-row>
        <table:table-row table:style-name="ro1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3]-0)/(1-0))*(145-1)+1)" office:value-type="float" office:value="107">
            <text:p>107</text:p>
          </table:table-cell>
          <table:table-cell table:formula="of:=ROUND((([.B43]-0)/(1-0))*(1-0)+0)" office:value-type="float" office:value="1">
            <text:p>1</text:p>
          </table:table-cell>
          <table:table-cell table:formula="of:=(([.C43]-0)/(1-0))*(100-0)+0" office:value-type="float" office:value="76.5625">
            <text:p>76.5625</text:p>
          </table:table-cell>
          <table:table-cell table:formula="of:=(([.D43]-0)/(1-0))*(100-(-100))+(-100)" office:value-type="float" office:value="-3.125">
            <text:p>-3.125</text:p>
          </table:table-cell>
          <table:table-cell table:formula="of:=(([.E43]-0)/(1-0))*(10000-0)+0" office:value-type="float" office:value="2031.25">
            <text:p>2031.25</text:p>
          </table:table-cell>
          <table:table-cell/>
        </table:table-row>
        <table:table-row table:style-name="ro1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44]-0)/(1-0))*(145-1)+1)" office:value-type="float" office:value="143">
            <text:p>143</text:p>
          </table:table-cell>
          <table:table-cell table:formula="of:=ROUND((([.B44]-0)/(1-0))*(1-0)+0)" office:value-type="float" office:value="0">
            <text:p>0</text:p>
          </table:table-cell>
          <table:table-cell table:formula="of:=(([.C44]-0)/(1-0))*(100-0)+0" office:value-type="float" office:value="1.5625">
            <text:p>1.5625</text:p>
          </table:table-cell>
          <table:table-cell table:formula="of:=(([.D44]-0)/(1-0))*(100-(-100))+(-100)" office:value-type="float" office:value="46.875">
            <text:p>46.875</text:p>
          </table:table-cell>
          <table:table-cell table:formula="of:=(([.E44]-0)/(1-0))*(10000-0)+0" office:value-type="float" office:value="4531.25">
            <text:p>4531.25</text:p>
          </table:table-cell>
          <table:table-cell/>
        </table:table-row>
        <table:table-row table:style-name="ro1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5]-0)/(1-0))*(145-1)+1)" office:value-type="float" office:value="71">
            <text:p>71</text:p>
          </table:table-cell>
          <table:table-cell table:formula="of:=ROUND((([.B45]-0)/(1-0))*(1-0)+0)" office:value-type="float" office:value="1">
            <text:p>1</text:p>
          </table:table-cell>
          <table:table-cell table:formula="of:=(([.C45]-0)/(1-0))*(100-0)+0" office:value-type="float" office:value="51.5625">
            <text:p>51.5625</text:p>
          </table:table-cell>
          <table:table-cell table:formula="of:=(([.D45]-0)/(1-0))*(100-(-100))+(-100)" office:value-type="float" office:value="-53.125">
            <text:p>-53.125</text:p>
          </table:table-cell>
          <table:table-cell table:formula="of:=(([.E45]-0)/(1-0))*(10000-0)+0" office:value-type="float" office:value="9531.25">
            <text:p>9531.25</text:p>
          </table:table-cell>
          <table:table-cell/>
        </table:table-row>
        <table:table-row table:style-name="ro1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6]-0)/(1-0))*(145-1)+1)" office:value-type="float" office:value="53">
            <text:p>53</text:p>
          </table:table-cell>
          <table:table-cell table:formula="of:=ROUND((([.B46]-0)/(1-0))*(1-0)+0)" office:value-type="float" office:value="0">
            <text:p>0</text:p>
          </table:table-cell>
          <table:table-cell table:formula="of:=(([.C46]-0)/(1-0))*(100-0)+0" office:value-type="float" office:value="89.0625">
            <text:p>89.0625</text:p>
          </table:table-cell>
          <table:table-cell table:formula="of:=(([.D46]-0)/(1-0))*(100-(-100))+(-100)" office:value-type="float" office:value="-78.125">
            <text:p>-78.125</text:p>
          </table:table-cell>
          <table:table-cell table:formula="of:=(([.E46]-0)/(1-0))*(10000-0)+0" office:value-type="float" office:value="8281.25">
            <text:p>8281.25</text:p>
          </table:table-cell>
          <table:table-cell/>
        </table:table-row>
        <table:table-row table:style-name="ro1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7]-0)/(1-0))*(145-1)+1)" office:value-type="float" office:value="125">
            <text:p>125</text:p>
          </table:table-cell>
          <table:table-cell table:formula="of:=ROUND((([.B47]-0)/(1-0))*(1-0)+0)" office:value-type="float" office:value="1">
            <text:p>1</text:p>
          </table:table-cell>
          <table:table-cell table:formula="of:=(([.C47]-0)/(1-0))*(100-0)+0" office:value-type="float" office:value="39.0625">
            <text:p>39.0625</text:p>
          </table:table-cell>
          <table:table-cell table:formula="of:=(([.D47]-0)/(1-0))*(100-(-100))+(-100)" office:value-type="float" office:value="21.875">
            <text:p>21.875</text:p>
          </table:table-cell>
          <table:table-cell table:formula="of:=(([.E47]-0)/(1-0))*(10000-0)+0" office:value-type="float" office:value="3281.25">
            <text:p>3281.25</text:p>
          </table:table-cell>
          <table:table-cell/>
        </table:table-row>
        <table:table-row table:style-name="ro1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8]-0)/(1-0))*(145-1)+1)" office:value-type="float" office:value="89">
            <text:p>89</text:p>
          </table:table-cell>
          <table:table-cell table:formula="of:=ROUND((([.B48]-0)/(1-0))*(1-0)+0)" office:value-type="float" office:value="0">
            <text:p>0</text:p>
          </table:table-cell>
          <table:table-cell table:formula="of:=(([.C48]-0)/(1-0))*(100-0)+0" office:value-type="float" office:value="64.0625">
            <text:p>64.0625</text:p>
          </table:table-cell>
          <table:table-cell table:formula="of:=(([.D48]-0)/(1-0))*(100-(-100))+(-100)" office:value-type="float" office:value="-28.125">
            <text:p>-28.125</text:p>
          </table:table-cell>
          <table:table-cell table:formula="of:=(([.E48]-0)/(1-0))*(10000-0)+0" office:value-type="float" office:value="781.25">
            <text:p>781.25</text:p>
          </table:table-cell>
          <table:table-cell/>
        </table:table-row>
        <table:table-row table:style-name="ro1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formula="of:=ROUND((([.A49]-0)/(1-0))*(145-1)+1)" office:value-type="float" office:value="17">
            <text:p>17</text:p>
          </table:table-cell>
          <table:table-cell table:formula="of:=ROUND((([.B49]-0)/(1-0))*(1-0)+0)" office:value-type="float" office:value="1">
            <text:p>1</text:p>
          </table:table-cell>
          <table:table-cell table:formula="of:=(([.C49]-0)/(1-0))*(100-0)+0" office:value-type="float" office:value="14.0625">
            <text:p>14.0625</text:p>
          </table:table-cell>
          <table:table-cell table:formula="of:=(([.D49]-0)/(1-0))*(100-(-100))+(-100)" office:value-type="float" office:value="71.875">
            <text:p>71.875</text:p>
          </table:table-cell>
          <table:table-cell table:formula="of:=(([.E49]-0)/(1-0))*(10000-0)+0" office:value-type="float" office:value="5781.25">
            <text:p>5781.25</text:p>
          </table:table-cell>
          <table:table-cell/>
        </table:table-row>
        <table:table-row table:style-name="ro1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formula="of:=ROUND((([.A50]-0)/(1-0))*(145-1)+1)" office:value-type="float" office:value="12">
            <text:p>12</text:p>
          </table:table-cell>
          <table:table-cell table:formula="of:=ROUND((([.B50]-0)/(1-0))*(1-0)+0)" office:value-type="float" office:value="0">
            <text:p>0</text:p>
          </table:table-cell>
          <table:table-cell table:formula="of:=(([.C50]-0)/(1-0))*(100-0)+0" office:value-type="float" office:value="79.6875">
            <text:p>79.6875</text:p>
          </table:table-cell>
          <table:table-cell table:formula="of:=(([.D50]-0)/(1-0))*(100-(-100))+(-100)" office:value-type="float" office:value="-71.875">
            <text:p>-71.875</text:p>
          </table:table-cell>
          <table:table-cell table:formula="of:=(([.E50]-0)/(1-0))*(10000-0)+0" office:value-type="float" office:value="4218.75">
            <text:p>4218.75</text:p>
          </table:table-cell>
          <table:table-cell/>
        </table:table-row>
        <table:table-row table:style-name="ro1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formula="of:=ROUND((([.A51]-0)/(1-0))*(145-1)+1)" office:value-type="float" office:value="84">
            <text:p>84</text:p>
          </table:table-cell>
          <table:table-cell table:formula="of:=ROUND((([.B51]-0)/(1-0))*(1-0)+0)" office:value-type="float" office:value="1">
            <text:p>1</text:p>
          </table:table-cell>
          <table:table-cell table:formula="of:=(([.C51]-0)/(1-0))*(100-0)+0" office:value-type="float" office:value="29.6875">
            <text:p>29.6875</text:p>
          </table:table-cell>
          <table:table-cell table:formula="of:=(([.D51]-0)/(1-0))*(100-(-100))+(-100)" office:value-type="float" office:value="28.125">
            <text:p>28.125</text:p>
          </table:table-cell>
          <table:table-cell table:formula="of:=(([.E51]-0)/(1-0))*(10000-0)+0" office:value-type="float" office:value="9218.75">
            <text:p>9218.75</text:p>
          </table:table-cell>
          <table:table-cell/>
        </table:table-row>
        <table:table-row table:style-name="ro1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formula="of:=ROUND((([.A52]-0)/(1-0))*(145-1)+1)" office:value-type="float" office:value="120">
            <text:p>120</text:p>
          </table:table-cell>
          <table:table-cell table:formula="of:=ROUND((([.B52]-0)/(1-0))*(1-0)+0)" office:value-type="float" office:value="0">
            <text:p>0</text:p>
          </table:table-cell>
          <table:table-cell table:formula="of:=(([.C52]-0)/(1-0))*(100-0)+0" office:value-type="float" office:value="54.6875">
            <text:p>54.6875</text:p>
          </table:table-cell>
          <table:table-cell table:formula="of:=(([.D52]-0)/(1-0))*(100-(-100))+(-100)" office:value-type="float" office:value="-21.875">
            <text:p>-21.875</text:p>
          </table:table-cell>
          <table:table-cell table:formula="of:=(([.E52]-0)/(1-0))*(10000-0)+0" office:value-type="float" office:value="6718.75">
            <text:p>6718.75</text:p>
          </table:table-cell>
          <table:table-cell/>
        </table:table-row>
        <table:table-row table:style-name="ro1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formula="of:=ROUND((([.A53]-0)/(1-0))*(145-1)+1)" office:value-type="float" office:value="48">
            <text:p>48</text:p>
          </table:table-cell>
          <table:table-cell table:formula="of:=ROUND((([.B53]-0)/(1-0))*(1-0)+0)" office:value-type="float" office:value="1">
            <text:p>1</text:p>
          </table:table-cell>
          <table:table-cell table:formula="of:=(([.C53]-0)/(1-0))*(100-0)+0" office:value-type="float" office:value="4.6875">
            <text:p>4.6875</text:p>
          </table:table-cell>
          <table:table-cell table:formula="of:=(([.D53]-0)/(1-0))*(100-(-100))+(-100)" office:value-type="float" office:value="78.125">
            <text:p>78.125</text:p>
          </table:table-cell>
          <table:table-cell table:formula="of:=(([.E53]-0)/(1-0))*(10000-0)+0" office:value-type="float" office:value="1718.75">
            <text:p>1718.75</text:p>
          </table:table-cell>
          <table:table-cell/>
        </table:table-row>
        <table:table-row table:style-name="ro1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formula="of:=ROUND((([.A54]-0)/(1-0))*(145-1)+1)" office:value-type="float" office:value="66">
            <text:p>66</text:p>
          </table:table-cell>
          <table:table-cell table:formula="of:=ROUND((([.B54]-0)/(1-0))*(1-0)+0)" office:value-type="float" office:value="0">
            <text:p>0</text:p>
          </table:table-cell>
          <table:table-cell table:formula="of:=(([.C54]-0)/(1-0))*(100-0)+0" office:value-type="float" office:value="42.1875">
            <text:p>42.1875</text:p>
          </table:table-cell>
          <table:table-cell table:formula="of:=(([.D54]-0)/(1-0))*(100-(-100))+(-100)" office:value-type="float" office:value="53.125">
            <text:p>53.125</text:p>
          </table:table-cell>
          <table:table-cell table:formula="of:=(([.E54]-0)/(1-0))*(10000-0)+0" office:value-type="float" office:value="468.75">
            <text:p>468.75</text:p>
          </table:table-cell>
          <table:table-cell/>
        </table:table-row>
        <table:table-row table:style-name="ro1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formula="of:=ROUND((([.A55]-0)/(1-0))*(145-1)+1)" office:value-type="float" office:value="138">
            <text:p>138</text:p>
          </table:table-cell>
          <table:table-cell table:formula="of:=ROUND((([.B55]-0)/(1-0))*(1-0)+0)" office:value-type="float" office:value="1">
            <text:p>1</text:p>
          </table:table-cell>
          <table:table-cell table:formula="of:=(([.C55]-0)/(1-0))*(100-0)+0" office:value-type="float" office:value="92.1875">
            <text:p>92.1875</text:p>
          </table:table-cell>
          <table:table-cell table:formula="of:=(([.D55]-0)/(1-0))*(100-(-100))+(-100)" office:value-type="float" office:value="-46.875">
            <text:p>-46.875</text:p>
          </table:table-cell>
          <table:table-cell table:formula="of:=(([.E55]-0)/(1-0))*(10000-0)+0" office:value-type="float" office:value="5468.75">
            <text:p>5468.75</text:p>
          </table:table-cell>
          <table:table-cell/>
        </table:table-row>
        <table:table-row table:style-name="ro1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formula="of:=ROUND((([.A56]-0)/(1-0))*(145-1)+1)" office:value-type="float" office:value="102">
            <text:p>102</text:p>
          </table:table-cell>
          <table:table-cell table:formula="of:=ROUND((([.B56]-0)/(1-0))*(1-0)+0)" office:value-type="float" office:value="0">
            <text:p>0</text:p>
          </table:table-cell>
          <table:table-cell table:formula="of:=(([.C56]-0)/(1-0))*(100-0)+0" office:value-type="float" office:value="17.1875">
            <text:p>17.1875</text:p>
          </table:table-cell>
          <table:table-cell table:formula="of:=(([.D56]-0)/(1-0))*(100-(-100))+(-100)" office:value-type="float" office:value="3.125">
            <text:p>3.125</text:p>
          </table:table-cell>
          <table:table-cell table:formula="of:=(([.E56]-0)/(1-0))*(10000-0)+0" office:value-type="float" office:value="7968.75">
            <text:p>7968.75</text:p>
          </table:table-cell>
          <table:table-cell/>
        </table:table-row>
        <table:table-row table:style-name="ro1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formula="of:=ROUND((([.A57]-0)/(1-0))*(145-1)+1)" office:value-type="float" office:value="30">
            <text:p>30</text:p>
          </table:table-cell>
          <table:table-cell table:formula="of:=ROUND((([.B57]-0)/(1-0))*(1-0)+0)" office:value-type="float" office:value="1">
            <text:p>1</text:p>
          </table:table-cell>
          <table:table-cell table:formula="of:=(([.C57]-0)/(1-0))*(100-0)+0" office:value-type="float" office:value="67.1875">
            <text:p>67.1875</text:p>
          </table:table-cell>
          <table:table-cell table:formula="of:=(([.D57]-0)/(1-0))*(100-(-100))+(-100)" office:value-type="float" office:value="-96.875">
            <text:p>-96.875</text:p>
          </table:table-cell>
          <table:table-cell table:formula="of:=(([.E57]-0)/(1-0))*(10000-0)+0" office:value-type="float" office:value="2968.75">
            <text:p>2968.75</text:p>
          </table:table-cell>
          <table:table-cell/>
        </table:table-row>
        <table:table-row table:style-name="ro1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formula="of:=ROUND((([.A58]-0)/(1-0))*(145-1)+1)" office:value-type="float" office:value="21">
            <text:p>21</text:p>
          </table:table-cell>
          <table:table-cell table:formula="of:=ROUND((([.B58]-0)/(1-0))*(1-0)+0)" office:value-type="float" office:value="0">
            <text:p>0</text:p>
          </table:table-cell>
          <table:table-cell table:formula="of:=(([.C58]-0)/(1-0))*(100-0)+0" office:value-type="float" office:value="23.4375">
            <text:p>23.4375</text:p>
          </table:table-cell>
          <table:table-cell table:formula="of:=(([.D58]-0)/(1-0))*(100-(-100))+(-100)" office:value-type="float" office:value="-34.375">
            <text:p>-34.375</text:p>
          </table:table-cell>
          <table:table-cell table:formula="of:=(([.E58]-0)/(1-0))*(10000-0)+0" office:value-type="float" office:value="9843.75">
            <text:p>9843.75</text:p>
          </table:table-cell>
          <table:table-cell/>
        </table:table-row>
        <table:table-row table:style-name="ro1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formula="of:=ROUND((([.A59]-0)/(1-0))*(145-1)+1)" office:value-type="float" office:value="93">
            <text:p>93</text:p>
          </table:table-cell>
          <table:table-cell table:formula="of:=ROUND((([.B59]-0)/(1-0))*(1-0)+0)" office:value-type="float" office:value="1">
            <text:p>1</text:p>
          </table:table-cell>
          <table:table-cell table:formula="of:=(([.C59]-0)/(1-0))*(100-0)+0" office:value-type="float" office:value="73.4375">
            <text:p>73.4375</text:p>
          </table:table-cell>
          <table:table-cell table:formula="of:=(([.D59]-0)/(1-0))*(100-(-100))+(-100)" office:value-type="float" office:value="65.625">
            <text:p>65.625</text:p>
          </table:table-cell>
          <table:table-cell table:formula="of:=(([.E59]-0)/(1-0))*(10000-0)+0" office:value-type="float" office:value="4843.75">
            <text:p>4843.75</text:p>
          </table:table-cell>
          <table:table-cell/>
        </table:table-row>
        <table:table-row table:style-name="ro1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formula="of:=ROUND((([.A60]-0)/(1-0))*(145-1)+1)" office:value-type="float" office:value="129">
            <text:p>129</text:p>
          </table:table-cell>
          <table:table-cell table:formula="of:=ROUND((([.B60]-0)/(1-0))*(1-0)+0)" office:value-type="float" office:value="0">
            <text:p>0</text:p>
          </table:table-cell>
          <table:table-cell table:formula="of:=(([.C60]-0)/(1-0))*(100-0)+0" office:value-type="float" office:value="48.4375">
            <text:p>48.4375</text:p>
          </table:table-cell>
          <table:table-cell table:formula="of:=(([.D60]-0)/(1-0))*(100-(-100))+(-100)" office:value-type="float" office:value="-84.375">
            <text:p>-84.375</text:p>
          </table:table-cell>
          <table:table-cell table:formula="of:=(([.E60]-0)/(1-0))*(10000-0)+0" office:value-type="float" office:value="2343.75">
            <text:p>2343.75</text:p>
          </table:table-cell>
          <table:table-cell/>
        </table:table-row>
        <table:table-row table:style-name="ro1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formula="of:=ROUND((([.A61]-0)/(1-0))*(145-1)+1)" office:value-type="float" office:value="57">
            <text:p>57</text:p>
          </table:table-cell>
          <table:table-cell table:formula="of:=ROUND((([.B61]-0)/(1-0))*(1-0)+0)" office:value-type="float" office:value="1">
            <text:p>1</text:p>
          </table:table-cell>
          <table:table-cell table:formula="of:=(([.C61]-0)/(1-0))*(100-0)+0" office:value-type="float" office:value="98.4375">
            <text:p>98.4375</text:p>
          </table:table-cell>
          <table:table-cell table:formula="of:=(([.D61]-0)/(1-0))*(100-(-100))+(-100)" office:value-type="float" office:value="15.625">
            <text:p>15.625</text:p>
          </table:table-cell>
          <table:table-cell table:formula="of:=(([.E61]-0)/(1-0))*(10000-0)+0" office:value-type="float" office:value="7343.75">
            <text:p>7343.75</text:p>
          </table:table-cell>
          <table:table-cell/>
        </table:table-row>
        <table:table-row table:style-name="ro1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formula="of:=ROUND((([.A62]-0)/(1-0))*(145-1)+1)" office:value-type="float" office:value="39">
            <text:p>39</text:p>
          </table:table-cell>
          <table:table-cell table:formula="of:=ROUND((([.B62]-0)/(1-0))*(1-0)+0)" office:value-type="float" office:value="0">
            <text:p>0</text:p>
          </table:table-cell>
          <table:table-cell table:formula="of:=(([.C62]-0)/(1-0))*(100-0)+0" office:value-type="float" office:value="60.9375">
            <text:p>60.9375</text:p>
          </table:table-cell>
          <table:table-cell table:formula="of:=(([.D62]-0)/(1-0))*(100-(-100))+(-100)" office:value-type="float" office:value="40.625">
            <text:p>40.625</text:p>
          </table:table-cell>
          <table:table-cell table:formula="of:=(([.E62]-0)/(1-0))*(10000-0)+0" office:value-type="float" office:value="6093.75">
            <text:p>6093.75</text:p>
          </table:table-cell>
          <table:table-cell/>
        </table:table-row>
        <table:table-row table:style-name="ro1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formula="of:=ROUND((([.A63]-0)/(1-0))*(145-1)+1)" office:value-type="float" office:value="111">
            <text:p>111</text:p>
          </table:table-cell>
          <table:table-cell table:formula="of:=ROUND((([.B63]-0)/(1-0))*(1-0)+0)" office:value-type="float" office:value="1">
            <text:p>1</text:p>
          </table:table-cell>
          <table:table-cell table:formula="of:=(([.C63]-0)/(1-0))*(100-0)+0" office:value-type="float" office:value="10.9375">
            <text:p>10.9375</text:p>
          </table:table-cell>
          <table:table-cell table:formula="of:=(([.D63]-0)/(1-0))*(100-(-100))+(-100)" office:value-type="float" office:value="-59.375">
            <text:p>-59.375</text:p>
          </table:table-cell>
          <table:table-cell table:formula="of:=(([.E63]-0)/(1-0))*(10000-0)+0" office:value-type="float" office:value="1093.75">
            <text:p>1093.75</text:p>
          </table:table-cell>
          <table:table-cell/>
        </table:table-row>
        <table:table-row table:style-name="ro1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formula="of:=ROUND((([.A64]-0)/(1-0))*(145-1)+1)" office:value-type="float" office:value="75">
            <text:p>75</text:p>
          </table:table-cell>
          <table:table-cell table:formula="of:=ROUND((([.B64]-0)/(1-0))*(1-0)+0)" office:value-type="float" office:value="0">
            <text:p>0</text:p>
          </table:table-cell>
          <table:table-cell table:formula="of:=(([.C64]-0)/(1-0))*(100-0)+0" office:value-type="float" office:value="85.9375">
            <text:p>85.9375</text:p>
          </table:table-cell>
          <table:table-cell table:formula="of:=(([.D64]-0)/(1-0))*(100-(-100))+(-100)" office:value-type="float" office:value="90.625">
            <text:p>90.625</text:p>
          </table:table-cell>
          <table:table-cell table:formula="of:=(([.E64]-0)/(1-0))*(10000-0)+0" office:value-type="float" office:value="3593.75">
            <text:p>3593.75</text:p>
          </table:table-cell>
          <table:table-cell/>
        </table:table-row>
        <table:table-row table:style-name="ro1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formula="of:=ROUND((([.A65]-0)/(1-0))*(145-1)+1)" office:value-type="float" office:value="3">
            <text:p>3</text:p>
          </table:table-cell>
          <table:table-cell table:formula="of:=ROUND((([.B65]-0)/(1-0))*(1-0)+0)" office:value-type="float" office:value="1">
            <text:p>1</text:p>
          </table:table-cell>
          <table:table-cell table:formula="of:=(([.C65]-0)/(1-0))*(100-0)+0" office:value-type="float" office:value="35.9375">
            <text:p>35.9375</text:p>
          </table:table-cell>
          <table:table-cell table:formula="of:=(([.D65]-0)/(1-0))*(100-(-100))+(-100)" office:value-type="float" office:value="-9.375">
            <text:p>-9.375</text:p>
          </table:table-cell>
          <table:table-cell table:formula="of:=(([.E65]-0)/(1-0))*(10000-0)+0" office:value-type="float" office:value="8593.75">
            <text:p>8593.75</text:p>
          </table:table-cell>
          <table:table-cell/>
        </table:table-row>
        <table:table-row table:style-name="ro1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formula="of:=ROUND((([.A66]-0)/(1-0))*(145-1)+1)" office:value-type="float" office:value="4">
            <text:p>4</text:p>
          </table:table-cell>
          <table:table-cell table:formula="of:=ROUND((([.B66]-0)/(1-0))*(1-0)+0)" office:value-type="float" office:value="0">
            <text:p>0</text:p>
          </table:table-cell>
          <table:table-cell table:formula="of:=(([.C66]-0)/(1-0))*(100-0)+0" office:value-type="float" office:value="82.03125">
            <text:p>82.03125</text:p>
          </table:table-cell>
          <table:table-cell table:formula="of:=(([.D66]-0)/(1-0))*(100-(-100))+(-100)" office:value-type="float" office:value="67.1875">
            <text:p>67.1875</text:p>
          </table:table-cell>
          <table:table-cell table:formula="of:=(([.E66]-0)/(1-0))*(10000-0)+0" office:value-type="float" office:value="6484.375">
            <text:p>6484.375</text:p>
          </table:table-cell>
          <table:table-cell/>
        </table:table-row>
        <table:table-row table:style-name="ro1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formula="of:=ROUND((([.A67]-0)/(1-0))*(145-1)+1)" office:value-type="float" office:value="76">
            <text:p>76</text:p>
          </table:table-cell>
          <table:table-cell table:formula="of:=ROUND((([.B67]-0)/(1-0))*(1-0)+0)" office:value-type="float" office:value="1">
            <text:p>1</text:p>
          </table:table-cell>
          <table:table-cell table:formula="of:=(([.C67]-0)/(1-0))*(100-0)+0" office:value-type="float" office:value="32.03125">
            <text:p>32.03125</text:p>
          </table:table-cell>
          <table:table-cell table:formula="of:=(([.D67]-0)/(1-0))*(100-(-100))+(-100)" office:value-type="float" office:value="-32.8125">
            <text:p>-32.8125</text:p>
          </table:table-cell>
          <table:table-cell table:formula="of:=(([.E67]-0)/(1-0))*(10000-0)+0" office:value-type="float" office:value="1484.375">
            <text:p>1484.375</text:p>
          </table:table-cell>
          <table:table-cell/>
        </table:table-row>
        <table:table-row table:style-name="ro1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formula="of:=ROUND((([.A68]-0)/(1-0))*(145-1)+1)" office:value-type="float" office:value="112">
            <text:p>112</text:p>
          </table:table-cell>
          <table:table-cell table:formula="of:=ROUND((([.B68]-0)/(1-0))*(1-0)+0)" office:value-type="float" office:value="0">
            <text:p>0</text:p>
          </table:table-cell>
          <table:table-cell table:formula="of:=(([.C68]-0)/(1-0))*(100-0)+0" office:value-type="float" office:value="57.03125">
            <text:p>57.03125</text:p>
          </table:table-cell>
          <table:table-cell table:formula="of:=(([.D68]-0)/(1-0))*(100-(-100))+(-100)" office:value-type="float" office:value="17.1875">
            <text:p>17.1875</text:p>
          </table:table-cell>
          <table:table-cell table:formula="of:=(([.E68]-0)/(1-0))*(10000-0)+0" office:value-type="float" office:value="3984.375">
            <text:p>3984.375</text:p>
          </table:table-cell>
          <table:table-cell/>
        </table:table-row>
        <table:table-row table:style-name="ro1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formula="of:=ROUND((([.A69]-0)/(1-0))*(145-1)+1)" office:value-type="float" office:value="40">
            <text:p>40</text:p>
          </table:table-cell>
          <table:table-cell table:formula="of:=ROUND((([.B69]-0)/(1-0))*(1-0)+0)" office:value-type="float" office:value="1">
            <text:p>1</text:p>
          </table:table-cell>
          <table:table-cell table:formula="of:=(([.C69]-0)/(1-0))*(100-0)+0" office:value-type="float" office:value="7.03125">
            <text:p>7.03125</text:p>
          </table:table-cell>
          <table:table-cell table:formula="of:=(([.D69]-0)/(1-0))*(100-(-100))+(-100)" office:value-type="float" office:value="-82.8125">
            <text:p>-82.8125</text:p>
          </table:table-cell>
          <table:table-cell table:formula="of:=(([.E69]-0)/(1-0))*(10000-0)+0" office:value-type="float" office:value="8984.375">
            <text:p>8984.375</text:p>
          </table:table-cell>
          <table:table-cell/>
        </table:table-row>
        <table:table-row table:style-name="ro1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formula="of:=ROUND((([.A70]-0)/(1-0))*(145-1)+1)" office:value-type="float" office:value="58">
            <text:p>58</text:p>
          </table:table-cell>
          <table:table-cell table:formula="of:=ROUND((([.B70]-0)/(1-0))*(1-0)+0)" office:value-type="float" office:value="0">
            <text:p>0</text:p>
          </table:table-cell>
          <table:table-cell table:formula="of:=(([.C70]-0)/(1-0))*(100-0)+0" office:value-type="float" office:value="44.53125">
            <text:p>44.53125</text:p>
          </table:table-cell>
          <table:table-cell table:formula="of:=(([.D70]-0)/(1-0))*(100-(-100))+(-100)" office:value-type="float" office:value="-57.8125">
            <text:p>-57.8125</text:p>
          </table:table-cell>
          <table:table-cell table:formula="of:=(([.E70]-0)/(1-0))*(10000-0)+0" office:value-type="float" office:value="7734.375">
            <text:p>7734.375</text:p>
          </table:table-cell>
          <table:table-cell/>
        </table:table-row>
        <table:table-row table:style-name="ro1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formula="of:=ROUND((([.A71]-0)/(1-0))*(145-1)+1)" office:value-type="float" office:value="130">
            <text:p>130</text:p>
          </table:table-cell>
          <table:table-cell table:formula="of:=ROUND((([.B71]-0)/(1-0))*(1-0)+0)" office:value-type="float" office:value="1">
            <text:p>1</text:p>
          </table:table-cell>
          <table:table-cell table:formula="of:=(([.C71]-0)/(1-0))*(100-0)+0" office:value-type="float" office:value="94.53125">
            <text:p>94.53125</text:p>
          </table:table-cell>
          <table:table-cell table:formula="of:=(([.D71]-0)/(1-0))*(100-(-100))+(-100)" office:value-type="float" office:value="42.1875">
            <text:p>42.1875</text:p>
          </table:table-cell>
          <table:table-cell table:formula="of:=(([.E71]-0)/(1-0))*(10000-0)+0" office:value-type="float" office:value="2734.375">
            <text:p>2734.375</text:p>
          </table:table-cell>
          <table:table-cell/>
        </table:table-row>
        <table:table-row table:style-name="ro1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formula="of:=ROUND((([.A72]-0)/(1-0))*(145-1)+1)" office:value-type="float" office:value="94">
            <text:p>94</text:p>
          </table:table-cell>
          <table:table-cell table:formula="of:=ROUND((([.B72]-0)/(1-0))*(1-0)+0)" office:value-type="float" office:value="0">
            <text:p>0</text:p>
          </table:table-cell>
          <table:table-cell table:formula="of:=(([.C72]-0)/(1-0))*(100-0)+0" office:value-type="float" office:value="19.53125">
            <text:p>19.53125</text:p>
          </table:table-cell>
          <table:table-cell table:formula="of:=(([.D72]-0)/(1-0))*(100-(-100))+(-100)" office:value-type="float" office:value="-7.8125">
            <text:p>-7.8125</text:p>
          </table:table-cell>
          <table:table-cell table:formula="of:=(([.E72]-0)/(1-0))*(10000-0)+0" office:value-type="float" office:value="234.375">
            <text:p>234.375</text:p>
          </table:table-cell>
          <table:table-cell/>
        </table:table-row>
        <table:table-row table:style-name="ro1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formula="of:=ROUND((([.A73]-0)/(1-0))*(145-1)+1)" office:value-type="float" office:value="22">
            <text:p>22</text:p>
          </table:table-cell>
          <table:table-cell table:formula="of:=ROUND((([.B73]-0)/(1-0))*(1-0)+0)" office:value-type="float" office:value="1">
            <text:p>1</text:p>
          </table:table-cell>
          <table:table-cell table:formula="of:=(([.C73]-0)/(1-0))*(100-0)+0" office:value-type="float" office:value="69.53125">
            <text:p>69.53125</text:p>
          </table:table-cell>
          <table:table-cell table:formula="of:=(([.D73]-0)/(1-0))*(100-(-100))+(-100)" office:value-type="float" office:value="92.1875">
            <text:p>92.1875</text:p>
          </table:table-cell>
          <table:table-cell table:formula="of:=(([.E73]-0)/(1-0))*(10000-0)+0" office:value-type="float" office:value="5234.375">
            <text:p>5234.375</text:p>
          </table:table-cell>
          <table:table-cell/>
        </table:table-row>
        <table:table-row table:style-name="ro1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formula="of:=ROUND((([.A74]-0)/(1-0))*(145-1)+1)" office:value-type="float" office:value="31">
            <text:p>31</text:p>
          </table:table-cell>
          <table:table-cell table:formula="of:=ROUND((([.B74]-0)/(1-0))*(1-0)+0)" office:value-type="float" office:value="0">
            <text:p>0</text:p>
          </table:table-cell>
          <table:table-cell table:formula="of:=(([.C74]-0)/(1-0))*(100-0)+0" office:value-type="float" office:value="13.28125">
            <text:p>13.28125</text:p>
          </table:table-cell>
          <table:table-cell table:formula="of:=(([.D74]-0)/(1-0))*(100-(-100))+(-100)" office:value-type="float" office:value="29.6875">
            <text:p>29.6875</text:p>
          </table:table-cell>
          <table:table-cell table:formula="of:=(([.E74]-0)/(1-0))*(10000-0)+0" office:value-type="float" office:value="2109.375">
            <text:p>2109.375</text:p>
          </table:table-cell>
          <table:table-cell/>
        </table:table-row>
        <table:table-row table:style-name="ro1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formula="of:=ROUND((([.A75]-0)/(1-0))*(145-1)+1)" office:value-type="float" office:value="103">
            <text:p>103</text:p>
          </table:table-cell>
          <table:table-cell table:formula="of:=ROUND((([.B75]-0)/(1-0))*(1-0)+0)" office:value-type="float" office:value="1">
            <text:p>1</text:p>
          </table:table-cell>
          <table:table-cell table:formula="of:=(([.C75]-0)/(1-0))*(100-0)+0" office:value-type="float" office:value="63.28125">
            <text:p>63.28125</text:p>
          </table:table-cell>
          <table:table-cell table:formula="of:=(([.D75]-0)/(1-0))*(100-(-100))+(-100)" office:value-type="float" office:value="-70.3125">
            <text:p>-70.3125</text:p>
          </table:table-cell>
          <table:table-cell table:formula="of:=(([.E75]-0)/(1-0))*(10000-0)+0" office:value-type="float" office:value="7109.375">
            <text:p>7109.375</text:p>
          </table:table-cell>
          <table:table-cell/>
        </table:table-row>
        <table:table-row table:style-name="ro1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formula="of:=ROUND((([.A76]-0)/(1-0))*(145-1)+1)" office:value-type="float" office:value="139">
            <text:p>139</text:p>
          </table:table-cell>
          <table:table-cell table:formula="of:=ROUND((([.B76]-0)/(1-0))*(1-0)+0)" office:value-type="float" office:value="0">
            <text:p>0</text:p>
          </table:table-cell>
          <table:table-cell table:formula="of:=(([.C76]-0)/(1-0))*(100-0)+0" office:value-type="float" office:value="38.28125">
            <text:p>38.28125</text:p>
          </table:table-cell>
          <table:table-cell table:formula="of:=(([.D76]-0)/(1-0))*(100-(-100))+(-100)" office:value-type="float" office:value="79.6875">
            <text:p>79.6875</text:p>
          </table:table-cell>
          <table:table-cell table:formula="of:=(([.E76]-0)/(1-0))*(10000-0)+0" office:value-type="float" office:value="9609.375">
            <text:p>9609.375</text:p>
          </table:table-cell>
          <table:table-cell/>
        </table:table-row>
        <table:table-row table:style-name="ro1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formula="of:=ROUND((([.A77]-0)/(1-0))*(145-1)+1)" office:value-type="float" office:value="67">
            <text:p>67</text:p>
          </table:table-cell>
          <table:table-cell table:formula="of:=ROUND((([.B77]-0)/(1-0))*(1-0)+0)" office:value-type="float" office:value="1">
            <text:p>1</text:p>
          </table:table-cell>
          <table:table-cell table:formula="of:=(([.C77]-0)/(1-0))*(100-0)+0" office:value-type="float" office:value="88.28125">
            <text:p>88.28125</text:p>
          </table:table-cell>
          <table:table-cell table:formula="of:=(([.D77]-0)/(1-0))*(100-(-100))+(-100)" office:value-type="float" office:value="-20.3125">
            <text:p>-20.3125</text:p>
          </table:table-cell>
          <table:table-cell table:formula="of:=(([.E77]-0)/(1-0))*(10000-0)+0" office:value-type="float" office:value="4609.375">
            <text:p>4609.375</text:p>
          </table:table-cell>
          <table:table-cell/>
        </table:table-row>
        <table:table-row table:style-name="ro1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formula="of:=ROUND((([.A78]-0)/(1-0))*(145-1)+1)" office:value-type="float" office:value="49">
            <text:p>49</text:p>
          </table:table-cell>
          <table:table-cell table:formula="of:=ROUND((([.B78]-0)/(1-0))*(1-0)+0)" office:value-type="float" office:value="0">
            <text:p>0</text:p>
          </table:table-cell>
          <table:table-cell table:formula="of:=(([.C78]-0)/(1-0))*(100-0)+0" office:value-type="float" office:value="50.78125">
            <text:p>50.78125</text:p>
          </table:table-cell>
          <table:table-cell table:formula="of:=(([.D78]-0)/(1-0))*(100-(-100))+(-100)" office:value-type="float" office:value="-45.3125">
            <text:p>-45.3125</text:p>
          </table:table-cell>
          <table:table-cell table:formula="of:=(([.E78]-0)/(1-0))*(10000-0)+0" office:value-type="float" office:value="3359.375">
            <text:p>3359.375</text:p>
          </table:table-cell>
          <table:table-cell/>
        </table:table-row>
        <table:table-row table:style-name="ro1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formula="of:=ROUND((([.A79]-0)/(1-0))*(145-1)+1)" office:value-type="float" office:value="121">
            <text:p>121</text:p>
          </table:table-cell>
          <table:table-cell table:formula="of:=ROUND((([.B79]-0)/(1-0))*(1-0)+0)" office:value-type="float" office:value="1">
            <text:p>1</text:p>
          </table:table-cell>
          <table:table-cell table:formula="of:=(([.C79]-0)/(1-0))*(100-0)+0" office:value-type="float" office:value="0.78125">
            <text:p>0.78125</text:p>
          </table:table-cell>
          <table:table-cell table:formula="of:=(([.D79]-0)/(1-0))*(100-(-100))+(-100)" office:value-type="float" office:value="54.6875">
            <text:p>54.6875</text:p>
          </table:table-cell>
          <table:table-cell table:formula="of:=(([.E79]-0)/(1-0))*(10000-0)+0" office:value-type="float" office:value="8359.375">
            <text:p>8359.375</text:p>
          </table:table-cell>
          <table:table-cell/>
        </table:table-row>
        <table:table-row table:style-name="ro1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formula="of:=ROUND((([.A80]-0)/(1-0))*(145-1)+1)" office:value-type="float" office:value="85">
            <text:p>85</text:p>
          </table:table-cell>
          <table:table-cell table:formula="of:=ROUND((([.B80]-0)/(1-0))*(1-0)+0)" office:value-type="float" office:value="0">
            <text:p>0</text:p>
          </table:table-cell>
          <table:table-cell table:formula="of:=(([.C80]-0)/(1-0))*(100-0)+0" office:value-type="float" office:value="75.78125">
            <text:p>75.78125</text:p>
          </table:table-cell>
          <table:table-cell table:formula="of:=(([.D80]-0)/(1-0))*(100-(-100))+(-100)" office:value-type="float" office:value="-95.3125">
            <text:p>-95.3125</text:p>
          </table:table-cell>
          <table:table-cell table:formula="of:=(([.E80]-0)/(1-0))*(10000-0)+0" office:value-type="float" office:value="5859.375">
            <text:p>5859.375</text:p>
          </table:table-cell>
          <table:table-cell/>
        </table:table-row>
        <table:table-row table:style-name="ro1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formula="of:=ROUND((([.A81]-0)/(1-0))*(145-1)+1)" office:value-type="float" office:value="13">
            <text:p>13</text:p>
          </table:table-cell>
          <table:table-cell table:formula="of:=ROUND((([.B81]-0)/(1-0))*(1-0)+0)" office:value-type="float" office:value="1">
            <text:p>1</text:p>
          </table:table-cell>
          <table:table-cell table:formula="of:=(([.C81]-0)/(1-0))*(100-0)+0" office:value-type="float" office:value="25.78125">
            <text:p>25.78125</text:p>
          </table:table-cell>
          <table:table-cell table:formula="of:=(([.D81]-0)/(1-0))*(100-(-100))+(-100)" office:value-type="float" office:value="4.6875">
            <text:p>4.6875</text:p>
          </table:table-cell>
          <table:table-cell table:formula="of:=(([.E81]-0)/(1-0))*(10000-0)+0" office:value-type="float" office:value="859.375">
            <text:p>859.375</text:p>
          </table:table-cell>
          <table:table-cell/>
        </table:table-row>
        <table:table-row table:style-name="ro1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formula="of:=ROUND((([.A82]-0)/(1-0))*(145-1)+1)" office:value-type="float" office:value="18">
            <text:p>18</text:p>
          </table:table-cell>
          <table:table-cell table:formula="of:=ROUND((([.B82]-0)/(1-0))*(1-0)+0)" office:value-type="float" office:value="0">
            <text:p>0</text:p>
          </table:table-cell>
          <table:table-cell table:formula="of:=(([.C82]-0)/(1-0))*(100-0)+0" office:value-type="float" office:value="66.40625">
            <text:p>66.40625</text:p>
          </table:table-cell>
          <table:table-cell table:formula="of:=(([.D82]-0)/(1-0))*(100-(-100))+(-100)" office:value-type="float" office:value="-1.5625">
            <text:p>-1.5625</text:p>
          </table:table-cell>
          <table:table-cell table:formula="of:=(([.E82]-0)/(1-0))*(10000-0)+0" office:value-type="float" office:value="9296.875">
            <text:p>9296.875</text:p>
          </table:table-cell>
          <table:table-cell/>
        </table:table-row>
        <table:table-row table:style-name="ro1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formula="of:=ROUND((([.A83]-0)/(1-0))*(145-1)+1)" office:value-type="float" office:value="90">
            <text:p>90</text:p>
          </table:table-cell>
          <table:table-cell table:formula="of:=ROUND((([.B83]-0)/(1-0))*(1-0)+0)" office:value-type="float" office:value="1">
            <text:p>1</text:p>
          </table:table-cell>
          <table:table-cell table:formula="of:=(([.C83]-0)/(1-0))*(100-0)+0" office:value-type="float" office:value="16.40625">
            <text:p>16.40625</text:p>
          </table:table-cell>
          <table:table-cell table:formula="of:=(([.D83]-0)/(1-0))*(100-(-100))+(-100)" office:value-type="float" office:value="98.4375">
            <text:p>98.4375</text:p>
          </table:table-cell>
          <table:table-cell table:formula="of:=(([.E83]-0)/(1-0))*(10000-0)+0" office:value-type="float" office:value="4296.875">
            <text:p>4296.875</text:p>
          </table:table-cell>
          <table:table-cell/>
        </table:table-row>
        <table:table-row table:style-name="ro1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formula="of:=ROUND((([.A84]-0)/(1-0))*(145-1)+1)" office:value-type="float" office:value="126">
            <text:p>126</text:p>
          </table:table-cell>
          <table:table-cell table:formula="of:=ROUND((([.B84]-0)/(1-0))*(1-0)+0)" office:value-type="float" office:value="0">
            <text:p>0</text:p>
          </table:table-cell>
          <table:table-cell table:formula="of:=(([.C84]-0)/(1-0))*(100-0)+0" office:value-type="float" office:value="91.40625">
            <text:p>91.40625</text:p>
          </table:table-cell>
          <table:table-cell table:formula="of:=(([.D84]-0)/(1-0))*(100-(-100))+(-100)" office:value-type="float" office:value="-51.5625">
            <text:p>-51.5625</text:p>
          </table:table-cell>
          <table:table-cell table:formula="of:=(([.E84]-0)/(1-0))*(10000-0)+0" office:value-type="float" office:value="1796.875">
            <text:p>1796.875</text:p>
          </table:table-cell>
          <table:table-cell/>
        </table:table-row>
        <table:table-row table:style-name="ro1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formula="of:=ROUND((([.A85]-0)/(1-0))*(145-1)+1)" office:value-type="float" office:value="54">
            <text:p>54</text:p>
          </table:table-cell>
          <table:table-cell table:formula="of:=ROUND((([.B85]-0)/(1-0))*(1-0)+0)" office:value-type="float" office:value="1">
            <text:p>1</text:p>
          </table:table-cell>
          <table:table-cell table:formula="of:=(([.C85]-0)/(1-0))*(100-0)+0" office:value-type="float" office:value="41.40625">
            <text:p>41.40625</text:p>
          </table:table-cell>
          <table:table-cell table:formula="of:=(([.D85]-0)/(1-0))*(100-(-100))+(-100)" office:value-type="float" office:value="48.4375">
            <text:p>48.4375</text:p>
          </table:table-cell>
          <table:table-cell table:formula="of:=(([.E85]-0)/(1-0))*(10000-0)+0" office:value-type="float" office:value="6796.875">
            <text:p>6796.875</text:p>
          </table:table-cell>
          <table:table-cell/>
        </table:table-row>
        <table:table-row table:style-name="ro1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formula="of:=ROUND((([.A86]-0)/(1-0))*(145-1)+1)" office:value-type="float" office:value="72">
            <text:p>72</text:p>
          </table:table-cell>
          <table:table-cell table:formula="of:=ROUND((([.B86]-0)/(1-0))*(1-0)+0)" office:value-type="float" office:value="0">
            <text:p>0</text:p>
          </table:table-cell>
          <table:table-cell table:formula="of:=(([.C86]-0)/(1-0))*(100-0)+0" office:value-type="float" office:value="3.90625">
            <text:p>3.90625</text:p>
          </table:table-cell>
          <table:table-cell table:formula="of:=(([.D86]-0)/(1-0))*(100-(-100))+(-100)" office:value-type="float" office:value="23.4375">
            <text:p>23.4375</text:p>
          </table:table-cell>
          <table:table-cell table:formula="of:=(([.E86]-0)/(1-0))*(10000-0)+0" office:value-type="float" office:value="5546.875">
            <text:p>5546.875</text:p>
          </table:table-cell>
          <table:table-cell/>
        </table:table-row>
        <table:table-row table:style-name="ro1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formula="of:=ROUND((([.A87]-0)/(1-0))*(145-1)+1)" office:value-type="float" office:value="144">
            <text:p>144</text:p>
          </table:table-cell>
          <table:table-cell table:formula="of:=ROUND((([.B87]-0)/(1-0))*(1-0)+0)" office:value-type="float" office:value="1">
            <text:p>1</text:p>
          </table:table-cell>
          <table:table-cell table:formula="of:=(([.C87]-0)/(1-0))*(100-0)+0" office:value-type="float" office:value="53.90625">
            <text:p>53.90625</text:p>
          </table:table-cell>
          <table:table-cell table:formula="of:=(([.D87]-0)/(1-0))*(100-(-100))+(-100)" office:value-type="float" office:value="-76.5625">
            <text:p>-76.5625</text:p>
          </table:table-cell>
          <table:table-cell table:formula="of:=(([.E87]-0)/(1-0))*(10000-0)+0" office:value-type="float" office:value="546.875">
            <text:p>546.875</text:p>
          </table:table-cell>
          <table:table-cell/>
        </table:table-row>
        <table:table-row table:style-name="ro1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formula="of:=ROUND((([.A88]-0)/(1-0))*(145-1)+1)" office:value-type="float" office:value="108">
            <text:p>108</text:p>
          </table:table-cell>
          <table:table-cell table:formula="of:=ROUND((([.B88]-0)/(1-0))*(1-0)+0)" office:value-type="float" office:value="0">
            <text:p>0</text:p>
          </table:table-cell>
          <table:table-cell table:formula="of:=(([.C88]-0)/(1-0))*(100-0)+0" office:value-type="float" office:value="28.90625">
            <text:p>28.90625</text:p>
          </table:table-cell>
          <table:table-cell table:formula="of:=(([.D88]-0)/(1-0))*(100-(-100))+(-100)" office:value-type="float" office:value="73.4375">
            <text:p>73.4375</text:p>
          </table:table-cell>
          <table:table-cell table:formula="of:=(([.E88]-0)/(1-0))*(10000-0)+0" office:value-type="float" office:value="3046.875">
            <text:p>3046.875</text:p>
          </table:table-cell>
          <table:table-cell/>
        </table:table-row>
        <table:table-row table:style-name="ro1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formula="of:=ROUND((([.A89]-0)/(1-0))*(145-1)+1)" office:value-type="float" office:value="36">
            <text:p>36</text:p>
          </table:table-cell>
          <table:table-cell table:formula="of:=ROUND((([.B89]-0)/(1-0))*(1-0)+0)" office:value-type="float" office:value="1">
            <text:p>1</text:p>
          </table:table-cell>
          <table:table-cell table:formula="of:=(([.C89]-0)/(1-0))*(100-0)+0" office:value-type="float" office:value="78.90625">
            <text:p>78.90625</text:p>
          </table:table-cell>
          <table:table-cell table:formula="of:=(([.D89]-0)/(1-0))*(100-(-100))+(-100)" office:value-type="float" office:value="-26.5625">
            <text:p>-26.5625</text:p>
          </table:table-cell>
          <table:table-cell table:formula="of:=(([.E89]-0)/(1-0))*(10000-0)+0" office:value-type="float" office:value="8046.875">
            <text:p>8046.875</text:p>
          </table:table-cell>
          <table:table-cell/>
        </table:table-row>
        <table:table-row table:style-name="ro1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formula="of:=ROUND((([.A90]-0)/(1-0))*(145-1)+1)" office:value-type="float" office:value="27">
            <text:p>27</text:p>
          </table:table-cell>
          <table:table-cell table:formula="of:=ROUND((([.B90]-0)/(1-0))*(1-0)+0)" office:value-type="float" office:value="0">
            <text:p>0</text:p>
          </table:table-cell>
          <table:table-cell table:formula="of:=(([.C90]-0)/(1-0))*(100-0)+0" office:value-type="float" office:value="35.15625">
            <text:p>35.15625</text:p>
          </table:table-cell>
          <table:table-cell table:formula="of:=(([.D90]-0)/(1-0))*(100-(-100))+(-100)" office:value-type="float" office:value="-89.0625">
            <text:p>-89.0625</text:p>
          </table:table-cell>
          <table:table-cell table:formula="of:=(([.E90]-0)/(1-0))*(10000-0)+0" office:value-type="float" office:value="4921.875">
            <text:p>4921.875</text:p>
          </table:table-cell>
          <table:table-cell/>
        </table:table-row>
        <table:table-row table:style-name="ro1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formula="of:=ROUND((([.A91]-0)/(1-0))*(145-1)+1)" office:value-type="float" office:value="99">
            <text:p>99</text:p>
          </table:table-cell>
          <table:table-cell table:formula="of:=ROUND((([.B91]-0)/(1-0))*(1-0)+0)" office:value-type="float" office:value="1">
            <text:p>1</text:p>
          </table:table-cell>
          <table:table-cell table:formula="of:=(([.C91]-0)/(1-0))*(100-0)+0" office:value-type="float" office:value="85.15625">
            <text:p>85.15625</text:p>
          </table:table-cell>
          <table:table-cell table:formula="of:=(([.D91]-0)/(1-0))*(100-(-100))+(-100)" office:value-type="float" office:value="10.9375">
            <text:p>10.9375</text:p>
          </table:table-cell>
          <table:table-cell table:formula="of:=(([.E91]-0)/(1-0))*(10000-0)+0" office:value-type="float" office:value="9921.875">
            <text:p>9921.875</text:p>
          </table:table-cell>
          <table:table-cell/>
        </table:table-row>
        <table:table-row table:style-name="ro1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formula="of:=ROUND((([.A92]-0)/(1-0))*(145-1)+1)" office:value-type="float" office:value="135">
            <text:p>135</text:p>
          </table:table-cell>
          <table:table-cell table:formula="of:=ROUND((([.B92]-0)/(1-0))*(1-0)+0)" office:value-type="float" office:value="0">
            <text:p>0</text:p>
          </table:table-cell>
          <table:table-cell table:formula="of:=(([.C92]-0)/(1-0))*(100-0)+0" office:value-type="float" office:value="10.15625">
            <text:p>10.15625</text:p>
          </table:table-cell>
          <table:table-cell table:formula="of:=(([.D92]-0)/(1-0))*(100-(-100))+(-100)" office:value-type="float" office:value="-39.0625">
            <text:p>-39.0625</text:p>
          </table:table-cell>
          <table:table-cell table:formula="of:=(([.E92]-0)/(1-0))*(10000-0)+0" office:value-type="float" office:value="7421.875">
            <text:p>7421.875</text:p>
          </table:table-cell>
          <table:table-cell/>
        </table:table-row>
        <table:table-row table:style-name="ro1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formula="of:=ROUND((([.A93]-0)/(1-0))*(145-1)+1)" office:value-type="float" office:value="63">
            <text:p>63</text:p>
          </table:table-cell>
          <table:table-cell table:formula="of:=ROUND((([.B93]-0)/(1-0))*(1-0)+0)" office:value-type="float" office:value="1">
            <text:p>1</text:p>
          </table:table-cell>
          <table:table-cell table:formula="of:=(([.C93]-0)/(1-0))*(100-0)+0" office:value-type="float" office:value="60.15625">
            <text:p>60.15625</text:p>
          </table:table-cell>
          <table:table-cell table:formula="of:=(([.D93]-0)/(1-0))*(100-(-100))+(-100)" office:value-type="float" office:value="60.9375">
            <text:p>60.9375</text:p>
          </table:table-cell>
          <table:table-cell table:formula="of:=(([.E93]-0)/(1-0))*(10000-0)+0" office:value-type="float" office:value="2421.875">
            <text:p>2421.875</text:p>
          </table:table-cell>
          <table:table-cell/>
        </table:table-row>
        <table:table-row table:style-name="ro1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formula="of:=ROUND((([.A94]-0)/(1-0))*(145-1)+1)" office:value-type="float" office:value="45">
            <text:p>45</text:p>
          </table:table-cell>
          <table:table-cell table:formula="of:=ROUND((([.B94]-0)/(1-0))*(1-0)+0)" office:value-type="float" office:value="0">
            <text:p>0</text:p>
          </table:table-cell>
          <table:table-cell table:formula="of:=(([.C94]-0)/(1-0))*(100-0)+0" office:value-type="float" office:value="97.65625">
            <text:p>97.65625</text:p>
          </table:table-cell>
          <table:table-cell table:formula="of:=(([.D94]-0)/(1-0))*(100-(-100))+(-100)" office:value-type="float" office:value="85.9375">
            <text:p>85.9375</text:p>
          </table:table-cell>
          <table:table-cell table:formula="of:=(([.E94]-0)/(1-0))*(10000-0)+0" office:value-type="float" office:value="1171.875">
            <text:p>1171.875</text:p>
          </table:table-cell>
          <table:table-cell/>
        </table:table-row>
        <table:table-row table:style-name="ro1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formula="of:=ROUND((([.A95]-0)/(1-0))*(145-1)+1)" office:value-type="float" office:value="117">
            <text:p>117</text:p>
          </table:table-cell>
          <table:table-cell table:formula="of:=ROUND((([.B95]-0)/(1-0))*(1-0)+0)" office:value-type="float" office:value="1">
            <text:p>1</text:p>
          </table:table-cell>
          <table:table-cell table:formula="of:=(([.C95]-0)/(1-0))*(100-0)+0" office:value-type="float" office:value="47.65625">
            <text:p>47.65625</text:p>
          </table:table-cell>
          <table:table-cell table:formula="of:=(([.D95]-0)/(1-0))*(100-(-100))+(-100)" office:value-type="float" office:value="-14.0625">
            <text:p>-14.0625</text:p>
          </table:table-cell>
          <table:table-cell table:formula="of:=(([.E95]-0)/(1-0))*(10000-0)+0" office:value-type="float" office:value="6171.875">
            <text:p>6171.875</text:p>
          </table:table-cell>
          <table:table-cell/>
        </table:table-row>
        <table:table-row table:style-name="ro1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formula="of:=ROUND((([.A96]-0)/(1-0))*(145-1)+1)" office:value-type="float" office:value="81">
            <text:p>81</text:p>
          </table:table-cell>
          <table:table-cell table:formula="of:=ROUND((([.B96]-0)/(1-0))*(1-0)+0)" office:value-type="float" office:value="0">
            <text:p>0</text:p>
          </table:table-cell>
          <table:table-cell table:formula="of:=(([.C96]-0)/(1-0))*(100-0)+0" office:value-type="float" office:value="72.65625">
            <text:p>72.65625</text:p>
          </table:table-cell>
          <table:table-cell table:formula="of:=(([.D96]-0)/(1-0))*(100-(-100))+(-100)" office:value-type="float" office:value="35.9375">
            <text:p>35.9375</text:p>
          </table:table-cell>
          <table:table-cell table:formula="of:=(([.E96]-0)/(1-0))*(10000-0)+0" office:value-type="float" office:value="8671.875">
            <text:p>8671.875</text:p>
          </table:table-cell>
          <table:table-cell/>
        </table:table-row>
        <table:table-row table:style-name="ro1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formula="of:=ROUND((([.A97]-0)/(1-0))*(145-1)+1)" office:value-type="float" office:value="9">
            <text:p>9</text:p>
          </table:table-cell>
          <table:table-cell table:formula="of:=ROUND((([.B97]-0)/(1-0))*(1-0)+0)" office:value-type="float" office:value="1">
            <text:p>1</text:p>
          </table:table-cell>
          <table:table-cell table:formula="of:=(([.C97]-0)/(1-0))*(100-0)+0" office:value-type="float" office:value="22.65625">
            <text:p>22.65625</text:p>
          </table:table-cell>
          <table:table-cell table:formula="of:=(([.D97]-0)/(1-0))*(100-(-100))+(-100)" office:value-type="float" office:value="-64.0625">
            <text:p>-64.0625</text:p>
          </table:table-cell>
          <table:table-cell table:formula="of:=(([.E97]-0)/(1-0))*(10000-0)+0" office:value-type="float" office:value="3671.875">
            <text:p>3671.875</text:p>
          </table:table-cell>
          <table:table-cell/>
        </table:table-row>
        <table:table-row table:style-name="ro1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formula="of:=ROUND((([.A98]-0)/(1-0))*(145-1)+1)" office:value-type="float" office:value="7">
            <text:p>7</text:p>
          </table:table-cell>
          <table:table-cell table:formula="of:=ROUND((([.B98]-0)/(1-0))*(1-0)+0)" office:value-type="float" office:value="0">
            <text:p>0</text:p>
          </table:table-cell>
          <table:table-cell table:formula="of:=(([.C98]-0)/(1-0))*(100-0)+0" office:value-type="float" office:value="39.84375">
            <text:p>39.84375</text:p>
          </table:table-cell>
          <table:table-cell table:formula="of:=(([.D98]-0)/(1-0))*(100-(-100))+(-100)" office:value-type="float" office:value="-29.6875">
            <text:p>-29.6875</text:p>
          </table:table-cell>
          <table:table-cell table:formula="of:=(([.E98]-0)/(1-0))*(10000-0)+0" office:value-type="float" office:value="5078.125">
            <text:p>5078.125</text:p>
          </table:table-cell>
          <table:table-cell/>
        </table:table-row>
        <table:table-row table:style-name="ro1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formula="of:=ROUND((([.A99]-0)/(1-0))*(145-1)+1)" office:value-type="float" office:value="79">
            <text:p>79</text:p>
          </table:table-cell>
          <table:table-cell table:formula="of:=ROUND((([.B99]-0)/(1-0))*(1-0)+0)" office:value-type="float" office:value="1">
            <text:p>1</text:p>
          </table:table-cell>
          <table:table-cell table:formula="of:=(([.C99]-0)/(1-0))*(100-0)+0" office:value-type="float" office:value="89.84375">
            <text:p>89.84375</text:p>
          </table:table-cell>
          <table:table-cell table:formula="of:=(([.D99]-0)/(1-0))*(100-(-100))+(-100)" office:value-type="float" office:value="70.3125">
            <text:p>70.3125</text:p>
          </table:table-cell>
          <table:table-cell table:formula="of:=(([.E99]-0)/(1-0))*(10000-0)+0" office:value-type="float" office:value="78.125">
            <text:p>78.125</text:p>
          </table:table-cell>
          <table:table-cell/>
        </table:table-row>
        <table:table-row table:style-name="ro1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formula="of:=ROUND((([.A100]-0)/(1-0))*(145-1)+1)" office:value-type="float" office:value="115">
            <text:p>115</text:p>
          </table:table-cell>
          <table:table-cell table:formula="of:=ROUND((([.B100]-0)/(1-0))*(1-0)+0)" office:value-type="float" office:value="0">
            <text:p>0</text:p>
          </table:table-cell>
          <table:table-cell table:formula="of:=(([.C100]-0)/(1-0))*(100-0)+0" office:value-type="float" office:value="14.84375">
            <text:p>14.84375</text:p>
          </table:table-cell>
          <table:table-cell table:formula="of:=(([.D100]-0)/(1-0))*(100-(-100))+(-100)" office:value-type="float" office:value="-79.6875">
            <text:p>-79.6875</text:p>
          </table:table-cell>
          <table:table-cell table:formula="of:=(([.E100]-0)/(1-0))*(10000-0)+0" office:value-type="float" office:value="2578.125">
            <text:p>2578.125</text:p>
          </table:table-cell>
          <table:table-cell/>
        </table:table-row>
        <table:table-row table:style-name="ro1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formula="of:=ROUND((([.A101]-0)/(1-0))*(145-1)+1)" office:value-type="float" office:value="43">
            <text:p>43</text:p>
          </table:table-cell>
          <table:table-cell table:formula="of:=ROUND((([.B101]-0)/(1-0))*(1-0)+0)" office:value-type="float" office:value="1">
            <text:p>1</text:p>
          </table:table-cell>
          <table:table-cell table:formula="of:=(([.C101]-0)/(1-0))*(100-0)+0" office:value-type="float" office:value="64.84375">
            <text:p>64.84375</text:p>
          </table:table-cell>
          <table:table-cell table:formula="of:=(([.D101]-0)/(1-0))*(100-(-100))+(-100)" office:value-type="float" office:value="20.3125">
            <text:p>20.3125</text:p>
          </table:table-cell>
          <table:table-cell table:formula="of:=(([.E101]-0)/(1-0))*(10000-0)+0" office:value-type="float" office:value="7578.125">
            <text:p>7578.125</text:p>
          </table:table-cell>
          <table:table-cell/>
        </table:table-row>
        <table:table-row table:style-name="ro1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formula="of:=ROUND((([.A102]-0)/(1-0))*(145-1)+1)" office:value-type="float" office:value="61">
            <text:p>61</text:p>
          </table:table-cell>
          <table:table-cell table:formula="of:=ROUND((([.B102]-0)/(1-0))*(1-0)+0)" office:value-type="float" office:value="0">
            <text:p>0</text:p>
          </table:table-cell>
          <table:table-cell table:formula="of:=(([.C102]-0)/(1-0))*(100-0)+0" office:value-type="float" office:value="77.34375">
            <text:p>77.34375</text:p>
          </table:table-cell>
          <table:table-cell table:formula="of:=(([.D102]-0)/(1-0))*(100-(-100))+(-100)" office:value-type="float" office:value="45.3125">
            <text:p>45.3125</text:p>
          </table:table-cell>
          <table:table-cell table:formula="of:=(([.E102]-0)/(1-0))*(10000-0)+0" office:value-type="float" office:value="8828.125">
            <text:p>8828.125</text:p>
          </table:table-cell>
          <table:table-cell/>
        </table:table-row>
        <table:table-row table:style-name="ro1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formula="of:=ROUND((([.A103]-0)/(1-0))*(145-1)+1)" office:value-type="float" office:value="133">
            <text:p>133</text:p>
          </table:table-cell>
          <table:table-cell table:formula="of:=ROUND((([.B103]-0)/(1-0))*(1-0)+0)" office:value-type="float" office:value="1">
            <text:p>1</text:p>
          </table:table-cell>
          <table:table-cell table:formula="of:=(([.C103]-0)/(1-0))*(100-0)+0" office:value-type="float" office:value="27.34375">
            <text:p>27.34375</text:p>
          </table:table-cell>
          <table:table-cell table:formula="of:=(([.D103]-0)/(1-0))*(100-(-100))+(-100)" office:value-type="float" office:value="-54.6875">
            <text:p>-54.6875</text:p>
          </table:table-cell>
          <table:table-cell table:formula="of:=(([.E103]-0)/(1-0))*(10000-0)+0" office:value-type="float" office:value="3828.125">
            <text:p>3828.125</text:p>
          </table:table-cell>
          <table:table-cell/>
        </table:table-row>
        <table:table-row table:style-name="ro1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formula="of:=ROUND((([.A104]-0)/(1-0))*(145-1)+1)" office:value-type="float" office:value="97">
            <text:p>97</text:p>
          </table:table-cell>
          <table:table-cell table:formula="of:=ROUND((([.B104]-0)/(1-0))*(1-0)+0)" office:value-type="float" office:value="0">
            <text:p>0</text:p>
          </table:table-cell>
          <table:table-cell table:formula="of:=(([.C104]-0)/(1-0))*(100-0)+0" office:value-type="float" office:value="52.34375">
            <text:p>52.34375</text:p>
          </table:table-cell>
          <table:table-cell table:formula="of:=(([.D104]-0)/(1-0))*(100-(-100))+(-100)" office:value-type="float" office:value="95.3125">
            <text:p>95.3125</text:p>
          </table:table-cell>
          <table:table-cell table:formula="of:=(([.E104]-0)/(1-0))*(10000-0)+0" office:value-type="float" office:value="1328.125">
            <text:p>1328.125</text:p>
          </table:table-cell>
          <table:table-cell/>
        </table:table-row>
        <table:table-row table:style-name="ro1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formula="of:=ROUND((([.A105]-0)/(1-0))*(145-1)+1)" office:value-type="float" office:value="25">
            <text:p>25</text:p>
          </table:table-cell>
          <table:table-cell table:formula="of:=ROUND((([.B105]-0)/(1-0))*(1-0)+0)" office:value-type="float" office:value="1">
            <text:p>1</text:p>
          </table:table-cell>
          <table:table-cell table:formula="of:=(([.C105]-0)/(1-0))*(100-0)+0" office:value-type="float" office:value="2.34375">
            <text:p>2.34375</text:p>
          </table:table-cell>
          <table:table-cell table:formula="of:=(([.D105]-0)/(1-0))*(100-(-100))+(-100)" office:value-type="float" office:value="-4.6875">
            <text:p>-4.6875</text:p>
          </table:table-cell>
          <table:table-cell table:formula="of:=(([.E105]-0)/(1-0))*(10000-0)+0" office:value-type="float" office:value="6328.125">
            <text:p>6328.125</text:p>
          </table:table-cell>
          <table:table-cell/>
        </table:table-row>
        <table:table-row table:style-name="ro1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formula="of:=ROUND((([.A106]-0)/(1-0))*(145-1)+1)" office:value-type="float" office:value="34">
            <text:p>34</text:p>
          </table:table-cell>
          <table:table-cell table:formula="of:=ROUND((([.B106]-0)/(1-0))*(1-0)+0)" office:value-type="float" office:value="0">
            <text:p>0</text:p>
          </table:table-cell>
          <table:table-cell table:formula="of:=(([.C106]-0)/(1-0))*(100-0)+0" office:value-type="float" office:value="58.59375">
            <text:p>58.59375</text:p>
          </table:table-cell>
          <table:table-cell table:formula="of:=(([.D106]-0)/(1-0))*(100-(-100))+(-100)" office:value-type="float" office:value="-67.1875">
            <text:p>-67.1875</text:p>
          </table:table-cell>
          <table:table-cell table:formula="of:=(([.E106]-0)/(1-0))*(10000-0)+0" office:value-type="float" office:value="703.125">
            <text:p>703.125</text:p>
          </table:table-cell>
          <table:table-cell/>
        </table:table-row>
        <table:table-row table:style-name="ro1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formula="of:=ROUND((([.A107]-0)/(1-0))*(145-1)+1)" office:value-type="float" office:value="106">
            <text:p>106</text:p>
          </table:table-cell>
          <table:table-cell table:formula="of:=ROUND((([.B107]-0)/(1-0))*(1-0)+0)" office:value-type="float" office:value="1">
            <text:p>1</text:p>
          </table:table-cell>
          <table:table-cell table:formula="of:=(([.C107]-0)/(1-0))*(100-0)+0" office:value-type="float" office:value="8.59375">
            <text:p>8.59375</text:p>
          </table:table-cell>
          <table:table-cell table:formula="of:=(([.D107]-0)/(1-0))*(100-(-100))+(-100)" office:value-type="float" office:value="32.8125">
            <text:p>32.8125</text:p>
          </table:table-cell>
          <table:table-cell table:formula="of:=(([.E107]-0)/(1-0))*(10000-0)+0" office:value-type="float" office:value="5703.125">
            <text:p>5703.125</text:p>
          </table:table-cell>
          <table:table-cell/>
        </table:table-row>
        <table:table-row table:style-name="ro1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formula="of:=ROUND((([.A108]-0)/(1-0))*(145-1)+1)" office:value-type="float" office:value="142">
            <text:p>142</text:p>
          </table:table-cell>
          <table:table-cell table:formula="of:=ROUND((([.B108]-0)/(1-0))*(1-0)+0)" office:value-type="float" office:value="0">
            <text:p>0</text:p>
          </table:table-cell>
          <table:table-cell table:formula="of:=(([.C108]-0)/(1-0))*(100-0)+0" office:value-type="float" office:value="83.59375">
            <text:p>83.59375</text:p>
          </table:table-cell>
          <table:table-cell table:formula="of:=(([.D108]-0)/(1-0))*(100-(-100))+(-100)" office:value-type="float" office:value="-17.1875">
            <text:p>-17.1875</text:p>
          </table:table-cell>
          <table:table-cell table:formula="of:=(([.E108]-0)/(1-0))*(10000-0)+0" office:value-type="float" office:value="8203.125">
            <text:p>8203.125</text:p>
          </table:table-cell>
          <table:table-cell/>
        </table:table-row>
        <table:table-row table:style-name="ro1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formula="of:=ROUND((([.A109]-0)/(1-0))*(145-1)+1)" office:value-type="float" office:value="70">
            <text:p>70</text:p>
          </table:table-cell>
          <table:table-cell table:formula="of:=ROUND((([.B109]-0)/(1-0))*(1-0)+0)" office:value-type="float" office:value="1">
            <text:p>1</text:p>
          </table:table-cell>
          <table:table-cell table:formula="of:=(([.C109]-0)/(1-0))*(100-0)+0" office:value-type="float" office:value="33.59375">
            <text:p>33.59375</text:p>
          </table:table-cell>
          <table:table-cell table:formula="of:=(([.D109]-0)/(1-0))*(100-(-100))+(-100)" office:value-type="float" office:value="82.8125">
            <text:p>82.8125</text:p>
          </table:table-cell>
          <table:table-cell table:formula="of:=(([.E109]-0)/(1-0))*(10000-0)+0" office:value-type="float" office:value="3203.125">
            <text:p>3203.125</text:p>
          </table:table-cell>
          <table:table-cell/>
        </table:table-row>
        <table:table-row table:style-name="ro1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formula="of:=ROUND((([.A110]-0)/(1-0))*(145-1)+1)" office:value-type="float" office:value="52">
            <text:p>52</text:p>
          </table:table-cell>
          <table:table-cell table:formula="of:=ROUND((([.B110]-0)/(1-0))*(1-0)+0)" office:value-type="float" office:value="0">
            <text:p>0</text:p>
          </table:table-cell>
          <table:table-cell table:formula="of:=(([.C110]-0)/(1-0))*(100-0)+0" office:value-type="float" office:value="21.09375">
            <text:p>21.09375</text:p>
          </table:table-cell>
          <table:table-cell table:formula="of:=(([.D110]-0)/(1-0))*(100-(-100))+(-100)" office:value-type="float" office:value="57.8125">
            <text:p>57.8125</text:p>
          </table:table-cell>
          <table:table-cell table:formula="of:=(([.E110]-0)/(1-0))*(10000-0)+0" office:value-type="float" office:value="4453.125">
            <text:p>4453.125</text:p>
          </table:table-cell>
          <table:table-cell/>
        </table:table-row>
        <table:table-row table:style-name="ro1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formula="of:=ROUND((([.A111]-0)/(1-0))*(145-1)+1)" office:value-type="float" office:value="124">
            <text:p>124</text:p>
          </table:table-cell>
          <table:table-cell table:formula="of:=ROUND((([.B111]-0)/(1-0))*(1-0)+0)" office:value-type="float" office:value="1">
            <text:p>1</text:p>
          </table:table-cell>
          <table:table-cell table:formula="of:=(([.C111]-0)/(1-0))*(100-0)+0" office:value-type="float" office:value="71.09375">
            <text:p>71.09375</text:p>
          </table:table-cell>
          <table:table-cell table:formula="of:=(([.D111]-0)/(1-0))*(100-(-100))+(-100)" office:value-type="float" office:value="-42.1875">
            <text:p>-42.1875</text:p>
          </table:table-cell>
          <table:table-cell table:formula="of:=(([.E111]-0)/(1-0))*(10000-0)+0" office:value-type="float" office:value="9453.125">
            <text:p>9453.125</text:p>
          </table:table-cell>
          <table:table-cell/>
        </table:table-row>
        <table:table-row table:style-name="ro1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formula="of:=ROUND((([.A112]-0)/(1-0))*(145-1)+1)" office:value-type="float" office:value="88">
            <text:p>88</text:p>
          </table:table-cell>
          <table:table-cell table:formula="of:=ROUND((([.B112]-0)/(1-0))*(1-0)+0)" office:value-type="float" office:value="0">
            <text:p>0</text:p>
          </table:table-cell>
          <table:table-cell table:formula="of:=(([.C112]-0)/(1-0))*(100-0)+0" office:value-type="float" office:value="46.09375">
            <text:p>46.09375</text:p>
          </table:table-cell>
          <table:table-cell table:formula="of:=(([.D112]-0)/(1-0))*(100-(-100))+(-100)" office:value-type="float" office:value="7.8125">
            <text:p>7.8125</text:p>
          </table:table-cell>
          <table:table-cell table:formula="of:=(([.E112]-0)/(1-0))*(10000-0)+0" office:value-type="float" office:value="6953.125">
            <text:p>6953.125</text:p>
          </table:table-cell>
          <table:table-cell/>
        </table:table-row>
        <table:table-row table:style-name="ro1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formula="of:=ROUND((([.A113]-0)/(1-0))*(145-1)+1)" office:value-type="float" office:value="16">
            <text:p>16</text:p>
          </table:table-cell>
          <table:table-cell table:formula="of:=ROUND((([.B113]-0)/(1-0))*(1-0)+0)" office:value-type="float" office:value="1">
            <text:p>1</text:p>
          </table:table-cell>
          <table:table-cell table:formula="of:=(([.C113]-0)/(1-0))*(100-0)+0" office:value-type="float" office:value="96.09375">
            <text:p>96.09375</text:p>
          </table:table-cell>
          <table:table-cell table:formula="of:=(([.D113]-0)/(1-0))*(100-(-100))+(-100)" office:value-type="float" office:value="-92.1875">
            <text:p>-92.1875</text:p>
          </table:table-cell>
          <table:table-cell table:formula="of:=(([.E113]-0)/(1-0))*(10000-0)+0" office:value-type="float" office:value="1953.125">
            <text:p>1953.125</text:p>
          </table:table-cell>
          <table:table-cell/>
        </table:table-row>
        <table:table-row table:style-name="ro1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4]-0)/(1-0))*(145-1)+1)" office:value-type="float" office:value="11">
            <text:p>11</text:p>
          </table:table-cell>
          <table:table-cell table:formula="of:=ROUND((([.B114]-0)/(1-0))*(1-0)+0)" office:value-type="float" office:value="0">
            <text:p>0</text:p>
          </table:table-cell>
          <table:table-cell table:formula="of:=(([.C114]-0)/(1-0))*(100-0)+0" office:value-type="float" office:value="11.71875">
            <text:p>11.71875</text:p>
          </table:table-cell>
          <table:table-cell table:formula="of:=(([.D114]-0)/(1-0))*(100-(-100))+(-100)" office:value-type="float" office:value="89.0625">
            <text:p>89.0625</text:p>
          </table:table-cell>
          <table:table-cell table:formula="of:=(([.E114]-0)/(1-0))*(10000-0)+0" office:value-type="float" office:value="7890.625">
            <text:p>7890.625</text:p>
          </table:table-cell>
          <table:table-cell/>
        </table:table-row>
        <table:table-row table:style-name="ro1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5]-0)/(1-0))*(145-1)+1)" office:value-type="float" office:value="83">
            <text:p>83</text:p>
          </table:table-cell>
          <table:table-cell table:formula="of:=ROUND((([.B115]-0)/(1-0))*(1-0)+0)" office:value-type="float" office:value="1">
            <text:p>1</text:p>
          </table:table-cell>
          <table:table-cell table:formula="of:=(([.C115]-0)/(1-0))*(100-0)+0" office:value-type="float" office:value="61.71875">
            <text:p>61.71875</text:p>
          </table:table-cell>
          <table:table-cell table:formula="of:=(([.D115]-0)/(1-0))*(100-(-100))+(-100)" office:value-type="float" office:value="-10.9375">
            <text:p>-10.9375</text:p>
          </table:table-cell>
          <table:table-cell table:formula="of:=(([.E115]-0)/(1-0))*(10000-0)+0" office:value-type="float" office:value="2890.625">
            <text:p>2890.625</text:p>
          </table:table-cell>
          <table:table-cell/>
        </table:table-row>
        <table:table-row table:style-name="ro1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6]-0)/(1-0))*(145-1)+1)" office:value-type="float" office:value="119">
            <text:p>119</text:p>
          </table:table-cell>
          <table:table-cell table:formula="of:=ROUND((([.B116]-0)/(1-0))*(1-0)+0)" office:value-type="float" office:value="0">
            <text:p>0</text:p>
          </table:table-cell>
          <table:table-cell table:formula="of:=(([.C116]-0)/(1-0))*(100-0)+0" office:value-type="float" office:value="36.71875">
            <text:p>36.71875</text:p>
          </table:table-cell>
          <table:table-cell table:formula="of:=(([.D116]-0)/(1-0))*(100-(-100))+(-100)" office:value-type="float" office:value="39.0625">
            <text:p>39.0625</text:p>
          </table:table-cell>
          <table:table-cell table:formula="of:=(([.E116]-0)/(1-0))*(10000-0)+0" office:value-type="float" office:value="390.625">
            <text:p>390.625</text:p>
          </table:table-cell>
          <table:table-cell/>
        </table:table-row>
        <table:table-row table:style-name="ro1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7]-0)/(1-0))*(145-1)+1)" office:value-type="float" office:value="47">
            <text:p>47</text:p>
          </table:table-cell>
          <table:table-cell table:formula="of:=ROUND((([.B117]-0)/(1-0))*(1-0)+0)" office:value-type="float" office:value="1">
            <text:p>1</text:p>
          </table:table-cell>
          <table:table-cell table:formula="of:=(([.C117]-0)/(1-0))*(100-0)+0" office:value-type="float" office:value="86.71875">
            <text:p>86.71875</text:p>
          </table:table-cell>
          <table:table-cell table:formula="of:=(([.D117]-0)/(1-0))*(100-(-100))+(-100)" office:value-type="float" office:value="-60.9375">
            <text:p>-60.9375</text:p>
          </table:table-cell>
          <table:table-cell table:formula="of:=(([.E117]-0)/(1-0))*(10000-0)+0" office:value-type="float" office:value="5390.625">
            <text:p>5390.625</text:p>
          </table:table-cell>
          <table:table-cell/>
        </table:table-row>
        <table:table-row table:style-name="ro1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formula="of:=ROUND((([.A118]-0)/(1-0))*(145-1)+1)" office:value-type="float" office:value="65">
            <text:p>65</text:p>
          </table:table-cell>
          <table:table-cell table:formula="of:=ROUND((([.B118]-0)/(1-0))*(1-0)+0)" office:value-type="float" office:value="0">
            <text:p>0</text:p>
          </table:table-cell>
          <table:table-cell table:formula="of:=(([.C118]-0)/(1-0))*(100-0)+0" office:value-type="float" office:value="74.21875">
            <text:p>74.21875</text:p>
          </table:table-cell>
          <table:table-cell table:formula="of:=(([.D118]-0)/(1-0))*(100-(-100))+(-100)" office:value-type="float" office:value="-85.9375">
            <text:p>-85.9375</text:p>
          </table:table-cell>
          <table:table-cell table:formula="of:=(([.E118]-0)/(1-0))*(10000-0)+0" office:value-type="float" office:value="6640.625">
            <text:p>6640.625</text:p>
          </table:table-cell>
          <table:table-cell/>
        </table:table-row>
        <table:table-row table:style-name="ro1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formula="of:=ROUND((([.A119]-0)/(1-0))*(145-1)+1)" office:value-type="float" office:value="137">
            <text:p>137</text:p>
          </table:table-cell>
          <table:table-cell table:formula="of:=ROUND((([.B119]-0)/(1-0))*(1-0)+0)" office:value-type="float" office:value="1">
            <text:p>1</text:p>
          </table:table-cell>
          <table:table-cell table:formula="of:=(([.C119]-0)/(1-0))*(100-0)+0" office:value-type="float" office:value="24.21875">
            <text:p>24.21875</text:p>
          </table:table-cell>
          <table:table-cell table:formula="of:=(([.D119]-0)/(1-0))*(100-(-100))+(-100)" office:value-type="float" office:value="14.0625">
            <text:p>14.0625</text:p>
          </table:table-cell>
          <table:table-cell table:formula="of:=(([.E119]-0)/(1-0))*(10000-0)+0" office:value-type="float" office:value="1640.625">
            <text:p>1640.625</text:p>
          </table:table-cell>
          <table:table-cell/>
        </table:table-row>
        <table:table-row table:style-name="ro1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formula="of:=ROUND((([.A120]-0)/(1-0))*(145-1)+1)" office:value-type="float" office:value="101">
            <text:p>101</text:p>
          </table:table-cell>
          <table:table-cell table:formula="of:=ROUND((([.B120]-0)/(1-0))*(1-0)+0)" office:value-type="float" office:value="0">
            <text:p>0</text:p>
          </table:table-cell>
          <table:table-cell table:formula="of:=(([.C120]-0)/(1-0))*(100-0)+0" office:value-type="float" office:value="99.21875">
            <text:p>99.21875</text:p>
          </table:table-cell>
          <table:table-cell table:formula="of:=(([.D120]-0)/(1-0))*(100-(-100))+(-100)" office:value-type="float" office:value="-35.9375">
            <text:p>-35.9375</text:p>
          </table:table-cell>
          <table:table-cell table:formula="of:=(([.E120]-0)/(1-0))*(10000-0)+0" office:value-type="float" office:value="4140.625">
            <text:p>4140.625</text:p>
          </table:table-cell>
          <table:table-cell/>
        </table:table-row>
        <table:table-row table:style-name="ro1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formula="of:=ROUND((([.A121]-0)/(1-0))*(145-1)+1)" office:value-type="float" office:value="29">
            <text:p>29</text:p>
          </table:table-cell>
          <table:table-cell table:formula="of:=ROUND((([.B121]-0)/(1-0))*(1-0)+0)" office:value-type="float" office:value="1">
            <text:p>1</text:p>
          </table:table-cell>
          <table:table-cell table:formula="of:=(([.C121]-0)/(1-0))*(100-0)+0" office:value-type="float" office:value="49.21875">
            <text:p>49.21875</text:p>
          </table:table-cell>
          <table:table-cell table:formula="of:=(([.D121]-0)/(1-0))*(100-(-100))+(-100)" office:value-type="float" office:value="64.0625">
            <text:p>64.0625</text:p>
          </table:table-cell>
          <table:table-cell table:formula="of:=(([.E121]-0)/(1-0))*(10000-0)+0" office:value-type="float" office:value="9140.625">
            <text:p>9140.625</text:p>
          </table:table-cell>
          <table:table-cell/>
        </table:table-row>
        <table:table-row table:style-name="ro1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formula="of:=ROUND((([.A122]-0)/(1-0))*(145-1)+1)" office:value-type="float" office:value="20">
            <text:p>20</text:p>
          </table:table-cell>
          <table:table-cell table:formula="of:=ROUND((([.B122]-0)/(1-0))*(1-0)+0)" office:value-type="float" office:value="0">
            <text:p>0</text:p>
          </table:table-cell>
          <table:table-cell table:formula="of:=(([.C122]-0)/(1-0))*(100-0)+0" office:value-type="float" office:value="92.96875">
            <text:p>92.96875</text:p>
          </table:table-cell>
          <table:table-cell table:formula="of:=(([.D122]-0)/(1-0))*(100-(-100))+(-100)" office:value-type="float" office:value="1.5625">
            <text:p>1.5625</text:p>
          </table:table-cell>
          <table:table-cell table:formula="of:=(([.E122]-0)/(1-0))*(10000-0)+0" office:value-type="float" office:value="3515.625">
            <text:p>3515.625</text:p>
          </table:table-cell>
          <table:table-cell/>
        </table:table-row>
        <table:table-row table:style-name="ro1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formula="of:=ROUND((([.A123]-0)/(1-0))*(145-1)+1)" office:value-type="float" office:value="92">
            <text:p>92</text:p>
          </table:table-cell>
          <table:table-cell table:formula="of:=ROUND((([.B123]-0)/(1-0))*(1-0)+0)" office:value-type="float" office:value="1">
            <text:p>1</text:p>
          </table:table-cell>
          <table:table-cell table:formula="of:=(([.C123]-0)/(1-0))*(100-0)+0" office:value-type="float" office:value="42.96875">
            <text:p>42.96875</text:p>
          </table:table-cell>
          <table:table-cell table:formula="of:=(([.D123]-0)/(1-0))*(100-(-100))+(-100)" office:value-type="float" office:value="-98.4375">
            <text:p>-98.4375</text:p>
          </table:table-cell>
          <table:table-cell table:formula="of:=(([.E123]-0)/(1-0))*(10000-0)+0" office:value-type="float" office:value="8515.625">
            <text:p>8515.625</text:p>
          </table:table-cell>
          <table:table-cell/>
        </table:table-row>
        <table:table-row table:style-name="ro1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formula="of:=ROUND((([.A124]-0)/(1-0))*(145-1)+1)" office:value-type="float" office:value="128">
            <text:p>128</text:p>
          </table:table-cell>
          <table:table-cell table:formula="of:=ROUND((([.B124]-0)/(1-0))*(1-0)+0)" office:value-type="float" office:value="0">
            <text:p>0</text:p>
          </table:table-cell>
          <table:table-cell table:formula="of:=(([.C124]-0)/(1-0))*(100-0)+0" office:value-type="float" office:value="67.96875">
            <text:p>67.96875</text:p>
          </table:table-cell>
          <table:table-cell table:formula="of:=(([.D124]-0)/(1-0))*(100-(-100))+(-100)" office:value-type="float" office:value="51.5625">
            <text:p>51.5625</text:p>
          </table:table-cell>
          <table:table-cell table:formula="of:=(([.E124]-0)/(1-0))*(10000-0)+0" office:value-type="float" office:value="6015.625">
            <text:p>6015.625</text:p>
          </table:table-cell>
          <table:table-cell/>
        </table:table-row>
        <table:table-row table:style-name="ro1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formula="of:=ROUND((([.A125]-0)/(1-0))*(145-1)+1)" office:value-type="float" office:value="56">
            <text:p>56</text:p>
          </table:table-cell>
          <table:table-cell table:formula="of:=ROUND((([.B125]-0)/(1-0))*(1-0)+0)" office:value-type="float" office:value="1">
            <text:p>1</text:p>
          </table:table-cell>
          <table:table-cell table:formula="of:=(([.C125]-0)/(1-0))*(100-0)+0" office:value-type="float" office:value="17.96875">
            <text:p>17.96875</text:p>
          </table:table-cell>
          <table:table-cell table:formula="of:=(([.D125]-0)/(1-0))*(100-(-100))+(-100)" office:value-type="float" office:value="-48.4375">
            <text:p>-48.4375</text:p>
          </table:table-cell>
          <table:table-cell table:formula="of:=(([.E125]-0)/(1-0))*(10000-0)+0" office:value-type="float" office:value="1015.625">
            <text:p>1015.625</text:p>
          </table:table-cell>
          <table:table-cell/>
        </table:table-row>
        <table:table-row table:style-name="ro1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formula="of:=ROUND((([.A126]-0)/(1-0))*(145-1)+1)" office:value-type="float" office:value="38">
            <text:p>38</text:p>
          </table:table-cell>
          <table:table-cell table:formula="of:=ROUND((([.B126]-0)/(1-0))*(1-0)+0)" office:value-type="float" office:value="0">
            <text:p>0</text:p>
          </table:table-cell>
          <table:table-cell table:formula="of:=(([.C126]-0)/(1-0))*(100-0)+0" office:value-type="float" office:value="30.46875">
            <text:p>30.46875</text:p>
          </table:table-cell>
          <table:table-cell table:formula="of:=(([.D126]-0)/(1-0))*(100-(-100))+(-100)" office:value-type="float" office:value="-23.4375">
            <text:p>-23.4375</text:p>
          </table:table-cell>
          <table:table-cell table:formula="of:=(([.E126]-0)/(1-0))*(10000-0)+0" office:value-type="float" office:value="2265.625">
            <text:p>2265.625</text:p>
          </table:table-cell>
          <table:table-cell/>
        </table:table-row>
        <table:table-row table:style-name="ro1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formula="of:=ROUND((([.A127]-0)/(1-0))*(145-1)+1)" office:value-type="float" office:value="110">
            <text:p>110</text:p>
          </table:table-cell>
          <table:table-cell table:formula="of:=ROUND((([.B127]-0)/(1-0))*(1-0)+0)" office:value-type="float" office:value="1">
            <text:p>1</text:p>
          </table:table-cell>
          <table:table-cell table:formula="of:=(([.C127]-0)/(1-0))*(100-0)+0" office:value-type="float" office:value="80.46875">
            <text:p>80.46875</text:p>
          </table:table-cell>
          <table:table-cell table:formula="of:=(([.D127]-0)/(1-0))*(100-(-100))+(-100)" office:value-type="float" office:value="76.5625">
            <text:p>76.5625</text:p>
          </table:table-cell>
          <table:table-cell table:formula="of:=(([.E127]-0)/(1-0))*(10000-0)+0" office:value-type="float" office:value="7265.625">
            <text:p>7265.625</text:p>
          </table:table-cell>
          <table:table-cell/>
        </table:table-row>
        <table:table-row table:style-name="ro1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formula="of:=ROUND((([.A128]-0)/(1-0))*(145-1)+1)" office:value-type="float" office:value="74">
            <text:p>74</text:p>
          </table:table-cell>
          <table:table-cell table:formula="of:=ROUND((([.B128]-0)/(1-0))*(1-0)+0)" office:value-type="float" office:value="0">
            <text:p>0</text:p>
          </table:table-cell>
          <table:table-cell table:formula="of:=(([.C128]-0)/(1-0))*(100-0)+0" office:value-type="float" office:value="5.46875">
            <text:p>5.46875</text:p>
          </table:table-cell>
          <table:table-cell table:formula="of:=(([.D128]-0)/(1-0))*(100-(-100))+(-100)" office:value-type="float" office:value="-73.4375">
            <text:p>-73.4375</text:p>
          </table:table-cell>
          <table:table-cell table:formula="of:=(([.E128]-0)/(1-0))*(10000-0)+0" office:value-type="float" office:value="9765.625">
            <text:p>9765.625</text:p>
          </table:table-cell>
          <table:table-cell/>
        </table:table-row>
        <table:table-row table:style-name="ro1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formula="of:=ROUND((([.A129]-0)/(1-0))*(145-1)+1)" office:value-type="float" office:value="2">
            <text:p>2</text:p>
          </table:table-cell>
          <table:table-cell table:formula="of:=ROUND((([.B129]-0)/(1-0))*(1-0)+0)" office:value-type="float" office:value="1">
            <text:p>1</text:p>
          </table:table-cell>
          <table:table-cell table:formula="of:=(([.C129]-0)/(1-0))*(100-0)+0" office:value-type="float" office:value="55.46875">
            <text:p>55.46875</text:p>
          </table:table-cell>
          <table:table-cell table:formula="of:=(([.D129]-0)/(1-0))*(100-(-100))+(-100)" office:value-type="float" office:value="26.5625">
            <text:p>26.5625</text:p>
          </table:table-cell>
          <table:table-cell table:formula="of:=(([.E129]-0)/(1-0))*(10000-0)+0" office:value-type="float" office:value="4765.625">
            <text:p>4765.625</text:p>
          </table:table-cell>
          <table:table-cell/>
        </table:table-row>
        <table:table-row table:style-name="ro1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30]-0)/(1-0))*(145-1)+1)" office:value-type="float" office:value="3">
            <text:p>3</text:p>
          </table:table-cell>
          <table:table-cell table:formula="of:=ROUND((([.B130]-0)/(1-0))*(1-0)+0)" office:value-type="float" office:value="0">
            <text:p>0</text:p>
          </table:table-cell>
          <table:table-cell table:formula="of:=(([.C130]-0)/(1-0))*(100-0)+0" office:value-type="float" office:value="29.296875">
            <text:p>29.296875</text:p>
          </table:table-cell>
          <table:table-cell table:formula="of:=(([.D130]-0)/(1-0))*(100-(-100))+(-100)" office:value-type="float" office:value="-61.71875">
            <text:p>-61.71875</text:p>
          </table:table-cell>
          <table:table-cell table:formula="of:=(([.E130]-0)/(1-0))*(10000-0)+0" office:value-type="float" office:value="9023.4375">
            <text:p>9023.4375</text:p>
          </table:table-cell>
          <table:table-cell/>
        </table:table-row>
        <table:table-row table:style-name="ro1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31]-0)/(1-0))*(145-1)+1)" office:value-type="float" office:value="75">
            <text:p>75</text:p>
          </table:table-cell>
          <table:table-cell table:formula="of:=ROUND((([.B131]-0)/(1-0))*(1-0)+0)" office:value-type="float" office:value="1">
            <text:p>1</text:p>
          </table:table-cell>
          <table:table-cell table:formula="of:=(([.C131]-0)/(1-0))*(100-0)+0" office:value-type="float" office:value="79.296875">
            <text:p>79.296875</text:p>
          </table:table-cell>
          <table:table-cell table:formula="of:=(([.D131]-0)/(1-0))*(100-(-100))+(-100)" office:value-type="float" office:value="38.28125">
            <text:p>38.28125</text:p>
          </table:table-cell>
          <table:table-cell table:formula="of:=(([.E131]-0)/(1-0))*(10000-0)+0" office:value-type="float" office:value="4023.4375">
            <text:p>4023.4375</text:p>
          </table:table-cell>
          <table:table-cell/>
        </table:table-row>
        <table:table-row table:style-name="ro1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32]-0)/(1-0))*(145-1)+1)" office:value-type="float" office:value="111">
            <text:p>111</text:p>
          </table:table-cell>
          <table:table-cell table:formula="of:=ROUND((([.B132]-0)/(1-0))*(1-0)+0)" office:value-type="float" office:value="0">
            <text:p>0</text:p>
          </table:table-cell>
          <table:table-cell table:formula="of:=(([.C132]-0)/(1-0))*(100-0)+0" office:value-type="float" office:value="4.296875">
            <text:p>4.296875</text:p>
          </table:table-cell>
          <table:table-cell table:formula="of:=(([.D132]-0)/(1-0))*(100-(-100))+(-100)" office:value-type="float" office:value="-11.71875">
            <text:p>-11.71875</text:p>
          </table:table-cell>
          <table:table-cell table:formula="of:=(([.E132]-0)/(1-0))*(10000-0)+0" office:value-type="float" office:value="1523.4375">
            <text:p>1523.4375</text:p>
          </table:table-cell>
          <table:table-cell/>
        </table:table-row>
        <table:table-row table:style-name="ro1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33]-0)/(1-0))*(145-1)+1)" office:value-type="float" office:value="39">
            <text:p>39</text:p>
          </table:table-cell>
          <table:table-cell table:formula="of:=ROUND((([.B133]-0)/(1-0))*(1-0)+0)" office:value-type="float" office:value="1">
            <text:p>1</text:p>
          </table:table-cell>
          <table:table-cell table:formula="of:=(([.C133]-0)/(1-0))*(100-0)+0" office:value-type="float" office:value="54.296875">
            <text:p>54.296875</text:p>
          </table:table-cell>
          <table:table-cell table:formula="of:=(([.D133]-0)/(1-0))*(100-(-100))+(-100)" office:value-type="float" office:value="88.28125">
            <text:p>88.28125</text:p>
          </table:table-cell>
          <table:table-cell table:formula="of:=(([.E133]-0)/(1-0))*(10000-0)+0" office:value-type="float" office:value="6523.4375">
            <text:p>6523.4375</text:p>
          </table:table-cell>
          <table:table-cell/>
        </table:table-row>
        <table:table-row table:style-name="ro1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34]-0)/(1-0))*(145-1)+1)" office:value-type="float" office:value="57">
            <text:p>57</text:p>
          </table:table-cell>
          <table:table-cell table:formula="of:=ROUND((([.B134]-0)/(1-0))*(1-0)+0)" office:value-type="float" office:value="0">
            <text:p>0</text:p>
          </table:table-cell>
          <table:table-cell table:formula="of:=(([.C134]-0)/(1-0))*(100-0)+0" office:value-type="float" office:value="91.796875">
            <text:p>91.796875</text:p>
          </table:table-cell>
          <table:table-cell table:formula="of:=(([.D134]-0)/(1-0))*(100-(-100))+(-100)" office:value-type="float" office:value="63.28125">
            <text:p>63.28125</text:p>
          </table:table-cell>
          <table:table-cell table:formula="of:=(([.E134]-0)/(1-0))*(10000-0)+0" office:value-type="float" office:value="5273.4375">
            <text:p>5273.4375</text:p>
          </table:table-cell>
          <table:table-cell/>
        </table:table-row>
        <table:table-row table:style-name="ro1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35]-0)/(1-0))*(145-1)+1)" office:value-type="float" office:value="129">
            <text:p>129</text:p>
          </table:table-cell>
          <table:table-cell table:formula="of:=ROUND((([.B135]-0)/(1-0))*(1-0)+0)" office:value-type="float" office:value="1">
            <text:p>1</text:p>
          </table:table-cell>
          <table:table-cell table:formula="of:=(([.C135]-0)/(1-0))*(100-0)+0" office:value-type="float" office:value="41.796875">
            <text:p>41.796875</text:p>
          </table:table-cell>
          <table:table-cell table:formula="of:=(([.D135]-0)/(1-0))*(100-(-100))+(-100)" office:value-type="float" office:value="-36.71875">
            <text:p>-36.71875</text:p>
          </table:table-cell>
          <table:table-cell table:formula="of:=(([.E135]-0)/(1-0))*(10000-0)+0" office:value-type="float" office:value="273.4375">
            <text:p>273.4375</text:p>
          </table:table-cell>
          <table:table-cell/>
        </table:table-row>
        <table:table-row table:style-name="ro1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36]-0)/(1-0))*(145-1)+1)" office:value-type="float" office:value="93">
            <text:p>93</text:p>
          </table:table-cell>
          <table:table-cell table:formula="of:=ROUND((([.B136]-0)/(1-0))*(1-0)+0)" office:value-type="float" office:value="0">
            <text:p>0</text:p>
          </table:table-cell>
          <table:table-cell table:formula="of:=(([.C136]-0)/(1-0))*(100-0)+0" office:value-type="float" office:value="66.796875">
            <text:p>66.796875</text:p>
          </table:table-cell>
          <table:table-cell table:formula="of:=(([.D136]-0)/(1-0))*(100-(-100))+(-100)" office:value-type="float" office:value="13.28125">
            <text:p>13.28125</text:p>
          </table:table-cell>
          <table:table-cell table:formula="of:=(([.E136]-0)/(1-0))*(10000-0)+0" office:value-type="float" office:value="2773.4375">
            <text:p>2773.4375</text:p>
          </table:table-cell>
          <table:table-cell/>
        </table:table-row>
        <table:table-row table:style-name="ro1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37]-0)/(1-0))*(145-1)+1)" office:value-type="float" office:value="21">
            <text:p>21</text:p>
          </table:table-cell>
          <table:table-cell table:formula="of:=ROUND((([.B137]-0)/(1-0))*(1-0)+0)" office:value-type="float" office:value="1">
            <text:p>1</text:p>
          </table:table-cell>
          <table:table-cell table:formula="of:=(([.C137]-0)/(1-0))*(100-0)+0" office:value-type="float" office:value="16.796875">
            <text:p>16.796875</text:p>
          </table:table-cell>
          <table:table-cell table:formula="of:=(([.D137]-0)/(1-0))*(100-(-100))+(-100)" office:value-type="float" office:value="-86.71875">
            <text:p>-86.71875</text:p>
          </table:table-cell>
          <table:table-cell table:formula="of:=(([.E137]-0)/(1-0))*(10000-0)+0" office:value-type="float" office:value="7773.4375">
            <text:p>7773.4375</text:p>
          </table:table-cell>
          <table:table-cell/>
        </table:table-row>
        <table:table-row table:style-name="ro1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38]-0)/(1-0))*(145-1)+1)" office:value-type="float" office:value="30">
            <text:p>30</text:p>
          </table:table-cell>
          <table:table-cell table:formula="of:=ROUND((([.B138]-0)/(1-0))*(1-0)+0)" office:value-type="float" office:value="0">
            <text:p>0</text:p>
          </table:table-cell>
          <table:table-cell table:formula="of:=(([.C138]-0)/(1-0))*(100-0)+0" office:value-type="float" office:value="73.046875">
            <text:p>73.046875</text:p>
          </table:table-cell>
          <table:table-cell table:formula="of:=(([.D138]-0)/(1-0))*(100-(-100))+(-100)" office:value-type="float" office:value="-49.21875">
            <text:p>-49.21875</text:p>
          </table:table-cell>
          <table:table-cell table:formula="of:=(([.E138]-0)/(1-0))*(10000-0)+0" office:value-type="float" office:value="4648.4375">
            <text:p>4648.4375</text:p>
          </table:table-cell>
          <table:table-cell/>
        </table:table-row>
        <table:table-row table:style-name="ro1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39]-0)/(1-0))*(145-1)+1)" office:value-type="float" office:value="102">
            <text:p>102</text:p>
          </table:table-cell>
          <table:table-cell table:formula="of:=ROUND((([.B139]-0)/(1-0))*(1-0)+0)" office:value-type="float" office:value="1">
            <text:p>1</text:p>
          </table:table-cell>
          <table:table-cell table:formula="of:=(([.C139]-0)/(1-0))*(100-0)+0" office:value-type="float" office:value="23.046875">
            <text:p>23.046875</text:p>
          </table:table-cell>
          <table:table-cell table:formula="of:=(([.D139]-0)/(1-0))*(100-(-100))+(-100)" office:value-type="float" office:value="50.78125">
            <text:p>50.78125</text:p>
          </table:table-cell>
          <table:table-cell table:formula="of:=(([.E139]-0)/(1-0))*(10000-0)+0" office:value-type="float" office:value="9648.4375">
            <text:p>9648.4375</text:p>
          </table:table-cell>
          <table:table-cell/>
        </table:table-row>
        <table:table-row table:style-name="ro1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40]-0)/(1-0))*(145-1)+1)" office:value-type="float" office:value="138">
            <text:p>138</text:p>
          </table:table-cell>
          <table:table-cell table:formula="of:=ROUND((([.B140]-0)/(1-0))*(1-0)+0)" office:value-type="float" office:value="0">
            <text:p>0</text:p>
          </table:table-cell>
          <table:table-cell table:formula="of:=(([.C140]-0)/(1-0))*(100-0)+0" office:value-type="float" office:value="98.046875">
            <text:p>98.046875</text:p>
          </table:table-cell>
          <table:table-cell table:formula="of:=(([.D140]-0)/(1-0))*(100-(-100))+(-100)" office:value-type="float" office:value="-99.21875">
            <text:p>-99.21875</text:p>
          </table:table-cell>
          <table:table-cell table:formula="of:=(([.E140]-0)/(1-0))*(10000-0)+0" office:value-type="float" office:value="7148.4375">
            <text:p>7148.4375</text:p>
          </table:table-cell>
          <table:table-cell/>
        </table:table-row>
        <table:table-row table:style-name="ro1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41]-0)/(1-0))*(145-1)+1)" office:value-type="float" office:value="66">
            <text:p>66</text:p>
          </table:table-cell>
          <table:table-cell table:formula="of:=ROUND((([.B141]-0)/(1-0))*(1-0)+0)" office:value-type="float" office:value="1">
            <text:p>1</text:p>
          </table:table-cell>
          <table:table-cell table:formula="of:=(([.C141]-0)/(1-0))*(100-0)+0" office:value-type="float" office:value="48.046875">
            <text:p>48.046875</text:p>
          </table:table-cell>
          <table:table-cell table:formula="of:=(([.D141]-0)/(1-0))*(100-(-100))+(-100)" office:value-type="float" office:value="0.78125">
            <text:p>0.78125</text:p>
          </table:table-cell>
          <table:table-cell table:formula="of:=(([.E141]-0)/(1-0))*(10000-0)+0" office:value-type="float" office:value="2148.4375">
            <text:p>2148.4375</text:p>
          </table:table-cell>
          <table:table-cell/>
        </table:table-row>
        <table:table-row table:style-name="ro1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42]-0)/(1-0))*(145-1)+1)" office:value-type="float" office:value="48">
            <text:p>48</text:p>
          </table:table-cell>
          <table:table-cell table:formula="of:=ROUND((([.B142]-0)/(1-0))*(1-0)+0)" office:value-type="float" office:value="0">
            <text:p>0</text:p>
          </table:table-cell>
          <table:table-cell table:formula="of:=(([.C142]-0)/(1-0))*(100-0)+0" office:value-type="float" office:value="10.546875">
            <text:p>10.546875</text:p>
          </table:table-cell>
          <table:table-cell table:formula="of:=(([.D142]-0)/(1-0))*(100-(-100))+(-100)" office:value-type="float" office:value="25.78125">
            <text:p>25.78125</text:p>
          </table:table-cell>
          <table:table-cell table:formula="of:=(([.E142]-0)/(1-0))*(10000-0)+0" office:value-type="float" office:value="898.4375">
            <text:p>898.4375</text:p>
          </table:table-cell>
          <table:table-cell/>
        </table:table-row>
        <table:table-row table:style-name="ro1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43]-0)/(1-0))*(145-1)+1)" office:value-type="float" office:value="120">
            <text:p>120</text:p>
          </table:table-cell>
          <table:table-cell table:formula="of:=ROUND((([.B143]-0)/(1-0))*(1-0)+0)" office:value-type="float" office:value="1">
            <text:p>1</text:p>
          </table:table-cell>
          <table:table-cell table:formula="of:=(([.C143]-0)/(1-0))*(100-0)+0" office:value-type="float" office:value="60.546875">
            <text:p>60.546875</text:p>
          </table:table-cell>
          <table:table-cell table:formula="of:=(([.D143]-0)/(1-0))*(100-(-100))+(-100)" office:value-type="float" office:value="-74.21875">
            <text:p>-74.21875</text:p>
          </table:table-cell>
          <table:table-cell table:formula="of:=(([.E143]-0)/(1-0))*(10000-0)+0" office:value-type="float" office:value="5898.4375">
            <text:p>5898.4375</text:p>
          </table:table-cell>
          <table:table-cell/>
        </table:table-row>
        <table:table-row table:style-name="ro1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44]-0)/(1-0))*(145-1)+1)" office:value-type="float" office:value="84">
            <text:p>84</text:p>
          </table:table-cell>
          <table:table-cell table:formula="of:=ROUND((([.B144]-0)/(1-0))*(1-0)+0)" office:value-type="float" office:value="0">
            <text:p>0</text:p>
          </table:table-cell>
          <table:table-cell table:formula="of:=(([.C144]-0)/(1-0))*(100-0)+0" office:value-type="float" office:value="35.546875">
            <text:p>35.546875</text:p>
          </table:table-cell>
          <table:table-cell table:formula="of:=(([.D144]-0)/(1-0))*(100-(-100))+(-100)" office:value-type="float" office:value="75.78125">
            <text:p>75.78125</text:p>
          </table:table-cell>
          <table:table-cell table:formula="of:=(([.E144]-0)/(1-0))*(10000-0)+0" office:value-type="float" office:value="8398.4375">
            <text:p>8398.4375</text:p>
          </table:table-cell>
          <table:table-cell/>
        </table:table-row>
        <table:table-row table:style-name="ro1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45]-0)/(1-0))*(145-1)+1)" office:value-type="float" office:value="12">
            <text:p>12</text:p>
          </table:table-cell>
          <table:table-cell table:formula="of:=ROUND((([.B145]-0)/(1-0))*(1-0)+0)" office:value-type="float" office:value="1">
            <text:p>1</text:p>
          </table:table-cell>
          <table:table-cell table:formula="of:=(([.C145]-0)/(1-0))*(100-0)+0" office:value-type="float" office:value="85.546875">
            <text:p>85.546875</text:p>
          </table:table-cell>
          <table:table-cell table:formula="of:=(([.D145]-0)/(1-0))*(100-(-100))+(-100)" office:value-type="float" office:value="-24.21875">
            <text:p>-24.21875</text:p>
          </table:table-cell>
          <table:table-cell table:formula="of:=(([.E145]-0)/(1-0))*(10000-0)+0" office:value-type="float" office:value="3398.4375">
            <text:p>3398.4375</text:p>
          </table:table-cell>
          <table:table-cell/>
        </table:table-row>
        <table:table-row table:style-name="ro1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6]-0)/(1-0))*(145-1)+1)" office:value-type="float" office:value="16">
            <text:p>16</text:p>
          </table:table-cell>
          <table:table-cell table:formula="of:=ROUND((([.B146]-0)/(1-0))*(1-0)+0)" office:value-type="float" office:value="0">
            <text:p>0</text:p>
          </table:table-cell>
          <table:table-cell table:formula="of:=(([.C146]-0)/(1-0))*(100-0)+0" office:value-type="float" office:value="19.921875">
            <text:p>19.921875</text:p>
          </table:table-cell>
          <table:table-cell table:formula="of:=(([.D146]-0)/(1-0))*(100-(-100))+(-100)" office:value-type="float" office:value="19.53125">
            <text:p>19.53125</text:p>
          </table:table-cell>
          <table:table-cell table:formula="of:=(([.E146]-0)/(1-0))*(10000-0)+0" office:value-type="float" office:value="6835.9375">
            <text:p>6835.9375</text:p>
          </table:table-cell>
          <table:table-cell/>
        </table:table-row>
        <table:table-row table:style-name="ro1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7]-0)/(1-0))*(145-1)+1)" office:value-type="float" office:value="88">
            <text:p>88</text:p>
          </table:table-cell>
          <table:table-cell table:formula="of:=ROUND((([.B147]-0)/(1-0))*(1-0)+0)" office:value-type="float" office:value="1">
            <text:p>1</text:p>
          </table:table-cell>
          <table:table-cell table:formula="of:=(([.C147]-0)/(1-0))*(100-0)+0" office:value-type="float" office:value="69.921875">
            <text:p>69.921875</text:p>
          </table:table-cell>
          <table:table-cell table:formula="of:=(([.D147]-0)/(1-0))*(100-(-100))+(-100)" office:value-type="float" office:value="-80.46875">
            <text:p>-80.46875</text:p>
          </table:table-cell>
          <table:table-cell table:formula="of:=(([.E147]-0)/(1-0))*(10000-0)+0" office:value-type="float" office:value="1835.9375">
            <text:p>1835.9375</text:p>
          </table:table-cell>
          <table:table-cell/>
        </table:table-row>
        <table:table-row table:style-name="ro1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8]-0)/(1-0))*(145-1)+1)" office:value-type="float" office:value="124">
            <text:p>124</text:p>
          </table:table-cell>
          <table:table-cell table:formula="of:=ROUND((([.B148]-0)/(1-0))*(1-0)+0)" office:value-type="float" office:value="0">
            <text:p>0</text:p>
          </table:table-cell>
          <table:table-cell table:formula="of:=(([.C148]-0)/(1-0))*(100-0)+0" office:value-type="float" office:value="44.921875">
            <text:p>44.921875</text:p>
          </table:table-cell>
          <table:table-cell table:formula="of:=(([.D148]-0)/(1-0))*(100-(-100))+(-100)" office:value-type="float" office:value="69.53125">
            <text:p>69.53125</text:p>
          </table:table-cell>
          <table:table-cell table:formula="of:=(([.E148]-0)/(1-0))*(10000-0)+0" office:value-type="float" office:value="4335.9375">
            <text:p>4335.9375</text:p>
          </table:table-cell>
          <table:table-cell/>
        </table:table-row>
        <table:table-row table:style-name="ro1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49]-0)/(1-0))*(145-1)+1)" office:value-type="float" office:value="52">
            <text:p>52</text:p>
          </table:table-cell>
          <table:table-cell table:formula="of:=ROUND((([.B149]-0)/(1-0))*(1-0)+0)" office:value-type="float" office:value="1">
            <text:p>1</text:p>
          </table:table-cell>
          <table:table-cell table:formula="of:=(([.C149]-0)/(1-0))*(100-0)+0" office:value-type="float" office:value="94.921875">
            <text:p>94.921875</text:p>
          </table:table-cell>
          <table:table-cell table:formula="of:=(([.D149]-0)/(1-0))*(100-(-100))+(-100)" office:value-type="float" office:value="-30.46875">
            <text:p>-30.46875</text:p>
          </table:table-cell>
          <table:table-cell table:formula="of:=(([.E149]-0)/(1-0))*(10000-0)+0" office:value-type="float" office:value="9335.9375">
            <text:p>9335.9375</text:p>
          </table:table-cell>
          <table:table-cell/>
        </table:table-row>
        <table:table-row table:style-name="ro1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50]-0)/(1-0))*(145-1)+1)" office:value-type="float" office:value="70">
            <text:p>70</text:p>
          </table:table-cell>
          <table:table-cell table:formula="of:=ROUND((([.B150]-0)/(1-0))*(1-0)+0)" office:value-type="float" office:value="0">
            <text:p>0</text:p>
          </table:table-cell>
          <table:table-cell table:formula="of:=(([.C150]-0)/(1-0))*(100-0)+0" office:value-type="float" office:value="57.421875">
            <text:p>57.421875</text:p>
          </table:table-cell>
          <table:table-cell table:formula="of:=(([.D150]-0)/(1-0))*(100-(-100))+(-100)" office:value-type="float" office:value="-5.46875">
            <text:p>-5.46875</text:p>
          </table:table-cell>
          <table:table-cell table:formula="of:=(([.E150]-0)/(1-0))*(10000-0)+0" office:value-type="float" office:value="8085.9375">
            <text:p>8085.9375</text:p>
          </table:table-cell>
          <table:table-cell/>
        </table:table-row>
        <table:table-row table:style-name="ro1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51]-0)/(1-0))*(145-1)+1)" office:value-type="float" office:value="142">
            <text:p>142</text:p>
          </table:table-cell>
          <table:table-cell table:formula="of:=ROUND((([.B151]-0)/(1-0))*(1-0)+0)" office:value-type="float" office:value="1">
            <text:p>1</text:p>
          </table:table-cell>
          <table:table-cell table:formula="of:=(([.C151]-0)/(1-0))*(100-0)+0" office:value-type="float" office:value="7.421875">
            <text:p>7.421875</text:p>
          </table:table-cell>
          <table:table-cell table:formula="of:=(([.D151]-0)/(1-0))*(100-(-100))+(-100)" office:value-type="float" office:value="94.53125">
            <text:p>94.53125</text:p>
          </table:table-cell>
          <table:table-cell table:formula="of:=(([.E151]-0)/(1-0))*(10000-0)+0" office:value-type="float" office:value="3085.9375">
            <text:p>3085.9375</text:p>
          </table:table-cell>
          <table:table-cell/>
        </table:table-row>
        <table:table-row table:style-name="ro1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52]-0)/(1-0))*(145-1)+1)" office:value-type="float" office:value="106">
            <text:p>106</text:p>
          </table:table-cell>
          <table:table-cell table:formula="of:=ROUND((([.B152]-0)/(1-0))*(1-0)+0)" office:value-type="float" office:value="0">
            <text:p>0</text:p>
          </table:table-cell>
          <table:table-cell table:formula="of:=(([.C152]-0)/(1-0))*(100-0)+0" office:value-type="float" office:value="82.421875">
            <text:p>82.421875</text:p>
          </table:table-cell>
          <table:table-cell table:formula="of:=(([.D152]-0)/(1-0))*(100-(-100))+(-100)" office:value-type="float" office:value="-55.46875">
            <text:p>-55.46875</text:p>
          </table:table-cell>
          <table:table-cell table:formula="of:=(([.E152]-0)/(1-0))*(10000-0)+0" office:value-type="float" office:value="585.9375">
            <text:p>585.9375</text:p>
          </table:table-cell>
          <table:table-cell/>
        </table:table-row>
        <table:table-row table:style-name="ro1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53]-0)/(1-0))*(145-1)+1)" office:value-type="float" office:value="34">
            <text:p>34</text:p>
          </table:table-cell>
          <table:table-cell table:formula="of:=ROUND((([.B153]-0)/(1-0))*(1-0)+0)" office:value-type="float" office:value="1">
            <text:p>1</text:p>
          </table:table-cell>
          <table:table-cell table:formula="of:=(([.C153]-0)/(1-0))*(100-0)+0" office:value-type="float" office:value="32.421875">
            <text:p>32.421875</text:p>
          </table:table-cell>
          <table:table-cell table:formula="of:=(([.D153]-0)/(1-0))*(100-(-100))+(-100)" office:value-type="float" office:value="44.53125">
            <text:p>44.53125</text:p>
          </table:table-cell>
          <table:table-cell table:formula="of:=(([.E153]-0)/(1-0))*(10000-0)+0" office:value-type="float" office:value="5585.9375">
            <text:p>5585.9375</text:p>
          </table:table-cell>
          <table:table-cell/>
        </table:table-row>
        <table:table-row table:style-name="ro1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54]-0)/(1-0))*(145-1)+1)" office:value-type="float" office:value="25">
            <text:p>25</text:p>
          </table:table-cell>
          <table:table-cell table:formula="of:=ROUND((([.B154]-0)/(1-0))*(1-0)+0)" office:value-type="float" office:value="0">
            <text:p>0</text:p>
          </table:table-cell>
          <table:table-cell table:formula="of:=(([.C154]-0)/(1-0))*(100-0)+0" office:value-type="float" office:value="76.171875">
            <text:p>76.171875</text:p>
          </table:table-cell>
          <table:table-cell table:formula="of:=(([.D154]-0)/(1-0))*(100-(-100))+(-100)" office:value-type="float" office:value="82.03125">
            <text:p>82.03125</text:p>
          </table:table-cell>
          <table:table-cell table:formula="of:=(([.E154]-0)/(1-0))*(10000-0)+0" office:value-type="float" office:value="2460.9375">
            <text:p>2460.9375</text:p>
          </table:table-cell>
          <table:table-cell/>
        </table:table-row>
        <table:table-row table:style-name="ro1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55]-0)/(1-0))*(145-1)+1)" office:value-type="float" office:value="97">
            <text:p>97</text:p>
          </table:table-cell>
          <table:table-cell table:formula="of:=ROUND((([.B155]-0)/(1-0))*(1-0)+0)" office:value-type="float" office:value="1">
            <text:p>1</text:p>
          </table:table-cell>
          <table:table-cell table:formula="of:=(([.C155]-0)/(1-0))*(100-0)+0" office:value-type="float" office:value="26.171875">
            <text:p>26.171875</text:p>
          </table:table-cell>
          <table:table-cell table:formula="of:=(([.D155]-0)/(1-0))*(100-(-100))+(-100)" office:value-type="float" office:value="-17.96875">
            <text:p>-17.96875</text:p>
          </table:table-cell>
          <table:table-cell table:formula="of:=(([.E155]-0)/(1-0))*(10000-0)+0" office:value-type="float" office:value="7460.9375">
            <text:p>7460.9375</text:p>
          </table:table-cell>
          <table:table-cell/>
        </table:table-row>
        <table:table-row table:style-name="ro1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56]-0)/(1-0))*(145-1)+1)" office:value-type="float" office:value="133">
            <text:p>133</text:p>
          </table:table-cell>
          <table:table-cell table:formula="of:=ROUND((([.B156]-0)/(1-0))*(1-0)+0)" office:value-type="float" office:value="0">
            <text:p>0</text:p>
          </table:table-cell>
          <table:table-cell table:formula="of:=(([.C156]-0)/(1-0))*(100-0)+0" office:value-type="float" office:value="51.171875">
            <text:p>51.171875</text:p>
          </table:table-cell>
          <table:table-cell table:formula="of:=(([.D156]-0)/(1-0))*(100-(-100))+(-100)" office:value-type="float" office:value="32.03125">
            <text:p>32.03125</text:p>
          </table:table-cell>
          <table:table-cell table:formula="of:=(([.E156]-0)/(1-0))*(10000-0)+0" office:value-type="float" office:value="9960.9375">
            <text:p>9960.9375</text:p>
          </table:table-cell>
          <table:table-cell/>
        </table:table-row>
        <table:table-row table:style-name="ro1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57]-0)/(1-0))*(145-1)+1)" office:value-type="float" office:value="61">
            <text:p>61</text:p>
          </table:table-cell>
          <table:table-cell table:formula="of:=ROUND((([.B157]-0)/(1-0))*(1-0)+0)" office:value-type="float" office:value="1">
            <text:p>1</text:p>
          </table:table-cell>
          <table:table-cell table:formula="of:=(([.C157]-0)/(1-0))*(100-0)+0" office:value-type="float" office:value="1.171875">
            <text:p>1.171875</text:p>
          </table:table-cell>
          <table:table-cell table:formula="of:=(([.D157]-0)/(1-0))*(100-(-100))+(-100)" office:value-type="float" office:value="-67.96875">
            <text:p>-67.96875</text:p>
          </table:table-cell>
          <table:table-cell table:formula="of:=(([.E157]-0)/(1-0))*(10000-0)+0" office:value-type="float" office:value="4960.9375">
            <text:p>4960.9375</text:p>
          </table:table-cell>
          <table:table-cell/>
        </table:table-row>
        <table:table-row table:style-name="ro1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58]-0)/(1-0))*(145-1)+1)" office:value-type="float" office:value="43">
            <text:p>43</text:p>
          </table:table-cell>
          <table:table-cell table:formula="of:=ROUND((([.B158]-0)/(1-0))*(1-0)+0)" office:value-type="float" office:value="0">
            <text:p>0</text:p>
          </table:table-cell>
          <table:table-cell table:formula="of:=(([.C158]-0)/(1-0))*(100-0)+0" office:value-type="float" office:value="38.671875">
            <text:p>38.671875</text:p>
          </table:table-cell>
          <table:table-cell table:formula="of:=(([.D158]-0)/(1-0))*(100-(-100))+(-100)" office:value-type="float" office:value="-92.96875">
            <text:p>-92.96875</text:p>
          </table:table-cell>
          <table:table-cell table:formula="of:=(([.E158]-0)/(1-0))*(10000-0)+0" office:value-type="float" office:value="3710.9375">
            <text:p>3710.9375</text:p>
          </table:table-cell>
          <table:table-cell/>
        </table:table-row>
        <table:table-row table:style-name="ro1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59]-0)/(1-0))*(145-1)+1)" office:value-type="float" office:value="115">
            <text:p>115</text:p>
          </table:table-cell>
          <table:table-cell table:formula="of:=ROUND((([.B159]-0)/(1-0))*(1-0)+0)" office:value-type="float" office:value="1">
            <text:p>1</text:p>
          </table:table-cell>
          <table:table-cell table:formula="of:=(([.C159]-0)/(1-0))*(100-0)+0" office:value-type="float" office:value="88.671875">
            <text:p>88.671875</text:p>
          </table:table-cell>
          <table:table-cell table:formula="of:=(([.D159]-0)/(1-0))*(100-(-100))+(-100)" office:value-type="float" office:value="7.03125">
            <text:p>7.03125</text:p>
          </table:table-cell>
          <table:table-cell table:formula="of:=(([.E159]-0)/(1-0))*(10000-0)+0" office:value-type="float" office:value="8710.9375">
            <text:p>8710.9375</text:p>
          </table:table-cell>
          <table:table-cell/>
        </table:table-row>
        <table:table-row table:style-name="ro1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60]-0)/(1-0))*(145-1)+1)" office:value-type="float" office:value="79">
            <text:p>79</text:p>
          </table:table-cell>
          <table:table-cell table:formula="of:=ROUND((([.B160]-0)/(1-0))*(1-0)+0)" office:value-type="float" office:value="0">
            <text:p>0</text:p>
          </table:table-cell>
          <table:table-cell table:formula="of:=(([.C160]-0)/(1-0))*(100-0)+0" office:value-type="float" office:value="13.671875">
            <text:p>13.671875</text:p>
          </table:table-cell>
          <table:table-cell table:formula="of:=(([.D160]-0)/(1-0))*(100-(-100))+(-100)" office:value-type="float" office:value="-42.96875">
            <text:p>-42.96875</text:p>
          </table:table-cell>
          <table:table-cell table:formula="of:=(([.E160]-0)/(1-0))*(10000-0)+0" office:value-type="float" office:value="6210.9375">
            <text:p>6210.9375</text:p>
          </table:table-cell>
          <table:table-cell/>
        </table:table-row>
        <table:table-row table:style-name="ro1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61]-0)/(1-0))*(145-1)+1)" office:value-type="float" office:value="7">
            <text:p>7</text:p>
          </table:table-cell>
          <table:table-cell table:formula="of:=ROUND((([.B161]-0)/(1-0))*(1-0)+0)" office:value-type="float" office:value="1">
            <text:p>1</text:p>
          </table:table-cell>
          <table:table-cell table:formula="of:=(([.C161]-0)/(1-0))*(100-0)+0" office:value-type="float" office:value="63.671875">
            <text:p>63.671875</text:p>
          </table:table-cell>
          <table:table-cell table:formula="of:=(([.D161]-0)/(1-0))*(100-(-100))+(-100)" office:value-type="float" office:value="57.03125">
            <text:p>57.03125</text:p>
          </table:table-cell>
          <table:table-cell table:formula="of:=(([.E161]-0)/(1-0))*(10000-0)+0" office:value-type="float" office:value="1210.9375">
            <text:p>1210.9375</text:p>
          </table:table-cell>
          <table:table-cell/>
        </table:table-row>
        <table:table-row table:style-name="ro1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62]-0)/(1-0))*(145-1)+1)" office:value-type="float" office:value="9">
            <text:p>9</text:p>
          </table:table-cell>
          <table:table-cell table:formula="of:=ROUND((([.B162]-0)/(1-0))*(1-0)+0)" office:value-type="float" office:value="0">
            <text:p>0</text:p>
          </table:table-cell>
          <table:table-cell table:formula="of:=(([.C162]-0)/(1-0))*(100-0)+0" office:value-type="float" office:value="99.609375">
            <text:p>99.609375</text:p>
          </table:table-cell>
          <table:table-cell table:formula="of:=(([.D162]-0)/(1-0))*(100-(-100))+(-100)" office:value-type="float" office:value="47.65625">
            <text:p>47.65625</text:p>
          </table:table-cell>
          <table:table-cell table:formula="of:=(([.E162]-0)/(1-0))*(10000-0)+0" office:value-type="float" office:value="7617.1875">
            <text:p>7617.1875</text:p>
          </table:table-cell>
          <table:table-cell/>
        </table:table-row>
        <table:table-row table:style-name="ro1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63]-0)/(1-0))*(145-1)+1)" office:value-type="float" office:value="81">
            <text:p>81</text:p>
          </table:table-cell>
          <table:table-cell table:formula="of:=ROUND((([.B163]-0)/(1-0))*(1-0)+0)" office:value-type="float" office:value="1">
            <text:p>1</text:p>
          </table:table-cell>
          <table:table-cell table:formula="of:=(([.C163]-0)/(1-0))*(100-0)+0" office:value-type="float" office:value="49.609375">
            <text:p>49.609375</text:p>
          </table:table-cell>
          <table:table-cell table:formula="of:=(([.D163]-0)/(1-0))*(100-(-100))+(-100)" office:value-type="float" office:value="-52.34375">
            <text:p>-52.34375</text:p>
          </table:table-cell>
          <table:table-cell table:formula="of:=(([.E163]-0)/(1-0))*(10000-0)+0" office:value-type="float" office:value="2617.1875">
            <text:p>2617.1875</text:p>
          </table:table-cell>
          <table:table-cell/>
        </table:table-row>
        <table:table-row table:style-name="ro1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64]-0)/(1-0))*(145-1)+1)" office:value-type="float" office:value="117">
            <text:p>117</text:p>
          </table:table-cell>
          <table:table-cell table:formula="of:=ROUND((([.B164]-0)/(1-0))*(1-0)+0)" office:value-type="float" office:value="0">
            <text:p>0</text:p>
          </table:table-cell>
          <table:table-cell table:formula="of:=(([.C164]-0)/(1-0))*(100-0)+0" office:value-type="float" office:value="74.609375">
            <text:p>74.609375</text:p>
          </table:table-cell>
          <table:table-cell table:formula="of:=(([.D164]-0)/(1-0))*(100-(-100))+(-100)" office:value-type="float" office:value="97.65625">
            <text:p>97.65625</text:p>
          </table:table-cell>
          <table:table-cell table:formula="of:=(([.E164]-0)/(1-0))*(10000-0)+0" office:value-type="float" office:value="117.1875">
            <text:p>117.1875</text:p>
          </table:table-cell>
          <table:table-cell/>
        </table:table-row>
        <table:table-row table:style-name="ro1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65]-0)/(1-0))*(145-1)+1)" office:value-type="float" office:value="45">
            <text:p>45</text:p>
          </table:table-cell>
          <table:table-cell table:formula="of:=ROUND((([.B165]-0)/(1-0))*(1-0)+0)" office:value-type="float" office:value="1">
            <text:p>1</text:p>
          </table:table-cell>
          <table:table-cell table:formula="of:=(([.C165]-0)/(1-0))*(100-0)+0" office:value-type="float" office:value="24.609375">
            <text:p>24.609375</text:p>
          </table:table-cell>
          <table:table-cell table:formula="of:=(([.D165]-0)/(1-0))*(100-(-100))+(-100)" office:value-type="float" office:value="-2.34375">
            <text:p>-2.34375</text:p>
          </table:table-cell>
          <table:table-cell table:formula="of:=(([.E165]-0)/(1-0))*(10000-0)+0" office:value-type="float" office:value="5117.1875">
            <text:p>5117.1875</text:p>
          </table:table-cell>
          <table:table-cell/>
        </table:table-row>
        <table:table-row table:style-name="ro1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66]-0)/(1-0))*(145-1)+1)" office:value-type="float" office:value="63">
            <text:p>63</text:p>
          </table:table-cell>
          <table:table-cell table:formula="of:=ROUND((([.B166]-0)/(1-0))*(1-0)+0)" office:value-type="float" office:value="0">
            <text:p>0</text:p>
          </table:table-cell>
          <table:table-cell table:formula="of:=(([.C166]-0)/(1-0))*(100-0)+0" office:value-type="float" office:value="37.109375">
            <text:p>37.109375</text:p>
          </table:table-cell>
          <table:table-cell table:formula="of:=(([.D166]-0)/(1-0))*(100-(-100))+(-100)" office:value-type="float" office:value="-27.34375">
            <text:p>-27.34375</text:p>
          </table:table-cell>
          <table:table-cell table:formula="of:=(([.E166]-0)/(1-0))*(10000-0)+0" office:value-type="float" office:value="6367.1875">
            <text:p>6367.1875</text:p>
          </table:table-cell>
          <table:table-cell/>
        </table:table-row>
        <table:table-row table:style-name="ro1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67]-0)/(1-0))*(145-1)+1)" office:value-type="float" office:value="135">
            <text:p>135</text:p>
          </table:table-cell>
          <table:table-cell table:formula="of:=ROUND((([.B167]-0)/(1-0))*(1-0)+0)" office:value-type="float" office:value="1">
            <text:p>1</text:p>
          </table:table-cell>
          <table:table-cell table:formula="of:=(([.C167]-0)/(1-0))*(100-0)+0" office:value-type="float" office:value="87.109375">
            <text:p>87.109375</text:p>
          </table:table-cell>
          <table:table-cell table:formula="of:=(([.D167]-0)/(1-0))*(100-(-100))+(-100)" office:value-type="float" office:value="72.65625">
            <text:p>72.65625</text:p>
          </table:table-cell>
          <table:table-cell table:formula="of:=(([.E167]-0)/(1-0))*(10000-0)+0" office:value-type="float" office:value="1367.1875">
            <text:p>1367.1875</text:p>
          </table:table-cell>
          <table:table-cell/>
        </table:table-row>
        <table:table-row table:style-name="ro1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68]-0)/(1-0))*(145-1)+1)" office:value-type="float" office:value="99">
            <text:p>99</text:p>
          </table:table-cell>
          <table:table-cell table:formula="of:=ROUND((([.B168]-0)/(1-0))*(1-0)+0)" office:value-type="float" office:value="0">
            <text:p>0</text:p>
          </table:table-cell>
          <table:table-cell table:formula="of:=(([.C168]-0)/(1-0))*(100-0)+0" office:value-type="float" office:value="12.109375">
            <text:p>12.109375</text:p>
          </table:table-cell>
          <table:table-cell table:formula="of:=(([.D168]-0)/(1-0))*(100-(-100))+(-100)" office:value-type="float" office:value="-77.34375">
            <text:p>-77.34375</text:p>
          </table:table-cell>
          <table:table-cell table:formula="of:=(([.E168]-0)/(1-0))*(10000-0)+0" office:value-type="float" office:value="3867.1875">
            <text:p>3867.1875</text:p>
          </table:table-cell>
          <table:table-cell/>
        </table:table-row>
        <table:table-row table:style-name="ro1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69]-0)/(1-0))*(145-1)+1)" office:value-type="float" office:value="27">
            <text:p>27</text:p>
          </table:table-cell>
          <table:table-cell table:formula="of:=ROUND((([.B169]-0)/(1-0))*(1-0)+0)" office:value-type="float" office:value="1">
            <text:p>1</text:p>
          </table:table-cell>
          <table:table-cell table:formula="of:=(([.C169]-0)/(1-0))*(100-0)+0" office:value-type="float" office:value="62.109375">
            <text:p>62.109375</text:p>
          </table:table-cell>
          <table:table-cell table:formula="of:=(([.D169]-0)/(1-0))*(100-(-100))+(-100)" office:value-type="float" office:value="22.65625">
            <text:p>22.65625</text:p>
          </table:table-cell>
          <table:table-cell table:formula="of:=(([.E169]-0)/(1-0))*(10000-0)+0" office:value-type="float" office:value="8867.1875">
            <text:p>8867.1875</text:p>
          </table:table-cell>
          <table:table-cell/>
        </table:table-row>
        <table:table-row table:style-name="ro1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70]-0)/(1-0))*(145-1)+1)" office:value-type="float" office:value="36">
            <text:p>36</text:p>
          </table:table-cell>
          <table:table-cell table:formula="of:=ROUND((([.B170]-0)/(1-0))*(1-0)+0)" office:value-type="float" office:value="0">
            <text:p>0</text:p>
          </table:table-cell>
          <table:table-cell table:formula="of:=(([.C170]-0)/(1-0))*(100-0)+0" office:value-type="float" office:value="5.859375">
            <text:p>5.859375</text:p>
          </table:table-cell>
          <table:table-cell table:formula="of:=(([.D170]-0)/(1-0))*(100-(-100))+(-100)" office:value-type="float" office:value="60.15625">
            <text:p>60.15625</text:p>
          </table:table-cell>
          <table:table-cell table:formula="of:=(([.E170]-0)/(1-0))*(10000-0)+0" office:value-type="float" office:value="3242.1875">
            <text:p>3242.1875</text:p>
          </table:table-cell>
          <table:table-cell/>
        </table:table-row>
        <table:table-row table:style-name="ro1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71]-0)/(1-0))*(145-1)+1)" office:value-type="float" office:value="108">
            <text:p>108</text:p>
          </table:table-cell>
          <table:table-cell table:formula="of:=ROUND((([.B171]-0)/(1-0))*(1-0)+0)" office:value-type="float" office:value="1">
            <text:p>1</text:p>
          </table:table-cell>
          <table:table-cell table:formula="of:=(([.C171]-0)/(1-0))*(100-0)+0" office:value-type="float" office:value="55.859375">
            <text:p>55.859375</text:p>
          </table:table-cell>
          <table:table-cell table:formula="of:=(([.D171]-0)/(1-0))*(100-(-100))+(-100)" office:value-type="float" office:value="-39.84375">
            <text:p>-39.84375</text:p>
          </table:table-cell>
          <table:table-cell table:formula="of:=(([.E171]-0)/(1-0))*(10000-0)+0" office:value-type="float" office:value="8242.1875">
            <text:p>8242.1875</text:p>
          </table:table-cell>
          <table:table-cell/>
        </table:table-row>
        <table:table-row table:style-name="ro1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72]-0)/(1-0))*(145-1)+1)" office:value-type="float" office:value="144">
            <text:p>144</text:p>
          </table:table-cell>
          <table:table-cell table:formula="of:=ROUND((([.B172]-0)/(1-0))*(1-0)+0)" office:value-type="float" office:value="0">
            <text:p>0</text:p>
          </table:table-cell>
          <table:table-cell table:formula="of:=(([.C172]-0)/(1-0))*(100-0)+0" office:value-type="float" office:value="30.859375">
            <text:p>30.859375</text:p>
          </table:table-cell>
          <table:table-cell table:formula="of:=(([.D172]-0)/(1-0))*(100-(-100))+(-100)" office:value-type="float" office:value="10.15625">
            <text:p>10.15625</text:p>
          </table:table-cell>
          <table:table-cell table:formula="of:=(([.E172]-0)/(1-0))*(10000-0)+0" office:value-type="float" office:value="5742.1875">
            <text:p>5742.1875</text:p>
          </table:table-cell>
          <table:table-cell/>
        </table:table-row>
        <table:table-row table:style-name="ro1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73]-0)/(1-0))*(145-1)+1)" office:value-type="float" office:value="72">
            <text:p>72</text:p>
          </table:table-cell>
          <table:table-cell table:formula="of:=ROUND((([.B173]-0)/(1-0))*(1-0)+0)" office:value-type="float" office:value="1">
            <text:p>1</text:p>
          </table:table-cell>
          <table:table-cell table:formula="of:=(([.C173]-0)/(1-0))*(100-0)+0" office:value-type="float" office:value="80.859375">
            <text:p>80.859375</text:p>
          </table:table-cell>
          <table:table-cell table:formula="of:=(([.D173]-0)/(1-0))*(100-(-100))+(-100)" office:value-type="float" office:value="-89.84375">
            <text:p>-89.84375</text:p>
          </table:table-cell>
          <table:table-cell table:formula="of:=(([.E173]-0)/(1-0))*(10000-0)+0" office:value-type="float" office:value="742.1875">
            <text:p>742.1875</text:p>
          </table:table-cell>
          <table:table-cell/>
        </table:table-row>
        <table:table-row table:style-name="ro1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74]-0)/(1-0))*(145-1)+1)" office:value-type="float" office:value="54">
            <text:p>54</text:p>
          </table:table-cell>
          <table:table-cell table:formula="of:=ROUND((([.B174]-0)/(1-0))*(1-0)+0)" office:value-type="float" office:value="0">
            <text:p>0</text:p>
          </table:table-cell>
          <table:table-cell table:formula="of:=(([.C174]-0)/(1-0))*(100-0)+0" office:value-type="float" office:value="68.359375">
            <text:p>68.359375</text:p>
          </table:table-cell>
          <table:table-cell table:formula="of:=(([.D174]-0)/(1-0))*(100-(-100))+(-100)" office:value-type="float" office:value="-64.84375">
            <text:p>-64.84375</text:p>
          </table:table-cell>
          <table:table-cell table:formula="of:=(([.E174]-0)/(1-0))*(10000-0)+0" office:value-type="float" office:value="1992.1875">
            <text:p>1992.1875</text:p>
          </table:table-cell>
          <table:table-cell/>
        </table:table-row>
        <table:table-row table:style-name="ro1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75]-0)/(1-0))*(145-1)+1)" office:value-type="float" office:value="126">
            <text:p>126</text:p>
          </table:table-cell>
          <table:table-cell table:formula="of:=ROUND((([.B175]-0)/(1-0))*(1-0)+0)" office:value-type="float" office:value="1">
            <text:p>1</text:p>
          </table:table-cell>
          <table:table-cell table:formula="of:=(([.C175]-0)/(1-0))*(100-0)+0" office:value-type="float" office:value="18.359375">
            <text:p>18.359375</text:p>
          </table:table-cell>
          <table:table-cell table:formula="of:=(([.D175]-0)/(1-0))*(100-(-100))+(-100)" office:value-type="float" office:value="35.15625">
            <text:p>35.15625</text:p>
          </table:table-cell>
          <table:table-cell table:formula="of:=(([.E175]-0)/(1-0))*(10000-0)+0" office:value-type="float" office:value="6992.1875">
            <text:p>6992.1875</text:p>
          </table:table-cell>
          <table:table-cell/>
        </table:table-row>
        <table:table-row table:style-name="ro1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76]-0)/(1-0))*(145-1)+1)" office:value-type="float" office:value="90">
            <text:p>90</text:p>
          </table:table-cell>
          <table:table-cell table:formula="of:=ROUND((([.B176]-0)/(1-0))*(1-0)+0)" office:value-type="float" office:value="0">
            <text:p>0</text:p>
          </table:table-cell>
          <table:table-cell table:formula="of:=(([.C176]-0)/(1-0))*(100-0)+0" office:value-type="float" office:value="93.359375">
            <text:p>93.359375</text:p>
          </table:table-cell>
          <table:table-cell table:formula="of:=(([.D176]-0)/(1-0))*(100-(-100))+(-100)" office:value-type="float" office:value="-14.84375">
            <text:p>-14.84375</text:p>
          </table:table-cell>
          <table:table-cell table:formula="of:=(([.E176]-0)/(1-0))*(10000-0)+0" office:value-type="float" office:value="9492.1875">
            <text:p>9492.1875</text:p>
          </table:table-cell>
          <table:table-cell/>
        </table:table-row>
        <table:table-row table:style-name="ro1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77]-0)/(1-0))*(145-1)+1)" office:value-type="float" office:value="18">
            <text:p>18</text:p>
          </table:table-cell>
          <table:table-cell table:formula="of:=ROUND((([.B177]-0)/(1-0))*(1-0)+0)" office:value-type="float" office:value="1">
            <text:p>1</text:p>
          </table:table-cell>
          <table:table-cell table:formula="of:=(([.C177]-0)/(1-0))*(100-0)+0" office:value-type="float" office:value="43.359375">
            <text:p>43.359375</text:p>
          </table:table-cell>
          <table:table-cell table:formula="of:=(([.D177]-0)/(1-0))*(100-(-100))+(-100)" office:value-type="float" office:value="85.15625">
            <text:p>85.15625</text:p>
          </table:table-cell>
          <table:table-cell table:formula="of:=(([.E177]-0)/(1-0))*(10000-0)+0" office:value-type="float" office:value="4492.1875">
            <text:p>4492.1875</text:p>
          </table:table-cell>
          <table:table-cell/>
        </table:table-row>
        <table:table-row table:style-name="ro1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78]-0)/(1-0))*(145-1)+1)" office:value-type="float" office:value="14">
            <text:p>14</text:p>
          </table:table-cell>
          <table:table-cell table:formula="of:=ROUND((([.B178]-0)/(1-0))*(1-0)+0)" office:value-type="float" office:value="0">
            <text:p>0</text:p>
          </table:table-cell>
          <table:table-cell table:formula="of:=(([.C178]-0)/(1-0))*(100-0)+0" office:value-type="float" office:value="52.734375">
            <text:p>52.734375</text:p>
          </table:table-cell>
          <table:table-cell table:formula="of:=(([.D178]-0)/(1-0))*(100-(-100))+(-100)" office:value-type="float" office:value="-83.59375">
            <text:p>-83.59375</text:p>
          </table:table-cell>
          <table:table-cell table:formula="of:=(([.E178]-0)/(1-0))*(10000-0)+0" office:value-type="float" office:value="5429.6875">
            <text:p>5429.6875</text:p>
          </table:table-cell>
          <table:table-cell/>
        </table:table-row>
        <table:table-row table:style-name="ro1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79]-0)/(1-0))*(145-1)+1)" office:value-type="float" office:value="86">
            <text:p>86</text:p>
          </table:table-cell>
          <table:table-cell table:formula="of:=ROUND((([.B179]-0)/(1-0))*(1-0)+0)" office:value-type="float" office:value="1">
            <text:p>1</text:p>
          </table:table-cell>
          <table:table-cell table:formula="of:=(([.C179]-0)/(1-0))*(100-0)+0" office:value-type="float" office:value="2.734375">
            <text:p>2.734375</text:p>
          </table:table-cell>
          <table:table-cell table:formula="of:=(([.D179]-0)/(1-0))*(100-(-100))+(-100)" office:value-type="float" office:value="16.40625">
            <text:p>16.40625</text:p>
          </table:table-cell>
          <table:table-cell table:formula="of:=(([.E179]-0)/(1-0))*(10000-0)+0" office:value-type="float" office:value="429.6875">
            <text:p>429.6875</text:p>
          </table:table-cell>
          <table:table-cell/>
        </table:table-row>
        <table:table-row table:style-name="ro1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80]-0)/(1-0))*(145-1)+1)" office:value-type="float" office:value="122">
            <text:p>122</text:p>
          </table:table-cell>
          <table:table-cell table:formula="of:=ROUND((([.B180]-0)/(1-0))*(1-0)+0)" office:value-type="float" office:value="0">
            <text:p>0</text:p>
          </table:table-cell>
          <table:table-cell table:formula="of:=(([.C180]-0)/(1-0))*(100-0)+0" office:value-type="float" office:value="77.734375">
            <text:p>77.734375</text:p>
          </table:table-cell>
          <table:table-cell table:formula="of:=(([.D180]-0)/(1-0))*(100-(-100))+(-100)" office:value-type="float" office:value="-33.59375">
            <text:p>-33.59375</text:p>
          </table:table-cell>
          <table:table-cell table:formula="of:=(([.E180]-0)/(1-0))*(10000-0)+0" office:value-type="float" office:value="2929.6875">
            <text:p>2929.6875</text:p>
          </table:table-cell>
          <table:table-cell/>
        </table:table-row>
        <table:table-row table:style-name="ro1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81]-0)/(1-0))*(145-1)+1)" office:value-type="float" office:value="50">
            <text:p>50</text:p>
          </table:table-cell>
          <table:table-cell table:formula="of:=ROUND((([.B181]-0)/(1-0))*(1-0)+0)" office:value-type="float" office:value="1">
            <text:p>1</text:p>
          </table:table-cell>
          <table:table-cell table:formula="of:=(([.C181]-0)/(1-0))*(100-0)+0" office:value-type="float" office:value="27.734375">
            <text:p>27.734375</text:p>
          </table:table-cell>
          <table:table-cell table:formula="of:=(([.D181]-0)/(1-0))*(100-(-100))+(-100)" office:value-type="float" office:value="66.40625">
            <text:p>66.40625</text:p>
          </table:table-cell>
          <table:table-cell table:formula="of:=(([.E181]-0)/(1-0))*(10000-0)+0" office:value-type="float" office:value="7929.6875">
            <text:p>7929.6875</text:p>
          </table:table-cell>
          <table:table-cell/>
        </table:table-row>
        <table:table-row table:style-name="ro1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2]-0)/(1-0))*(145-1)+1)" office:value-type="float" office:value="68">
            <text:p>68</text:p>
          </table:table-cell>
          <table:table-cell table:formula="of:=ROUND((([.B182]-0)/(1-0))*(1-0)+0)" office:value-type="float" office:value="0">
            <text:p>0</text:p>
          </table:table-cell>
          <table:table-cell table:formula="of:=(([.C182]-0)/(1-0))*(100-0)+0" office:value-type="float" office:value="15.234375">
            <text:p>15.234375</text:p>
          </table:table-cell>
          <table:table-cell table:formula="of:=(([.D182]-0)/(1-0))*(100-(-100))+(-100)" office:value-type="float" office:value="91.40625">
            <text:p>91.40625</text:p>
          </table:table-cell>
          <table:table-cell table:formula="of:=(([.E182]-0)/(1-0))*(10000-0)+0" office:value-type="float" office:value="9179.6875">
            <text:p>9179.6875</text:p>
          </table:table-cell>
          <table:table-cell/>
        </table:table-row>
        <table:table-row table:style-name="ro1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3]-0)/(1-0))*(145-1)+1)" office:value-type="float" office:value="140">
            <text:p>140</text:p>
          </table:table-cell>
          <table:table-cell table:formula="of:=ROUND((([.B183]-0)/(1-0))*(1-0)+0)" office:value-type="float" office:value="1">
            <text:p>1</text:p>
          </table:table-cell>
          <table:table-cell table:formula="of:=(([.C183]-0)/(1-0))*(100-0)+0" office:value-type="float" office:value="65.234375">
            <text:p>65.234375</text:p>
          </table:table-cell>
          <table:table-cell table:formula="of:=(([.D183]-0)/(1-0))*(100-(-100))+(-100)" office:value-type="float" office:value="-8.59375">
            <text:p>-8.59375</text:p>
          </table:table-cell>
          <table:table-cell table:formula="of:=(([.E183]-0)/(1-0))*(10000-0)+0" office:value-type="float" office:value="4179.6875">
            <text:p>4179.6875</text:p>
          </table:table-cell>
          <table:table-cell/>
        </table:table-row>
        <table:table-row table:style-name="ro1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4]-0)/(1-0))*(145-1)+1)" office:value-type="float" office:value="104">
            <text:p>104</text:p>
          </table:table-cell>
          <table:table-cell table:formula="of:=ROUND((([.B184]-0)/(1-0))*(1-0)+0)" office:value-type="float" office:value="0">
            <text:p>0</text:p>
          </table:table-cell>
          <table:table-cell table:formula="of:=(([.C184]-0)/(1-0))*(100-0)+0" office:value-type="float" office:value="40.234375">
            <text:p>40.234375</text:p>
          </table:table-cell>
          <table:table-cell table:formula="of:=(([.D184]-0)/(1-0))*(100-(-100))+(-100)" office:value-type="float" office:value="41.40625">
            <text:p>41.40625</text:p>
          </table:table-cell>
          <table:table-cell table:formula="of:=(([.E184]-0)/(1-0))*(10000-0)+0" office:value-type="float" office:value="1679.6875">
            <text:p>1679.6875</text:p>
          </table:table-cell>
          <table:table-cell/>
        </table:table-row>
        <table:table-row table:style-name="ro1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5]-0)/(1-0))*(145-1)+1)" office:value-type="float" office:value="32">
            <text:p>32</text:p>
          </table:table-cell>
          <table:table-cell table:formula="of:=ROUND((([.B185]-0)/(1-0))*(1-0)+0)" office:value-type="float" office:value="1">
            <text:p>1</text:p>
          </table:table-cell>
          <table:table-cell table:formula="of:=(([.C185]-0)/(1-0))*(100-0)+0" office:value-type="float" office:value="90.234375">
            <text:p>90.234375</text:p>
          </table:table-cell>
          <table:table-cell table:formula="of:=(([.D185]-0)/(1-0))*(100-(-100))+(-100)" office:value-type="float" office:value="-58.59375">
            <text:p>-58.59375</text:p>
          </table:table-cell>
          <table:table-cell table:formula="of:=(([.E185]-0)/(1-0))*(10000-0)+0" office:value-type="float" office:value="6679.6875">
            <text:p>6679.6875</text:p>
          </table:table-cell>
          <table:table-cell/>
        </table:table-row>
        <table:table-row table:style-name="ro1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86]-0)/(1-0))*(145-1)+1)" office:value-type="float" office:value="23">
            <text:p>23</text:p>
          </table:table-cell>
          <table:table-cell table:formula="of:=ROUND((([.B186]-0)/(1-0))*(1-0)+0)" office:value-type="float" office:value="0">
            <text:p>0</text:p>
          </table:table-cell>
          <table:table-cell table:formula="of:=(([.C186]-0)/(1-0))*(100-0)+0" office:value-type="float" office:value="46.484375">
            <text:p>46.484375</text:p>
          </table:table-cell>
          <table:table-cell table:formula="of:=(([.D186]-0)/(1-0))*(100-(-100))+(-100)" office:value-type="float" office:value="-21.09375">
            <text:p>-21.09375</text:p>
          </table:table-cell>
          <table:table-cell table:formula="of:=(([.E186]-0)/(1-0))*(10000-0)+0" office:value-type="float" office:value="1054.6875">
            <text:p>1054.6875</text:p>
          </table:table-cell>
          <table:table-cell/>
        </table:table-row>
        <table:table-row table:style-name="ro1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87]-0)/(1-0))*(145-1)+1)" office:value-type="float" office:value="95">
            <text:p>95</text:p>
          </table:table-cell>
          <table:table-cell table:formula="of:=ROUND((([.B187]-0)/(1-0))*(1-0)+0)" office:value-type="float" office:value="1">
            <text:p>1</text:p>
          </table:table-cell>
          <table:table-cell table:formula="of:=(([.C187]-0)/(1-0))*(100-0)+0" office:value-type="float" office:value="96.484375">
            <text:p>96.484375</text:p>
          </table:table-cell>
          <table:table-cell table:formula="of:=(([.D187]-0)/(1-0))*(100-(-100))+(-100)" office:value-type="float" office:value="78.90625">
            <text:p>78.90625</text:p>
          </table:table-cell>
          <table:table-cell table:formula="of:=(([.E187]-0)/(1-0))*(10000-0)+0" office:value-type="float" office:value="6054.6875">
            <text:p>6054.6875</text:p>
          </table:table-cell>
          <table:table-cell/>
        </table:table-row>
        <table:table-row table:style-name="ro1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88]-0)/(1-0))*(145-1)+1)" office:value-type="float" office:value="131">
            <text:p>131</text:p>
          </table:table-cell>
          <table:table-cell table:formula="of:=ROUND((([.B188]-0)/(1-0))*(1-0)+0)" office:value-type="float" office:value="0">
            <text:p>0</text:p>
          </table:table-cell>
          <table:table-cell table:formula="of:=(([.C188]-0)/(1-0))*(100-0)+0" office:value-type="float" office:value="21.484375">
            <text:p>21.484375</text:p>
          </table:table-cell>
          <table:table-cell table:formula="of:=(([.D188]-0)/(1-0))*(100-(-100))+(-100)" office:value-type="float" office:value="-71.09375">
            <text:p>-71.09375</text:p>
          </table:table-cell>
          <table:table-cell table:formula="of:=(([.E188]-0)/(1-0))*(10000-0)+0" office:value-type="float" office:value="8554.6875">
            <text:p>8554.6875</text:p>
          </table:table-cell>
          <table:table-cell/>
        </table:table-row>
        <table:table-row table:style-name="ro1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89]-0)/(1-0))*(145-1)+1)" office:value-type="float" office:value="59">
            <text:p>59</text:p>
          </table:table-cell>
          <table:table-cell table:formula="of:=ROUND((([.B189]-0)/(1-0))*(1-0)+0)" office:value-type="float" office:value="1">
            <text:p>1</text:p>
          </table:table-cell>
          <table:table-cell table:formula="of:=(([.C189]-0)/(1-0))*(100-0)+0" office:value-type="float" office:value="71.484375">
            <text:p>71.484375</text:p>
          </table:table-cell>
          <table:table-cell table:formula="of:=(([.D189]-0)/(1-0))*(100-(-100))+(-100)" office:value-type="float" office:value="28.90625">
            <text:p>28.90625</text:p>
          </table:table-cell>
          <table:table-cell table:formula="of:=(([.E189]-0)/(1-0))*(10000-0)+0" office:value-type="float" office:value="3554.6875">
            <text:p>3554.6875</text:p>
          </table:table-cell>
          <table:table-cell/>
        </table:table-row>
        <table:table-row table:style-name="ro1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90]-0)/(1-0))*(145-1)+1)" office:value-type="float" office:value="41">
            <text:p>41</text:p>
          </table:table-cell>
          <table:table-cell table:formula="of:=ROUND((([.B190]-0)/(1-0))*(1-0)+0)" office:value-type="float" office:value="0">
            <text:p>0</text:p>
          </table:table-cell>
          <table:table-cell table:formula="of:=(([.C190]-0)/(1-0))*(100-0)+0" office:value-type="float" office:value="83.984375">
            <text:p>83.984375</text:p>
          </table:table-cell>
          <table:table-cell table:formula="of:=(([.D190]-0)/(1-0))*(100-(-100))+(-100)" office:value-type="float" office:value="3.90625">
            <text:p>3.90625</text:p>
          </table:table-cell>
          <table:table-cell table:formula="of:=(([.E190]-0)/(1-0))*(10000-0)+0" office:value-type="float" office:value="4804.6875">
            <text:p>4804.6875</text:p>
          </table:table-cell>
          <table:table-cell/>
        </table:table-row>
        <table:table-row table:style-name="ro1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91]-0)/(1-0))*(145-1)+1)" office:value-type="float" office:value="113">
            <text:p>113</text:p>
          </table:table-cell>
          <table:table-cell table:formula="of:=ROUND((([.B191]-0)/(1-0))*(1-0)+0)" office:value-type="float" office:value="1">
            <text:p>1</text:p>
          </table:table-cell>
          <table:table-cell table:formula="of:=(([.C191]-0)/(1-0))*(100-0)+0" office:value-type="float" office:value="33.984375">
            <text:p>33.984375</text:p>
          </table:table-cell>
          <table:table-cell table:formula="of:=(([.D191]-0)/(1-0))*(100-(-100))+(-100)" office:value-type="float" office:value="-96.09375">
            <text:p>-96.09375</text:p>
          </table:table-cell>
          <table:table-cell table:formula="of:=(([.E191]-0)/(1-0))*(10000-0)+0" office:value-type="float" office:value="9804.6875">
            <text:p>9804.6875</text:p>
          </table:table-cell>
          <table:table-cell/>
        </table:table-row>
        <table:table-row table:style-name="ro1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92]-0)/(1-0))*(145-1)+1)" office:value-type="float" office:value="77">
            <text:p>77</text:p>
          </table:table-cell>
          <table:table-cell table:formula="of:=ROUND((([.B192]-0)/(1-0))*(1-0)+0)" office:value-type="float" office:value="0">
            <text:p>0</text:p>
          </table:table-cell>
          <table:table-cell table:formula="of:=(([.C192]-0)/(1-0))*(100-0)+0" office:value-type="float" office:value="58.984375">
            <text:p>58.984375</text:p>
          </table:table-cell>
          <table:table-cell table:formula="of:=(([.D192]-0)/(1-0))*(100-(-100))+(-100)" office:value-type="float" office:value="53.90625">
            <text:p>53.90625</text:p>
          </table:table-cell>
          <table:table-cell table:formula="of:=(([.E192]-0)/(1-0))*(10000-0)+0" office:value-type="float" office:value="7304.6875">
            <text:p>7304.6875</text:p>
          </table:table-cell>
          <table:table-cell/>
        </table:table-row>
        <table:table-row table:style-name="ro1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93]-0)/(1-0))*(145-1)+1)" office:value-type="float" office:value="5">
            <text:p>5</text:p>
          </table:table-cell>
          <table:table-cell table:formula="of:=ROUND((([.B193]-0)/(1-0))*(1-0)+0)" office:value-type="float" office:value="1">
            <text:p>1</text:p>
          </table:table-cell>
          <table:table-cell table:formula="of:=(([.C193]-0)/(1-0))*(100-0)+0" office:value-type="float" office:value="8.984375">
            <text:p>8.984375</text:p>
          </table:table-cell>
          <table:table-cell table:formula="of:=(([.D193]-0)/(1-0))*(100-(-100))+(-100)" office:value-type="float" office:value="-46.09375">
            <text:p>-46.09375</text:p>
          </table:table-cell>
          <table:table-cell table:formula="of:=(([.E193]-0)/(1-0))*(10000-0)+0" office:value-type="float" office:value="2304.6875">
            <text:p>2304.6875</text:p>
          </table:table-cell>
          <table:table-cell/>
        </table:table-row>
        <table:table-row table:style-name="ro1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94]-0)/(1-0))*(145-1)+1)" office:value-type="float" office:value="4">
            <text:p>4</text:p>
          </table:table-cell>
          <table:table-cell table:formula="of:=ROUND((([.B194]-0)/(1-0))*(1-0)+0)" office:value-type="float" office:value="0">
            <text:p>0</text:p>
          </table:table-cell>
          <table:table-cell table:formula="of:=(([.C194]-0)/(1-0))*(100-0)+0" office:value-type="float" office:value="59.765625">
            <text:p>59.765625</text:p>
          </table:table-cell>
          <table:table-cell table:formula="of:=(([.D194]-0)/(1-0))*(100-(-100))+(-100)" office:value-type="float" office:value="80.46875">
            <text:p>80.46875</text:p>
          </table:table-cell>
          <table:table-cell table:formula="of:=(([.E194]-0)/(1-0))*(10000-0)+0" office:value-type="float" office:value="2539.0625">
            <text:p>2539.0625</text:p>
          </table:table-cell>
          <table:table-cell/>
        </table:table-row>
        <table:table-row table:style-name="ro1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95]-0)/(1-0))*(145-1)+1)" office:value-type="float" office:value="76">
            <text:p>76</text:p>
          </table:table-cell>
          <table:table-cell table:formula="of:=ROUND((([.B195]-0)/(1-0))*(1-0)+0)" office:value-type="float" office:value="1">
            <text:p>1</text:p>
          </table:table-cell>
          <table:table-cell table:formula="of:=(([.C195]-0)/(1-0))*(100-0)+0" office:value-type="float" office:value="9.765625">
            <text:p>9.765625</text:p>
          </table:table-cell>
          <table:table-cell table:formula="of:=(([.D195]-0)/(1-0))*(100-(-100))+(-100)" office:value-type="float" office:value="-19.53125">
            <text:p>-19.53125</text:p>
          </table:table-cell>
          <table:table-cell table:formula="of:=(([.E195]-0)/(1-0))*(10000-0)+0" office:value-type="float" office:value="7539.0625">
            <text:p>7539.0625</text:p>
          </table:table-cell>
          <table:table-cell/>
        </table:table-row>
        <table:table-row table:style-name="ro1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96]-0)/(1-0))*(145-1)+1)" office:value-type="float" office:value="112">
            <text:p>112</text:p>
          </table:table-cell>
          <table:table-cell table:formula="of:=ROUND((([.B196]-0)/(1-0))*(1-0)+0)" office:value-type="float" office:value="0">
            <text:p>0</text:p>
          </table:table-cell>
          <table:table-cell table:formula="of:=(([.C196]-0)/(1-0))*(100-0)+0" office:value-type="float" office:value="84.765625">
            <text:p>84.765625</text:p>
          </table:table-cell>
          <table:table-cell table:formula="of:=(([.D196]-0)/(1-0))*(100-(-100))+(-100)" office:value-type="float" office:value="30.46875">
            <text:p>30.46875</text:p>
          </table:table-cell>
          <table:table-cell table:formula="of:=(([.E196]-0)/(1-0))*(10000-0)+0" office:value-type="float" office:value="5039.0625">
            <text:p>5039.0625</text:p>
          </table:table-cell>
          <table:table-cell/>
        </table:table-row>
        <table:table-row table:style-name="ro1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97]-0)/(1-0))*(145-1)+1)" office:value-type="float" office:value="40">
            <text:p>40</text:p>
          </table:table-cell>
          <table:table-cell table:formula="of:=ROUND((([.B197]-0)/(1-0))*(1-0)+0)" office:value-type="float" office:value="1">
            <text:p>1</text:p>
          </table:table-cell>
          <table:table-cell table:formula="of:=(([.C197]-0)/(1-0))*(100-0)+0" office:value-type="float" office:value="34.765625">
            <text:p>34.765625</text:p>
          </table:table-cell>
          <table:table-cell table:formula="of:=(([.D197]-0)/(1-0))*(100-(-100))+(-100)" office:value-type="float" office:value="-69.53125">
            <text:p>-69.53125</text:p>
          </table:table-cell>
          <table:table-cell table:formula="of:=(([.E197]-0)/(1-0))*(10000-0)+0" office:value-type="float" office:value="39.0625">
            <text:p>39.0625</text:p>
          </table:table-cell>
          <table:table-cell/>
        </table:table-row>
        <table:table-row table:style-name="ro1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98]-0)/(1-0))*(145-1)+1)" office:value-type="float" office:value="58">
            <text:p>58</text:p>
          </table:table-cell>
          <table:table-cell table:formula="of:=ROUND((([.B198]-0)/(1-0))*(1-0)+0)" office:value-type="float" office:value="0">
            <text:p>0</text:p>
          </table:table-cell>
          <table:table-cell table:formula="of:=(([.C198]-0)/(1-0))*(100-0)+0" office:value-type="float" office:value="22.265625">
            <text:p>22.265625</text:p>
          </table:table-cell>
          <table:table-cell table:formula="of:=(([.D198]-0)/(1-0))*(100-(-100))+(-100)" office:value-type="float" office:value="-94.53125">
            <text:p>-94.53125</text:p>
          </table:table-cell>
          <table:table-cell table:formula="of:=(([.E198]-0)/(1-0))*(10000-0)+0" office:value-type="float" office:value="1289.0625">
            <text:p>1289.0625</text:p>
          </table:table-cell>
          <table:table-cell/>
        </table:table-row>
        <table:table-row table:style-name="ro1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199]-0)/(1-0))*(145-1)+1)" office:value-type="float" office:value="130">
            <text:p>130</text:p>
          </table:table-cell>
          <table:table-cell table:formula="of:=ROUND((([.B199]-0)/(1-0))*(1-0)+0)" office:value-type="float" office:value="1">
            <text:p>1</text:p>
          </table:table-cell>
          <table:table-cell table:formula="of:=(([.C199]-0)/(1-0))*(100-0)+0" office:value-type="float" office:value="72.265625">
            <text:p>72.265625</text:p>
          </table:table-cell>
          <table:table-cell table:formula="of:=(([.D199]-0)/(1-0))*(100-(-100))+(-100)" office:value-type="float" office:value="5.46875">
            <text:p>5.46875</text:p>
          </table:table-cell>
          <table:table-cell table:formula="of:=(([.E199]-0)/(1-0))*(10000-0)+0" office:value-type="float" office:value="6289.0625">
            <text:p>6289.0625</text:p>
          </table:table-cell>
          <table:table-cell/>
        </table:table-row>
        <table:table-row table:style-name="ro1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00]-0)/(1-0))*(145-1)+1)" office:value-type="float" office:value="94">
            <text:p>94</text:p>
          </table:table-cell>
          <table:table-cell table:formula="of:=ROUND((([.B200]-0)/(1-0))*(1-0)+0)" office:value-type="float" office:value="0">
            <text:p>0</text:p>
          </table:table-cell>
          <table:table-cell table:formula="of:=(([.C200]-0)/(1-0))*(100-0)+0" office:value-type="float" office:value="47.265625">
            <text:p>47.265625</text:p>
          </table:table-cell>
          <table:table-cell table:formula="of:=(([.D200]-0)/(1-0))*(100-(-100))+(-100)" office:value-type="float" office:value="-44.53125">
            <text:p>-44.53125</text:p>
          </table:table-cell>
          <table:table-cell table:formula="of:=(([.E200]-0)/(1-0))*(10000-0)+0" office:value-type="float" office:value="8789.0625">
            <text:p>8789.0625</text:p>
          </table:table-cell>
          <table:table-cell/>
        </table:table-row>
        <table:table-row table:style-name="ro1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01]-0)/(1-0))*(145-1)+1)" office:value-type="float" office:value="22">
            <text:p>22</text:p>
          </table:table-cell>
          <table:table-cell table:formula="of:=ROUND((([.B201]-0)/(1-0))*(1-0)+0)" office:value-type="float" office:value="1">
            <text:p>1</text:p>
          </table:table-cell>
          <table:table-cell table:formula="of:=(([.C201]-0)/(1-0))*(100-0)+0" office:value-type="float" office:value="97.265625">
            <text:p>97.265625</text:p>
          </table:table-cell>
          <table:table-cell table:formula="of:=(([.D201]-0)/(1-0))*(100-(-100))+(-100)" office:value-type="float" office:value="55.46875">
            <text:p>55.46875</text:p>
          </table:table-cell>
          <table:table-cell table:formula="of:=(([.E201]-0)/(1-0))*(10000-0)+0" office:value-type="float" office:value="3789.0625">
            <text:p>3789.0625</text:p>
          </table:table-cell>
          <table:table-cell/>
        </table:table-row>
        <table:table-row table:style-name="ro1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02]-0)/(1-0))*(145-1)+1)" office:value-type="float" office:value="31">
            <text:p>31</text:p>
          </table:table-cell>
          <table:table-cell table:formula="of:=ROUND((([.B202]-0)/(1-0))*(1-0)+0)" office:value-type="float" office:value="0">
            <text:p>0</text:p>
          </table:table-cell>
          <table:table-cell table:formula="of:=(([.C202]-0)/(1-0))*(100-0)+0" office:value-type="float" office:value="41.015625">
            <text:p>41.015625</text:p>
          </table:table-cell>
          <table:table-cell table:formula="of:=(([.D202]-0)/(1-0))*(100-(-100))+(-100)" office:value-type="float" office:value="17.96875">
            <text:p>17.96875</text:p>
          </table:table-cell>
          <table:table-cell table:formula="of:=(([.E202]-0)/(1-0))*(10000-0)+0" office:value-type="float" office:value="8164.0625">
            <text:p>8164.0625</text:p>
          </table:table-cell>
          <table:table-cell/>
        </table:table-row>
        <table:table-row table:style-name="ro1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03]-0)/(1-0))*(145-1)+1)" office:value-type="float" office:value="103">
            <text:p>103</text:p>
          </table:table-cell>
          <table:table-cell table:formula="of:=ROUND((([.B203]-0)/(1-0))*(1-0)+0)" office:value-type="float" office:value="1">
            <text:p>1</text:p>
          </table:table-cell>
          <table:table-cell table:formula="of:=(([.C203]-0)/(1-0))*(100-0)+0" office:value-type="float" office:value="91.015625">
            <text:p>91.015625</text:p>
          </table:table-cell>
          <table:table-cell table:formula="of:=(([.D203]-0)/(1-0))*(100-(-100))+(-100)" office:value-type="float" office:value="-82.03125">
            <text:p>-82.03125</text:p>
          </table:table-cell>
          <table:table-cell table:formula="of:=(([.E203]-0)/(1-0))*(10000-0)+0" office:value-type="float" office:value="3164.0625">
            <text:p>3164.0625</text:p>
          </table:table-cell>
          <table:table-cell/>
        </table:table-row>
        <table:table-row table:style-name="ro1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04]-0)/(1-0))*(145-1)+1)" office:value-type="float" office:value="139">
            <text:p>139</text:p>
          </table:table-cell>
          <table:table-cell table:formula="of:=ROUND((([.B204]-0)/(1-0))*(1-0)+0)" office:value-type="float" office:value="0">
            <text:p>0</text:p>
          </table:table-cell>
          <table:table-cell table:formula="of:=(([.C204]-0)/(1-0))*(100-0)+0" office:value-type="float" office:value="16.015625">
            <text:p>16.015625</text:p>
          </table:table-cell>
          <table:table-cell table:formula="of:=(([.D204]-0)/(1-0))*(100-(-100))+(-100)" office:value-type="float" office:value="67.96875">
            <text:p>67.96875</text:p>
          </table:table-cell>
          <table:table-cell table:formula="of:=(([.E204]-0)/(1-0))*(10000-0)+0" office:value-type="float" office:value="664.0625">
            <text:p>664.0625</text:p>
          </table:table-cell>
          <table:table-cell/>
        </table:table-row>
        <table:table-row table:style-name="ro1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05]-0)/(1-0))*(145-1)+1)" office:value-type="float" office:value="67">
            <text:p>67</text:p>
          </table:table-cell>
          <table:table-cell table:formula="of:=ROUND((([.B205]-0)/(1-0))*(1-0)+0)" office:value-type="float" office:value="1">
            <text:p>1</text:p>
          </table:table-cell>
          <table:table-cell table:formula="of:=(([.C205]-0)/(1-0))*(100-0)+0" office:value-type="float" office:value="66.015625">
            <text:p>66.015625</text:p>
          </table:table-cell>
          <table:table-cell table:formula="of:=(([.D205]-0)/(1-0))*(100-(-100))+(-100)" office:value-type="float" office:value="-32.03125">
            <text:p>-32.03125</text:p>
          </table:table-cell>
          <table:table-cell table:formula="of:=(([.E205]-0)/(1-0))*(10000-0)+0" office:value-type="float" office:value="5664.0625">
            <text:p>5664.0625</text:p>
          </table:table-cell>
          <table:table-cell/>
        </table:table-row>
        <table:table-row table:style-name="ro1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06]-0)/(1-0))*(145-1)+1)" office:value-type="float" office:value="49">
            <text:p>49</text:p>
          </table:table-cell>
          <table:table-cell table:formula="of:=ROUND((([.B206]-0)/(1-0))*(1-0)+0)" office:value-type="float" office:value="0">
            <text:p>0</text:p>
          </table:table-cell>
          <table:table-cell table:formula="of:=(([.C206]-0)/(1-0))*(100-0)+0" office:value-type="float" office:value="78.515625">
            <text:p>78.515625</text:p>
          </table:table-cell>
          <table:table-cell table:formula="of:=(([.D206]-0)/(1-0))*(100-(-100))+(-100)" office:value-type="float" office:value="-7.03125">
            <text:p>-7.03125</text:p>
          </table:table-cell>
          <table:table-cell table:formula="of:=(([.E206]-0)/(1-0))*(10000-0)+0" office:value-type="float" office:value="6914.0625">
            <text:p>6914.0625</text:p>
          </table:table-cell>
          <table:table-cell/>
        </table:table-row>
        <table:table-row table:style-name="ro1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07]-0)/(1-0))*(145-1)+1)" office:value-type="float" office:value="121">
            <text:p>121</text:p>
          </table:table-cell>
          <table:table-cell table:formula="of:=ROUND((([.B207]-0)/(1-0))*(1-0)+0)" office:value-type="float" office:value="1">
            <text:p>1</text:p>
          </table:table-cell>
          <table:table-cell table:formula="of:=(([.C207]-0)/(1-0))*(100-0)+0" office:value-type="float" office:value="28.515625">
            <text:p>28.515625</text:p>
          </table:table-cell>
          <table:table-cell table:formula="of:=(([.D207]-0)/(1-0))*(100-(-100))+(-100)" office:value-type="float" office:value="92.96875">
            <text:p>92.96875</text:p>
          </table:table-cell>
          <table:table-cell table:formula="of:=(([.E207]-0)/(1-0))*(10000-0)+0" office:value-type="float" office:value="1914.0625">
            <text:p>1914.0625</text:p>
          </table:table-cell>
          <table:table-cell/>
        </table:table-row>
        <table:table-row table:style-name="ro1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08]-0)/(1-0))*(145-1)+1)" office:value-type="float" office:value="85">
            <text:p>85</text:p>
          </table:table-cell>
          <table:table-cell table:formula="of:=ROUND((([.B208]-0)/(1-0))*(1-0)+0)" office:value-type="float" office:value="0">
            <text:p>0</text:p>
          </table:table-cell>
          <table:table-cell table:formula="of:=(([.C208]-0)/(1-0))*(100-0)+0" office:value-type="float" office:value="53.515625">
            <text:p>53.515625</text:p>
          </table:table-cell>
          <table:table-cell table:formula="of:=(([.D208]-0)/(1-0))*(100-(-100))+(-100)" office:value-type="float" office:value="-57.03125">
            <text:p>-57.03125</text:p>
          </table:table-cell>
          <table:table-cell table:formula="of:=(([.E208]-0)/(1-0))*(10000-0)+0" office:value-type="float" office:value="4414.0625">
            <text:p>4414.0625</text:p>
          </table:table-cell>
          <table:table-cell/>
        </table:table-row>
        <table:table-row table:style-name="ro1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09]-0)/(1-0))*(145-1)+1)" office:value-type="float" office:value="13">
            <text:p>13</text:p>
          </table:table-cell>
          <table:table-cell table:formula="of:=ROUND((([.B209]-0)/(1-0))*(1-0)+0)" office:value-type="float" office:value="1">
            <text:p>1</text:p>
          </table:table-cell>
          <table:table-cell table:formula="of:=(([.C209]-0)/(1-0))*(100-0)+0" office:value-type="float" office:value="3.515625">
            <text:p>3.515625</text:p>
          </table:table-cell>
          <table:table-cell table:formula="of:=(([.D209]-0)/(1-0))*(100-(-100))+(-100)" office:value-type="float" office:value="42.96875">
            <text:p>42.96875</text:p>
          </table:table-cell>
          <table:table-cell table:formula="of:=(([.E209]-0)/(1-0))*(10000-0)+0" office:value-type="float" office:value="9414.0625">
            <text:p>9414.0625</text:p>
          </table:table-cell>
          <table:table-cell/>
        </table:table-row>
        <table:table-row table:style-name="ro1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210]-0)/(1-0))*(145-1)+1)" office:value-type="float" office:value="17">
            <text:p>17</text:p>
          </table:table-cell>
          <table:table-cell table:formula="of:=ROUND((([.B210]-0)/(1-0))*(1-0)+0)" office:value-type="float" office:value="0">
            <text:p>0</text:p>
          </table:table-cell>
          <table:table-cell table:formula="of:=(([.C210]-0)/(1-0))*(100-0)+0" office:value-type="float" office:value="87.890625">
            <text:p>87.890625</text:p>
          </table:table-cell>
          <table:table-cell table:formula="of:=(([.D210]-0)/(1-0))*(100-(-100))+(-100)" office:value-type="float" office:value="-38.28125">
            <text:p>-38.28125</text:p>
          </table:table-cell>
          <table:table-cell table:formula="of:=(([.E210]-0)/(1-0))*(10000-0)+0" office:value-type="float" office:value="351.5625">
            <text:p>351.5625</text:p>
          </table:table-cell>
          <table:table-cell/>
        </table:table-row>
        <table:table-row table:style-name="ro1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211]-0)/(1-0))*(145-1)+1)" office:value-type="float" office:value="89">
            <text:p>89</text:p>
          </table:table-cell>
          <table:table-cell table:formula="of:=ROUND((([.B211]-0)/(1-0))*(1-0)+0)" office:value-type="float" office:value="1">
            <text:p>1</text:p>
          </table:table-cell>
          <table:table-cell table:formula="of:=(([.C211]-0)/(1-0))*(100-0)+0" office:value-type="float" office:value="37.890625">
            <text:p>37.890625</text:p>
          </table:table-cell>
          <table:table-cell table:formula="of:=(([.D211]-0)/(1-0))*(100-(-100))+(-100)" office:value-type="float" office:value="61.71875">
            <text:p>61.71875</text:p>
          </table:table-cell>
          <table:table-cell table:formula="of:=(([.E211]-0)/(1-0))*(10000-0)+0" office:value-type="float" office:value="5351.5625">
            <text:p>5351.5625</text:p>
          </table:table-cell>
          <table:table-cell/>
        </table:table-row>
        <table:table-row table:style-name="ro1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212]-0)/(1-0))*(145-1)+1)" office:value-type="float" office:value="125">
            <text:p>125</text:p>
          </table:table-cell>
          <table:table-cell table:formula="of:=ROUND((([.B212]-0)/(1-0))*(1-0)+0)" office:value-type="float" office:value="0">
            <text:p>0</text:p>
          </table:table-cell>
          <table:table-cell table:formula="of:=(([.C212]-0)/(1-0))*(100-0)+0" office:value-type="float" office:value="62.890625">
            <text:p>62.890625</text:p>
          </table:table-cell>
          <table:table-cell table:formula="of:=(([.D212]-0)/(1-0))*(100-(-100))+(-100)" office:value-type="float" office:value="-88.28125">
            <text:p>-88.28125</text:p>
          </table:table-cell>
          <table:table-cell table:formula="of:=(([.E212]-0)/(1-0))*(10000-0)+0" office:value-type="float" office:value="7851.5625">
            <text:p>7851.5625</text:p>
          </table:table-cell>
          <table:table-cell/>
        </table:table-row>
        <table:table-row table:style-name="ro1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213]-0)/(1-0))*(145-1)+1)" office:value-type="float" office:value="53">
            <text:p>53</text:p>
          </table:table-cell>
          <table:table-cell table:formula="of:=ROUND((([.B213]-0)/(1-0))*(1-0)+0)" office:value-type="float" office:value="1">
            <text:p>1</text:p>
          </table:table-cell>
          <table:table-cell table:formula="of:=(([.C213]-0)/(1-0))*(100-0)+0" office:value-type="float" office:value="12.890625">
            <text:p>12.890625</text:p>
          </table:table-cell>
          <table:table-cell table:formula="of:=(([.D213]-0)/(1-0))*(100-(-100))+(-100)" office:value-type="float" office:value="11.71875">
            <text:p>11.71875</text:p>
          </table:table-cell>
          <table:table-cell table:formula="of:=(([.E213]-0)/(1-0))*(10000-0)+0" office:value-type="float" office:value="2851.5625">
            <text:p>2851.5625</text:p>
          </table:table-cell>
          <table:table-cell/>
        </table:table-row>
        <table:table-row table:style-name="ro1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214]-0)/(1-0))*(145-1)+1)" office:value-type="float" office:value="71">
            <text:p>71</text:p>
          </table:table-cell>
          <table:table-cell table:formula="of:=ROUND((([.B214]-0)/(1-0))*(1-0)+0)" office:value-type="float" office:value="0">
            <text:p>0</text:p>
          </table:table-cell>
          <table:table-cell table:formula="of:=(([.C214]-0)/(1-0))*(100-0)+0" office:value-type="float" office:value="25.390625">
            <text:p>25.390625</text:p>
          </table:table-cell>
          <table:table-cell table:formula="of:=(([.D214]-0)/(1-0))*(100-(-100))+(-100)" office:value-type="float" office:value="36.71875">
            <text:p>36.71875</text:p>
          </table:table-cell>
          <table:table-cell table:formula="of:=(([.E214]-0)/(1-0))*(10000-0)+0" office:value-type="float" office:value="4101.5625">
            <text:p>4101.5625</text:p>
          </table:table-cell>
          <table:table-cell/>
        </table:table-row>
        <table:table-row table:style-name="ro1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215]-0)/(1-0))*(145-1)+1)" office:value-type="float" office:value="143">
            <text:p>143</text:p>
          </table:table-cell>
          <table:table-cell table:formula="of:=ROUND((([.B215]-0)/(1-0))*(1-0)+0)" office:value-type="float" office:value="1">
            <text:p>1</text:p>
          </table:table-cell>
          <table:table-cell table:formula="of:=(([.C215]-0)/(1-0))*(100-0)+0" office:value-type="float" office:value="75.390625">
            <text:p>75.390625</text:p>
          </table:table-cell>
          <table:table-cell table:formula="of:=(([.D215]-0)/(1-0))*(100-(-100))+(-100)" office:value-type="float" office:value="-63.28125">
            <text:p>-63.28125</text:p>
          </table:table-cell>
          <table:table-cell table:formula="of:=(([.E215]-0)/(1-0))*(10000-0)+0" office:value-type="float" office:value="9101.5625">
            <text:p>9101.5625</text:p>
          </table:table-cell>
          <table:table-cell/>
        </table:table-row>
        <table:table-row table:style-name="ro1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16]-0)/(1-0))*(145-1)+1)" office:value-type="float" office:value="107">
            <text:p>107</text:p>
          </table:table-cell>
          <table:table-cell table:formula="of:=ROUND((([.B216]-0)/(1-0))*(1-0)+0)" office:value-type="float" office:value="0">
            <text:p>0</text:p>
          </table:table-cell>
          <table:table-cell table:formula="of:=(([.C216]-0)/(1-0))*(100-0)+0" office:value-type="float" office:value="0.390625">
            <text:p>0.390625</text:p>
          </table:table-cell>
          <table:table-cell table:formula="of:=(([.D216]-0)/(1-0))*(100-(-100))+(-100)" office:value-type="float" office:value="86.71875">
            <text:p>86.71875</text:p>
          </table:table-cell>
          <table:table-cell table:formula="of:=(([.E216]-0)/(1-0))*(10000-0)+0" office:value-type="float" office:value="6601.5625">
            <text:p>6601.5625</text:p>
          </table:table-cell>
          <table:table-cell/>
        </table:table-row>
        <table:table-row table:style-name="ro1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17]-0)/(1-0))*(145-1)+1)" office:value-type="float" office:value="35">
            <text:p>35</text:p>
          </table:table-cell>
          <table:table-cell table:formula="of:=ROUND((([.B217]-0)/(1-0))*(1-0)+0)" office:value-type="float" office:value="1">
            <text:p>1</text:p>
          </table:table-cell>
          <table:table-cell table:formula="of:=(([.C217]-0)/(1-0))*(100-0)+0" office:value-type="float" office:value="50.390625">
            <text:p>50.390625</text:p>
          </table:table-cell>
          <table:table-cell table:formula="of:=(([.D217]-0)/(1-0))*(100-(-100))+(-100)" office:value-type="float" office:value="-13.28125">
            <text:p>-13.28125</text:p>
          </table:table-cell>
          <table:table-cell table:formula="of:=(([.E217]-0)/(1-0))*(10000-0)+0" office:value-type="float" office:value="1601.5625">
            <text:p>1601.5625</text:p>
          </table:table-cell>
          <table:table-cell/>
        </table:table-row>
        <table:table-row table:style-name="ro1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18]-0)/(1-0))*(145-1)+1)" office:value-type="float" office:value="26">
            <text:p>26</text:p>
          </table:table-cell>
          <table:table-cell table:formula="of:=ROUND((([.B218]-0)/(1-0))*(1-0)+0)" office:value-type="float" office:value="0">
            <text:p>0</text:p>
          </table:table-cell>
          <table:table-cell table:formula="of:=(([.C218]-0)/(1-0))*(100-0)+0" office:value-type="float" office:value="6.640625">
            <text:p>6.640625</text:p>
          </table:table-cell>
          <table:table-cell table:formula="of:=(([.D218]-0)/(1-0))*(100-(-100))+(-100)" office:value-type="float" office:value="-50.78125">
            <text:p>-50.78125</text:p>
          </table:table-cell>
          <table:table-cell table:formula="of:=(([.E218]-0)/(1-0))*(10000-0)+0" office:value-type="float" office:value="5976.5625">
            <text:p>5976.5625</text:p>
          </table:table-cell>
          <table:table-cell/>
        </table:table-row>
        <table:table-row table:style-name="ro1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19]-0)/(1-0))*(145-1)+1)" office:value-type="float" office:value="98">
            <text:p>98</text:p>
          </table:table-cell>
          <table:table-cell table:formula="of:=ROUND((([.B219]-0)/(1-0))*(1-0)+0)" office:value-type="float" office:value="1">
            <text:p>1</text:p>
          </table:table-cell>
          <table:table-cell table:formula="of:=(([.C219]-0)/(1-0))*(100-0)+0" office:value-type="float" office:value="56.640625">
            <text:p>56.640625</text:p>
          </table:table-cell>
          <table:table-cell table:formula="of:=(([.D219]-0)/(1-0))*(100-(-100))+(-100)" office:value-type="float" office:value="49.21875">
            <text:p>49.21875</text:p>
          </table:table-cell>
          <table:table-cell table:formula="of:=(([.E219]-0)/(1-0))*(10000-0)+0" office:value-type="float" office:value="976.5625">
            <text:p>976.5625</text:p>
          </table:table-cell>
          <table:table-cell/>
        </table:table-row>
        <table:table-row table:style-name="ro1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20]-0)/(1-0))*(145-1)+1)" office:value-type="float" office:value="134">
            <text:p>134</text:p>
          </table:table-cell>
          <table:table-cell table:formula="of:=ROUND((([.B220]-0)/(1-0))*(1-0)+0)" office:value-type="float" office:value="0">
            <text:p>0</text:p>
          </table:table-cell>
          <table:table-cell table:formula="of:=(([.C220]-0)/(1-0))*(100-0)+0" office:value-type="float" office:value="31.640625">
            <text:p>31.640625</text:p>
          </table:table-cell>
          <table:table-cell table:formula="of:=(([.D220]-0)/(1-0))*(100-(-100))+(-100)" office:value-type="float" office:value="-0.78125">
            <text:p>-0.78125</text:p>
          </table:table-cell>
          <table:table-cell table:formula="of:=(([.E220]-0)/(1-0))*(10000-0)+0" office:value-type="float" office:value="3476.5625">
            <text:p>3476.5625</text:p>
          </table:table-cell>
          <table:table-cell/>
        </table:table-row>
        <table:table-row table:style-name="ro1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21]-0)/(1-0))*(145-1)+1)" office:value-type="float" office:value="62">
            <text:p>62</text:p>
          </table:table-cell>
          <table:table-cell table:formula="of:=ROUND((([.B221]-0)/(1-0))*(1-0)+0)" office:value-type="float" office:value="1">
            <text:p>1</text:p>
          </table:table-cell>
          <table:table-cell table:formula="of:=(([.C221]-0)/(1-0))*(100-0)+0" office:value-type="float" office:value="81.640625">
            <text:p>81.640625</text:p>
          </table:table-cell>
          <table:table-cell table:formula="of:=(([.D221]-0)/(1-0))*(100-(-100))+(-100)" office:value-type="float" office:value="99.21875">
            <text:p>99.21875</text:p>
          </table:table-cell>
          <table:table-cell table:formula="of:=(([.E221]-0)/(1-0))*(10000-0)+0" office:value-type="float" office:value="8476.5625">
            <text:p>8476.5625</text:p>
          </table:table-cell>
          <table:table-cell/>
        </table:table-row>
        <table:table-row table:style-name="ro1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22]-0)/(1-0))*(145-1)+1)" office:value-type="float" office:value="44">
            <text:p>44</text:p>
          </table:table-cell>
          <table:table-cell table:formula="of:=ROUND((([.B222]-0)/(1-0))*(1-0)+0)" office:value-type="float" office:value="0">
            <text:p>0</text:p>
          </table:table-cell>
          <table:table-cell table:formula="of:=(([.C222]-0)/(1-0))*(100-0)+0" office:value-type="float" office:value="69.140625">
            <text:p>69.140625</text:p>
          </table:table-cell>
          <table:table-cell table:formula="of:=(([.D222]-0)/(1-0))*(100-(-100))+(-100)" office:value-type="float" office:value="74.21875">
            <text:p>74.21875</text:p>
          </table:table-cell>
          <table:table-cell table:formula="of:=(([.E222]-0)/(1-0))*(10000-0)+0" office:value-type="float" office:value="9726.5625">
            <text:p>9726.5625</text:p>
          </table:table-cell>
          <table:table-cell/>
        </table:table-row>
        <table:table-row table:style-name="ro1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23]-0)/(1-0))*(145-1)+1)" office:value-type="float" office:value="116">
            <text:p>116</text:p>
          </table:table-cell>
          <table:table-cell table:formula="of:=ROUND((([.B223]-0)/(1-0))*(1-0)+0)" office:value-type="float" office:value="1">
            <text:p>1</text:p>
          </table:table-cell>
          <table:table-cell table:formula="of:=(([.C223]-0)/(1-0))*(100-0)+0" office:value-type="float" office:value="19.140625">
            <text:p>19.140625</text:p>
          </table:table-cell>
          <table:table-cell table:formula="of:=(([.D223]-0)/(1-0))*(100-(-100))+(-100)" office:value-type="float" office:value="-25.78125">
            <text:p>-25.78125</text:p>
          </table:table-cell>
          <table:table-cell table:formula="of:=(([.E223]-0)/(1-0))*(10000-0)+0" office:value-type="float" office:value="4726.5625">
            <text:p>4726.5625</text:p>
          </table:table-cell>
          <table:table-cell/>
        </table:table-row>
        <table:table-row table:style-name="ro1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24]-0)/(1-0))*(145-1)+1)" office:value-type="float" office:value="80">
            <text:p>80</text:p>
          </table:table-cell>
          <table:table-cell table:formula="of:=ROUND((([.B224]-0)/(1-0))*(1-0)+0)" office:value-type="float" office:value="0">
            <text:p>0</text:p>
          </table:table-cell>
          <table:table-cell table:formula="of:=(([.C224]-0)/(1-0))*(100-0)+0" office:value-type="float" office:value="94.140625">
            <text:p>94.140625</text:p>
          </table:table-cell>
          <table:table-cell table:formula="of:=(([.D224]-0)/(1-0))*(100-(-100))+(-100)" office:value-type="float" office:value="24.21875">
            <text:p>24.21875</text:p>
          </table:table-cell>
          <table:table-cell table:formula="of:=(([.E224]-0)/(1-0))*(10000-0)+0" office:value-type="float" office:value="2226.5625">
            <text:p>2226.5625</text:p>
          </table:table-cell>
          <table:table-cell/>
        </table:table-row>
        <table:table-row table:style-name="ro1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25]-0)/(1-0))*(145-1)+1)" office:value-type="float" office:value="8">
            <text:p>8</text:p>
          </table:table-cell>
          <table:table-cell table:formula="of:=ROUND((([.B225]-0)/(1-0))*(1-0)+0)" office:value-type="float" office:value="1">
            <text:p>1</text:p>
          </table:table-cell>
          <table:table-cell table:formula="of:=(([.C225]-0)/(1-0))*(100-0)+0" office:value-type="float" office:value="44.140625">
            <text:p>44.140625</text:p>
          </table:table-cell>
          <table:table-cell table:formula="of:=(([.D225]-0)/(1-0))*(100-(-100))+(-100)" office:value-type="float" office:value="-75.78125">
            <text:p>-75.78125</text:p>
          </table:table-cell>
          <table:table-cell table:formula="of:=(([.E225]-0)/(1-0))*(10000-0)+0" office:value-type="float" office:value="7226.5625">
            <text:p>7226.5625</text:p>
          </table:table-cell>
          <table:table-cell/>
        </table:table-row>
        <table:table-row table:style-name="ro1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6]-0)/(1-0))*(145-1)+1)" office:value-type="float" office:value="6">
            <text:p>6</text:p>
          </table:table-cell>
          <table:table-cell table:formula="of:=ROUND((([.B226]-0)/(1-0))*(1-0)+0)" office:value-type="float" office:value="0">
            <text:p>0</text:p>
          </table:table-cell>
          <table:table-cell table:formula="of:=(([.C226]-0)/(1-0))*(100-0)+0" office:value-type="float" office:value="17.578125">
            <text:p>17.578125</text:p>
          </table:table-cell>
          <table:table-cell table:formula="of:=(([.D226]-0)/(1-0))*(100-(-100))+(-100)" office:value-type="float" office:value="-16.40625">
            <text:p>-16.40625</text:p>
          </table:table-cell>
          <table:table-cell table:formula="of:=(([.E226]-0)/(1-0))*(10000-0)+0" office:value-type="float" office:value="3945.3125">
            <text:p>3945.3125</text:p>
          </table:table-cell>
          <table:table-cell/>
        </table:table-row>
        <table:table-row table:style-name="ro1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7]-0)/(1-0))*(145-1)+1)" office:value-type="float" office:value="78">
            <text:p>78</text:p>
          </table:table-cell>
          <table:table-cell table:formula="of:=ROUND((([.B227]-0)/(1-0))*(1-0)+0)" office:value-type="float" office:value="1">
            <text:p>1</text:p>
          </table:table-cell>
          <table:table-cell table:formula="of:=(([.C227]-0)/(1-0))*(100-0)+0" office:value-type="float" office:value="67.578125">
            <text:p>67.578125</text:p>
          </table:table-cell>
          <table:table-cell table:formula="of:=(([.D227]-0)/(1-0))*(100-(-100))+(-100)" office:value-type="float" office:value="83.59375">
            <text:p>83.59375</text:p>
          </table:table-cell>
          <table:table-cell table:formula="of:=(([.E227]-0)/(1-0))*(10000-0)+0" office:value-type="float" office:value="8945.3125">
            <text:p>8945.3125</text:p>
          </table:table-cell>
          <table:table-cell/>
        </table:table-row>
        <table:table-row table:style-name="ro1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8]-0)/(1-0))*(145-1)+1)" office:value-type="float" office:value="114">
            <text:p>114</text:p>
          </table:table-cell>
          <table:table-cell table:formula="of:=ROUND((([.B228]-0)/(1-0))*(1-0)+0)" office:value-type="float" office:value="0">
            <text:p>0</text:p>
          </table:table-cell>
          <table:table-cell table:formula="of:=(([.C228]-0)/(1-0))*(100-0)+0" office:value-type="float" office:value="42.578125">
            <text:p>42.578125</text:p>
          </table:table-cell>
          <table:table-cell table:formula="of:=(([.D228]-0)/(1-0))*(100-(-100))+(-100)" office:value-type="float" office:value="-66.40625">
            <text:p>-66.40625</text:p>
          </table:table-cell>
          <table:table-cell table:formula="of:=(([.E228]-0)/(1-0))*(10000-0)+0" office:value-type="float" office:value="6445.3125">
            <text:p>6445.3125</text:p>
          </table:table-cell>
          <table:table-cell/>
        </table:table-row>
        <table:table-row table:style-name="ro1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29]-0)/(1-0))*(145-1)+1)" office:value-type="float" office:value="42">
            <text:p>42</text:p>
          </table:table-cell>
          <table:table-cell table:formula="of:=ROUND((([.B229]-0)/(1-0))*(1-0)+0)" office:value-type="float" office:value="1">
            <text:p>1</text:p>
          </table:table-cell>
          <table:table-cell table:formula="of:=(([.C229]-0)/(1-0))*(100-0)+0" office:value-type="float" office:value="92.578125">
            <text:p>92.578125</text:p>
          </table:table-cell>
          <table:table-cell table:formula="of:=(([.D229]-0)/(1-0))*(100-(-100))+(-100)" office:value-type="float" office:value="33.59375">
            <text:p>33.59375</text:p>
          </table:table-cell>
          <table:table-cell table:formula="of:=(([.E229]-0)/(1-0))*(10000-0)+0" office:value-type="float" office:value="1445.3125">
            <text:p>1445.3125</text:p>
          </table:table-cell>
          <table:table-cell/>
        </table:table-row>
        <table:table-row table:style-name="ro1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0]-0)/(1-0))*(145-1)+1)" office:value-type="float" office:value="60">
            <text:p>60</text:p>
          </table:table-cell>
          <table:table-cell table:formula="of:=ROUND((([.B230]-0)/(1-0))*(1-0)+0)" office:value-type="float" office:value="0">
            <text:p>0</text:p>
          </table:table-cell>
          <table:table-cell table:formula="of:=(([.C230]-0)/(1-0))*(100-0)+0" office:value-type="float" office:value="55.078125">
            <text:p>55.078125</text:p>
          </table:table-cell>
          <table:table-cell table:formula="of:=(([.D230]-0)/(1-0))*(100-(-100))+(-100)" office:value-type="float" office:value="8.59375">
            <text:p>8.59375</text:p>
          </table:table-cell>
          <table:table-cell table:formula="of:=(([.E230]-0)/(1-0))*(10000-0)+0" office:value-type="float" office:value="195.3125">
            <text:p>195.3125</text:p>
          </table:table-cell>
          <table:table-cell/>
        </table:table-row>
        <table:table-row table:style-name="ro1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1]-0)/(1-0))*(145-1)+1)" office:value-type="float" office:value="132">
            <text:p>132</text:p>
          </table:table-cell>
          <table:table-cell table:formula="of:=ROUND((([.B231]-0)/(1-0))*(1-0)+0)" office:value-type="float" office:value="1">
            <text:p>1</text:p>
          </table:table-cell>
          <table:table-cell table:formula="of:=(([.C231]-0)/(1-0))*(100-0)+0" office:value-type="float" office:value="5.078125">
            <text:p>5.078125</text:p>
          </table:table-cell>
          <table:table-cell table:formula="of:=(([.D231]-0)/(1-0))*(100-(-100))+(-100)" office:value-type="float" office:value="-91.40625">
            <text:p>-91.40625</text:p>
          </table:table-cell>
          <table:table-cell table:formula="of:=(([.E231]-0)/(1-0))*(10000-0)+0" office:value-type="float" office:value="5195.3125">
            <text:p>5195.3125</text:p>
          </table:table-cell>
          <table:table-cell/>
        </table:table-row>
        <table:table-row table:style-name="ro1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2]-0)/(1-0))*(145-1)+1)" office:value-type="float" office:value="96">
            <text:p>96</text:p>
          </table:table-cell>
          <table:table-cell table:formula="of:=ROUND((([.B232]-0)/(1-0))*(1-0)+0)" office:value-type="float" office:value="0">
            <text:p>0</text:p>
          </table:table-cell>
          <table:table-cell table:formula="of:=(([.C232]-0)/(1-0))*(100-0)+0" office:value-type="float" office:value="80.078125">
            <text:p>80.078125</text:p>
          </table:table-cell>
          <table:table-cell table:formula="of:=(([.D232]-0)/(1-0))*(100-(-100))+(-100)" office:value-type="float" office:value="58.59375">
            <text:p>58.59375</text:p>
          </table:table-cell>
          <table:table-cell table:formula="of:=(([.E232]-0)/(1-0))*(10000-0)+0" office:value-type="float" office:value="7695.3125">
            <text:p>7695.3125</text:p>
          </table:table-cell>
          <table:table-cell/>
        </table:table-row>
        <table:table-row table:style-name="ro1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3]-0)/(1-0))*(145-1)+1)" office:value-type="float" office:value="24">
            <text:p>24</text:p>
          </table:table-cell>
          <table:table-cell table:formula="of:=ROUND((([.B233]-0)/(1-0))*(1-0)+0)" office:value-type="float" office:value="1">
            <text:p>1</text:p>
          </table:table-cell>
          <table:table-cell table:formula="of:=(([.C233]-0)/(1-0))*(100-0)+0" office:value-type="float" office:value="30.078125">
            <text:p>30.078125</text:p>
          </table:table-cell>
          <table:table-cell table:formula="of:=(([.D233]-0)/(1-0))*(100-(-100))+(-100)" office:value-type="float" office:value="-41.40625">
            <text:p>-41.40625</text:p>
          </table:table-cell>
          <table:table-cell table:formula="of:=(([.E233]-0)/(1-0))*(10000-0)+0" office:value-type="float" office:value="2695.3125">
            <text:p>2695.3125</text:p>
          </table:table-cell>
          <table:table-cell/>
        </table:table-row>
        <table:table-row table:style-name="ro1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34]-0)/(1-0))*(145-1)+1)" office:value-type="float" office:value="33">
            <text:p>33</text:p>
          </table:table-cell>
          <table:table-cell table:formula="of:=ROUND((([.B234]-0)/(1-0))*(1-0)+0)" office:value-type="float" office:value="0">
            <text:p>0</text:p>
          </table:table-cell>
          <table:table-cell table:formula="of:=(([.C234]-0)/(1-0))*(100-0)+0" office:value-type="float" office:value="86.328125">
            <text:p>86.328125</text:p>
          </table:table-cell>
          <table:table-cell table:formula="of:=(([.D234]-0)/(1-0))*(100-(-100))+(-100)" office:value-type="float" office:value="-78.90625">
            <text:p>-78.90625</text:p>
          </table:table-cell>
          <table:table-cell table:formula="of:=(([.E234]-0)/(1-0))*(10000-0)+0" office:value-type="float" office:value="9570.3125">
            <text:p>9570.3125</text:p>
          </table:table-cell>
          <table:table-cell/>
        </table:table-row>
        <table:table-row table:style-name="ro1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35]-0)/(1-0))*(145-1)+1)" office:value-type="float" office:value="105">
            <text:p>105</text:p>
          </table:table-cell>
          <table:table-cell table:formula="of:=ROUND((([.B235]-0)/(1-0))*(1-0)+0)" office:value-type="float" office:value="1">
            <text:p>1</text:p>
          </table:table-cell>
          <table:table-cell table:formula="of:=(([.C235]-0)/(1-0))*(100-0)+0" office:value-type="float" office:value="36.328125">
            <text:p>36.328125</text:p>
          </table:table-cell>
          <table:table-cell table:formula="of:=(([.D235]-0)/(1-0))*(100-(-100))+(-100)" office:value-type="float" office:value="21.09375">
            <text:p>21.09375</text:p>
          </table:table-cell>
          <table:table-cell table:formula="of:=(([.E235]-0)/(1-0))*(10000-0)+0" office:value-type="float" office:value="4570.3125">
            <text:p>4570.3125</text:p>
          </table:table-cell>
          <table:table-cell/>
        </table:table-row>
        <table:table-row table:style-name="ro1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6]-0)/(1-0))*(145-1)+1)" office:value-type="float" office:value="141">
            <text:p>141</text:p>
          </table:table-cell>
          <table:table-cell table:formula="of:=ROUND((([.B236]-0)/(1-0))*(1-0)+0)" office:value-type="float" office:value="0">
            <text:p>0</text:p>
          </table:table-cell>
          <table:table-cell table:formula="of:=(([.C236]-0)/(1-0))*(100-0)+0" office:value-type="float" office:value="61.328125">
            <text:p>61.328125</text:p>
          </table:table-cell>
          <table:table-cell table:formula="of:=(([.D236]-0)/(1-0))*(100-(-100))+(-100)" office:value-type="float" office:value="-28.90625">
            <text:p>-28.90625</text:p>
          </table:table-cell>
          <table:table-cell table:formula="of:=(([.E236]-0)/(1-0))*(10000-0)+0" office:value-type="float" office:value="2070.3125">
            <text:p>2070.3125</text:p>
          </table:table-cell>
          <table:table-cell/>
        </table:table-row>
        <table:table-row table:style-name="ro1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7]-0)/(1-0))*(145-1)+1)" office:value-type="float" office:value="69">
            <text:p>69</text:p>
          </table:table-cell>
          <table:table-cell table:formula="of:=ROUND((([.B237]-0)/(1-0))*(1-0)+0)" office:value-type="float" office:value="1">
            <text:p>1</text:p>
          </table:table-cell>
          <table:table-cell table:formula="of:=(([.C237]-0)/(1-0))*(100-0)+0" office:value-type="float" office:value="11.328125">
            <text:p>11.328125</text:p>
          </table:table-cell>
          <table:table-cell table:formula="of:=(([.D237]-0)/(1-0))*(100-(-100))+(-100)" office:value-type="float" office:value="71.09375">
            <text:p>71.09375</text:p>
          </table:table-cell>
          <table:table-cell table:formula="of:=(([.E237]-0)/(1-0))*(10000-0)+0" office:value-type="float" office:value="7070.3125">
            <text:p>7070.3125</text:p>
          </table:table-cell>
          <table:table-cell/>
        </table:table-row>
        <table:table-row table:style-name="ro1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8]-0)/(1-0))*(145-1)+1)" office:value-type="float" office:value="51">
            <text:p>51</text:p>
          </table:table-cell>
          <table:table-cell table:formula="of:=ROUND((([.B238]-0)/(1-0))*(1-0)+0)" office:value-type="float" office:value="0">
            <text:p>0</text:p>
          </table:table-cell>
          <table:table-cell table:formula="of:=(([.C238]-0)/(1-0))*(100-0)+0" office:value-type="float" office:value="48.828125">
            <text:p>48.828125</text:p>
          </table:table-cell>
          <table:table-cell table:formula="of:=(([.D238]-0)/(1-0))*(100-(-100))+(-100)" office:value-type="float" office:value="96.09375">
            <text:p>96.09375</text:p>
          </table:table-cell>
          <table:table-cell table:formula="of:=(([.E238]-0)/(1-0))*(10000-0)+0" office:value-type="float" office:value="5820.3125">
            <text:p>5820.3125</text:p>
          </table:table-cell>
          <table:table-cell/>
        </table:table-row>
        <table:table-row table:style-name="ro1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39]-0)/(1-0))*(145-1)+1)" office:value-type="float" office:value="123">
            <text:p>123</text:p>
          </table:table-cell>
          <table:table-cell table:formula="of:=ROUND((([.B239]-0)/(1-0))*(1-0)+0)" office:value-type="float" office:value="1">
            <text:p>1</text:p>
          </table:table-cell>
          <table:table-cell table:formula="of:=(([.C239]-0)/(1-0))*(100-0)+0" office:value-type="float" office:value="98.828125">
            <text:p>98.828125</text:p>
          </table:table-cell>
          <table:table-cell table:formula="of:=(([.D239]-0)/(1-0))*(100-(-100))+(-100)" office:value-type="float" office:value="-3.90625">
            <text:p>-3.90625</text:p>
          </table:table-cell>
          <table:table-cell table:formula="of:=(([.E239]-0)/(1-0))*(10000-0)+0" office:value-type="float" office:value="820.3125">
            <text:p>820.3125</text:p>
          </table:table-cell>
          <table:table-cell/>
        </table:table-row>
        <table:table-row table:style-name="ro1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40]-0)/(1-0))*(145-1)+1)" office:value-type="float" office:value="87">
            <text:p>87</text:p>
          </table:table-cell>
          <table:table-cell table:formula="of:=ROUND((([.B240]-0)/(1-0))*(1-0)+0)" office:value-type="float" office:value="0">
            <text:p>0</text:p>
          </table:table-cell>
          <table:table-cell table:formula="of:=(([.C240]-0)/(1-0))*(100-0)+0" office:value-type="float" office:value="23.828125">
            <text:p>23.828125</text:p>
          </table:table-cell>
          <table:table-cell table:formula="of:=(([.D240]-0)/(1-0))*(100-(-100))+(-100)" office:value-type="float" office:value="46.09375">
            <text:p>46.09375</text:p>
          </table:table-cell>
          <table:table-cell table:formula="of:=(([.E240]-0)/(1-0))*(10000-0)+0" office:value-type="float" office:value="3320.3125">
            <text:p>3320.3125</text:p>
          </table:table-cell>
          <table:table-cell/>
        </table:table-row>
        <table:table-row table:style-name="ro1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41]-0)/(1-0))*(145-1)+1)" office:value-type="float" office:value="15">
            <text:p>15</text:p>
          </table:table-cell>
          <table:table-cell table:formula="of:=ROUND((([.B241]-0)/(1-0))*(1-0)+0)" office:value-type="float" office:value="1">
            <text:p>1</text:p>
          </table:table-cell>
          <table:table-cell table:formula="of:=(([.C241]-0)/(1-0))*(100-0)+0" office:value-type="float" office:value="73.828125">
            <text:p>73.828125</text:p>
          </table:table-cell>
          <table:table-cell table:formula="of:=(([.D241]-0)/(1-0))*(100-(-100))+(-100)" office:value-type="float" office:value="-53.90625">
            <text:p>-53.90625</text:p>
          </table:table-cell>
          <table:table-cell table:formula="of:=(([.E241]-0)/(1-0))*(10000-0)+0" office:value-type="float" office:value="8320.3125">
            <text:p>8320.3125</text:p>
          </table:table-cell>
          <table:table-cell/>
        </table:table-row>
        <table:table-row table:style-name="ro1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42]-0)/(1-0))*(145-1)+1)" office:value-type="float" office:value="11">
            <text:p>11</text:p>
          </table:table-cell>
          <table:table-cell table:formula="of:=ROUND((([.B242]-0)/(1-0))*(1-0)+0)" office:value-type="float" office:value="0">
            <text:p>0</text:p>
          </table:table-cell>
          <table:table-cell table:formula="of:=(([.C242]-0)/(1-0))*(100-0)+0" office:value-type="float" office:value="33.203125">
            <text:p>33.203125</text:p>
          </table:table-cell>
          <table:table-cell table:formula="of:=(([.D242]-0)/(1-0))*(100-(-100))+(-100)" office:value-type="float" office:value="52.34375">
            <text:p>52.34375</text:p>
          </table:table-cell>
          <table:table-cell table:formula="of:=(([.E242]-0)/(1-0))*(10000-0)+0" office:value-type="float" office:value="1757.8125">
            <text:p>1757.8125</text:p>
          </table:table-cell>
          <table:table-cell/>
        </table:table-row>
        <table:table-row table:style-name="ro1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43]-0)/(1-0))*(145-1)+1)" office:value-type="float" office:value="83">
            <text:p>83</text:p>
          </table:table-cell>
          <table:table-cell table:formula="of:=ROUND((([.B243]-0)/(1-0))*(1-0)+0)" office:value-type="float" office:value="1">
            <text:p>1</text:p>
          </table:table-cell>
          <table:table-cell table:formula="of:=(([.C243]-0)/(1-0))*(100-0)+0" office:value-type="float" office:value="83.203125">
            <text:p>83.203125</text:p>
          </table:table-cell>
          <table:table-cell table:formula="of:=(([.D243]-0)/(1-0))*(100-(-100))+(-100)" office:value-type="float" office:value="-47.65625">
            <text:p>-47.65625</text:p>
          </table:table-cell>
          <table:table-cell table:formula="of:=(([.E243]-0)/(1-0))*(10000-0)+0" office:value-type="float" office:value="6757.8125">
            <text:p>6757.8125</text:p>
          </table:table-cell>
          <table:table-cell/>
        </table:table-row>
        <table:table-row table:style-name="ro1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44]-0)/(1-0))*(145-1)+1)" office:value-type="float" office:value="119">
            <text:p>119</text:p>
          </table:table-cell>
          <table:table-cell table:formula="of:=ROUND((([.B244]-0)/(1-0))*(1-0)+0)" office:value-type="float" office:value="0">
            <text:p>0</text:p>
          </table:table-cell>
          <table:table-cell table:formula="of:=(([.C244]-0)/(1-0))*(100-0)+0" office:value-type="float" office:value="8.203125">
            <text:p>8.203125</text:p>
          </table:table-cell>
          <table:table-cell table:formula="of:=(([.D244]-0)/(1-0))*(100-(-100))+(-100)" office:value-type="float" office:value="2.34375">
            <text:p>2.34375</text:p>
          </table:table-cell>
          <table:table-cell table:formula="of:=(([.E244]-0)/(1-0))*(10000-0)+0" office:value-type="float" office:value="9257.8125">
            <text:p>9257.8125</text:p>
          </table:table-cell>
          <table:table-cell/>
        </table:table-row>
        <table:table-row table:style-name="ro1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45]-0)/(1-0))*(145-1)+1)" office:value-type="float" office:value="47">
            <text:p>47</text:p>
          </table:table-cell>
          <table:table-cell table:formula="of:=ROUND((([.B245]-0)/(1-0))*(1-0)+0)" office:value-type="float" office:value="1">
            <text:p>1</text:p>
          </table:table-cell>
          <table:table-cell table:formula="of:=(([.C245]-0)/(1-0))*(100-0)+0" office:value-type="float" office:value="58.203125">
            <text:p>58.203125</text:p>
          </table:table-cell>
          <table:table-cell table:formula="of:=(([.D245]-0)/(1-0))*(100-(-100))+(-100)" office:value-type="float" office:value="-97.65625">
            <text:p>-97.65625</text:p>
          </table:table-cell>
          <table:table-cell table:formula="of:=(([.E245]-0)/(1-0))*(10000-0)+0" office:value-type="float" office:value="4257.8125">
            <text:p>4257.8125</text:p>
          </table:table-cell>
          <table:table-cell/>
        </table:table-row>
        <table:table-row table:style-name="ro1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46]-0)/(1-0))*(145-1)+1)" office:value-type="float" office:value="65">
            <text:p>65</text:p>
          </table:table-cell>
          <table:table-cell table:formula="of:=ROUND((([.B246]-0)/(1-0))*(1-0)+0)" office:value-type="float" office:value="0">
            <text:p>0</text:p>
          </table:table-cell>
          <table:table-cell table:formula="of:=(([.C246]-0)/(1-0))*(100-0)+0" office:value-type="float" office:value="95.703125">
            <text:p>95.703125</text:p>
          </table:table-cell>
          <table:table-cell table:formula="of:=(([.D246]-0)/(1-0))*(100-(-100))+(-100)" office:value-type="float" office:value="-72.65625">
            <text:p>-72.65625</text:p>
          </table:table-cell>
          <table:table-cell table:formula="of:=(([.E246]-0)/(1-0))*(10000-0)+0" office:value-type="float" office:value="3007.8125">
            <text:p>3007.8125</text:p>
          </table:table-cell>
          <table:table-cell/>
        </table:table-row>
        <table:table-row table:style-name="ro1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47]-0)/(1-0))*(145-1)+1)" office:value-type="float" office:value="137">
            <text:p>137</text:p>
          </table:table-cell>
          <table:table-cell table:formula="of:=ROUND((([.B247]-0)/(1-0))*(1-0)+0)" office:value-type="float" office:value="1">
            <text:p>1</text:p>
          </table:table-cell>
          <table:table-cell table:formula="of:=(([.C247]-0)/(1-0))*(100-0)+0" office:value-type="float" office:value="45.703125">
            <text:p>45.703125</text:p>
          </table:table-cell>
          <table:table-cell table:formula="of:=(([.D247]-0)/(1-0))*(100-(-100))+(-100)" office:value-type="float" office:value="27.34375">
            <text:p>27.34375</text:p>
          </table:table-cell>
          <table:table-cell table:formula="of:=(([.E247]-0)/(1-0))*(10000-0)+0" office:value-type="float" office:value="8007.8125">
            <text:p>8007.8125</text:p>
          </table:table-cell>
          <table:table-cell/>
        </table:table-row>
        <table:table-row table:style-name="ro1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48]-0)/(1-0))*(145-1)+1)" office:value-type="float" office:value="101">
            <text:p>101</text:p>
          </table:table-cell>
          <table:table-cell table:formula="of:=ROUND((([.B248]-0)/(1-0))*(1-0)+0)" office:value-type="float" office:value="0">
            <text:p>0</text:p>
          </table:table-cell>
          <table:table-cell table:formula="of:=(([.C248]-0)/(1-0))*(100-0)+0" office:value-type="float" office:value="70.703125">
            <text:p>70.703125</text:p>
          </table:table-cell>
          <table:table-cell table:formula="of:=(([.D248]-0)/(1-0))*(100-(-100))+(-100)" office:value-type="float" office:value="-22.65625">
            <text:p>-22.65625</text:p>
          </table:table-cell>
          <table:table-cell table:formula="of:=(([.E248]-0)/(1-0))*(10000-0)+0" office:value-type="float" office:value="5507.8125">
            <text:p>5507.8125</text:p>
          </table:table-cell>
          <table:table-cell/>
        </table:table-row>
        <table:table-row table:style-name="ro1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49]-0)/(1-0))*(145-1)+1)" office:value-type="float" office:value="29">
            <text:p>29</text:p>
          </table:table-cell>
          <table:table-cell table:formula="of:=ROUND((([.B249]-0)/(1-0))*(1-0)+0)" office:value-type="float" office:value="1">
            <text:p>1</text:p>
          </table:table-cell>
          <table:table-cell table:formula="of:=(([.C249]-0)/(1-0))*(100-0)+0" office:value-type="float" office:value="20.703125">
            <text:p>20.703125</text:p>
          </table:table-cell>
          <table:table-cell table:formula="of:=(([.D249]-0)/(1-0))*(100-(-100))+(-100)" office:value-type="float" office:value="77.34375">
            <text:p>77.34375</text:p>
          </table:table-cell>
          <table:table-cell table:formula="of:=(([.E249]-0)/(1-0))*(10000-0)+0" office:value-type="float" office:value="507.8125">
            <text:p>507.8125</text:p>
          </table:table-cell>
          <table:table-cell/>
        </table:table-row>
        <table:table-row table:style-name="ro1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50]-0)/(1-0))*(145-1)+1)" office:value-type="float" office:value="20">
            <text:p>20</text:p>
          </table:table-cell>
          <table:table-cell table:formula="of:=ROUND((([.B250]-0)/(1-0))*(1-0)+0)" office:value-type="float" office:value="0">
            <text:p>0</text:p>
          </table:table-cell>
          <table:table-cell table:formula="of:=(([.C250]-0)/(1-0))*(100-0)+0" office:value-type="float" office:value="64.453125">
            <text:p>64.453125</text:p>
          </table:table-cell>
          <table:table-cell table:formula="of:=(([.D250]-0)/(1-0))*(100-(-100))+(-100)" office:value-type="float" office:value="39.84375">
            <text:p>39.84375</text:p>
          </table:table-cell>
          <table:table-cell table:formula="of:=(([.E250]-0)/(1-0))*(10000-0)+0" office:value-type="float" office:value="7382.8125">
            <text:p>7382.8125</text:p>
          </table:table-cell>
          <table:table-cell/>
        </table:table-row>
        <table:table-row table:style-name="ro1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51]-0)/(1-0))*(145-1)+1)" office:value-type="float" office:value="92">
            <text:p>92</text:p>
          </table:table-cell>
          <table:table-cell table:formula="of:=ROUND((([.B251]-0)/(1-0))*(1-0)+0)" office:value-type="float" office:value="1">
            <text:p>1</text:p>
          </table:table-cell>
          <table:table-cell table:formula="of:=(([.C251]-0)/(1-0))*(100-0)+0" office:value-type="float" office:value="14.453125">
            <text:p>14.453125</text:p>
          </table:table-cell>
          <table:table-cell table:formula="of:=(([.D251]-0)/(1-0))*(100-(-100))+(-100)" office:value-type="float" office:value="-60.15625">
            <text:p>-60.15625</text:p>
          </table:table-cell>
          <table:table-cell table:formula="of:=(([.E251]-0)/(1-0))*(10000-0)+0" office:value-type="float" office:value="2382.8125">
            <text:p>2382.8125</text:p>
          </table:table-cell>
          <table:table-cell/>
        </table:table-row>
        <table:table-row table:style-name="ro1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52]-0)/(1-0))*(145-1)+1)" office:value-type="float" office:value="128">
            <text:p>128</text:p>
          </table:table-cell>
          <table:table-cell table:formula="of:=ROUND((([.B252]-0)/(1-0))*(1-0)+0)" office:value-type="float" office:value="0">
            <text:p>0</text:p>
          </table:table-cell>
          <table:table-cell table:formula="of:=(([.C252]-0)/(1-0))*(100-0)+0" office:value-type="float" office:value="89.453125">
            <text:p>89.453125</text:p>
          </table:table-cell>
          <table:table-cell table:formula="of:=(([.D252]-0)/(1-0))*(100-(-100))+(-100)" office:value-type="float" office:value="89.84375">
            <text:p>89.84375</text:p>
          </table:table-cell>
          <table:table-cell table:formula="of:=(([.E252]-0)/(1-0))*(10000-0)+0" office:value-type="float" office:value="4882.8125">
            <text:p>4882.8125</text:p>
          </table:table-cell>
          <table:table-cell/>
        </table:table-row>
        <table:table-row table:style-name="ro1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53]-0)/(1-0))*(145-1)+1)" office:value-type="float" office:value="56">
            <text:p>56</text:p>
          </table:table-cell>
          <table:table-cell table:formula="of:=ROUND((([.B253]-0)/(1-0))*(1-0)+0)" office:value-type="float" office:value="1">
            <text:p>1</text:p>
          </table:table-cell>
          <table:table-cell table:formula="of:=(([.C253]-0)/(1-0))*(100-0)+0" office:value-type="float" office:value="39.453125">
            <text:p>39.453125</text:p>
          </table:table-cell>
          <table:table-cell table:formula="of:=(([.D253]-0)/(1-0))*(100-(-100))+(-100)" office:value-type="float" office:value="-10.15625">
            <text:p>-10.15625</text:p>
          </table:table-cell>
          <table:table-cell table:formula="of:=(([.E253]-0)/(1-0))*(10000-0)+0" office:value-type="float" office:value="9882.8125">
            <text:p>9882.8125</text:p>
          </table:table-cell>
          <table:table-cell/>
        </table:table-row>
        <table:table-row table:style-name="ro1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54]-0)/(1-0))*(145-1)+1)" office:value-type="float" office:value="38">
            <text:p>38</text:p>
          </table:table-cell>
          <table:table-cell table:formula="of:=ROUND((([.B254]-0)/(1-0))*(1-0)+0)" office:value-type="float" office:value="0">
            <text:p>0</text:p>
          </table:table-cell>
          <table:table-cell table:formula="of:=(([.C254]-0)/(1-0))*(100-0)+0" office:value-type="float" office:value="1.953125">
            <text:p>1.953125</text:p>
          </table:table-cell>
          <table:table-cell table:formula="of:=(([.D254]-0)/(1-0))*(100-(-100))+(-100)" office:value-type="float" office:value="-35.15625">
            <text:p>-35.15625</text:p>
          </table:table-cell>
          <table:table-cell table:formula="of:=(([.E254]-0)/(1-0))*(10000-0)+0" office:value-type="float" office:value="8632.8125">
            <text:p>8632.8125</text:p>
          </table:table-cell>
          <table:table-cell/>
        </table:table-row>
        <table:table-row table:style-name="ro1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55]-0)/(1-0))*(145-1)+1)" office:value-type="float" office:value="110">
            <text:p>110</text:p>
          </table:table-cell>
          <table:table-cell table:formula="of:=ROUND((([.B255]-0)/(1-0))*(1-0)+0)" office:value-type="float" office:value="1">
            <text:p>1</text:p>
          </table:table-cell>
          <table:table-cell table:formula="of:=(([.C255]-0)/(1-0))*(100-0)+0" office:value-type="float" office:value="51.953125">
            <text:p>51.953125</text:p>
          </table:table-cell>
          <table:table-cell table:formula="of:=(([.D255]-0)/(1-0))*(100-(-100))+(-100)" office:value-type="float" office:value="64.84375">
            <text:p>64.84375</text:p>
          </table:table-cell>
          <table:table-cell table:formula="of:=(([.E255]-0)/(1-0))*(10000-0)+0" office:value-type="float" office:value="3632.8125">
            <text:p>3632.8125</text:p>
          </table:table-cell>
          <table:table-cell/>
        </table:table-row>
        <table:table-row table:style-name="ro1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56]-0)/(1-0))*(145-1)+1)" office:value-type="float" office:value="74">
            <text:p>74</text:p>
          </table:table-cell>
          <table:table-cell table:formula="of:=ROUND((([.B256]-0)/(1-0))*(1-0)+0)" office:value-type="float" office:value="0">
            <text:p>0</text:p>
          </table:table-cell>
          <table:table-cell table:formula="of:=(([.C256]-0)/(1-0))*(100-0)+0" office:value-type="float" office:value="26.953125">
            <text:p>26.953125</text:p>
          </table:table-cell>
          <table:table-cell table:formula="of:=(([.D256]-0)/(1-0))*(100-(-100))+(-100)" office:value-type="float" office:value="-85.15625">
            <text:p>-85.15625</text:p>
          </table:table-cell>
          <table:table-cell table:formula="of:=(([.E256]-0)/(1-0))*(10000-0)+0" office:value-type="float" office:value="1132.8125">
            <text:p>1132.8125</text:p>
          </table:table-cell>
          <table:table-cell/>
        </table:table-row>
        <table:table-row table:style-name="ro1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57]-0)/(1-0))*(145-1)+1)" office:value-type="float" office:value="2">
            <text:p>2</text:p>
          </table:table-cell>
          <table:table-cell table:formula="of:=ROUND((([.B257]-0)/(1-0))*(1-0)+0)" office:value-type="float" office:value="1">
            <text:p>1</text:p>
          </table:table-cell>
          <table:table-cell table:formula="of:=(([.C257]-0)/(1-0))*(100-0)+0" office:value-type="float" office:value="76.953125">
            <text:p>76.953125</text:p>
          </table:table-cell>
          <table:table-cell table:formula="of:=(([.D257]-0)/(1-0))*(100-(-100))+(-100)" office:value-type="float" office:value="14.84375">
            <text:p>14.84375</text:p>
          </table:table-cell>
          <table:table-cell table:formula="of:=(([.E257]-0)/(1-0))*(10000-0)+0" office:value-type="float" office:value="6132.8125">
            <text:p>6132.8125</text:p>
          </table:table-cell>
          <table:table-cell/>
        </table:table-row>
        <table:table-row table:style-name="ro1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258]-0)/(1-0))*(145-1)+1)" office:value-type="float" office:value="2">
            <text:p>2</text:p>
          </table:table-cell>
          <table:table-cell table:formula="of:=ROUND((([.B258]-0)/(1-0))*(1-0)+0)" office:value-type="float" office:value="0">
            <text:p>0</text:p>
          </table:table-cell>
          <table:table-cell table:formula="of:=(([.C258]-0)/(1-0))*(100-0)+0" office:value-type="float" office:value="67.7734375">
            <text:p>67.7734375</text:p>
          </table:table-cell>
          <table:table-cell table:formula="of:=(([.D258]-0)/(1-0))*(100-(-100))+(-100)" office:value-type="float" office:value="-41.015625">
            <text:p>-41.015625</text:p>
          </table:table-cell>
          <table:table-cell table:formula="of:=(([.E258]-0)/(1-0))*(10000-0)+0" office:value-type="float" office:value="7792.96875">
            <text:p>7792.96875</text:p>
          </table:table-cell>
          <table:table-cell/>
        </table:table-row>
        <table:table-row table:style-name="ro1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259]-0)/(1-0))*(145-1)+1)" office:value-type="float" office:value="74">
            <text:p>74</text:p>
          </table:table-cell>
          <table:table-cell table:formula="of:=ROUND((([.B259]-0)/(1-0))*(1-0)+0)" office:value-type="float" office:value="1">
            <text:p>1</text:p>
          </table:table-cell>
          <table:table-cell table:formula="of:=(([.C259]-0)/(1-0))*(100-0)+0" office:value-type="float" office:value="17.7734375">
            <text:p>17.7734375</text:p>
          </table:table-cell>
          <table:table-cell table:formula="of:=(([.D259]-0)/(1-0))*(100-(-100))+(-100)" office:value-type="float" office:value="58.984375">
            <text:p>58.984375</text:p>
          </table:table-cell>
          <table:table-cell table:formula="of:=(([.E259]-0)/(1-0))*(10000-0)+0" office:value-type="float" office:value="2792.96875">
            <text:p>2792.96875</text:p>
          </table:table-cell>
          <table:table-cell/>
        </table:table-row>
        <table:table-row table:style-name="ro1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60]-0)/(1-0))*(145-1)+1)" office:value-type="float" office:value="110">
            <text:p>110</text:p>
          </table:table-cell>
          <table:table-cell table:formula="of:=ROUND((([.B260]-0)/(1-0))*(1-0)+0)" office:value-type="float" office:value="0">
            <text:p>0</text:p>
          </table:table-cell>
          <table:table-cell table:formula="of:=(([.C260]-0)/(1-0))*(100-0)+0" office:value-type="float" office:value="92.7734375">
            <text:p>92.7734375</text:p>
          </table:table-cell>
          <table:table-cell table:formula="of:=(([.D260]-0)/(1-0))*(100-(-100))+(-100)" office:value-type="float" office:value="-91.015625">
            <text:p>-91.015625</text:p>
          </table:table-cell>
          <table:table-cell table:formula="of:=(([.E260]-0)/(1-0))*(10000-0)+0" office:value-type="float" office:value="292.96875">
            <text:p>292.96875</text:p>
          </table:table-cell>
          <table:table-cell/>
        </table:table-row>
        <table:table-row table:style-name="ro1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61]-0)/(1-0))*(145-1)+1)" office:value-type="float" office:value="38">
            <text:p>38</text:p>
          </table:table-cell>
          <table:table-cell table:formula="of:=ROUND((([.B261]-0)/(1-0))*(1-0)+0)" office:value-type="float" office:value="1">
            <text:p>1</text:p>
          </table:table-cell>
          <table:table-cell table:formula="of:=(([.C261]-0)/(1-0))*(100-0)+0" office:value-type="float" office:value="42.7734375">
            <text:p>42.7734375</text:p>
          </table:table-cell>
          <table:table-cell table:formula="of:=(([.D261]-0)/(1-0))*(100-(-100))+(-100)" office:value-type="float" office:value="8.984375">
            <text:p>8.984375</text:p>
          </table:table-cell>
          <table:table-cell table:formula="of:=(([.E261]-0)/(1-0))*(10000-0)+0" office:value-type="float" office:value="5292.96875">
            <text:p>5292.96875</text:p>
          </table:table-cell>
          <table:table-cell/>
        </table:table-row>
        <table:table-row table:style-name="ro1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262]-0)/(1-0))*(145-1)+1)" office:value-type="float" office:value="56">
            <text:p>56</text:p>
          </table:table-cell>
          <table:table-cell table:formula="of:=ROUND((([.B262]-0)/(1-0))*(1-0)+0)" office:value-type="float" office:value="0">
            <text:p>0</text:p>
          </table:table-cell>
          <table:table-cell table:formula="of:=(([.C262]-0)/(1-0))*(100-0)+0" office:value-type="float" office:value="5.2734375">
            <text:p>5.2734375</text:p>
          </table:table-cell>
          <table:table-cell table:formula="of:=(([.D262]-0)/(1-0))*(100-(-100))+(-100)" office:value-type="float" office:value="33.984375">
            <text:p>33.984375</text:p>
          </table:table-cell>
          <table:table-cell table:formula="of:=(([.E262]-0)/(1-0))*(10000-0)+0" office:value-type="float" office:value="6542.96875">
            <text:p>6542.96875</text:p>
          </table:table-cell>
          <table:table-cell/>
        </table:table-row>
        <table:table-row table:style-name="ro1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263]-0)/(1-0))*(145-1)+1)" office:value-type="float" office:value="128">
            <text:p>128</text:p>
          </table:table-cell>
          <table:table-cell table:formula="of:=ROUND((([.B263]-0)/(1-0))*(1-0)+0)" office:value-type="float" office:value="1">
            <text:p>1</text:p>
          </table:table-cell>
          <table:table-cell table:formula="of:=(([.C263]-0)/(1-0))*(100-0)+0" office:value-type="float" office:value="55.2734375">
            <text:p>55.2734375</text:p>
          </table:table-cell>
          <table:table-cell table:formula="of:=(([.D263]-0)/(1-0))*(100-(-100))+(-100)" office:value-type="float" office:value="-66.015625">
            <text:p>-66.015625</text:p>
          </table:table-cell>
          <table:table-cell table:formula="of:=(([.E263]-0)/(1-0))*(10000-0)+0" office:value-type="float" office:value="1542.96875">
            <text:p>1542.96875</text:p>
          </table:table-cell>
          <table:table-cell/>
        </table:table-row>
        <table:table-row table:style-name="ro1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264]-0)/(1-0))*(145-1)+1)" office:value-type="float" office:value="92">
            <text:p>92</text:p>
          </table:table-cell>
          <table:table-cell table:formula="of:=ROUND((([.B264]-0)/(1-0))*(1-0)+0)" office:value-type="float" office:value="0">
            <text:p>0</text:p>
          </table:table-cell>
          <table:table-cell table:formula="of:=(([.C264]-0)/(1-0))*(100-0)+0" office:value-type="float" office:value="30.2734375">
            <text:p>30.2734375</text:p>
          </table:table-cell>
          <table:table-cell table:formula="of:=(([.D264]-0)/(1-0))*(100-(-100))+(-100)" office:value-type="float" office:value="83.984375">
            <text:p>83.984375</text:p>
          </table:table-cell>
          <table:table-cell table:formula="of:=(([.E264]-0)/(1-0))*(10000-0)+0" office:value-type="float" office:value="4042.96875">
            <text:p>4042.96875</text:p>
          </table:table-cell>
          <table:table-cell/>
        </table:table-row>
        <table:table-row table:style-name="ro1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265]-0)/(1-0))*(145-1)+1)" office:value-type="float" office:value="20">
            <text:p>20</text:p>
          </table:table-cell>
          <table:table-cell table:formula="of:=ROUND((([.B265]-0)/(1-0))*(1-0)+0)" office:value-type="float" office:value="1">
            <text:p>1</text:p>
          </table:table-cell>
          <table:table-cell table:formula="of:=(([.C265]-0)/(1-0))*(100-0)+0" office:value-type="float" office:value="80.2734375">
            <text:p>80.2734375</text:p>
          </table:table-cell>
          <table:table-cell table:formula="of:=(([.D265]-0)/(1-0))*(100-(-100))+(-100)" office:value-type="float" office:value="-16.015625">
            <text:p>-16.015625</text:p>
          </table:table-cell>
          <table:table-cell table:formula="of:=(([.E265]-0)/(1-0))*(10000-0)+0" office:value-type="float" office:value="9042.96875">
            <text:p>9042.96875</text:p>
          </table:table-cell>
          <table:table-cell/>
        </table:table-row>
        <table:table-row table:style-name="ro1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66]-0)/(1-0))*(145-1)+1)" office:value-type="float" office:value="29">
            <text:p>29</text:p>
          </table:table-cell>
          <table:table-cell table:formula="of:=ROUND((([.B266]-0)/(1-0))*(1-0)+0)" office:value-type="float" office:value="0">
            <text:p>0</text:p>
          </table:table-cell>
          <table:table-cell table:formula="of:=(([.C266]-0)/(1-0))*(100-0)+0" office:value-type="float" office:value="36.5234375">
            <text:p>36.5234375</text:p>
          </table:table-cell>
          <table:table-cell table:formula="of:=(([.D266]-0)/(1-0))*(100-(-100))+(-100)" office:value-type="float" office:value="-53.515625">
            <text:p>-53.515625</text:p>
          </table:table-cell>
          <table:table-cell table:formula="of:=(([.E266]-0)/(1-0))*(10000-0)+0" office:value-type="float" office:value="3417.96875">
            <text:p>3417.96875</text:p>
          </table:table-cell>
          <table:table-cell/>
        </table:table-row>
        <table:table-row table:style-name="ro1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67]-0)/(1-0))*(145-1)+1)" office:value-type="float" office:value="101">
            <text:p>101</text:p>
          </table:table-cell>
          <table:table-cell table:formula="of:=ROUND((([.B267]-0)/(1-0))*(1-0)+0)" office:value-type="float" office:value="1">
            <text:p>1</text:p>
          </table:table-cell>
          <table:table-cell table:formula="of:=(([.C267]-0)/(1-0))*(100-0)+0" office:value-type="float" office:value="86.5234375">
            <text:p>86.5234375</text:p>
          </table:table-cell>
          <table:table-cell table:formula="of:=(([.D267]-0)/(1-0))*(100-(-100))+(-100)" office:value-type="float" office:value="46.484375">
            <text:p>46.484375</text:p>
          </table:table-cell>
          <table:table-cell table:formula="of:=(([.E267]-0)/(1-0))*(10000-0)+0" office:value-type="float" office:value="8417.96875">
            <text:p>8417.96875</text:p>
          </table:table-cell>
          <table:table-cell/>
        </table:table-row>
        <table:table-row table:style-name="ro1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68]-0)/(1-0))*(145-1)+1)" office:value-type="float" office:value="137">
            <text:p>137</text:p>
          </table:table-cell>
          <table:table-cell table:formula="of:=ROUND((([.B268]-0)/(1-0))*(1-0)+0)" office:value-type="float" office:value="0">
            <text:p>0</text:p>
          </table:table-cell>
          <table:table-cell table:formula="of:=(([.C268]-0)/(1-0))*(100-0)+0" office:value-type="float" office:value="11.5234375">
            <text:p>11.5234375</text:p>
          </table:table-cell>
          <table:table-cell table:formula="of:=(([.D268]-0)/(1-0))*(100-(-100))+(-100)" office:value-type="float" office:value="-3.51562499999999">
            <text:p>-3.515625</text:p>
          </table:table-cell>
          <table:table-cell table:formula="of:=(([.E268]-0)/(1-0))*(10000-0)+0" office:value-type="float" office:value="5917.96875">
            <text:p>5917.96875</text:p>
          </table:table-cell>
          <table:table-cell/>
        </table:table-row>
        <table:table-row table:style-name="ro1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69]-0)/(1-0))*(145-1)+1)" office:value-type="float" office:value="65">
            <text:p>65</text:p>
          </table:table-cell>
          <table:table-cell table:formula="of:=ROUND((([.B269]-0)/(1-0))*(1-0)+0)" office:value-type="float" office:value="1">
            <text:p>1</text:p>
          </table:table-cell>
          <table:table-cell table:formula="of:=(([.C269]-0)/(1-0))*(100-0)+0" office:value-type="float" office:value="61.5234375">
            <text:p>61.5234375</text:p>
          </table:table-cell>
          <table:table-cell table:formula="of:=(([.D269]-0)/(1-0))*(100-(-100))+(-100)" office:value-type="float" office:value="96.484375">
            <text:p>96.484375</text:p>
          </table:table-cell>
          <table:table-cell table:formula="of:=(([.E269]-0)/(1-0))*(10000-0)+0" office:value-type="float" office:value="917.96875">
            <text:p>917.96875</text:p>
          </table:table-cell>
          <table:table-cell/>
        </table:table-row>
        <table:table-row table:style-name="ro1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70]-0)/(1-0))*(145-1)+1)" office:value-type="float" office:value="47">
            <text:p>47</text:p>
          </table:table-cell>
          <table:table-cell table:formula="of:=ROUND((([.B270]-0)/(1-0))*(1-0)+0)" office:value-type="float" office:value="0">
            <text:p>0</text:p>
          </table:table-cell>
          <table:table-cell table:formula="of:=(([.C270]-0)/(1-0))*(100-0)+0" office:value-type="float" office:value="99.0234375">
            <text:p>99.0234375</text:p>
          </table:table-cell>
          <table:table-cell table:formula="of:=(([.D270]-0)/(1-0))*(100-(-100))+(-100)" office:value-type="float" office:value="71.484375">
            <text:p>71.484375</text:p>
          </table:table-cell>
          <table:table-cell table:formula="of:=(([.E270]-0)/(1-0))*(10000-0)+0" office:value-type="float" office:value="2167.96875">
            <text:p>2167.96875</text:p>
          </table:table-cell>
          <table:table-cell/>
        </table:table-row>
        <table:table-row table:style-name="ro1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71]-0)/(1-0))*(145-1)+1)" office:value-type="float" office:value="119">
            <text:p>119</text:p>
          </table:table-cell>
          <table:table-cell table:formula="of:=ROUND((([.B271]-0)/(1-0))*(1-0)+0)" office:value-type="float" office:value="1">
            <text:p>1</text:p>
          </table:table-cell>
          <table:table-cell table:formula="of:=(([.C271]-0)/(1-0))*(100-0)+0" office:value-type="float" office:value="49.0234375">
            <text:p>49.0234375</text:p>
          </table:table-cell>
          <table:table-cell table:formula="of:=(([.D271]-0)/(1-0))*(100-(-100))+(-100)" office:value-type="float" office:value="-28.515625">
            <text:p>-28.515625</text:p>
          </table:table-cell>
          <table:table-cell table:formula="of:=(([.E271]-0)/(1-0))*(10000-0)+0" office:value-type="float" office:value="7167.96875">
            <text:p>7167.96875</text:p>
          </table:table-cell>
          <table:table-cell/>
        </table:table-row>
        <table:table-row table:style-name="ro1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72]-0)/(1-0))*(145-1)+1)" office:value-type="float" office:value="83">
            <text:p>83</text:p>
          </table:table-cell>
          <table:table-cell table:formula="of:=ROUND((([.B272]-0)/(1-0))*(1-0)+0)" office:value-type="float" office:value="0">
            <text:p>0</text:p>
          </table:table-cell>
          <table:table-cell table:formula="of:=(([.C272]-0)/(1-0))*(100-0)+0" office:value-type="float" office:value="74.0234375">
            <text:p>74.0234375</text:p>
          </table:table-cell>
          <table:table-cell table:formula="of:=(([.D272]-0)/(1-0))*(100-(-100))+(-100)" office:value-type="float" office:value="21.484375">
            <text:p>21.484375</text:p>
          </table:table-cell>
          <table:table-cell table:formula="of:=(([.E272]-0)/(1-0))*(10000-0)+0" office:value-type="float" office:value="9667.96875">
            <text:p>9667.96875</text:p>
          </table:table-cell>
          <table:table-cell/>
        </table:table-row>
        <table:table-row table:style-name="ro1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73]-0)/(1-0))*(145-1)+1)" office:value-type="float" office:value="11">
            <text:p>11</text:p>
          </table:table-cell>
          <table:table-cell table:formula="of:=ROUND((([.B273]-0)/(1-0))*(1-0)+0)" office:value-type="float" office:value="1">
            <text:p>1</text:p>
          </table:table-cell>
          <table:table-cell table:formula="of:=(([.C273]-0)/(1-0))*(100-0)+0" office:value-type="float" office:value="24.0234375">
            <text:p>24.0234375</text:p>
          </table:table-cell>
          <table:table-cell table:formula="of:=(([.D273]-0)/(1-0))*(100-(-100))+(-100)" office:value-type="float" office:value="-78.515625">
            <text:p>-78.515625</text:p>
          </table:table-cell>
          <table:table-cell table:formula="of:=(([.E273]-0)/(1-0))*(10000-0)+0" office:value-type="float" office:value="4667.96875">
            <text:p>4667.96875</text:p>
          </table:table-cell>
          <table:table-cell/>
        </table:table-row>
        <table:table-row table:style-name="ro1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274]-0)/(1-0))*(145-1)+1)" office:value-type="float" office:value="15">
            <text:p>15</text:p>
          </table:table-cell>
          <table:table-cell table:formula="of:=ROUND((([.B274]-0)/(1-0))*(1-0)+0)" office:value-type="float" office:value="0">
            <text:p>0</text:p>
          </table:table-cell>
          <table:table-cell table:formula="of:=(([.C274]-0)/(1-0))*(100-0)+0" office:value-type="float" office:value="83.3984375">
            <text:p>83.3984375</text:p>
          </table:table-cell>
          <table:table-cell table:formula="of:=(([.D274]-0)/(1-0))*(100-(-100))+(-100)" office:value-type="float" office:value="77.734375">
            <text:p>77.734375</text:p>
          </table:table-cell>
          <table:table-cell table:formula="of:=(([.E274]-0)/(1-0))*(10000-0)+0" office:value-type="float" office:value="5605.46875">
            <text:p>5605.46875</text:p>
          </table:table-cell>
          <table:table-cell/>
        </table:table-row>
        <table:table-row table:style-name="ro1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275]-0)/(1-0))*(145-1)+1)" office:value-type="float" office:value="87">
            <text:p>87</text:p>
          </table:table-cell>
          <table:table-cell table:formula="of:=ROUND((([.B275]-0)/(1-0))*(1-0)+0)" office:value-type="float" office:value="1">
            <text:p>1</text:p>
          </table:table-cell>
          <table:table-cell table:formula="of:=(([.C275]-0)/(1-0))*(100-0)+0" office:value-type="float" office:value="33.3984375">
            <text:p>33.3984375</text:p>
          </table:table-cell>
          <table:table-cell table:formula="of:=(([.D275]-0)/(1-0))*(100-(-100))+(-100)" office:value-type="float" office:value="-22.265625">
            <text:p>-22.265625</text:p>
          </table:table-cell>
          <table:table-cell table:formula="of:=(([.E275]-0)/(1-0))*(10000-0)+0" office:value-type="float" office:value="605.46875">
            <text:p>605.46875</text:p>
          </table:table-cell>
          <table:table-cell/>
        </table:table-row>
        <table:table-row table:style-name="ro1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276]-0)/(1-0))*(145-1)+1)" office:value-type="float" office:value="123">
            <text:p>123</text:p>
          </table:table-cell>
          <table:table-cell table:formula="of:=ROUND((([.B276]-0)/(1-0))*(1-0)+0)" office:value-type="float" office:value="0">
            <text:p>0</text:p>
          </table:table-cell>
          <table:table-cell table:formula="of:=(([.C276]-0)/(1-0))*(100-0)+0" office:value-type="float" office:value="58.3984375">
            <text:p>58.3984375</text:p>
          </table:table-cell>
          <table:table-cell table:formula="of:=(([.D276]-0)/(1-0))*(100-(-100))+(-100)" office:value-type="float" office:value="27.734375">
            <text:p>27.734375</text:p>
          </table:table-cell>
          <table:table-cell table:formula="of:=(([.E276]-0)/(1-0))*(10000-0)+0" office:value-type="float" office:value="3105.46875">
            <text:p>3105.46875</text:p>
          </table:table-cell>
          <table:table-cell/>
        </table:table-row>
        <table:table-row table:style-name="ro1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277]-0)/(1-0))*(145-1)+1)" office:value-type="float" office:value="51">
            <text:p>51</text:p>
          </table:table-cell>
          <table:table-cell table:formula="of:=ROUND((([.B277]-0)/(1-0))*(1-0)+0)" office:value-type="float" office:value="1">
            <text:p>1</text:p>
          </table:table-cell>
          <table:table-cell table:formula="of:=(([.C277]-0)/(1-0))*(100-0)+0" office:value-type="float" office:value="8.3984375">
            <text:p>8.3984375</text:p>
          </table:table-cell>
          <table:table-cell table:formula="of:=(([.D277]-0)/(1-0))*(100-(-100))+(-100)" office:value-type="float" office:value="-72.265625">
            <text:p>-72.265625</text:p>
          </table:table-cell>
          <table:table-cell table:formula="of:=(([.E277]-0)/(1-0))*(10000-0)+0" office:value-type="float" office:value="8105.46875">
            <text:p>8105.46875</text:p>
          </table:table-cell>
          <table:table-cell/>
        </table:table-row>
        <table:table-row table:style-name="ro1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278]-0)/(1-0))*(145-1)+1)" office:value-type="float" office:value="69">
            <text:p>69</text:p>
          </table:table-cell>
          <table:table-cell table:formula="of:=ROUND((([.B278]-0)/(1-0))*(1-0)+0)" office:value-type="float" office:value="0">
            <text:p>0</text:p>
          </table:table-cell>
          <table:table-cell table:formula="of:=(([.C278]-0)/(1-0))*(100-0)+0" office:value-type="float" office:value="45.8984375">
            <text:p>45.8984375</text:p>
          </table:table-cell>
          <table:table-cell table:formula="of:=(([.D278]-0)/(1-0))*(100-(-100))+(-100)" office:value-type="float" office:value="-97.265625">
            <text:p>-97.265625</text:p>
          </table:table-cell>
          <table:table-cell table:formula="of:=(([.E278]-0)/(1-0))*(10000-0)+0" office:value-type="float" office:value="9355.46875">
            <text:p>9355.46875</text:p>
          </table:table-cell>
          <table:table-cell/>
        </table:table-row>
        <table:table-row table:style-name="ro1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279]-0)/(1-0))*(145-1)+1)" office:value-type="float" office:value="141">
            <text:p>141</text:p>
          </table:table-cell>
          <table:table-cell table:formula="of:=ROUND((([.B279]-0)/(1-0))*(1-0)+0)" office:value-type="float" office:value="1">
            <text:p>1</text:p>
          </table:table-cell>
          <table:table-cell table:formula="of:=(([.C279]-0)/(1-0))*(100-0)+0" office:value-type="float" office:value="95.8984375">
            <text:p>95.8984375</text:p>
          </table:table-cell>
          <table:table-cell table:formula="of:=(([.D279]-0)/(1-0))*(100-(-100))+(-100)" office:value-type="float" office:value="2.734375">
            <text:p>2.734375</text:p>
          </table:table-cell>
          <table:table-cell table:formula="of:=(([.E279]-0)/(1-0))*(10000-0)+0" office:value-type="float" office:value="4355.46875">
            <text:p>4355.46875</text:p>
          </table:table-cell>
          <table:table-cell/>
        </table:table-row>
        <table:table-row table:style-name="ro1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280]-0)/(1-0))*(145-1)+1)" office:value-type="float" office:value="105">
            <text:p>105</text:p>
          </table:table-cell>
          <table:table-cell table:formula="of:=ROUND((([.B280]-0)/(1-0))*(1-0)+0)" office:value-type="float" office:value="0">
            <text:p>0</text:p>
          </table:table-cell>
          <table:table-cell table:formula="of:=(([.C280]-0)/(1-0))*(100-0)+0" office:value-type="float" office:value="20.8984375">
            <text:p>20.8984375</text:p>
          </table:table-cell>
          <table:table-cell table:formula="of:=(([.D280]-0)/(1-0))*(100-(-100))+(-100)" office:value-type="float" office:value="-47.265625">
            <text:p>-47.265625</text:p>
          </table:table-cell>
          <table:table-cell table:formula="of:=(([.E280]-0)/(1-0))*(10000-0)+0" office:value-type="float" office:value="1855.46875">
            <text:p>1855.46875</text:p>
          </table:table-cell>
          <table:table-cell/>
        </table:table-row>
        <table:table-row table:style-name="ro1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281]-0)/(1-0))*(145-1)+1)" office:value-type="float" office:value="33">
            <text:p>33</text:p>
          </table:table-cell>
          <table:table-cell table:formula="of:=ROUND((([.B281]-0)/(1-0))*(1-0)+0)" office:value-type="float" office:value="1">
            <text:p>1</text:p>
          </table:table-cell>
          <table:table-cell table:formula="of:=(([.C281]-0)/(1-0))*(100-0)+0" office:value-type="float" office:value="70.8984375">
            <text:p>70.8984375</text:p>
          </table:table-cell>
          <table:table-cell table:formula="of:=(([.D281]-0)/(1-0))*(100-(-100))+(-100)" office:value-type="float" office:value="52.734375">
            <text:p>52.734375</text:p>
          </table:table-cell>
          <table:table-cell table:formula="of:=(([.E281]-0)/(1-0))*(10000-0)+0" office:value-type="float" office:value="6855.46875">
            <text:p>6855.46875</text:p>
          </table:table-cell>
          <table:table-cell/>
        </table:table-row>
        <table:table-row table:style-name="ro1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282]-0)/(1-0))*(145-1)+1)" office:value-type="float" office:value="24">
            <text:p>24</text:p>
          </table:table-cell>
          <table:table-cell table:formula="of:=ROUND((([.B282]-0)/(1-0))*(1-0)+0)" office:value-type="float" office:value="0">
            <text:p>0</text:p>
          </table:table-cell>
          <table:table-cell table:formula="of:=(([.C282]-0)/(1-0))*(100-0)+0" office:value-type="float" office:value="14.6484375">
            <text:p>14.6484375</text:p>
          </table:table-cell>
          <table:table-cell table:formula="of:=(([.D282]-0)/(1-0))*(100-(-100))+(-100)" office:value-type="float" office:value="15.234375">
            <text:p>15.234375</text:p>
          </table:table-cell>
          <table:table-cell table:formula="of:=(([.E282]-0)/(1-0))*(10000-0)+0" office:value-type="float" office:value="1230.46875">
            <text:p>1230.46875</text:p>
          </table:table-cell>
          <table:table-cell/>
        </table:table-row>
        <table:table-row table:style-name="ro1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283]-0)/(1-0))*(145-1)+1)" office:value-type="float" office:value="96">
            <text:p>96</text:p>
          </table:table-cell>
          <table:table-cell table:formula="of:=ROUND((([.B283]-0)/(1-0))*(1-0)+0)" office:value-type="float" office:value="1">
            <text:p>1</text:p>
          </table:table-cell>
          <table:table-cell table:formula="of:=(([.C283]-0)/(1-0))*(100-0)+0" office:value-type="float" office:value="64.6484375">
            <text:p>64.6484375</text:p>
          </table:table-cell>
          <table:table-cell table:formula="of:=(([.D283]-0)/(1-0))*(100-(-100))+(-100)" office:value-type="float" office:value="-84.765625">
            <text:p>-84.765625</text:p>
          </table:table-cell>
          <table:table-cell table:formula="of:=(([.E283]-0)/(1-0))*(10000-0)+0" office:value-type="float" office:value="6230.46875">
            <text:p>6230.46875</text:p>
          </table:table-cell>
          <table:table-cell/>
        </table:table-row>
        <table:table-row table:style-name="ro1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284]-0)/(1-0))*(145-1)+1)" office:value-type="float" office:value="132">
            <text:p>132</text:p>
          </table:table-cell>
          <table:table-cell table:formula="of:=ROUND((([.B284]-0)/(1-0))*(1-0)+0)" office:value-type="float" office:value="0">
            <text:p>0</text:p>
          </table:table-cell>
          <table:table-cell table:formula="of:=(([.C284]-0)/(1-0))*(100-0)+0" office:value-type="float" office:value="39.6484375">
            <text:p>39.6484375</text:p>
          </table:table-cell>
          <table:table-cell table:formula="of:=(([.D284]-0)/(1-0))*(100-(-100))+(-100)" office:value-type="float" office:value="65.234375">
            <text:p>65.234375</text:p>
          </table:table-cell>
          <table:table-cell table:formula="of:=(([.E284]-0)/(1-0))*(10000-0)+0" office:value-type="float" office:value="8730.46875">
            <text:p>8730.46875</text:p>
          </table:table-cell>
          <table:table-cell/>
        </table:table-row>
        <table:table-row table:style-name="ro1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285]-0)/(1-0))*(145-1)+1)" office:value-type="float" office:value="60">
            <text:p>60</text:p>
          </table:table-cell>
          <table:table-cell table:formula="of:=ROUND((([.B285]-0)/(1-0))*(1-0)+0)" office:value-type="float" office:value="1">
            <text:p>1</text:p>
          </table:table-cell>
          <table:table-cell table:formula="of:=(([.C285]-0)/(1-0))*(100-0)+0" office:value-type="float" office:value="89.6484375">
            <text:p>89.6484375</text:p>
          </table:table-cell>
          <table:table-cell table:formula="of:=(([.D285]-0)/(1-0))*(100-(-100))+(-100)" office:value-type="float" office:value="-34.765625">
            <text:p>-34.765625</text:p>
          </table:table-cell>
          <table:table-cell table:formula="of:=(([.E285]-0)/(1-0))*(10000-0)+0" office:value-type="float" office:value="3730.46875">
            <text:p>3730.46875</text:p>
          </table:table-cell>
          <table:table-cell/>
        </table:table-row>
        <table:table-row table:style-name="ro1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286]-0)/(1-0))*(145-1)+1)" office:value-type="float" office:value="42">
            <text:p>42</text:p>
          </table:table-cell>
          <table:table-cell table:formula="of:=ROUND((([.B286]-0)/(1-0))*(1-0)+0)" office:value-type="float" office:value="0">
            <text:p>0</text:p>
          </table:table-cell>
          <table:table-cell table:formula="of:=(([.C286]-0)/(1-0))*(100-0)+0" office:value-type="float" office:value="52.1484375">
            <text:p>52.1484375</text:p>
          </table:table-cell>
          <table:table-cell table:formula="of:=(([.D286]-0)/(1-0))*(100-(-100))+(-100)" office:value-type="float" office:value="-9.76562499999999">
            <text:p>-9.765625</text:p>
          </table:table-cell>
          <table:table-cell table:formula="of:=(([.E286]-0)/(1-0))*(10000-0)+0" office:value-type="float" office:value="4980.46875">
            <text:p>4980.46875</text:p>
          </table:table-cell>
          <table:table-cell/>
        </table:table-row>
        <table:table-row table:style-name="ro1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287]-0)/(1-0))*(145-1)+1)" office:value-type="float" office:value="114">
            <text:p>114</text:p>
          </table:table-cell>
          <table:table-cell table:formula="of:=ROUND((([.B287]-0)/(1-0))*(1-0)+0)" office:value-type="float" office:value="1">
            <text:p>1</text:p>
          </table:table-cell>
          <table:table-cell table:formula="of:=(([.C287]-0)/(1-0))*(100-0)+0" office:value-type="float" office:value="2.1484375">
            <text:p>2.1484375</text:p>
          </table:table-cell>
          <table:table-cell table:formula="of:=(([.D287]-0)/(1-0))*(100-(-100))+(-100)" office:value-type="float" office:value="90.234375">
            <text:p>90.234375</text:p>
          </table:table-cell>
          <table:table-cell table:formula="of:=(([.E287]-0)/(1-0))*(10000-0)+0" office:value-type="float" office:value="9980.46875">
            <text:p>9980.46875</text:p>
          </table:table-cell>
          <table:table-cell/>
        </table:table-row>
        <table:table-row table:style-name="ro1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288]-0)/(1-0))*(145-1)+1)" office:value-type="float" office:value="78">
            <text:p>78</text:p>
          </table:table-cell>
          <table:table-cell table:formula="of:=ROUND((([.B288]-0)/(1-0))*(1-0)+0)" office:value-type="float" office:value="0">
            <text:p>0</text:p>
          </table:table-cell>
          <table:table-cell table:formula="of:=(([.C288]-0)/(1-0))*(100-0)+0" office:value-type="float" office:value="77.1484375">
            <text:p>77.1484375</text:p>
          </table:table-cell>
          <table:table-cell table:formula="of:=(([.D288]-0)/(1-0))*(100-(-100))+(-100)" office:value-type="float" office:value="-59.765625">
            <text:p>-59.765625</text:p>
          </table:table-cell>
          <table:table-cell table:formula="of:=(([.E288]-0)/(1-0))*(10000-0)+0" office:value-type="float" office:value="7480.46875">
            <text:p>7480.46875</text:p>
          </table:table-cell>
          <table:table-cell/>
        </table:table-row>
        <table:table-row table:style-name="ro1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289]-0)/(1-0))*(145-1)+1)" office:value-type="float" office:value="6">
            <text:p>6</text:p>
          </table:table-cell>
          <table:table-cell table:formula="of:=ROUND((([.B289]-0)/(1-0))*(1-0)+0)" office:value-type="float" office:value="1">
            <text:p>1</text:p>
          </table:table-cell>
          <table:table-cell table:formula="of:=(([.C289]-0)/(1-0))*(100-0)+0" office:value-type="float" office:value="27.1484375">
            <text:p>27.1484375</text:p>
          </table:table-cell>
          <table:table-cell table:formula="of:=(([.D289]-0)/(1-0))*(100-(-100))+(-100)" office:value-type="float" office:value="40.234375">
            <text:p>40.234375</text:p>
          </table:table-cell>
          <table:table-cell table:formula="of:=(([.E289]-0)/(1-0))*(10000-0)+0" office:value-type="float" office:value="2480.46875">
            <text:p>2480.46875</text:p>
          </table:table-cell>
          <table:table-cell/>
        </table:table-row>
        <table:table-row table:style-name="ro1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90]-0)/(1-0))*(145-1)+1)" office:value-type="float" office:value="9">
            <text:p>9</text:p>
          </table:table-cell>
          <table:table-cell table:formula="of:=ROUND((([.B290]-0)/(1-0))*(1-0)+0)" office:value-type="float" office:value="0">
            <text:p>0</text:p>
          </table:table-cell>
          <table:table-cell table:formula="of:=(([.C290]-0)/(1-0))*(100-0)+0" office:value-type="float" office:value="9.9609375">
            <text:p>9.9609375</text:p>
          </table:table-cell>
          <table:table-cell table:formula="of:=(([.D290]-0)/(1-0))*(100-(-100))+(-100)" office:value-type="float" office:value="55.859375">
            <text:p>55.859375</text:p>
          </table:table-cell>
          <table:table-cell table:formula="of:=(([.E290]-0)/(1-0))*(10000-0)+0" office:value-type="float" office:value="8886.71875">
            <text:p>8886.71875</text:p>
          </table:table-cell>
          <table:table-cell/>
        </table:table-row>
        <table:table-row table:style-name="ro1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91]-0)/(1-0))*(145-1)+1)" office:value-type="float" office:value="81">
            <text:p>81</text:p>
          </table:table-cell>
          <table:table-cell table:formula="of:=ROUND((([.B291]-0)/(1-0))*(1-0)+0)" office:value-type="float" office:value="1">
            <text:p>1</text:p>
          </table:table-cell>
          <table:table-cell table:formula="of:=(([.C291]-0)/(1-0))*(100-0)+0" office:value-type="float" office:value="59.9609375">
            <text:p>59.9609375</text:p>
          </table:table-cell>
          <table:table-cell table:formula="of:=(([.D291]-0)/(1-0))*(100-(-100))+(-100)" office:value-type="float" office:value="-44.140625">
            <text:p>-44.140625</text:p>
          </table:table-cell>
          <table:table-cell table:formula="of:=(([.E291]-0)/(1-0))*(10000-0)+0" office:value-type="float" office:value="3886.71875">
            <text:p>3886.71875</text:p>
          </table:table-cell>
          <table:table-cell/>
        </table:table-row>
        <table:table-row table:style-name="ro1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92]-0)/(1-0))*(145-1)+1)" office:value-type="float" office:value="117">
            <text:p>117</text:p>
          </table:table-cell>
          <table:table-cell table:formula="of:=ROUND((([.B292]-0)/(1-0))*(1-0)+0)" office:value-type="float" office:value="0">
            <text:p>0</text:p>
          </table:table-cell>
          <table:table-cell table:formula="of:=(([.C292]-0)/(1-0))*(100-0)+0" office:value-type="float" office:value="34.9609375">
            <text:p>34.9609375</text:p>
          </table:table-cell>
          <table:table-cell table:formula="of:=(([.D292]-0)/(1-0))*(100-(-100))+(-100)" office:value-type="float" office:value="5.859375">
            <text:p>5.859375</text:p>
          </table:table-cell>
          <table:table-cell table:formula="of:=(([.E292]-0)/(1-0))*(10000-0)+0" office:value-type="float" office:value="1386.71875">
            <text:p>1386.71875</text:p>
          </table:table-cell>
          <table:table-cell/>
        </table:table-row>
        <table:table-row table:style-name="ro1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93]-0)/(1-0))*(145-1)+1)" office:value-type="float" office:value="45">
            <text:p>45</text:p>
          </table:table-cell>
          <table:table-cell table:formula="of:=ROUND((([.B293]-0)/(1-0))*(1-0)+0)" office:value-type="float" office:value="1">
            <text:p>1</text:p>
          </table:table-cell>
          <table:table-cell table:formula="of:=(([.C293]-0)/(1-0))*(100-0)+0" office:value-type="float" office:value="84.9609375">
            <text:p>84.9609375</text:p>
          </table:table-cell>
          <table:table-cell table:formula="of:=(([.D293]-0)/(1-0))*(100-(-100))+(-100)" office:value-type="float" office:value="-94.140625">
            <text:p>-94.140625</text:p>
          </table:table-cell>
          <table:table-cell table:formula="of:=(([.E293]-0)/(1-0))*(10000-0)+0" office:value-type="float" office:value="6386.71875">
            <text:p>6386.71875</text:p>
          </table:table-cell>
          <table:table-cell/>
        </table:table-row>
        <table:table-row table:style-name="ro1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94]-0)/(1-0))*(145-1)+1)" office:value-type="float" office:value="63">
            <text:p>63</text:p>
          </table:table-cell>
          <table:table-cell table:formula="of:=ROUND((([.B294]-0)/(1-0))*(1-0)+0)" office:value-type="float" office:value="0">
            <text:p>0</text:p>
          </table:table-cell>
          <table:table-cell table:formula="of:=(([.C294]-0)/(1-0))*(100-0)+0" office:value-type="float" office:value="72.4609375">
            <text:p>72.4609375</text:p>
          </table:table-cell>
          <table:table-cell table:formula="of:=(([.D294]-0)/(1-0))*(100-(-100))+(-100)" office:value-type="float" office:value="-69.140625">
            <text:p>-69.140625</text:p>
          </table:table-cell>
          <table:table-cell table:formula="of:=(([.E294]-0)/(1-0))*(10000-0)+0" office:value-type="float" office:value="5136.71875">
            <text:p>5136.71875</text:p>
          </table:table-cell>
          <table:table-cell/>
        </table:table-row>
        <table:table-row table:style-name="ro1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95]-0)/(1-0))*(145-1)+1)" office:value-type="float" office:value="135">
            <text:p>135</text:p>
          </table:table-cell>
          <table:table-cell table:formula="of:=ROUND((([.B295]-0)/(1-0))*(1-0)+0)" office:value-type="float" office:value="1">
            <text:p>1</text:p>
          </table:table-cell>
          <table:table-cell table:formula="of:=(([.C295]-0)/(1-0))*(100-0)+0" office:value-type="float" office:value="22.4609375">
            <text:p>22.4609375</text:p>
          </table:table-cell>
          <table:table-cell table:formula="of:=(([.D295]-0)/(1-0))*(100-(-100))+(-100)" office:value-type="float" office:value="30.859375">
            <text:p>30.859375</text:p>
          </table:table-cell>
          <table:table-cell table:formula="of:=(([.E295]-0)/(1-0))*(10000-0)+0" office:value-type="float" office:value="136.71875">
            <text:p>136.71875</text:p>
          </table:table-cell>
          <table:table-cell/>
        </table:table-row>
        <table:table-row table:style-name="ro1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96]-0)/(1-0))*(145-1)+1)" office:value-type="float" office:value="99">
            <text:p>99</text:p>
          </table:table-cell>
          <table:table-cell table:formula="of:=ROUND((([.B296]-0)/(1-0))*(1-0)+0)" office:value-type="float" office:value="0">
            <text:p>0</text:p>
          </table:table-cell>
          <table:table-cell table:formula="of:=(([.C296]-0)/(1-0))*(100-0)+0" office:value-type="float" office:value="97.4609375">
            <text:p>97.4609375</text:p>
          </table:table-cell>
          <table:table-cell table:formula="of:=(([.D296]-0)/(1-0))*(100-(-100))+(-100)" office:value-type="float" office:value="-19.140625">
            <text:p>-19.140625</text:p>
          </table:table-cell>
          <table:table-cell table:formula="of:=(([.E296]-0)/(1-0))*(10000-0)+0" office:value-type="float" office:value="2636.71875">
            <text:p>2636.71875</text:p>
          </table:table-cell>
          <table:table-cell/>
        </table:table-row>
        <table:table-row table:style-name="ro1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97]-0)/(1-0))*(145-1)+1)" office:value-type="float" office:value="27">
            <text:p>27</text:p>
          </table:table-cell>
          <table:table-cell table:formula="of:=ROUND((([.B297]-0)/(1-0))*(1-0)+0)" office:value-type="float" office:value="1">
            <text:p>1</text:p>
          </table:table-cell>
          <table:table-cell table:formula="of:=(([.C297]-0)/(1-0))*(100-0)+0" office:value-type="float" office:value="47.4609375">
            <text:p>47.4609375</text:p>
          </table:table-cell>
          <table:table-cell table:formula="of:=(([.D297]-0)/(1-0))*(100-(-100))+(-100)" office:value-type="float" office:value="80.859375">
            <text:p>80.859375</text:p>
          </table:table-cell>
          <table:table-cell table:formula="of:=(([.E297]-0)/(1-0))*(10000-0)+0" office:value-type="float" office:value="7636.71875">
            <text:p>7636.71875</text:p>
          </table:table-cell>
          <table:table-cell/>
        </table:table-row>
        <table:table-row table:style-name="ro1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98]-0)/(1-0))*(145-1)+1)" office:value-type="float" office:value="36">
            <text:p>36</text:p>
          </table:table-cell>
          <table:table-cell table:formula="of:=ROUND((([.B298]-0)/(1-0))*(1-0)+0)" office:value-type="float" office:value="0">
            <text:p>0</text:p>
          </table:table-cell>
          <table:table-cell table:formula="of:=(([.C298]-0)/(1-0))*(100-0)+0" office:value-type="float" office:value="91.2109375">
            <text:p>91.2109375</text:p>
          </table:table-cell>
          <table:table-cell table:formula="of:=(([.D298]-0)/(1-0))*(100-(-100))+(-100)" office:value-type="float" office:value="43.359375">
            <text:p>43.359375</text:p>
          </table:table-cell>
          <table:table-cell table:formula="of:=(([.E298]-0)/(1-0))*(10000-0)+0" office:value-type="float" office:value="4511.71875">
            <text:p>4511.71875</text:p>
          </table:table-cell>
          <table:table-cell/>
        </table:table-row>
        <table:table-row table:style-name="ro1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299]-0)/(1-0))*(145-1)+1)" office:value-type="float" office:value="108">
            <text:p>108</text:p>
          </table:table-cell>
          <table:table-cell table:formula="of:=ROUND((([.B299]-0)/(1-0))*(1-0)+0)" office:value-type="float" office:value="1">
            <text:p>1</text:p>
          </table:table-cell>
          <table:table-cell table:formula="of:=(([.C299]-0)/(1-0))*(100-0)+0" office:value-type="float" office:value="41.2109375">
            <text:p>41.2109375</text:p>
          </table:table-cell>
          <table:table-cell table:formula="of:=(([.D299]-0)/(1-0))*(100-(-100))+(-100)" office:value-type="float" office:value="-56.640625">
            <text:p>-56.640625</text:p>
          </table:table-cell>
          <table:table-cell table:formula="of:=(([.E299]-0)/(1-0))*(10000-0)+0" office:value-type="float" office:value="9511.71875">
            <text:p>9511.71875</text:p>
          </table:table-cell>
          <table:table-cell/>
        </table:table-row>
        <table:table-row table:style-name="ro1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300]-0)/(1-0))*(145-1)+1)" office:value-type="float" office:value="144">
            <text:p>144</text:p>
          </table:table-cell>
          <table:table-cell table:formula="of:=ROUND((([.B300]-0)/(1-0))*(1-0)+0)" office:value-type="float" office:value="0">
            <text:p>0</text:p>
          </table:table-cell>
          <table:table-cell table:formula="of:=(([.C300]-0)/(1-0))*(100-0)+0" office:value-type="float" office:value="66.2109375">
            <text:p>66.2109375</text:p>
          </table:table-cell>
          <table:table-cell table:formula="of:=(([.D300]-0)/(1-0))*(100-(-100))+(-100)" office:value-type="float" office:value="93.359375">
            <text:p>93.359375</text:p>
          </table:table-cell>
          <table:table-cell table:formula="of:=(([.E300]-0)/(1-0))*(10000-0)+0" office:value-type="float" office:value="7011.71875">
            <text:p>7011.71875</text:p>
          </table:table-cell>
          <table:table-cell/>
        </table:table-row>
        <table:table-row table:style-name="ro1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301]-0)/(1-0))*(145-1)+1)" office:value-type="float" office:value="72">
            <text:p>72</text:p>
          </table:table-cell>
          <table:table-cell table:formula="of:=ROUND((([.B301]-0)/(1-0))*(1-0)+0)" office:value-type="float" office:value="1">
            <text:p>1</text:p>
          </table:table-cell>
          <table:table-cell table:formula="of:=(([.C301]-0)/(1-0))*(100-0)+0" office:value-type="float" office:value="16.2109375">
            <text:p>16.2109375</text:p>
          </table:table-cell>
          <table:table-cell table:formula="of:=(([.D301]-0)/(1-0))*(100-(-100))+(-100)" office:value-type="float" office:value="-6.64062499999999">
            <text:p>-6.640625</text:p>
          </table:table-cell>
          <table:table-cell table:formula="of:=(([.E301]-0)/(1-0))*(10000-0)+0" office:value-type="float" office:value="2011.71875">
            <text:p>2011.71875</text:p>
          </table:table-cell>
          <table:table-cell/>
        </table:table-row>
        <table:table-row table:style-name="ro1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302]-0)/(1-0))*(145-1)+1)" office:value-type="float" office:value="54">
            <text:p>54</text:p>
          </table:table-cell>
          <table:table-cell table:formula="of:=ROUND((([.B302]-0)/(1-0))*(1-0)+0)" office:value-type="float" office:value="0">
            <text:p>0</text:p>
          </table:table-cell>
          <table:table-cell table:formula="of:=(([.C302]-0)/(1-0))*(100-0)+0" office:value-type="float" office:value="28.7109375">
            <text:p>28.7109375</text:p>
          </table:table-cell>
          <table:table-cell table:formula="of:=(([.D302]-0)/(1-0))*(100-(-100))+(-100)" office:value-type="float" office:value="-31.640625">
            <text:p>-31.640625</text:p>
          </table:table-cell>
          <table:table-cell table:formula="of:=(([.E302]-0)/(1-0))*(10000-0)+0" office:value-type="float" office:value="761.71875">
            <text:p>761.71875</text:p>
          </table:table-cell>
          <table:table-cell/>
        </table:table-row>
        <table:table-row table:style-name="ro1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303]-0)/(1-0))*(145-1)+1)" office:value-type="float" office:value="126">
            <text:p>126</text:p>
          </table:table-cell>
          <table:table-cell table:formula="of:=ROUND((([.B303]-0)/(1-0))*(1-0)+0)" office:value-type="float" office:value="1">
            <text:p>1</text:p>
          </table:table-cell>
          <table:table-cell table:formula="of:=(([.C303]-0)/(1-0))*(100-0)+0" office:value-type="float" office:value="78.7109375">
            <text:p>78.7109375</text:p>
          </table:table-cell>
          <table:table-cell table:formula="of:=(([.D303]-0)/(1-0))*(100-(-100))+(-100)" office:value-type="float" office:value="68.359375">
            <text:p>68.359375</text:p>
          </table:table-cell>
          <table:table-cell table:formula="of:=(([.E303]-0)/(1-0))*(10000-0)+0" office:value-type="float" office:value="5761.71875">
            <text:p>5761.71875</text:p>
          </table:table-cell>
          <table:table-cell/>
        </table:table-row>
        <table:table-row table:style-name="ro1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304]-0)/(1-0))*(145-1)+1)" office:value-type="float" office:value="90">
            <text:p>90</text:p>
          </table:table-cell>
          <table:table-cell table:formula="of:=ROUND((([.B304]-0)/(1-0))*(1-0)+0)" office:value-type="float" office:value="0">
            <text:p>0</text:p>
          </table:table-cell>
          <table:table-cell table:formula="of:=(([.C304]-0)/(1-0))*(100-0)+0" office:value-type="float" office:value="3.7109375">
            <text:p>3.7109375</text:p>
          </table:table-cell>
          <table:table-cell table:formula="of:=(([.D304]-0)/(1-0))*(100-(-100))+(-100)" office:value-type="float" office:value="-81.640625">
            <text:p>-81.640625</text:p>
          </table:table-cell>
          <table:table-cell table:formula="of:=(([.E304]-0)/(1-0))*(10000-0)+0" office:value-type="float" office:value="8261.71875">
            <text:p>8261.71875</text:p>
          </table:table-cell>
          <table:table-cell/>
        </table:table-row>
        <table:table-row table:style-name="ro1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305]-0)/(1-0))*(145-1)+1)" office:value-type="float" office:value="18">
            <text:p>18</text:p>
          </table:table-cell>
          <table:table-cell table:formula="of:=ROUND((([.B305]-0)/(1-0))*(1-0)+0)" office:value-type="float" office:value="1">
            <text:p>1</text:p>
          </table:table-cell>
          <table:table-cell table:formula="of:=(([.C305]-0)/(1-0))*(100-0)+0" office:value-type="float" office:value="53.7109375">
            <text:p>53.7109375</text:p>
          </table:table-cell>
          <table:table-cell table:formula="of:=(([.D305]-0)/(1-0))*(100-(-100))+(-100)" office:value-type="float" office:value="18.359375">
            <text:p>18.359375</text:p>
          </table:table-cell>
          <table:table-cell table:formula="of:=(([.E305]-0)/(1-0))*(10000-0)+0" office:value-type="float" office:value="3261.71875">
            <text:p>3261.71875</text:p>
          </table:table-cell>
          <table:table-cell/>
        </table:table-row>
        <table:table-row table:style-name="ro1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306]-0)/(1-0))*(145-1)+1)" office:value-type="float" office:value="13">
            <text:p>13</text:p>
          </table:table-cell>
          <table:table-cell table:formula="of:=ROUND((([.B306]-0)/(1-0))*(1-0)+0)" office:value-type="float" office:value="0">
            <text:p>0</text:p>
          </table:table-cell>
          <table:table-cell table:formula="of:=(([.C306]-0)/(1-0))*(100-0)+0" office:value-type="float" office:value="38.0859375">
            <text:p>38.0859375</text:p>
          </table:table-cell>
          <table:table-cell table:formula="of:=(([.D306]-0)/(1-0))*(100-(-100))+(-100)" office:value-type="float" office:value="-12.890625">
            <text:p>-12.890625</text:p>
          </table:table-cell>
          <table:table-cell table:formula="of:=(([.E306]-0)/(1-0))*(10000-0)+0" office:value-type="float" office:value="6699.21875">
            <text:p>6699.21875</text:p>
          </table:table-cell>
          <table:table-cell/>
        </table:table-row>
        <table:table-row table:style-name="ro1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307]-0)/(1-0))*(145-1)+1)" office:value-type="float" office:value="85">
            <text:p>85</text:p>
          </table:table-cell>
          <table:table-cell table:formula="of:=ROUND((([.B307]-0)/(1-0))*(1-0)+0)" office:value-type="float" office:value="1">
            <text:p>1</text:p>
          </table:table-cell>
          <table:table-cell table:formula="of:=(([.C307]-0)/(1-0))*(100-0)+0" office:value-type="float" office:value="88.0859375">
            <text:p>88.0859375</text:p>
          </table:table-cell>
          <table:table-cell table:formula="of:=(([.D307]-0)/(1-0))*(100-(-100))+(-100)" office:value-type="float" office:value="87.109375">
            <text:p>87.109375</text:p>
          </table:table-cell>
          <table:table-cell table:formula="of:=(([.E307]-0)/(1-0))*(10000-0)+0" office:value-type="float" office:value="1699.21875">
            <text:p>1699.21875</text:p>
          </table:table-cell>
          <table:table-cell/>
        </table:table-row>
        <table:table-row table:style-name="ro1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308]-0)/(1-0))*(145-1)+1)" office:value-type="float" office:value="121">
            <text:p>121</text:p>
          </table:table-cell>
          <table:table-cell table:formula="of:=ROUND((([.B308]-0)/(1-0))*(1-0)+0)" office:value-type="float" office:value="0">
            <text:p>0</text:p>
          </table:table-cell>
          <table:table-cell table:formula="of:=(([.C308]-0)/(1-0))*(100-0)+0" office:value-type="float" office:value="13.0859375">
            <text:p>13.0859375</text:p>
          </table:table-cell>
          <table:table-cell table:formula="of:=(([.D308]-0)/(1-0))*(100-(-100))+(-100)" office:value-type="float" office:value="-62.890625">
            <text:p>-62.890625</text:p>
          </table:table-cell>
          <table:table-cell table:formula="of:=(([.E308]-0)/(1-0))*(10000-0)+0" office:value-type="float" office:value="4199.21875">
            <text:p>4199.21875</text:p>
          </table:table-cell>
          <table:table-cell/>
        </table:table-row>
        <table:table-row table:style-name="ro1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309]-0)/(1-0))*(145-1)+1)" office:value-type="float" office:value="49">
            <text:p>49</text:p>
          </table:table-cell>
          <table:table-cell table:formula="of:=ROUND((([.B309]-0)/(1-0))*(1-0)+0)" office:value-type="float" office:value="1">
            <text:p>1</text:p>
          </table:table-cell>
          <table:table-cell table:formula="of:=(([.C309]-0)/(1-0))*(100-0)+0" office:value-type="float" office:value="63.0859375">
            <text:p>63.0859375</text:p>
          </table:table-cell>
          <table:table-cell table:formula="of:=(([.D309]-0)/(1-0))*(100-(-100))+(-100)" office:value-type="float" office:value="37.109375">
            <text:p>37.109375</text:p>
          </table:table-cell>
          <table:table-cell table:formula="of:=(([.E309]-0)/(1-0))*(10000-0)+0" office:value-type="float" office:value="9199.21875">
            <text:p>9199.21875</text:p>
          </table:table-cell>
          <table:table-cell/>
        </table:table-row>
        <table:table-row table:style-name="ro1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310]-0)/(1-0))*(145-1)+1)" office:value-type="float" office:value="67">
            <text:p>67</text:p>
          </table:table-cell>
          <table:table-cell table:formula="of:=ROUND((([.B310]-0)/(1-0))*(1-0)+0)" office:value-type="float" office:value="0">
            <text:p>0</text:p>
          </table:table-cell>
          <table:table-cell table:formula="of:=(([.C310]-0)/(1-0))*(100-0)+0" office:value-type="float" office:value="75.5859375">
            <text:p>75.5859375</text:p>
          </table:table-cell>
          <table:table-cell table:formula="of:=(([.D310]-0)/(1-0))*(100-(-100))+(-100)" office:value-type="float" office:value="12.109375">
            <text:p>12.109375</text:p>
          </table:table-cell>
          <table:table-cell table:formula="of:=(([.E310]-0)/(1-0))*(10000-0)+0" office:value-type="float" office:value="7949.21875">
            <text:p>7949.21875</text:p>
          </table:table-cell>
          <table:table-cell/>
        </table:table-row>
        <table:table-row table:style-name="ro1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311]-0)/(1-0))*(145-1)+1)" office:value-type="float" office:value="139">
            <text:p>139</text:p>
          </table:table-cell>
          <table:table-cell table:formula="of:=ROUND((([.B311]-0)/(1-0))*(1-0)+0)" office:value-type="float" office:value="1">
            <text:p>1</text:p>
          </table:table-cell>
          <table:table-cell table:formula="of:=(([.C311]-0)/(1-0))*(100-0)+0" office:value-type="float" office:value="25.5859375">
            <text:p>25.5859375</text:p>
          </table:table-cell>
          <table:table-cell table:formula="of:=(([.D311]-0)/(1-0))*(100-(-100))+(-100)" office:value-type="float" office:value="-87.890625">
            <text:p>-87.890625</text:p>
          </table:table-cell>
          <table:table-cell table:formula="of:=(([.E311]-0)/(1-0))*(10000-0)+0" office:value-type="float" office:value="2949.21875">
            <text:p>2949.21875</text:p>
          </table:table-cell>
          <table:table-cell/>
        </table:table-row>
        <table:table-row table:style-name="ro1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312]-0)/(1-0))*(145-1)+1)" office:value-type="float" office:value="103">
            <text:p>103</text:p>
          </table:table-cell>
          <table:table-cell table:formula="of:=ROUND((([.B312]-0)/(1-0))*(1-0)+0)" office:value-type="float" office:value="0">
            <text:p>0</text:p>
          </table:table-cell>
          <table:table-cell table:formula="of:=(([.C312]-0)/(1-0))*(100-0)+0" office:value-type="float" office:value="50.5859375">
            <text:p>50.5859375</text:p>
          </table:table-cell>
          <table:table-cell table:formula="of:=(([.D312]-0)/(1-0))*(100-(-100))+(-100)" office:value-type="float" office:value="62.109375">
            <text:p>62.109375</text:p>
          </table:table-cell>
          <table:table-cell table:formula="of:=(([.E312]-0)/(1-0))*(10000-0)+0" office:value-type="float" office:value="449.21875">
            <text:p>449.21875</text:p>
          </table:table-cell>
          <table:table-cell/>
        </table:table-row>
        <table:table-row table:style-name="ro1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313]-0)/(1-0))*(145-1)+1)" office:value-type="float" office:value="31">
            <text:p>31</text:p>
          </table:table-cell>
          <table:table-cell table:formula="of:=ROUND((([.B313]-0)/(1-0))*(1-0)+0)" office:value-type="float" office:value="1">
            <text:p>1</text:p>
          </table:table-cell>
          <table:table-cell table:formula="of:=(([.C313]-0)/(1-0))*(100-0)+0" office:value-type="float" office:value="0.5859375">
            <text:p>0.5859375</text:p>
          </table:table-cell>
          <table:table-cell table:formula="of:=(([.D313]-0)/(1-0))*(100-(-100))+(-100)" office:value-type="float" office:value="-37.890625">
            <text:p>-37.890625</text:p>
          </table:table-cell>
          <table:table-cell table:formula="of:=(([.E313]-0)/(1-0))*(10000-0)+0" office:value-type="float" office:value="5449.21875">
            <text:p>5449.21875</text:p>
          </table:table-cell>
          <table:table-cell/>
        </table:table-row>
        <table:table-row table:style-name="ro1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314]-0)/(1-0))*(145-1)+1)" office:value-type="float" office:value="22">
            <text:p>22</text:p>
          </table:table-cell>
          <table:table-cell table:formula="of:=ROUND((([.B314]-0)/(1-0))*(1-0)+0)" office:value-type="float" office:value="0">
            <text:p>0</text:p>
          </table:table-cell>
          <table:table-cell table:formula="of:=(([.C314]-0)/(1-0))*(100-0)+0" office:value-type="float" office:value="56.8359375">
            <text:p>56.8359375</text:p>
          </table:table-cell>
          <table:table-cell table:formula="of:=(([.D314]-0)/(1-0))*(100-(-100))+(-100)" office:value-type="float" office:value="-75.390625">
            <text:p>-75.390625</text:p>
          </table:table-cell>
          <table:table-cell table:formula="of:=(([.E314]-0)/(1-0))*(10000-0)+0" office:value-type="float" office:value="2324.21875">
            <text:p>2324.21875</text:p>
          </table:table-cell>
          <table:table-cell/>
        </table:table-row>
        <table:table-row table:style-name="ro1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315]-0)/(1-0))*(145-1)+1)" office:value-type="float" office:value="94">
            <text:p>94</text:p>
          </table:table-cell>
          <table:table-cell table:formula="of:=ROUND((([.B315]-0)/(1-0))*(1-0)+0)" office:value-type="float" office:value="1">
            <text:p>1</text:p>
          </table:table-cell>
          <table:table-cell table:formula="of:=(([.C315]-0)/(1-0))*(100-0)+0" office:value-type="float" office:value="6.8359375">
            <text:p>6.8359375</text:p>
          </table:table-cell>
          <table:table-cell table:formula="of:=(([.D315]-0)/(1-0))*(100-(-100))+(-100)" office:value-type="float" office:value="24.609375">
            <text:p>24.609375</text:p>
          </table:table-cell>
          <table:table-cell table:formula="of:=(([.E315]-0)/(1-0))*(10000-0)+0" office:value-type="float" office:value="7324.21875">
            <text:p>7324.21875</text:p>
          </table:table-cell>
          <table:table-cell/>
        </table:table-row>
        <table:table-row table:style-name="ro1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316]-0)/(1-0))*(145-1)+1)" office:value-type="float" office:value="130">
            <text:p>130</text:p>
          </table:table-cell>
          <table:table-cell table:formula="of:=ROUND((([.B316]-0)/(1-0))*(1-0)+0)" office:value-type="float" office:value="0">
            <text:p>0</text:p>
          </table:table-cell>
          <table:table-cell table:formula="of:=(([.C316]-0)/(1-0))*(100-0)+0" office:value-type="float" office:value="81.8359375">
            <text:p>81.8359375</text:p>
          </table:table-cell>
          <table:table-cell table:formula="of:=(([.D316]-0)/(1-0))*(100-(-100))+(-100)" office:value-type="float" office:value="-25.390625">
            <text:p>-25.390625</text:p>
          </table:table-cell>
          <table:table-cell table:formula="of:=(([.E316]-0)/(1-0))*(10000-0)+0" office:value-type="float" office:value="9824.21875">
            <text:p>9824.21875</text:p>
          </table:table-cell>
          <table:table-cell/>
        </table:table-row>
        <table:table-row table:style-name="ro1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317]-0)/(1-0))*(145-1)+1)" office:value-type="float" office:value="58">
            <text:p>58</text:p>
          </table:table-cell>
          <table:table-cell table:formula="of:=ROUND((([.B317]-0)/(1-0))*(1-0)+0)" office:value-type="float" office:value="1">
            <text:p>1</text:p>
          </table:table-cell>
          <table:table-cell table:formula="of:=(([.C317]-0)/(1-0))*(100-0)+0" office:value-type="float" office:value="31.8359375">
            <text:p>31.8359375</text:p>
          </table:table-cell>
          <table:table-cell table:formula="of:=(([.D317]-0)/(1-0))*(100-(-100))+(-100)" office:value-type="float" office:value="74.609375">
            <text:p>74.609375</text:p>
          </table:table-cell>
          <table:table-cell table:formula="of:=(([.E317]-0)/(1-0))*(10000-0)+0" office:value-type="float" office:value="4824.21875">
            <text:p>4824.21875</text:p>
          </table:table-cell>
          <table:table-cell/>
        </table:table-row>
        <table:table-row table:style-name="ro1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318]-0)/(1-0))*(145-1)+1)" office:value-type="float" office:value="40">
            <text:p>40</text:p>
          </table:table-cell>
          <table:table-cell table:formula="of:=ROUND((([.B318]-0)/(1-0))*(1-0)+0)" office:value-type="float" office:value="0">
            <text:p>0</text:p>
          </table:table-cell>
          <table:table-cell table:formula="of:=(([.C318]-0)/(1-0))*(100-0)+0" office:value-type="float" office:value="19.3359375">
            <text:p>19.3359375</text:p>
          </table:table-cell>
          <table:table-cell table:formula="of:=(([.D318]-0)/(1-0))*(100-(-100))+(-100)" office:value-type="float" office:value="99.609375">
            <text:p>99.609375</text:p>
          </table:table-cell>
          <table:table-cell table:formula="of:=(([.E318]-0)/(1-0))*(10000-0)+0" office:value-type="float" office:value="3574.21875">
            <text:p>3574.21875</text:p>
          </table:table-cell>
          <table:table-cell/>
        </table:table-row>
        <table:table-row table:style-name="ro1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319]-0)/(1-0))*(145-1)+1)" office:value-type="float" office:value="112">
            <text:p>112</text:p>
          </table:table-cell>
          <table:table-cell table:formula="of:=ROUND((([.B319]-0)/(1-0))*(1-0)+0)" office:value-type="float" office:value="1">
            <text:p>1</text:p>
          </table:table-cell>
          <table:table-cell table:formula="of:=(([.C319]-0)/(1-0))*(100-0)+0" office:value-type="float" office:value="69.3359375">
            <text:p>69.3359375</text:p>
          </table:table-cell>
          <table:table-cell table:formula="of:=(([.D319]-0)/(1-0))*(100-(-100))+(-100)" office:value-type="float" office:value="-0.390624999999986">
            <text:p>-0.390625</text:p>
          </table:table-cell>
          <table:table-cell table:formula="of:=(([.E319]-0)/(1-0))*(10000-0)+0" office:value-type="float" office:value="8574.21875">
            <text:p>8574.21875</text:p>
          </table:table-cell>
          <table:table-cell/>
        </table:table-row>
        <table:table-row table:style-name="ro1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320]-0)/(1-0))*(145-1)+1)" office:value-type="float" office:value="76">
            <text:p>76</text:p>
          </table:table-cell>
          <table:table-cell table:formula="of:=ROUND((([.B320]-0)/(1-0))*(1-0)+0)" office:value-type="float" office:value="0">
            <text:p>0</text:p>
          </table:table-cell>
          <table:table-cell table:formula="of:=(([.C320]-0)/(1-0))*(100-0)+0" office:value-type="float" office:value="44.3359375">
            <text:p>44.3359375</text:p>
          </table:table-cell>
          <table:table-cell table:formula="of:=(([.D320]-0)/(1-0))*(100-(-100))+(-100)" office:value-type="float" office:value="49.609375">
            <text:p>49.609375</text:p>
          </table:table-cell>
          <table:table-cell table:formula="of:=(([.E320]-0)/(1-0))*(10000-0)+0" office:value-type="float" office:value="6074.21875">
            <text:p>6074.21875</text:p>
          </table:table-cell>
          <table:table-cell/>
        </table:table-row>
        <table:table-row table:style-name="ro1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321]-0)/(1-0))*(145-1)+1)" office:value-type="float" office:value="4">
            <text:p>4</text:p>
          </table:table-cell>
          <table:table-cell table:formula="of:=ROUND((([.B321]-0)/(1-0))*(1-0)+0)" office:value-type="float" office:value="1">
            <text:p>1</text:p>
          </table:table-cell>
          <table:table-cell table:formula="of:=(([.C321]-0)/(1-0))*(100-0)+0" office:value-type="float" office:value="94.3359375">
            <text:p>94.3359375</text:p>
          </table:table-cell>
          <table:table-cell table:formula="of:=(([.D321]-0)/(1-0))*(100-(-100))+(-100)" office:value-type="float" office:value="-50.390625">
            <text:p>-50.390625</text:p>
          </table:table-cell>
          <table:table-cell table:formula="of:=(([.E321]-0)/(1-0))*(10000-0)+0" office:value-type="float" office:value="1074.21875">
            <text:p>1074.21875</text:p>
          </table:table-cell>
          <table:table-cell/>
        </table:table-row>
        <table:table-row table:style-name="ro1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22]-0)/(1-0))*(145-1)+1)" office:value-type="float" office:value="5">
            <text:p>5</text:p>
          </table:table-cell>
          <table:table-cell table:formula="of:=ROUND((([.B322]-0)/(1-0))*(1-0)+0)" office:value-type="float" office:value="0">
            <text:p>0</text:p>
          </table:table-cell>
          <table:table-cell table:formula="of:=(([.C322]-0)/(1-0))*(100-0)+0" office:value-type="float" office:value="49.8046875">
            <text:p>49.8046875</text:p>
          </table:table-cell>
          <table:table-cell table:formula="of:=(([.D322]-0)/(1-0))*(100-(-100))+(-100)" office:value-type="float" office:value="23.046875">
            <text:p>23.046875</text:p>
          </table:table-cell>
          <table:table-cell table:formula="of:=(([.E322]-0)/(1-0))*(10000-0)+0" office:value-type="float" office:value="3808.59375">
            <text:p>3808.59375</text:p>
          </table:table-cell>
          <table:table-cell/>
        </table:table-row>
        <table:table-row table:style-name="ro1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23]-0)/(1-0))*(145-1)+1)" office:value-type="float" office:value="77">
            <text:p>77</text:p>
          </table:table-cell>
          <table:table-cell table:formula="of:=ROUND((([.B323]-0)/(1-0))*(1-0)+0)" office:value-type="float" office:value="1">
            <text:p>1</text:p>
          </table:table-cell>
          <table:table-cell table:formula="of:=(([.C323]-0)/(1-0))*(100-0)+0" office:value-type="float" office:value="99.8046875">
            <text:p>99.8046875</text:p>
          </table:table-cell>
          <table:table-cell table:formula="of:=(([.D323]-0)/(1-0))*(100-(-100))+(-100)" office:value-type="float" office:value="-76.953125">
            <text:p>-76.953125</text:p>
          </table:table-cell>
          <table:table-cell table:formula="of:=(([.E323]-0)/(1-0))*(10000-0)+0" office:value-type="float" office:value="8808.59375">
            <text:p>8808.59375</text:p>
          </table:table-cell>
          <table:table-cell/>
        </table:table-row>
        <table:table-row table:style-name="ro1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24]-0)/(1-0))*(145-1)+1)" office:value-type="float" office:value="113">
            <text:p>113</text:p>
          </table:table-cell>
          <table:table-cell table:formula="of:=ROUND((([.B324]-0)/(1-0))*(1-0)+0)" office:value-type="float" office:value="0">
            <text:p>0</text:p>
          </table:table-cell>
          <table:table-cell table:formula="of:=(([.C324]-0)/(1-0))*(100-0)+0" office:value-type="float" office:value="24.8046875">
            <text:p>24.8046875</text:p>
          </table:table-cell>
          <table:table-cell table:formula="of:=(([.D324]-0)/(1-0))*(100-(-100))+(-100)" office:value-type="float" office:value="73.046875">
            <text:p>73.046875</text:p>
          </table:table-cell>
          <table:table-cell table:formula="of:=(([.E324]-0)/(1-0))*(10000-0)+0" office:value-type="float" office:value="6308.59375">
            <text:p>6308.59375</text:p>
          </table:table-cell>
          <table:table-cell/>
        </table:table-row>
        <table:table-row table:style-name="ro1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25]-0)/(1-0))*(145-1)+1)" office:value-type="float" office:value="41">
            <text:p>41</text:p>
          </table:table-cell>
          <table:table-cell table:formula="of:=ROUND((([.B325]-0)/(1-0))*(1-0)+0)" office:value-type="float" office:value="1">
            <text:p>1</text:p>
          </table:table-cell>
          <table:table-cell table:formula="of:=(([.C325]-0)/(1-0))*(100-0)+0" office:value-type="float" office:value="74.8046875">
            <text:p>74.8046875</text:p>
          </table:table-cell>
          <table:table-cell table:formula="of:=(([.D325]-0)/(1-0))*(100-(-100))+(-100)" office:value-type="float" office:value="-26.953125">
            <text:p>-26.953125</text:p>
          </table:table-cell>
          <table:table-cell table:formula="of:=(([.E325]-0)/(1-0))*(10000-0)+0" office:value-type="float" office:value="1308.59375">
            <text:p>1308.59375</text:p>
          </table:table-cell>
          <table:table-cell/>
        </table:table-row>
        <table:table-row table:style-name="ro1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26]-0)/(1-0))*(145-1)+1)" office:value-type="float" office:value="59">
            <text:p>59</text:p>
          </table:table-cell>
          <table:table-cell table:formula="of:=ROUND((([.B326]-0)/(1-0))*(1-0)+0)" office:value-type="float" office:value="0">
            <text:p>0</text:p>
          </table:table-cell>
          <table:table-cell table:formula="of:=(([.C326]-0)/(1-0))*(100-0)+0" office:value-type="float" office:value="87.3046875">
            <text:p>87.3046875</text:p>
          </table:table-cell>
          <table:table-cell table:formula="of:=(([.D326]-0)/(1-0))*(100-(-100))+(-100)" office:value-type="float" office:value="-1.95312499999999">
            <text:p>-1.953125</text:p>
          </table:table-cell>
          <table:table-cell table:formula="of:=(([.E326]-0)/(1-0))*(10000-0)+0" office:value-type="float" office:value="58.59375">
            <text:p>58.59375</text:p>
          </table:table-cell>
          <table:table-cell/>
        </table:table-row>
        <table:table-row table:style-name="ro1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27]-0)/(1-0))*(145-1)+1)" office:value-type="float" office:value="131">
            <text:p>131</text:p>
          </table:table-cell>
          <table:table-cell table:formula="of:=ROUND((([.B327]-0)/(1-0))*(1-0)+0)" office:value-type="float" office:value="1">
            <text:p>1</text:p>
          </table:table-cell>
          <table:table-cell table:formula="of:=(([.C327]-0)/(1-0))*(100-0)+0" office:value-type="float" office:value="37.3046875">
            <text:p>37.3046875</text:p>
          </table:table-cell>
          <table:table-cell table:formula="of:=(([.D327]-0)/(1-0))*(100-(-100))+(-100)" office:value-type="float" office:value="98.046875">
            <text:p>98.046875</text:p>
          </table:table-cell>
          <table:table-cell table:formula="of:=(([.E327]-0)/(1-0))*(10000-0)+0" office:value-type="float" office:value="5058.59375">
            <text:p>5058.59375</text:p>
          </table:table-cell>
          <table:table-cell/>
        </table:table-row>
        <table:table-row table:style-name="ro1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28]-0)/(1-0))*(145-1)+1)" office:value-type="float" office:value="95">
            <text:p>95</text:p>
          </table:table-cell>
          <table:table-cell table:formula="of:=ROUND((([.B328]-0)/(1-0))*(1-0)+0)" office:value-type="float" office:value="0">
            <text:p>0</text:p>
          </table:table-cell>
          <table:table-cell table:formula="of:=(([.C328]-0)/(1-0))*(100-0)+0" office:value-type="float" office:value="62.3046875">
            <text:p>62.3046875</text:p>
          </table:table-cell>
          <table:table-cell table:formula="of:=(([.D328]-0)/(1-0))*(100-(-100))+(-100)" office:value-type="float" office:value="-51.953125">
            <text:p>-51.953125</text:p>
          </table:table-cell>
          <table:table-cell table:formula="of:=(([.E328]-0)/(1-0))*(10000-0)+0" office:value-type="float" office:value="7558.59375">
            <text:p>7558.59375</text:p>
          </table:table-cell>
          <table:table-cell/>
        </table:table-row>
        <table:table-row table:style-name="ro1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29]-0)/(1-0))*(145-1)+1)" office:value-type="float" office:value="23">
            <text:p>23</text:p>
          </table:table-cell>
          <table:table-cell table:formula="of:=ROUND((([.B329]-0)/(1-0))*(1-0)+0)" office:value-type="float" office:value="1">
            <text:p>1</text:p>
          </table:table-cell>
          <table:table-cell table:formula="of:=(([.C329]-0)/(1-0))*(100-0)+0" office:value-type="float" office:value="12.3046875">
            <text:p>12.3046875</text:p>
          </table:table-cell>
          <table:table-cell table:formula="of:=(([.D329]-0)/(1-0))*(100-(-100))+(-100)" office:value-type="float" office:value="48.046875">
            <text:p>48.046875</text:p>
          </table:table-cell>
          <table:table-cell table:formula="of:=(([.E329]-0)/(1-0))*(10000-0)+0" office:value-type="float" office:value="2558.59375">
            <text:p>2558.59375</text:p>
          </table:table-cell>
          <table:table-cell/>
        </table:table-row>
        <table:table-row table:style-name="ro1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30]-0)/(1-0))*(145-1)+1)" office:value-type="float" office:value="32">
            <text:p>32</text:p>
          </table:table-cell>
          <table:table-cell table:formula="of:=ROUND((([.B330]-0)/(1-0))*(1-0)+0)" office:value-type="float" office:value="0">
            <text:p>0</text:p>
          </table:table-cell>
          <table:table-cell table:formula="of:=(([.C330]-0)/(1-0))*(100-0)+0" office:value-type="float" office:value="56.0546875">
            <text:p>56.0546875</text:p>
          </table:table-cell>
          <table:table-cell table:formula="of:=(([.D330]-0)/(1-0))*(100-(-100))+(-100)" office:value-type="float" office:value="85.546875">
            <text:p>85.546875</text:p>
          </table:table-cell>
          <table:table-cell table:formula="of:=(([.E330]-0)/(1-0))*(10000-0)+0" office:value-type="float" office:value="9433.59375">
            <text:p>9433.59375</text:p>
          </table:table-cell>
          <table:table-cell/>
        </table:table-row>
        <table:table-row table:style-name="ro1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31]-0)/(1-0))*(145-1)+1)" office:value-type="float" office:value="104">
            <text:p>104</text:p>
          </table:table-cell>
          <table:table-cell table:formula="of:=ROUND((([.B331]-0)/(1-0))*(1-0)+0)" office:value-type="float" office:value="1">
            <text:p>1</text:p>
          </table:table-cell>
          <table:table-cell table:formula="of:=(([.C331]-0)/(1-0))*(100-0)+0" office:value-type="float" office:value="6.0546875">
            <text:p>6.0546875</text:p>
          </table:table-cell>
          <table:table-cell table:formula="of:=(([.D331]-0)/(1-0))*(100-(-100))+(-100)" office:value-type="float" office:value="-14.453125">
            <text:p>-14.453125</text:p>
          </table:table-cell>
          <table:table-cell table:formula="of:=(([.E331]-0)/(1-0))*(10000-0)+0" office:value-type="float" office:value="4433.59375">
            <text:p>4433.59375</text:p>
          </table:table-cell>
          <table:table-cell/>
        </table:table-row>
        <table:table-row table:style-name="ro1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32]-0)/(1-0))*(145-1)+1)" office:value-type="float" office:value="140">
            <text:p>140</text:p>
          </table:table-cell>
          <table:table-cell table:formula="of:=ROUND((([.B332]-0)/(1-0))*(1-0)+0)" office:value-type="float" office:value="0">
            <text:p>0</text:p>
          </table:table-cell>
          <table:table-cell table:formula="of:=(([.C332]-0)/(1-0))*(100-0)+0" office:value-type="float" office:value="81.0546875">
            <text:p>81.0546875</text:p>
          </table:table-cell>
          <table:table-cell table:formula="of:=(([.D332]-0)/(1-0))*(100-(-100))+(-100)" office:value-type="float" office:value="35.546875">
            <text:p>35.546875</text:p>
          </table:table-cell>
          <table:table-cell table:formula="of:=(([.E332]-0)/(1-0))*(10000-0)+0" office:value-type="float" office:value="1933.59375">
            <text:p>1933.59375</text:p>
          </table:table-cell>
          <table:table-cell/>
        </table:table-row>
        <table:table-row table:style-name="ro1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33]-0)/(1-0))*(145-1)+1)" office:value-type="float" office:value="68">
            <text:p>68</text:p>
          </table:table-cell>
          <table:table-cell table:formula="of:=ROUND((([.B333]-0)/(1-0))*(1-0)+0)" office:value-type="float" office:value="1">
            <text:p>1</text:p>
          </table:table-cell>
          <table:table-cell table:formula="of:=(([.C333]-0)/(1-0))*(100-0)+0" office:value-type="float" office:value="31.0546875">
            <text:p>31.0546875</text:p>
          </table:table-cell>
          <table:table-cell table:formula="of:=(([.D333]-0)/(1-0))*(100-(-100))+(-100)" office:value-type="float" office:value="-64.453125">
            <text:p>-64.453125</text:p>
          </table:table-cell>
          <table:table-cell table:formula="of:=(([.E333]-0)/(1-0))*(10000-0)+0" office:value-type="float" office:value="6933.59375">
            <text:p>6933.59375</text:p>
          </table:table-cell>
          <table:table-cell/>
        </table:table-row>
        <table:table-row table:style-name="ro1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34]-0)/(1-0))*(145-1)+1)" office:value-type="float" office:value="50">
            <text:p>50</text:p>
          </table:table-cell>
          <table:table-cell table:formula="of:=ROUND((([.B334]-0)/(1-0))*(1-0)+0)" office:value-type="float" office:value="0">
            <text:p>0</text:p>
          </table:table-cell>
          <table:table-cell table:formula="of:=(([.C334]-0)/(1-0))*(100-0)+0" office:value-type="float" office:value="18.5546875">
            <text:p>18.5546875</text:p>
          </table:table-cell>
          <table:table-cell table:formula="of:=(([.D334]-0)/(1-0))*(100-(-100))+(-100)" office:value-type="float" office:value="-89.453125">
            <text:p>-89.453125</text:p>
          </table:table-cell>
          <table:table-cell table:formula="of:=(([.E334]-0)/(1-0))*(10000-0)+0" office:value-type="float" office:value="5683.59375">
            <text:p>5683.59375</text:p>
          </table:table-cell>
          <table:table-cell/>
        </table:table-row>
        <table:table-row table:style-name="ro1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35]-0)/(1-0))*(145-1)+1)" office:value-type="float" office:value="122">
            <text:p>122</text:p>
          </table:table-cell>
          <table:table-cell table:formula="of:=ROUND((([.B335]-0)/(1-0))*(1-0)+0)" office:value-type="float" office:value="1">
            <text:p>1</text:p>
          </table:table-cell>
          <table:table-cell table:formula="of:=(([.C335]-0)/(1-0))*(100-0)+0" office:value-type="float" office:value="68.5546875">
            <text:p>68.5546875</text:p>
          </table:table-cell>
          <table:table-cell table:formula="of:=(([.D335]-0)/(1-0))*(100-(-100))+(-100)" office:value-type="float" office:value="10.546875">
            <text:p>10.546875</text:p>
          </table:table-cell>
          <table:table-cell table:formula="of:=(([.E335]-0)/(1-0))*(10000-0)+0" office:value-type="float" office:value="683.59375">
            <text:p>683.59375</text:p>
          </table:table-cell>
          <table:table-cell/>
        </table:table-row>
        <table:table-row table:style-name="ro1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36]-0)/(1-0))*(145-1)+1)" office:value-type="float" office:value="86">
            <text:p>86</text:p>
          </table:table-cell>
          <table:table-cell table:formula="of:=ROUND((([.B336]-0)/(1-0))*(1-0)+0)" office:value-type="float" office:value="0">
            <text:p>0</text:p>
          </table:table-cell>
          <table:table-cell table:formula="of:=(([.C336]-0)/(1-0))*(100-0)+0" office:value-type="float" office:value="43.5546875">
            <text:p>43.5546875</text:p>
          </table:table-cell>
          <table:table-cell table:formula="of:=(([.D336]-0)/(1-0))*(100-(-100))+(-100)" office:value-type="float" office:value="-39.453125">
            <text:p>-39.453125</text:p>
          </table:table-cell>
          <table:table-cell table:formula="of:=(([.E336]-0)/(1-0))*(10000-0)+0" office:value-type="float" office:value="3183.59375">
            <text:p>3183.59375</text:p>
          </table:table-cell>
          <table:table-cell/>
        </table:table-row>
        <table:table-row table:style-name="ro1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37]-0)/(1-0))*(145-1)+1)" office:value-type="float" office:value="14">
            <text:p>14</text:p>
          </table:table-cell>
          <table:table-cell table:formula="of:=ROUND((([.B337]-0)/(1-0))*(1-0)+0)" office:value-type="float" office:value="1">
            <text:p>1</text:p>
          </table:table-cell>
          <table:table-cell table:formula="of:=(([.C337]-0)/(1-0))*(100-0)+0" office:value-type="float" office:value="93.5546875">
            <text:p>93.5546875</text:p>
          </table:table-cell>
          <table:table-cell table:formula="of:=(([.D337]-0)/(1-0))*(100-(-100))+(-100)" office:value-type="float" office:value="60.546875">
            <text:p>60.546875</text:p>
          </table:table-cell>
          <table:table-cell table:formula="of:=(([.E337]-0)/(1-0))*(10000-0)+0" office:value-type="float" office:value="8183.59375">
            <text:p>8183.59375</text:p>
          </table:table-cell>
          <table:table-cell/>
        </table:table-row>
        <table:table-row table:style-name="ro1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38]-0)/(1-0))*(145-1)+1)" office:value-type="float" office:value="19">
            <text:p>19</text:p>
          </table:table-cell>
          <table:table-cell table:formula="of:=ROUND((([.B338]-0)/(1-0))*(1-0)+0)" office:value-type="float" office:value="0">
            <text:p>0</text:p>
          </table:table-cell>
          <table:table-cell table:formula="of:=(([.C338]-0)/(1-0))*(100-0)+0" office:value-type="float" office:value="2.9296875">
            <text:p>2.9296875</text:p>
          </table:table-cell>
          <table:table-cell table:formula="of:=(([.D338]-0)/(1-0))*(100-(-100))+(-100)" office:value-type="float" office:value="-58.203125">
            <text:p>-58.203125</text:p>
          </table:table-cell>
          <table:table-cell table:formula="of:=(([.E338]-0)/(1-0))*(10000-0)+0" office:value-type="float" office:value="1621.09375">
            <text:p>1621.09375</text:p>
          </table:table-cell>
          <table:table-cell/>
        </table:table-row>
        <table:table-row table:style-name="ro1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39]-0)/(1-0))*(145-1)+1)" office:value-type="float" office:value="91">
            <text:p>91</text:p>
          </table:table-cell>
          <table:table-cell table:formula="of:=ROUND((([.B339]-0)/(1-0))*(1-0)+0)" office:value-type="float" office:value="1">
            <text:p>1</text:p>
          </table:table-cell>
          <table:table-cell table:formula="of:=(([.C339]-0)/(1-0))*(100-0)+0" office:value-type="float" office:value="52.9296875">
            <text:p>52.9296875</text:p>
          </table:table-cell>
          <table:table-cell table:formula="of:=(([.D339]-0)/(1-0))*(100-(-100))+(-100)" office:value-type="float" office:value="41.796875">
            <text:p>41.796875</text:p>
          </table:table-cell>
          <table:table-cell table:formula="of:=(([.E339]-0)/(1-0))*(10000-0)+0" office:value-type="float" office:value="6621.09375">
            <text:p>6621.09375</text:p>
          </table:table-cell>
          <table:table-cell/>
        </table:table-row>
        <table:table-row table:style-name="ro1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40]-0)/(1-0))*(145-1)+1)" office:value-type="float" office:value="127">
            <text:p>127</text:p>
          </table:table-cell>
          <table:table-cell table:formula="of:=ROUND((([.B340]-0)/(1-0))*(1-0)+0)" office:value-type="float" office:value="0">
            <text:p>0</text:p>
          </table:table-cell>
          <table:table-cell table:formula="of:=(([.C340]-0)/(1-0))*(100-0)+0" office:value-type="float" office:value="27.9296875">
            <text:p>27.9296875</text:p>
          </table:table-cell>
          <table:table-cell table:formula="of:=(([.D340]-0)/(1-0))*(100-(-100))+(-100)" office:value-type="float" office:value="-8.20312499999999">
            <text:p>-8.203125</text:p>
          </table:table-cell>
          <table:table-cell table:formula="of:=(([.E340]-0)/(1-0))*(10000-0)+0" office:value-type="float" office:value="9121.09375">
            <text:p>9121.09375</text:p>
          </table:table-cell>
          <table:table-cell/>
        </table:table-row>
        <table:table-row table:style-name="ro1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41]-0)/(1-0))*(145-1)+1)" office:value-type="float" office:value="55">
            <text:p>55</text:p>
          </table:table-cell>
          <table:table-cell table:formula="of:=ROUND((([.B341]-0)/(1-0))*(1-0)+0)" office:value-type="float" office:value="1">
            <text:p>1</text:p>
          </table:table-cell>
          <table:table-cell table:formula="of:=(([.C341]-0)/(1-0))*(100-0)+0" office:value-type="float" office:value="77.9296875">
            <text:p>77.9296875</text:p>
          </table:table-cell>
          <table:table-cell table:formula="of:=(([.D341]-0)/(1-0))*(100-(-100))+(-100)" office:value-type="float" office:value="91.796875">
            <text:p>91.796875</text:p>
          </table:table-cell>
          <table:table-cell table:formula="of:=(([.E341]-0)/(1-0))*(10000-0)+0" office:value-type="float" office:value="4121.09375">
            <text:p>4121.09375</text:p>
          </table:table-cell>
          <table:table-cell/>
        </table:table-row>
        <table:table-row table:style-name="ro1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42]-0)/(1-0))*(145-1)+1)" office:value-type="float" office:value="73">
            <text:p>73</text:p>
          </table:table-cell>
          <table:table-cell table:formula="of:=ROUND((([.B342]-0)/(1-0))*(1-0)+0)" office:value-type="float" office:value="0">
            <text:p>0</text:p>
          </table:table-cell>
          <table:table-cell table:formula="of:=(([.C342]-0)/(1-0))*(100-0)+0" office:value-type="float" office:value="65.4296875">
            <text:p>65.4296875</text:p>
          </table:table-cell>
          <table:table-cell table:formula="of:=(([.D342]-0)/(1-0))*(100-(-100))+(-100)" office:value-type="float" office:value="66.796875">
            <text:p>66.796875</text:p>
          </table:table-cell>
          <table:table-cell table:formula="of:=(([.E342]-0)/(1-0))*(10000-0)+0" office:value-type="float" office:value="2871.09375">
            <text:p>2871.09375</text:p>
          </table:table-cell>
          <table:table-cell/>
        </table:table-row>
        <table:table-row table:style-name="ro1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43]-0)/(1-0))*(145-1)+1)" office:value-type="float" office:value="145">
            <text:p>145</text:p>
          </table:table-cell>
          <table:table-cell table:formula="of:=ROUND((([.B343]-0)/(1-0))*(1-0)+0)" office:value-type="float" office:value="1">
            <text:p>1</text:p>
          </table:table-cell>
          <table:table-cell table:formula="of:=(([.C343]-0)/(1-0))*(100-0)+0" office:value-type="float" office:value="15.4296875">
            <text:p>15.4296875</text:p>
          </table:table-cell>
          <table:table-cell table:formula="of:=(([.D343]-0)/(1-0))*(100-(-100))+(-100)" office:value-type="float" office:value="-33.203125">
            <text:p>-33.203125</text:p>
          </table:table-cell>
          <table:table-cell table:formula="of:=(([.E343]-0)/(1-0))*(10000-0)+0" office:value-type="float" office:value="7871.09375">
            <text:p>7871.09375</text:p>
          </table:table-cell>
          <table:table-cell/>
        </table:table-row>
        <table:table-row table:style-name="ro1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44]-0)/(1-0))*(145-1)+1)" office:value-type="float" office:value="109">
            <text:p>109</text:p>
          </table:table-cell>
          <table:table-cell table:formula="of:=ROUND((([.B344]-0)/(1-0))*(1-0)+0)" office:value-type="float" office:value="0">
            <text:p>0</text:p>
          </table:table-cell>
          <table:table-cell table:formula="of:=(([.C344]-0)/(1-0))*(100-0)+0" office:value-type="float" office:value="90.4296875">
            <text:p>90.4296875</text:p>
          </table:table-cell>
          <table:table-cell table:formula="of:=(([.D344]-0)/(1-0))*(100-(-100))+(-100)" office:value-type="float" office:value="16.796875">
            <text:p>16.796875</text:p>
          </table:table-cell>
          <table:table-cell table:formula="of:=(([.E344]-0)/(1-0))*(10000-0)+0" office:value-type="float" office:value="5371.09375">
            <text:p>5371.09375</text:p>
          </table:table-cell>
          <table:table-cell/>
        </table:table-row>
        <table:table-row table:style-name="ro1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45]-0)/(1-0))*(145-1)+1)" office:value-type="float" office:value="37">
            <text:p>37</text:p>
          </table:table-cell>
          <table:table-cell table:formula="of:=ROUND((([.B345]-0)/(1-0))*(1-0)+0)" office:value-type="float" office:value="1">
            <text:p>1</text:p>
          </table:table-cell>
          <table:table-cell table:formula="of:=(([.C345]-0)/(1-0))*(100-0)+0" office:value-type="float" office:value="40.4296875">
            <text:p>40.4296875</text:p>
          </table:table-cell>
          <table:table-cell table:formula="of:=(([.D345]-0)/(1-0))*(100-(-100))+(-100)" office:value-type="float" office:value="-83.203125">
            <text:p>-83.203125</text:p>
          </table:table-cell>
          <table:table-cell table:formula="of:=(([.E345]-0)/(1-0))*(10000-0)+0" office:value-type="float" office:value="371.09375">
            <text:p>371.09375</text:p>
          </table:table-cell>
          <table:table-cell/>
        </table:table-row>
        <table:table-row table:style-name="ro1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46]-0)/(1-0))*(145-1)+1)" office:value-type="float" office:value="28">
            <text:p>28</text:p>
          </table:table-cell>
          <table:table-cell table:formula="of:=ROUND((([.B346]-0)/(1-0))*(1-0)+0)" office:value-type="float" office:value="0">
            <text:p>0</text:p>
          </table:table-cell>
          <table:table-cell table:formula="of:=(([.C346]-0)/(1-0))*(100-0)+0" office:value-type="float" office:value="96.6796875">
            <text:p>96.6796875</text:p>
          </table:table-cell>
          <table:table-cell table:formula="of:=(([.D346]-0)/(1-0))*(100-(-100))+(-100)" office:value-type="float" office:value="-45.703125">
            <text:p>-45.703125</text:p>
          </table:table-cell>
          <table:table-cell table:formula="of:=(([.E346]-0)/(1-0))*(10000-0)+0" office:value-type="float" office:value="7246.09375">
            <text:p>7246.09375</text:p>
          </table:table-cell>
          <table:table-cell/>
        </table:table-row>
        <table:table-row table:style-name="ro1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47]-0)/(1-0))*(145-1)+1)" office:value-type="float" office:value="100">
            <text:p>100</text:p>
          </table:table-cell>
          <table:table-cell table:formula="of:=ROUND((([.B347]-0)/(1-0))*(1-0)+0)" office:value-type="float" office:value="1">
            <text:p>1</text:p>
          </table:table-cell>
          <table:table-cell table:formula="of:=(([.C347]-0)/(1-0))*(100-0)+0" office:value-type="float" office:value="46.6796875">
            <text:p>46.6796875</text:p>
          </table:table-cell>
          <table:table-cell table:formula="of:=(([.D347]-0)/(1-0))*(100-(-100))+(-100)" office:value-type="float" office:value="54.296875">
            <text:p>54.296875</text:p>
          </table:table-cell>
          <table:table-cell table:formula="of:=(([.E347]-0)/(1-0))*(10000-0)+0" office:value-type="float" office:value="2246.09375">
            <text:p>2246.09375</text:p>
          </table:table-cell>
          <table:table-cell/>
        </table:table-row>
        <table:table-row table:style-name="ro1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48]-0)/(1-0))*(145-1)+1)" office:value-type="float" office:value="136">
            <text:p>136</text:p>
          </table:table-cell>
          <table:table-cell table:formula="of:=ROUND((([.B348]-0)/(1-0))*(1-0)+0)" office:value-type="float" office:value="0">
            <text:p>0</text:p>
          </table:table-cell>
          <table:table-cell table:formula="of:=(([.C348]-0)/(1-0))*(100-0)+0" office:value-type="float" office:value="71.6796875">
            <text:p>71.6796875</text:p>
          </table:table-cell>
          <table:table-cell table:formula="of:=(([.D348]-0)/(1-0))*(100-(-100))+(-100)" office:value-type="float" office:value="-95.703125">
            <text:p>-95.703125</text:p>
          </table:table-cell>
          <table:table-cell table:formula="of:=(([.E348]-0)/(1-0))*(10000-0)+0" office:value-type="float" office:value="4746.09375">
            <text:p>4746.09375</text:p>
          </table:table-cell>
          <table:table-cell/>
        </table:table-row>
        <table:table-row table:style-name="ro1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49]-0)/(1-0))*(145-1)+1)" office:value-type="float" office:value="64">
            <text:p>64</text:p>
          </table:table-cell>
          <table:table-cell table:formula="of:=ROUND((([.B349]-0)/(1-0))*(1-0)+0)" office:value-type="float" office:value="1">
            <text:p>1</text:p>
          </table:table-cell>
          <table:table-cell table:formula="of:=(([.C349]-0)/(1-0))*(100-0)+0" office:value-type="float" office:value="21.6796875">
            <text:p>21.6796875</text:p>
          </table:table-cell>
          <table:table-cell table:formula="of:=(([.D349]-0)/(1-0))*(100-(-100))+(-100)" office:value-type="float" office:value="4.296875">
            <text:p>4.296875</text:p>
          </table:table-cell>
          <table:table-cell table:formula="of:=(([.E349]-0)/(1-0))*(10000-0)+0" office:value-type="float" office:value="9746.09375">
            <text:p>9746.09375</text:p>
          </table:table-cell>
          <table:table-cell/>
        </table:table-row>
        <table:table-row table:style-name="ro1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50]-0)/(1-0))*(145-1)+1)" office:value-type="float" office:value="46">
            <text:p>46</text:p>
          </table:table-cell>
          <table:table-cell table:formula="of:=ROUND((([.B350]-0)/(1-0))*(1-0)+0)" office:value-type="float" office:value="0">
            <text:p>0</text:p>
          </table:table-cell>
          <table:table-cell table:formula="of:=(([.C350]-0)/(1-0))*(100-0)+0" office:value-type="float" office:value="34.1796875">
            <text:p>34.1796875</text:p>
          </table:table-cell>
          <table:table-cell table:formula="of:=(([.D350]-0)/(1-0))*(100-(-100))+(-100)" office:value-type="float" office:value="29.296875">
            <text:p>29.296875</text:p>
          </table:table-cell>
          <table:table-cell table:formula="of:=(([.E350]-0)/(1-0))*(10000-0)+0" office:value-type="float" office:value="8496.09375">
            <text:p>8496.09375</text:p>
          </table:table-cell>
          <table:table-cell/>
        </table:table-row>
        <table:table-row table:style-name="ro1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51]-0)/(1-0))*(145-1)+1)" office:value-type="float" office:value="118">
            <text:p>118</text:p>
          </table:table-cell>
          <table:table-cell table:formula="of:=ROUND((([.B351]-0)/(1-0))*(1-0)+0)" office:value-type="float" office:value="1">
            <text:p>1</text:p>
          </table:table-cell>
          <table:table-cell table:formula="of:=(([.C351]-0)/(1-0))*(100-0)+0" office:value-type="float" office:value="84.1796875">
            <text:p>84.1796875</text:p>
          </table:table-cell>
          <table:table-cell table:formula="of:=(([.D351]-0)/(1-0))*(100-(-100))+(-100)" office:value-type="float" office:value="-70.703125">
            <text:p>-70.703125</text:p>
          </table:table-cell>
          <table:table-cell table:formula="of:=(([.E351]-0)/(1-0))*(10000-0)+0" office:value-type="float" office:value="3496.09375">
            <text:p>3496.09375</text:p>
          </table:table-cell>
          <table:table-cell/>
        </table:table-row>
        <table:table-row table:style-name="ro1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52]-0)/(1-0))*(145-1)+1)" office:value-type="float" office:value="82">
            <text:p>82</text:p>
          </table:table-cell>
          <table:table-cell table:formula="of:=ROUND((([.B352]-0)/(1-0))*(1-0)+0)" office:value-type="float" office:value="0">
            <text:p>0</text:p>
          </table:table-cell>
          <table:table-cell table:formula="of:=(([.C352]-0)/(1-0))*(100-0)+0" office:value-type="float" office:value="9.1796875">
            <text:p>9.1796875</text:p>
          </table:table-cell>
          <table:table-cell table:formula="of:=(([.D352]-0)/(1-0))*(100-(-100))+(-100)" office:value-type="float" office:value="79.296875">
            <text:p>79.296875</text:p>
          </table:table-cell>
          <table:table-cell table:formula="of:=(([.E352]-0)/(1-0))*(10000-0)+0" office:value-type="float" office:value="996.09375">
            <text:p>996.09375</text:p>
          </table:table-cell>
          <table:table-cell/>
        </table:table-row>
        <table:table-row table:style-name="ro1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53]-0)/(1-0))*(145-1)+1)" office:value-type="float" office:value="10">
            <text:p>10</text:p>
          </table:table-cell>
          <table:table-cell table:formula="of:=ROUND((([.B353]-0)/(1-0))*(1-0)+0)" office:value-type="float" office:value="1">
            <text:p>1</text:p>
          </table:table-cell>
          <table:table-cell table:formula="of:=(([.C353]-0)/(1-0))*(100-0)+0" office:value-type="float" office:value="59.1796875">
            <text:p>59.1796875</text:p>
          </table:table-cell>
          <table:table-cell table:formula="of:=(([.D353]-0)/(1-0))*(100-(-100))+(-100)" office:value-type="float" office:value="-20.703125">
            <text:p>-20.703125</text:p>
          </table:table-cell>
          <table:table-cell table:formula="of:=(([.E353]-0)/(1-0))*(10000-0)+0" office:value-type="float" office:value="5996.09375">
            <text:p>5996.09375</text:p>
          </table:table-cell>
          <table:table-cell/>
        </table:table-row>
        <table:table-row table:style-name="ro1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54]-0)/(1-0))*(145-1)+1)" office:value-type="float" office:value="7">
            <text:p>7</text:p>
          </table:table-cell>
          <table:table-cell table:formula="of:=ROUND((([.B354]-0)/(1-0))*(1-0)+0)" office:value-type="float" office:value="0">
            <text:p>0</text:p>
          </table:table-cell>
          <table:table-cell table:formula="of:=(([.C354]-0)/(1-0))*(100-0)+0" office:value-type="float" office:value="79.4921875">
            <text:p>79.4921875</text:p>
          </table:table-cell>
          <table:table-cell table:formula="of:=(([.D354]-0)/(1-0))*(100-(-100))+(-100)" office:value-type="float" office:value="-86.328125">
            <text:p>-86.328125</text:p>
          </table:table-cell>
          <table:table-cell table:formula="of:=(([.E354]-0)/(1-0))*(10000-0)+0" office:value-type="float" office:value="2714.84375">
            <text:p>2714.84375</text:p>
          </table:table-cell>
          <table:table-cell/>
        </table:table-row>
        <table:table-row table:style-name="ro1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55]-0)/(1-0))*(145-1)+1)" office:value-type="float" office:value="79">
            <text:p>79</text:p>
          </table:table-cell>
          <table:table-cell table:formula="of:=ROUND((([.B355]-0)/(1-0))*(1-0)+0)" office:value-type="float" office:value="1">
            <text:p>1</text:p>
          </table:table-cell>
          <table:table-cell table:formula="of:=(([.C355]-0)/(1-0))*(100-0)+0" office:value-type="float" office:value="29.4921875">
            <text:p>29.4921875</text:p>
          </table:table-cell>
          <table:table-cell table:formula="of:=(([.D355]-0)/(1-0))*(100-(-100))+(-100)" office:value-type="float" office:value="13.671875">
            <text:p>13.671875</text:p>
          </table:table-cell>
          <table:table-cell table:formula="of:=(([.E355]-0)/(1-0))*(10000-0)+0" office:value-type="float" office:value="7714.84375">
            <text:p>7714.84375</text:p>
          </table:table-cell>
          <table:table-cell/>
        </table:table-row>
        <table:table-row table:style-name="ro1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56]-0)/(1-0))*(145-1)+1)" office:value-type="float" office:value="115">
            <text:p>115</text:p>
          </table:table-cell>
          <table:table-cell table:formula="of:=ROUND((([.B356]-0)/(1-0))*(1-0)+0)" office:value-type="float" office:value="0">
            <text:p>0</text:p>
          </table:table-cell>
          <table:table-cell table:formula="of:=(([.C356]-0)/(1-0))*(100-0)+0" office:value-type="float" office:value="54.4921875">
            <text:p>54.4921875</text:p>
          </table:table-cell>
          <table:table-cell table:formula="of:=(([.D356]-0)/(1-0))*(100-(-100))+(-100)" office:value-type="float" office:value="-36.328125">
            <text:p>-36.328125</text:p>
          </table:table-cell>
          <table:table-cell table:formula="of:=(([.E356]-0)/(1-0))*(10000-0)+0" office:value-type="float" office:value="5214.84375">
            <text:p>5214.84375</text:p>
          </table:table-cell>
          <table:table-cell/>
        </table:table-row>
        <table:table-row table:style-name="ro1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57]-0)/(1-0))*(145-1)+1)" office:value-type="float" office:value="43">
            <text:p>43</text:p>
          </table:table-cell>
          <table:table-cell table:formula="of:=ROUND((([.B357]-0)/(1-0))*(1-0)+0)" office:value-type="float" office:value="1">
            <text:p>1</text:p>
          </table:table-cell>
          <table:table-cell table:formula="of:=(([.C357]-0)/(1-0))*(100-0)+0" office:value-type="float" office:value="4.4921875">
            <text:p>4.4921875</text:p>
          </table:table-cell>
          <table:table-cell table:formula="of:=(([.D357]-0)/(1-0))*(100-(-100))+(-100)" office:value-type="float" office:value="63.671875">
            <text:p>63.671875</text:p>
          </table:table-cell>
          <table:table-cell table:formula="of:=(([.E357]-0)/(1-0))*(10000-0)+0" office:value-type="float" office:value="214.84375">
            <text:p>214.84375</text:p>
          </table:table-cell>
          <table:table-cell/>
        </table:table-row>
        <table:table-row table:style-name="ro1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8]-0)/(1-0))*(145-1)+1)" office:value-type="float" office:value="61">
            <text:p>61</text:p>
          </table:table-cell>
          <table:table-cell table:formula="of:=ROUND((([.B358]-0)/(1-0))*(1-0)+0)" office:value-type="float" office:value="0">
            <text:p>0</text:p>
          </table:table-cell>
          <table:table-cell table:formula="of:=(([.C358]-0)/(1-0))*(100-0)+0" office:value-type="float" office:value="41.9921875">
            <text:p>41.9921875</text:p>
          </table:table-cell>
          <table:table-cell table:formula="of:=(([.D358]-0)/(1-0))*(100-(-100))+(-100)" office:value-type="float" office:value="88.671875">
            <text:p>88.671875</text:p>
          </table:table-cell>
          <table:table-cell table:formula="of:=(([.E358]-0)/(1-0))*(10000-0)+0" office:value-type="float" office:value="1464.84375">
            <text:p>1464.84375</text:p>
          </table:table-cell>
          <table:table-cell/>
        </table:table-row>
        <table:table-row table:style-name="ro1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59]-0)/(1-0))*(145-1)+1)" office:value-type="float" office:value="133">
            <text:p>133</text:p>
          </table:table-cell>
          <table:table-cell table:formula="of:=ROUND((([.B359]-0)/(1-0))*(1-0)+0)" office:value-type="float" office:value="1">
            <text:p>1</text:p>
          </table:table-cell>
          <table:table-cell table:formula="of:=(([.C359]-0)/(1-0))*(100-0)+0" office:value-type="float" office:value="91.9921875">
            <text:p>91.9921875</text:p>
          </table:table-cell>
          <table:table-cell table:formula="of:=(([.D359]-0)/(1-0))*(100-(-100))+(-100)" office:value-type="float" office:value="-11.328125">
            <text:p>-11.328125</text:p>
          </table:table-cell>
          <table:table-cell table:formula="of:=(([.E359]-0)/(1-0))*(10000-0)+0" office:value-type="float" office:value="6464.84375">
            <text:p>6464.84375</text:p>
          </table:table-cell>
          <table:table-cell/>
        </table:table-row>
        <table:table-row table:style-name="ro1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60]-0)/(1-0))*(145-1)+1)" office:value-type="float" office:value="97">
            <text:p>97</text:p>
          </table:table-cell>
          <table:table-cell table:formula="of:=ROUND((([.B360]-0)/(1-0))*(1-0)+0)" office:value-type="float" office:value="0">
            <text:p>0</text:p>
          </table:table-cell>
          <table:table-cell table:formula="of:=(([.C360]-0)/(1-0))*(100-0)+0" office:value-type="float" office:value="16.9921875">
            <text:p>16.9921875</text:p>
          </table:table-cell>
          <table:table-cell table:formula="of:=(([.D360]-0)/(1-0))*(100-(-100))+(-100)" office:value-type="float" office:value="38.671875">
            <text:p>38.671875</text:p>
          </table:table-cell>
          <table:table-cell table:formula="of:=(([.E360]-0)/(1-0))*(10000-0)+0" office:value-type="float" office:value="8964.84375">
            <text:p>8964.84375</text:p>
          </table:table-cell>
          <table:table-cell/>
        </table:table-row>
        <table:table-row table:style-name="ro1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61]-0)/(1-0))*(145-1)+1)" office:value-type="float" office:value="25">
            <text:p>25</text:p>
          </table:table-cell>
          <table:table-cell table:formula="of:=ROUND((([.B361]-0)/(1-0))*(1-0)+0)" office:value-type="float" office:value="1">
            <text:p>1</text:p>
          </table:table-cell>
          <table:table-cell table:formula="of:=(([.C361]-0)/(1-0))*(100-0)+0" office:value-type="float" office:value="66.9921875">
            <text:p>66.9921875</text:p>
          </table:table-cell>
          <table:table-cell table:formula="of:=(([.D361]-0)/(1-0))*(100-(-100))+(-100)" office:value-type="float" office:value="-61.328125">
            <text:p>-61.328125</text:p>
          </table:table-cell>
          <table:table-cell table:formula="of:=(([.E361]-0)/(1-0))*(10000-0)+0" office:value-type="float" office:value="3964.84375">
            <text:p>3964.84375</text:p>
          </table:table-cell>
          <table:table-cell/>
        </table:table-row>
        <table:table-row table:style-name="ro1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62]-0)/(1-0))*(145-1)+1)" office:value-type="float" office:value="34">
            <text:p>34</text:p>
          </table:table-cell>
          <table:table-cell table:formula="of:=ROUND((([.B362]-0)/(1-0))*(1-0)+0)" office:value-type="float" office:value="0">
            <text:p>0</text:p>
          </table:table-cell>
          <table:table-cell table:formula="of:=(([.C362]-0)/(1-0))*(100-0)+0" office:value-type="float" office:value="23.2421875">
            <text:p>23.2421875</text:p>
          </table:table-cell>
          <table:table-cell table:formula="of:=(([.D362]-0)/(1-0))*(100-(-100))+(-100)" office:value-type="float" office:value="-23.828125">
            <text:p>-23.828125</text:p>
          </table:table-cell>
          <table:table-cell table:formula="of:=(([.E362]-0)/(1-0))*(10000-0)+0" office:value-type="float" office:value="8339.84375">
            <text:p>8339.84375</text:p>
          </table:table-cell>
          <table:table-cell/>
        </table:table-row>
        <table:table-row table:style-name="ro1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63]-0)/(1-0))*(145-1)+1)" office:value-type="float" office:value="106">
            <text:p>106</text:p>
          </table:table-cell>
          <table:table-cell table:formula="of:=ROUND((([.B363]-0)/(1-0))*(1-0)+0)" office:value-type="float" office:value="1">
            <text:p>1</text:p>
          </table:table-cell>
          <table:table-cell table:formula="of:=(([.C363]-0)/(1-0))*(100-0)+0" office:value-type="float" office:value="73.2421875">
            <text:p>73.2421875</text:p>
          </table:table-cell>
          <table:table-cell table:formula="of:=(([.D363]-0)/(1-0))*(100-(-100))+(-100)" office:value-type="float" office:value="76.171875">
            <text:p>76.171875</text:p>
          </table:table-cell>
          <table:table-cell table:formula="of:=(([.E363]-0)/(1-0))*(10000-0)+0" office:value-type="float" office:value="3339.84375">
            <text:p>3339.84375</text:p>
          </table:table-cell>
          <table:table-cell/>
        </table:table-row>
        <table:table-row table:style-name="ro1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64]-0)/(1-0))*(145-1)+1)" office:value-type="float" office:value="142">
            <text:p>142</text:p>
          </table:table-cell>
          <table:table-cell table:formula="of:=ROUND((([.B364]-0)/(1-0))*(1-0)+0)" office:value-type="float" office:value="0">
            <text:p>0</text:p>
          </table:table-cell>
          <table:table-cell table:formula="of:=(([.C364]-0)/(1-0))*(100-0)+0" office:value-type="float" office:value="48.2421875">
            <text:p>48.2421875</text:p>
          </table:table-cell>
          <table:table-cell table:formula="of:=(([.D364]-0)/(1-0))*(100-(-100))+(-100)" office:value-type="float" office:value="-73.828125">
            <text:p>-73.828125</text:p>
          </table:table-cell>
          <table:table-cell table:formula="of:=(([.E364]-0)/(1-0))*(10000-0)+0" office:value-type="float" office:value="839.84375">
            <text:p>839.84375</text:p>
          </table:table-cell>
          <table:table-cell/>
        </table:table-row>
        <table:table-row table:style-name="ro1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65]-0)/(1-0))*(145-1)+1)" office:value-type="float" office:value="70">
            <text:p>70</text:p>
          </table:table-cell>
          <table:table-cell table:formula="of:=ROUND((([.B365]-0)/(1-0))*(1-0)+0)" office:value-type="float" office:value="1">
            <text:p>1</text:p>
          </table:table-cell>
          <table:table-cell table:formula="of:=(([.C365]-0)/(1-0))*(100-0)+0" office:value-type="float" office:value="98.2421875">
            <text:p>98.2421875</text:p>
          </table:table-cell>
          <table:table-cell table:formula="of:=(([.D365]-0)/(1-0))*(100-(-100))+(-100)" office:value-type="float" office:value="26.171875">
            <text:p>26.171875</text:p>
          </table:table-cell>
          <table:table-cell table:formula="of:=(([.E365]-0)/(1-0))*(10000-0)+0" office:value-type="float" office:value="5839.84375">
            <text:p>5839.84375</text:p>
          </table:table-cell>
          <table:table-cell/>
        </table:table-row>
        <table:table-row table:style-name="ro1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66]-0)/(1-0))*(145-1)+1)" office:value-type="float" office:value="52">
            <text:p>52</text:p>
          </table:table-cell>
          <table:table-cell table:formula="of:=ROUND((([.B366]-0)/(1-0))*(1-0)+0)" office:value-type="float" office:value="0">
            <text:p>0</text:p>
          </table:table-cell>
          <table:table-cell table:formula="of:=(([.C366]-0)/(1-0))*(100-0)+0" office:value-type="float" office:value="60.7421875">
            <text:p>60.7421875</text:p>
          </table:table-cell>
          <table:table-cell table:formula="of:=(([.D366]-0)/(1-0))*(100-(-100))+(-100)" office:value-type="float" office:value="1.171875">
            <text:p>1.171875</text:p>
          </table:table-cell>
          <table:table-cell table:formula="of:=(([.E366]-0)/(1-0))*(10000-0)+0" office:value-type="float" office:value="7089.84375">
            <text:p>7089.84375</text:p>
          </table:table-cell>
          <table:table-cell/>
        </table:table-row>
        <table:table-row table:style-name="ro1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67]-0)/(1-0))*(145-1)+1)" office:value-type="float" office:value="124">
            <text:p>124</text:p>
          </table:table-cell>
          <table:table-cell table:formula="of:=ROUND((([.B367]-0)/(1-0))*(1-0)+0)" office:value-type="float" office:value="1">
            <text:p>1</text:p>
          </table:table-cell>
          <table:table-cell table:formula="of:=(([.C367]-0)/(1-0))*(100-0)+0" office:value-type="float" office:value="10.7421875">
            <text:p>10.7421875</text:p>
          </table:table-cell>
          <table:table-cell table:formula="of:=(([.D367]-0)/(1-0))*(100-(-100))+(-100)" office:value-type="float" office:value="-98.828125">
            <text:p>-98.828125</text:p>
          </table:table-cell>
          <table:table-cell table:formula="of:=(([.E367]-0)/(1-0))*(10000-0)+0" office:value-type="float" office:value="2089.84375">
            <text:p>2089.84375</text:p>
          </table:table-cell>
          <table:table-cell/>
        </table:table-row>
        <table:table-row table:style-name="ro1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68]-0)/(1-0))*(145-1)+1)" office:value-type="float" office:value="88">
            <text:p>88</text:p>
          </table:table-cell>
          <table:table-cell table:formula="of:=ROUND((([.B368]-0)/(1-0))*(1-0)+0)" office:value-type="float" office:value="0">
            <text:p>0</text:p>
          </table:table-cell>
          <table:table-cell table:formula="of:=(([.C368]-0)/(1-0))*(100-0)+0" office:value-type="float" office:value="85.7421875">
            <text:p>85.7421875</text:p>
          </table:table-cell>
          <table:table-cell table:formula="of:=(([.D368]-0)/(1-0))*(100-(-100))+(-100)" office:value-type="float" office:value="51.171875">
            <text:p>51.171875</text:p>
          </table:table-cell>
          <table:table-cell table:formula="of:=(([.E368]-0)/(1-0))*(10000-0)+0" office:value-type="float" office:value="4589.84375">
            <text:p>4589.84375</text:p>
          </table:table-cell>
          <table:table-cell/>
        </table:table-row>
        <table:table-row table:style-name="ro1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69]-0)/(1-0))*(145-1)+1)" office:value-type="float" office:value="16">
            <text:p>16</text:p>
          </table:table-cell>
          <table:table-cell table:formula="of:=ROUND((([.B369]-0)/(1-0))*(1-0)+0)" office:value-type="float" office:value="1">
            <text:p>1</text:p>
          </table:table-cell>
          <table:table-cell table:formula="of:=(([.C369]-0)/(1-0))*(100-0)+0" office:value-type="float" office:value="35.7421875">
            <text:p>35.7421875</text:p>
          </table:table-cell>
          <table:table-cell table:formula="of:=(([.D369]-0)/(1-0))*(100-(-100))+(-100)" office:value-type="float" office:value="-48.828125">
            <text:p>-48.828125</text:p>
          </table:table-cell>
          <table:table-cell table:formula="of:=(([.E369]-0)/(1-0))*(10000-0)+0" office:value-type="float" office:value="9589.84375">
            <text:p>9589.84375</text:p>
          </table:table-cell>
          <table:table-cell/>
        </table:table-row>
        <table:table-row table:style-name="ro1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70]-0)/(1-0))*(145-1)+1)" office:value-type="float" office:value="12">
            <text:p>12</text:p>
          </table:table-cell>
          <table:table-cell table:formula="of:=ROUND((([.B370]-0)/(1-0))*(1-0)+0)" office:value-type="float" office:value="0">
            <text:p>0</text:p>
          </table:table-cell>
          <table:table-cell table:formula="of:=(([.C370]-0)/(1-0))*(100-0)+0" office:value-type="float" office:value="70.1171875">
            <text:p>70.1171875</text:p>
          </table:table-cell>
          <table:table-cell table:formula="of:=(([.D370]-0)/(1-0))*(100-(-100))+(-100)" office:value-type="float" office:value="44.921875">
            <text:p>44.921875</text:p>
          </table:table-cell>
          <table:table-cell table:formula="of:=(([.E370]-0)/(1-0))*(10000-0)+0" office:value-type="float" office:value="527.34375">
            <text:p>527.34375</text:p>
          </table:table-cell>
          <table:table-cell/>
        </table:table-row>
        <table:table-row table:style-name="ro1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71]-0)/(1-0))*(145-1)+1)" office:value-type="float" office:value="84">
            <text:p>84</text:p>
          </table:table-cell>
          <table:table-cell table:formula="of:=ROUND((([.B371]-0)/(1-0))*(1-0)+0)" office:value-type="float" office:value="1">
            <text:p>1</text:p>
          </table:table-cell>
          <table:table-cell table:formula="of:=(([.C371]-0)/(1-0))*(100-0)+0" office:value-type="float" office:value="20.1171875">
            <text:p>20.1171875</text:p>
          </table:table-cell>
          <table:table-cell table:formula="of:=(([.D371]-0)/(1-0))*(100-(-100))+(-100)" office:value-type="float" office:value="-55.078125">
            <text:p>-55.078125</text:p>
          </table:table-cell>
          <table:table-cell table:formula="of:=(([.E371]-0)/(1-0))*(10000-0)+0" office:value-type="float" office:value="5527.34375">
            <text:p>5527.34375</text:p>
          </table:table-cell>
          <table:table-cell/>
        </table:table-row>
        <table:table-row table:style-name="ro1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72]-0)/(1-0))*(145-1)+1)" office:value-type="float" office:value="120">
            <text:p>120</text:p>
          </table:table-cell>
          <table:table-cell table:formula="of:=ROUND((([.B372]-0)/(1-0))*(1-0)+0)" office:value-type="float" office:value="0">
            <text:p>0</text:p>
          </table:table-cell>
          <table:table-cell table:formula="of:=(([.C372]-0)/(1-0))*(100-0)+0" office:value-type="float" office:value="95.1171875">
            <text:p>95.1171875</text:p>
          </table:table-cell>
          <table:table-cell table:formula="of:=(([.D372]-0)/(1-0))*(100-(-100))+(-100)" office:value-type="float" office:value="94.921875">
            <text:p>94.921875</text:p>
          </table:table-cell>
          <table:table-cell table:formula="of:=(([.E372]-0)/(1-0))*(10000-0)+0" office:value-type="float" office:value="8027.34375">
            <text:p>8027.34375</text:p>
          </table:table-cell>
          <table:table-cell/>
        </table:table-row>
        <table:table-row table:style-name="ro1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73]-0)/(1-0))*(145-1)+1)" office:value-type="float" office:value="48">
            <text:p>48</text:p>
          </table:table-cell>
          <table:table-cell table:formula="of:=ROUND((([.B373]-0)/(1-0))*(1-0)+0)" office:value-type="float" office:value="1">
            <text:p>1</text:p>
          </table:table-cell>
          <table:table-cell table:formula="of:=(([.C373]-0)/(1-0))*(100-0)+0" office:value-type="float" office:value="45.1171875">
            <text:p>45.1171875</text:p>
          </table:table-cell>
          <table:table-cell table:formula="of:=(([.D373]-0)/(1-0))*(100-(-100))+(-100)" office:value-type="float" office:value="-5.07812499999999">
            <text:p>-5.078125</text:p>
          </table:table-cell>
          <table:table-cell table:formula="of:=(([.E373]-0)/(1-0))*(10000-0)+0" office:value-type="float" office:value="3027.34375">
            <text:p>3027.34375</text:p>
          </table:table-cell>
          <table:table-cell/>
        </table:table-row>
        <table:table-row table:style-name="ro1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74]-0)/(1-0))*(145-1)+1)" office:value-type="float" office:value="66">
            <text:p>66</text:p>
          </table:table-cell>
          <table:table-cell table:formula="of:=ROUND((([.B374]-0)/(1-0))*(1-0)+0)" office:value-type="float" office:value="0">
            <text:p>0</text:p>
          </table:table-cell>
          <table:table-cell table:formula="of:=(([.C374]-0)/(1-0))*(100-0)+0" office:value-type="float" office:value="7.6171875">
            <text:p>7.6171875</text:p>
          </table:table-cell>
          <table:table-cell table:formula="of:=(([.D374]-0)/(1-0))*(100-(-100))+(-100)" office:value-type="float" office:value="-30.078125">
            <text:p>-30.078125</text:p>
          </table:table-cell>
          <table:table-cell table:formula="of:=(([.E374]-0)/(1-0))*(10000-0)+0" office:value-type="float" office:value="4277.34375">
            <text:p>4277.34375</text:p>
          </table:table-cell>
          <table:table-cell/>
        </table:table-row>
        <table:table-row table:style-name="ro1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75]-0)/(1-0))*(145-1)+1)" office:value-type="float" office:value="138">
            <text:p>138</text:p>
          </table:table-cell>
          <table:table-cell table:formula="of:=ROUND((([.B375]-0)/(1-0))*(1-0)+0)" office:value-type="float" office:value="1">
            <text:p>1</text:p>
          </table:table-cell>
          <table:table-cell table:formula="of:=(([.C375]-0)/(1-0))*(100-0)+0" office:value-type="float" office:value="57.6171875">
            <text:p>57.6171875</text:p>
          </table:table-cell>
          <table:table-cell table:formula="of:=(([.D375]-0)/(1-0))*(100-(-100))+(-100)" office:value-type="float" office:value="69.921875">
            <text:p>69.921875</text:p>
          </table:table-cell>
          <table:table-cell table:formula="of:=(([.E375]-0)/(1-0))*(10000-0)+0" office:value-type="float" office:value="9277.34375">
            <text:p>9277.34375</text:p>
          </table:table-cell>
          <table:table-cell/>
        </table:table-row>
        <table:table-row table:style-name="ro1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76]-0)/(1-0))*(145-1)+1)" office:value-type="float" office:value="102">
            <text:p>102</text:p>
          </table:table-cell>
          <table:table-cell table:formula="of:=ROUND((([.B376]-0)/(1-0))*(1-0)+0)" office:value-type="float" office:value="0">
            <text:p>0</text:p>
          </table:table-cell>
          <table:table-cell table:formula="of:=(([.C376]-0)/(1-0))*(100-0)+0" office:value-type="float" office:value="32.6171875">
            <text:p>32.6171875</text:p>
          </table:table-cell>
          <table:table-cell table:formula="of:=(([.D376]-0)/(1-0))*(100-(-100))+(-100)" office:value-type="float" office:value="-80.078125">
            <text:p>-80.078125</text:p>
          </table:table-cell>
          <table:table-cell table:formula="of:=(([.E376]-0)/(1-0))*(10000-0)+0" office:value-type="float" office:value="6777.34375">
            <text:p>6777.34375</text:p>
          </table:table-cell>
          <table:table-cell/>
        </table:table-row>
        <table:table-row table:style-name="ro1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77]-0)/(1-0))*(145-1)+1)" office:value-type="float" office:value="30">
            <text:p>30</text:p>
          </table:table-cell>
          <table:table-cell table:formula="of:=ROUND((([.B377]-0)/(1-0))*(1-0)+0)" office:value-type="float" office:value="1">
            <text:p>1</text:p>
          </table:table-cell>
          <table:table-cell table:formula="of:=(([.C377]-0)/(1-0))*(100-0)+0" office:value-type="float" office:value="82.6171875">
            <text:p>82.6171875</text:p>
          </table:table-cell>
          <table:table-cell table:formula="of:=(([.D377]-0)/(1-0))*(100-(-100))+(-100)" office:value-type="float" office:value="19.921875">
            <text:p>19.921875</text:p>
          </table:table-cell>
          <table:table-cell table:formula="of:=(([.E377]-0)/(1-0))*(10000-0)+0" office:value-type="float" office:value="1777.34375">
            <text:p>1777.34375</text:p>
          </table:table-cell>
          <table:table-cell/>
        </table:table-row>
        <table:table-row table:style-name="ro1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78]-0)/(1-0))*(145-1)+1)" office:value-type="float" office:value="21">
            <text:p>21</text:p>
          </table:table-cell>
          <table:table-cell table:formula="of:=ROUND((([.B378]-0)/(1-0))*(1-0)+0)" office:value-type="float" office:value="0">
            <text:p>0</text:p>
          </table:table-cell>
          <table:table-cell table:formula="of:=(([.C378]-0)/(1-0))*(100-0)+0" office:value-type="float" office:value="26.3671875">
            <text:p>26.3671875</text:p>
          </table:table-cell>
          <table:table-cell table:formula="of:=(([.D378]-0)/(1-0))*(100-(-100))+(-100)" office:value-type="float" office:value="57.421875">
            <text:p>57.421875</text:p>
          </table:table-cell>
          <table:table-cell table:formula="of:=(([.E378]-0)/(1-0))*(10000-0)+0" office:value-type="float" office:value="6152.34375">
            <text:p>6152.34375</text:p>
          </table:table-cell>
          <table:table-cell/>
        </table:table-row>
        <table:table-row table:style-name="ro1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79]-0)/(1-0))*(145-1)+1)" office:value-type="float" office:value="93">
            <text:p>93</text:p>
          </table:table-cell>
          <table:table-cell table:formula="of:=ROUND((([.B379]-0)/(1-0))*(1-0)+0)" office:value-type="float" office:value="1">
            <text:p>1</text:p>
          </table:table-cell>
          <table:table-cell table:formula="of:=(([.C379]-0)/(1-0))*(100-0)+0" office:value-type="float" office:value="76.3671875">
            <text:p>76.3671875</text:p>
          </table:table-cell>
          <table:table-cell table:formula="of:=(([.D379]-0)/(1-0))*(100-(-100))+(-100)" office:value-type="float" office:value="-42.578125">
            <text:p>-42.578125</text:p>
          </table:table-cell>
          <table:table-cell table:formula="of:=(([.E379]-0)/(1-0))*(10000-0)+0" office:value-type="float" office:value="1152.34375">
            <text:p>1152.34375</text:p>
          </table:table-cell>
          <table:table-cell/>
        </table:table-row>
        <table:table-row table:style-name="ro1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80]-0)/(1-0))*(145-1)+1)" office:value-type="float" office:value="129">
            <text:p>129</text:p>
          </table:table-cell>
          <table:table-cell table:formula="of:=ROUND((([.B380]-0)/(1-0))*(1-0)+0)" office:value-type="float" office:value="0">
            <text:p>0</text:p>
          </table:table-cell>
          <table:table-cell table:formula="of:=(([.C380]-0)/(1-0))*(100-0)+0" office:value-type="float" office:value="1.3671875">
            <text:p>1.3671875</text:p>
          </table:table-cell>
          <table:table-cell table:formula="of:=(([.D380]-0)/(1-0))*(100-(-100))+(-100)" office:value-type="float" office:value="7.421875">
            <text:p>7.421875</text:p>
          </table:table-cell>
          <table:table-cell table:formula="of:=(([.E380]-0)/(1-0))*(10000-0)+0" office:value-type="float" office:value="3652.34375">
            <text:p>3652.34375</text:p>
          </table:table-cell>
          <table:table-cell/>
        </table:table-row>
        <table:table-row table:style-name="ro1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81]-0)/(1-0))*(145-1)+1)" office:value-type="float" office:value="57">
            <text:p>57</text:p>
          </table:table-cell>
          <table:table-cell table:formula="of:=ROUND((([.B381]-0)/(1-0))*(1-0)+0)" office:value-type="float" office:value="1">
            <text:p>1</text:p>
          </table:table-cell>
          <table:table-cell table:formula="of:=(([.C381]-0)/(1-0))*(100-0)+0" office:value-type="float" office:value="51.3671875">
            <text:p>51.3671875</text:p>
          </table:table-cell>
          <table:table-cell table:formula="of:=(([.D381]-0)/(1-0))*(100-(-100))+(-100)" office:value-type="float" office:value="-92.578125">
            <text:p>-92.578125</text:p>
          </table:table-cell>
          <table:table-cell table:formula="of:=(([.E381]-0)/(1-0))*(10000-0)+0" office:value-type="float" office:value="8652.34375">
            <text:p>8652.34375</text:p>
          </table:table-cell>
          <table:table-cell/>
        </table:table-row>
        <table:table-row table:style-name="ro1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82]-0)/(1-0))*(145-1)+1)" office:value-type="float" office:value="39">
            <text:p>39</text:p>
          </table:table-cell>
          <table:table-cell table:formula="of:=ROUND((([.B382]-0)/(1-0))*(1-0)+0)" office:value-type="float" office:value="0">
            <text:p>0</text:p>
          </table:table-cell>
          <table:table-cell table:formula="of:=(([.C382]-0)/(1-0))*(100-0)+0" office:value-type="float" office:value="88.8671875">
            <text:p>88.8671875</text:p>
          </table:table-cell>
          <table:table-cell table:formula="of:=(([.D382]-0)/(1-0))*(100-(-100))+(-100)" office:value-type="float" office:value="-67.578125">
            <text:p>-67.578125</text:p>
          </table:table-cell>
          <table:table-cell table:formula="of:=(([.E382]-0)/(1-0))*(10000-0)+0" office:value-type="float" office:value="9902.34375">
            <text:p>9902.34375</text:p>
          </table:table-cell>
          <table:table-cell/>
        </table:table-row>
        <table:table-row table:style-name="ro1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83]-0)/(1-0))*(145-1)+1)" office:value-type="float" office:value="111">
            <text:p>111</text:p>
          </table:table-cell>
          <table:table-cell table:formula="of:=ROUND((([.B383]-0)/(1-0))*(1-0)+0)" office:value-type="float" office:value="1">
            <text:p>1</text:p>
          </table:table-cell>
          <table:table-cell table:formula="of:=(([.C383]-0)/(1-0))*(100-0)+0" office:value-type="float" office:value="38.8671875">
            <text:p>38.8671875</text:p>
          </table:table-cell>
          <table:table-cell table:formula="of:=(([.D383]-0)/(1-0))*(100-(-100))+(-100)" office:value-type="float" office:value="32.421875">
            <text:p>32.421875</text:p>
          </table:table-cell>
          <table:table-cell table:formula="of:=(([.E383]-0)/(1-0))*(10000-0)+0" office:value-type="float" office:value="4902.34375">
            <text:p>4902.34375</text:p>
          </table:table-cell>
          <table:table-cell/>
        </table:table-row>
        <table:table-row table:style-name="ro1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84]-0)/(1-0))*(145-1)+1)" office:value-type="float" office:value="75">
            <text:p>75</text:p>
          </table:table-cell>
          <table:table-cell table:formula="of:=ROUND((([.B384]-0)/(1-0))*(1-0)+0)" office:value-type="float" office:value="0">
            <text:p>0</text:p>
          </table:table-cell>
          <table:table-cell table:formula="of:=(([.C384]-0)/(1-0))*(100-0)+0" office:value-type="float" office:value="63.8671875">
            <text:p>63.8671875</text:p>
          </table:table-cell>
          <table:table-cell table:formula="of:=(([.D384]-0)/(1-0))*(100-(-100))+(-100)" office:value-type="float" office:value="-17.578125">
            <text:p>-17.578125</text:p>
          </table:table-cell>
          <table:table-cell table:formula="of:=(([.E384]-0)/(1-0))*(10000-0)+0" office:value-type="float" office:value="2402.34375">
            <text:p>2402.34375</text:p>
          </table:table-cell>
          <table:table-cell/>
        </table:table-row>
        <table:table-row table:style-name="ro1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85]-0)/(1-0))*(145-1)+1)" office:value-type="float" office:value="3">
            <text:p>3</text:p>
          </table:table-cell>
          <table:table-cell table:formula="of:=ROUND((([.B385]-0)/(1-0))*(1-0)+0)" office:value-type="float" office:value="1">
            <text:p>1</text:p>
          </table:table-cell>
          <table:table-cell table:formula="of:=(([.C385]-0)/(1-0))*(100-0)+0" office:value-type="float" office:value="13.8671875">
            <text:p>13.8671875</text:p>
          </table:table-cell>
          <table:table-cell table:formula="of:=(([.D385]-0)/(1-0))*(100-(-100))+(-100)" office:value-type="float" office:value="82.421875">
            <text:p>82.421875</text:p>
          </table:table-cell>
          <table:table-cell table:formula="of:=(([.E385]-0)/(1-0))*(10000-0)+0" office:value-type="float" office:value="7402.34375">
            <text:p>7402.34375</text:p>
          </table:table-cell>
          <table:table-cell/>
        </table:table-row>
        <table:table-row table:style-name="ro1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86]-0)/(1-0))*(145-1)+1)" office:value-type="float" office:value="2">
            <text:p>2</text:p>
          </table:table-cell>
          <table:table-cell table:formula="of:=ROUND((([.B386]-0)/(1-0))*(1-0)+0)" office:value-type="float" office:value="0">
            <text:p>0</text:p>
          </table:table-cell>
          <table:table-cell table:formula="of:=(([.C386]-0)/(1-0))*(100-0)+0" office:value-type="float" office:value="90.0390625">
            <text:p>90.0390625</text:p>
          </table:table-cell>
          <table:table-cell table:formula="of:=(([.D386]-0)/(1-0))*(100-(-100))+(-100)" office:value-type="float" office:value="-4.29687499999999">
            <text:p>-4.296875</text:p>
          </table:table-cell>
          <table:table-cell table:formula="of:=(([.E386]-0)/(1-0))*(10000-0)+0" office:value-type="float" office:value="1269.53125">
            <text:p>1269.53125</text:p>
          </table:table-cell>
          <table:table-cell/>
        </table:table-row>
        <table:table-row table:style-name="ro1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387]-0)/(1-0))*(145-1)+1)" office:value-type="float" office:value="74">
            <text:p>74</text:p>
          </table:table-cell>
          <table:table-cell table:formula="of:=ROUND((([.B387]-0)/(1-0))*(1-0)+0)" office:value-type="float" office:value="1">
            <text:p>1</text:p>
          </table:table-cell>
          <table:table-cell table:formula="of:=(([.C387]-0)/(1-0))*(100-0)+0" office:value-type="float" office:value="40.0390625">
            <text:p>40.0390625</text:p>
          </table:table-cell>
          <table:table-cell table:formula="of:=(([.D387]-0)/(1-0))*(100-(-100))+(-100)" office:value-type="float" office:value="95.703125">
            <text:p>95.703125</text:p>
          </table:table-cell>
          <table:table-cell table:formula="of:=(([.E387]-0)/(1-0))*(10000-0)+0" office:value-type="float" office:value="6269.53125">
            <text:p>6269.53125</text:p>
          </table:table-cell>
          <table:table-cell/>
        </table:table-row>
        <table:table-row table:style-name="ro1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88]-0)/(1-0))*(145-1)+1)" office:value-type="float" office:value="110">
            <text:p>110</text:p>
          </table:table-cell>
          <table:table-cell table:formula="of:=ROUND((([.B388]-0)/(1-0))*(1-0)+0)" office:value-type="float" office:value="0">
            <text:p>0</text:p>
          </table:table-cell>
          <table:table-cell table:formula="of:=(([.C388]-0)/(1-0))*(100-0)+0" office:value-type="float" office:value="65.0390625">
            <text:p>65.0390625</text:p>
          </table:table-cell>
          <table:table-cell table:formula="of:=(([.D388]-0)/(1-0))*(100-(-100))+(-100)" office:value-type="float" office:value="-54.296875">
            <text:p>-54.296875</text:p>
          </table:table-cell>
          <table:table-cell table:formula="of:=(([.E388]-0)/(1-0))*(10000-0)+0" office:value-type="float" office:value="8769.53125">
            <text:p>8769.53125</text:p>
          </table:table-cell>
          <table:table-cell/>
        </table:table-row>
        <table:table-row table:style-name="ro1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89]-0)/(1-0))*(145-1)+1)" office:value-type="float" office:value="38">
            <text:p>38</text:p>
          </table:table-cell>
          <table:table-cell table:formula="of:=ROUND((([.B389]-0)/(1-0))*(1-0)+0)" office:value-type="float" office:value="1">
            <text:p>1</text:p>
          </table:table-cell>
          <table:table-cell table:formula="of:=(([.C389]-0)/(1-0))*(100-0)+0" office:value-type="float" office:value="15.0390625">
            <text:p>15.0390625</text:p>
          </table:table-cell>
          <table:table-cell table:formula="of:=(([.D389]-0)/(1-0))*(100-(-100))+(-100)" office:value-type="float" office:value="45.703125">
            <text:p>45.703125</text:p>
          </table:table-cell>
          <table:table-cell table:formula="of:=(([.E389]-0)/(1-0))*(10000-0)+0" office:value-type="float" office:value="3769.53125">
            <text:p>3769.53125</text:p>
          </table:table-cell>
          <table:table-cell/>
        </table:table-row>
        <table:table-row table:style-name="ro1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90]-0)/(1-0))*(145-1)+1)" office:value-type="float" office:value="56">
            <text:p>56</text:p>
          </table:table-cell>
          <table:table-cell table:formula="of:=ROUND((([.B390]-0)/(1-0))*(1-0)+0)" office:value-type="float" office:value="0">
            <text:p>0</text:p>
          </table:table-cell>
          <table:table-cell table:formula="of:=(([.C390]-0)/(1-0))*(100-0)+0" office:value-type="float" office:value="27.5390625">
            <text:p>27.5390625</text:p>
          </table:table-cell>
          <table:table-cell table:formula="of:=(([.D390]-0)/(1-0))*(100-(-100))+(-100)" office:value-type="float" office:value="20.703125">
            <text:p>20.703125</text:p>
          </table:table-cell>
          <table:table-cell table:formula="of:=(([.E390]-0)/(1-0))*(10000-0)+0" office:value-type="float" office:value="2519.53125">
            <text:p>2519.53125</text:p>
          </table:table-cell>
          <table:table-cell/>
        </table:table-row>
        <table:table-row table:style-name="ro1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91]-0)/(1-0))*(145-1)+1)" office:value-type="float" office:value="128">
            <text:p>128</text:p>
          </table:table-cell>
          <table:table-cell table:formula="of:=ROUND((([.B391]-0)/(1-0))*(1-0)+0)" office:value-type="float" office:value="1">
            <text:p>1</text:p>
          </table:table-cell>
          <table:table-cell table:formula="of:=(([.C391]-0)/(1-0))*(100-0)+0" office:value-type="float" office:value="77.5390625">
            <text:p>77.5390625</text:p>
          </table:table-cell>
          <table:table-cell table:formula="of:=(([.D391]-0)/(1-0))*(100-(-100))+(-100)" office:value-type="float" office:value="-79.296875">
            <text:p>-79.296875</text:p>
          </table:table-cell>
          <table:table-cell table:formula="of:=(([.E391]-0)/(1-0))*(10000-0)+0" office:value-type="float" office:value="7519.53125">
            <text:p>7519.53125</text:p>
          </table:table-cell>
          <table:table-cell/>
        </table:table-row>
        <table:table-row table:style-name="ro1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92]-0)/(1-0))*(145-1)+1)" office:value-type="float" office:value="92">
            <text:p>92</text:p>
          </table:table-cell>
          <table:table-cell table:formula="of:=ROUND((([.B392]-0)/(1-0))*(1-0)+0)" office:value-type="float" office:value="0">
            <text:p>0</text:p>
          </table:table-cell>
          <table:table-cell table:formula="of:=(([.C392]-0)/(1-0))*(100-0)+0" office:value-type="float" office:value="2.5390625">
            <text:p>2.5390625</text:p>
          </table:table-cell>
          <table:table-cell table:formula="of:=(([.D392]-0)/(1-0))*(100-(-100))+(-100)" office:value-type="float" office:value="70.703125">
            <text:p>70.703125</text:p>
          </table:table-cell>
          <table:table-cell table:formula="of:=(([.E392]-0)/(1-0))*(10000-0)+0" office:value-type="float" office:value="5019.53125">
            <text:p>5019.53125</text:p>
          </table:table-cell>
          <table:table-cell/>
        </table:table-row>
        <table:table-row table:style-name="ro1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93]-0)/(1-0))*(145-1)+1)" office:value-type="float" office:value="20">
            <text:p>20</text:p>
          </table:table-cell>
          <table:table-cell table:formula="of:=ROUND((([.B393]-0)/(1-0))*(1-0)+0)" office:value-type="float" office:value="1">
            <text:p>1</text:p>
          </table:table-cell>
          <table:table-cell table:formula="of:=(([.C393]-0)/(1-0))*(100-0)+0" office:value-type="float" office:value="52.5390625">
            <text:p>52.5390625</text:p>
          </table:table-cell>
          <table:table-cell table:formula="of:=(([.D393]-0)/(1-0))*(100-(-100))+(-100)" office:value-type="float" office:value="-29.296875">
            <text:p>-29.296875</text:p>
          </table:table-cell>
          <table:table-cell table:formula="of:=(([.E393]-0)/(1-0))*(10000-0)+0" office:value-type="float" office:value="19.53125">
            <text:p>19.53125</text:p>
          </table:table-cell>
          <table:table-cell/>
        </table:table-row>
        <table:table-row table:style-name="ro1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394]-0)/(1-0))*(145-1)+1)" office:value-type="float" office:value="29">
            <text:p>29</text:p>
          </table:table-cell>
          <table:table-cell table:formula="of:=ROUND((([.B394]-0)/(1-0))*(1-0)+0)" office:value-type="float" office:value="0">
            <text:p>0</text:p>
          </table:table-cell>
          <table:table-cell table:formula="of:=(([.C394]-0)/(1-0))*(100-0)+0" office:value-type="float" office:value="8.7890625">
            <text:p>8.7890625</text:p>
          </table:table-cell>
          <table:table-cell table:formula="of:=(([.D394]-0)/(1-0))*(100-(-100))+(-100)" office:value-type="float" office:value="-91.796875">
            <text:p>-91.796875</text:p>
          </table:table-cell>
          <table:table-cell table:formula="of:=(([.E394]-0)/(1-0))*(10000-0)+0" office:value-type="float" office:value="6894.53125">
            <text:p>6894.53125</text:p>
          </table:table-cell>
          <table:table-cell/>
        </table:table-row>
        <table:table-row table:style-name="ro1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395]-0)/(1-0))*(145-1)+1)" office:value-type="float" office:value="101">
            <text:p>101</text:p>
          </table:table-cell>
          <table:table-cell table:formula="of:=ROUND((([.B395]-0)/(1-0))*(1-0)+0)" office:value-type="float" office:value="1">
            <text:p>1</text:p>
          </table:table-cell>
          <table:table-cell table:formula="of:=(([.C395]-0)/(1-0))*(100-0)+0" office:value-type="float" office:value="58.7890625">
            <text:p>58.7890625</text:p>
          </table:table-cell>
          <table:table-cell table:formula="of:=(([.D395]-0)/(1-0))*(100-(-100))+(-100)" office:value-type="float" office:value="8.203125">
            <text:p>8.203125</text:p>
          </table:table-cell>
          <table:table-cell table:formula="of:=(([.E395]-0)/(1-0))*(10000-0)+0" office:value-type="float" office:value="1894.53125">
            <text:p>1894.53125</text:p>
          </table:table-cell>
          <table:table-cell/>
        </table:table-row>
        <table:table-row table:style-name="ro1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396]-0)/(1-0))*(145-1)+1)" office:value-type="float" office:value="137">
            <text:p>137</text:p>
          </table:table-cell>
          <table:table-cell table:formula="of:=ROUND((([.B396]-0)/(1-0))*(1-0)+0)" office:value-type="float" office:value="0">
            <text:p>0</text:p>
          </table:table-cell>
          <table:table-cell table:formula="of:=(([.C396]-0)/(1-0))*(100-0)+0" office:value-type="float" office:value="33.7890625">
            <text:p>33.7890625</text:p>
          </table:table-cell>
          <table:table-cell table:formula="of:=(([.D396]-0)/(1-0))*(100-(-100))+(-100)" office:value-type="float" office:value="-41.796875">
            <text:p>-41.796875</text:p>
          </table:table-cell>
          <table:table-cell table:formula="of:=(([.E396]-0)/(1-0))*(10000-0)+0" office:value-type="float" office:value="4394.53125">
            <text:p>4394.53125</text:p>
          </table:table-cell>
          <table:table-cell/>
        </table:table-row>
        <table:table-row table:style-name="ro1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397]-0)/(1-0))*(145-1)+1)" office:value-type="float" office:value="65">
            <text:p>65</text:p>
          </table:table-cell>
          <table:table-cell table:formula="of:=ROUND((([.B397]-0)/(1-0))*(1-0)+0)" office:value-type="float" office:value="1">
            <text:p>1</text:p>
          </table:table-cell>
          <table:table-cell table:formula="of:=(([.C397]-0)/(1-0))*(100-0)+0" office:value-type="float" office:value="83.7890625">
            <text:p>83.7890625</text:p>
          </table:table-cell>
          <table:table-cell table:formula="of:=(([.D397]-0)/(1-0))*(100-(-100))+(-100)" office:value-type="float" office:value="58.203125">
            <text:p>58.203125</text:p>
          </table:table-cell>
          <table:table-cell table:formula="of:=(([.E397]-0)/(1-0))*(10000-0)+0" office:value-type="float" office:value="9394.53125">
            <text:p>9394.53125</text:p>
          </table:table-cell>
          <table:table-cell/>
        </table:table-row>
        <table:table-row table:style-name="ro1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398]-0)/(1-0))*(145-1)+1)" office:value-type="float" office:value="47">
            <text:p>47</text:p>
          </table:table-cell>
          <table:table-cell table:formula="of:=ROUND((([.B398]-0)/(1-0))*(1-0)+0)" office:value-type="float" office:value="0">
            <text:p>0</text:p>
          </table:table-cell>
          <table:table-cell table:formula="of:=(([.C398]-0)/(1-0))*(100-0)+0" office:value-type="float" office:value="71.2890625">
            <text:p>71.2890625</text:p>
          </table:table-cell>
          <table:table-cell table:formula="of:=(([.D398]-0)/(1-0))*(100-(-100))+(-100)" office:value-type="float" office:value="83.203125">
            <text:p>83.203125</text:p>
          </table:table-cell>
          <table:table-cell table:formula="of:=(([.E398]-0)/(1-0))*(10000-0)+0" office:value-type="float" office:value="8144.53125">
            <text:p>8144.53125</text:p>
          </table:table-cell>
          <table:table-cell/>
        </table:table-row>
        <table:table-row table:style-name="ro1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399]-0)/(1-0))*(145-1)+1)" office:value-type="float" office:value="119">
            <text:p>119</text:p>
          </table:table-cell>
          <table:table-cell table:formula="of:=ROUND((([.B399]-0)/(1-0))*(1-0)+0)" office:value-type="float" office:value="1">
            <text:p>1</text:p>
          </table:table-cell>
          <table:table-cell table:formula="of:=(([.C399]-0)/(1-0))*(100-0)+0" office:value-type="float" office:value="21.2890625">
            <text:p>21.2890625</text:p>
          </table:table-cell>
          <table:table-cell table:formula="of:=(([.D399]-0)/(1-0))*(100-(-100))+(-100)" office:value-type="float" office:value="-16.796875">
            <text:p>-16.796875</text:p>
          </table:table-cell>
          <table:table-cell table:formula="of:=(([.E399]-0)/(1-0))*(10000-0)+0" office:value-type="float" office:value="3144.53125">
            <text:p>3144.53125</text:p>
          </table:table-cell>
          <table:table-cell/>
        </table:table-row>
        <table:table-row table:style-name="ro1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00]-0)/(1-0))*(145-1)+1)" office:value-type="float" office:value="83">
            <text:p>83</text:p>
          </table:table-cell>
          <table:table-cell table:formula="of:=ROUND((([.B400]-0)/(1-0))*(1-0)+0)" office:value-type="float" office:value="0">
            <text:p>0</text:p>
          </table:table-cell>
          <table:table-cell table:formula="of:=(([.C400]-0)/(1-0))*(100-0)+0" office:value-type="float" office:value="96.2890625">
            <text:p>96.2890625</text:p>
          </table:table-cell>
          <table:table-cell table:formula="of:=(([.D400]-0)/(1-0))*(100-(-100))+(-100)" office:value-type="float" office:value="33.203125">
            <text:p>33.203125</text:p>
          </table:table-cell>
          <table:table-cell table:formula="of:=(([.E400]-0)/(1-0))*(10000-0)+0" office:value-type="float" office:value="644.53125">
            <text:p>644.53125</text:p>
          </table:table-cell>
          <table:table-cell/>
        </table:table-row>
        <table:table-row table:style-name="ro1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01]-0)/(1-0))*(145-1)+1)" office:value-type="float" office:value="11">
            <text:p>11</text:p>
          </table:table-cell>
          <table:table-cell table:formula="of:=ROUND((([.B401]-0)/(1-0))*(1-0)+0)" office:value-type="float" office:value="1">
            <text:p>1</text:p>
          </table:table-cell>
          <table:table-cell table:formula="of:=(([.C401]-0)/(1-0))*(100-0)+0" office:value-type="float" office:value="46.2890625">
            <text:p>46.2890625</text:p>
          </table:table-cell>
          <table:table-cell table:formula="of:=(([.D401]-0)/(1-0))*(100-(-100))+(-100)" office:value-type="float" office:value="-66.796875">
            <text:p>-66.796875</text:p>
          </table:table-cell>
          <table:table-cell table:formula="of:=(([.E401]-0)/(1-0))*(10000-0)+0" office:value-type="float" office:value="5644.53125">
            <text:p>5644.53125</text:p>
          </table:table-cell>
          <table:table-cell/>
        </table:table-row>
        <table:table-row table:style-name="ro1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02]-0)/(1-0))*(145-1)+1)" office:value-type="float" office:value="16">
            <text:p>16</text:p>
          </table:table-cell>
          <table:table-cell table:formula="of:=ROUND((([.B402]-0)/(1-0))*(1-0)+0)" office:value-type="float" office:value="0">
            <text:p>0</text:p>
          </table:table-cell>
          <table:table-cell table:formula="of:=(([.C402]-0)/(1-0))*(100-0)+0" office:value-type="float" office:value="61.9140625">
            <text:p>61.9140625</text:p>
          </table:table-cell>
          <table:table-cell table:formula="of:=(([.D402]-0)/(1-0))*(100-(-100))+(-100)" office:value-type="float" office:value="64.453125">
            <text:p>64.453125</text:p>
          </table:table-cell>
          <table:table-cell table:formula="of:=(([.E402]-0)/(1-0))*(10000-0)+0" office:value-type="float" office:value="4082.03125">
            <text:p>4082.03125</text:p>
          </table:table-cell>
          <table:table-cell/>
        </table:table-row>
        <table:table-row table:style-name="ro1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03]-0)/(1-0))*(145-1)+1)" office:value-type="float" office:value="88">
            <text:p>88</text:p>
          </table:table-cell>
          <table:table-cell table:formula="of:=ROUND((([.B403]-0)/(1-0))*(1-0)+0)" office:value-type="float" office:value="1">
            <text:p>1</text:p>
          </table:table-cell>
          <table:table-cell table:formula="of:=(([.C403]-0)/(1-0))*(100-0)+0" office:value-type="float" office:value="11.9140625">
            <text:p>11.9140625</text:p>
          </table:table-cell>
          <table:table-cell table:formula="of:=(([.D403]-0)/(1-0))*(100-(-100))+(-100)" office:value-type="float" office:value="-35.546875">
            <text:p>-35.546875</text:p>
          </table:table-cell>
          <table:table-cell table:formula="of:=(([.E403]-0)/(1-0))*(10000-0)+0" office:value-type="float" office:value="9082.03125">
            <text:p>9082.03125</text:p>
          </table:table-cell>
          <table:table-cell/>
        </table:table-row>
        <table:table-row table:style-name="ro1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04]-0)/(1-0))*(145-1)+1)" office:value-type="float" office:value="124">
            <text:p>124</text:p>
          </table:table-cell>
          <table:table-cell table:formula="of:=ROUND((([.B404]-0)/(1-0))*(1-0)+0)" office:value-type="float" office:value="0">
            <text:p>0</text:p>
          </table:table-cell>
          <table:table-cell table:formula="of:=(([.C404]-0)/(1-0))*(100-0)+0" office:value-type="float" office:value="86.9140625">
            <text:p>86.9140625</text:p>
          </table:table-cell>
          <table:table-cell table:formula="of:=(([.D404]-0)/(1-0))*(100-(-100))+(-100)" office:value-type="float" office:value="14.453125">
            <text:p>14.453125</text:p>
          </table:table-cell>
          <table:table-cell table:formula="of:=(([.E404]-0)/(1-0))*(10000-0)+0" office:value-type="float" office:value="6582.03125">
            <text:p>6582.03125</text:p>
          </table:table-cell>
          <table:table-cell/>
        </table:table-row>
        <table:table-row table:style-name="ro1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05]-0)/(1-0))*(145-1)+1)" office:value-type="float" office:value="52">
            <text:p>52</text:p>
          </table:table-cell>
          <table:table-cell table:formula="of:=ROUND((([.B405]-0)/(1-0))*(1-0)+0)" office:value-type="float" office:value="1">
            <text:p>1</text:p>
          </table:table-cell>
          <table:table-cell table:formula="of:=(([.C405]-0)/(1-0))*(100-0)+0" office:value-type="float" office:value="36.9140625">
            <text:p>36.9140625</text:p>
          </table:table-cell>
          <table:table-cell table:formula="of:=(([.D405]-0)/(1-0))*(100-(-100))+(-100)" office:value-type="float" office:value="-85.546875">
            <text:p>-85.546875</text:p>
          </table:table-cell>
          <table:table-cell table:formula="of:=(([.E405]-0)/(1-0))*(10000-0)+0" office:value-type="float" office:value="1582.03125">
            <text:p>1582.03125</text:p>
          </table:table-cell>
          <table:table-cell/>
        </table:table-row>
        <table:table-row table:style-name="ro1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06]-0)/(1-0))*(145-1)+1)" office:value-type="float" office:value="70">
            <text:p>70</text:p>
          </table:table-cell>
          <table:table-cell table:formula="of:=ROUND((([.B406]-0)/(1-0))*(1-0)+0)" office:value-type="float" office:value="0">
            <text:p>0</text:p>
          </table:table-cell>
          <table:table-cell table:formula="of:=(([.C406]-0)/(1-0))*(100-0)+0" office:value-type="float" office:value="24.4140625">
            <text:p>24.4140625</text:p>
          </table:table-cell>
          <table:table-cell table:formula="of:=(([.D406]-0)/(1-0))*(100-(-100))+(-100)" office:value-type="float" office:value="-60.546875">
            <text:p>-60.546875</text:p>
          </table:table-cell>
          <table:table-cell table:formula="of:=(([.E406]-0)/(1-0))*(10000-0)+0" office:value-type="float" office:value="332.03125">
            <text:p>332.03125</text:p>
          </table:table-cell>
          <table:table-cell/>
        </table:table-row>
        <table:table-row table:style-name="ro1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07]-0)/(1-0))*(145-1)+1)" office:value-type="float" office:value="142">
            <text:p>142</text:p>
          </table:table-cell>
          <table:table-cell table:formula="of:=ROUND((([.B407]-0)/(1-0))*(1-0)+0)" office:value-type="float" office:value="1">
            <text:p>1</text:p>
          </table:table-cell>
          <table:table-cell table:formula="of:=(([.C407]-0)/(1-0))*(100-0)+0" office:value-type="float" office:value="74.4140625">
            <text:p>74.4140625</text:p>
          </table:table-cell>
          <table:table-cell table:formula="of:=(([.D407]-0)/(1-0))*(100-(-100))+(-100)" office:value-type="float" office:value="39.453125">
            <text:p>39.453125</text:p>
          </table:table-cell>
          <table:table-cell table:formula="of:=(([.E407]-0)/(1-0))*(10000-0)+0" office:value-type="float" office:value="5332.03125">
            <text:p>5332.03125</text:p>
          </table:table-cell>
          <table:table-cell/>
        </table:table-row>
        <table:table-row table:style-name="ro1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08]-0)/(1-0))*(145-1)+1)" office:value-type="float" office:value="106">
            <text:p>106</text:p>
          </table:table-cell>
          <table:table-cell table:formula="of:=ROUND((([.B408]-0)/(1-0))*(1-0)+0)" office:value-type="float" office:value="0">
            <text:p>0</text:p>
          </table:table-cell>
          <table:table-cell table:formula="of:=(([.C408]-0)/(1-0))*(100-0)+0" office:value-type="float" office:value="49.4140625">
            <text:p>49.4140625</text:p>
          </table:table-cell>
          <table:table-cell table:formula="of:=(([.D408]-0)/(1-0))*(100-(-100))+(-100)" office:value-type="float" office:value="-10.546875">
            <text:p>-10.546875</text:p>
          </table:table-cell>
          <table:table-cell table:formula="of:=(([.E408]-0)/(1-0))*(10000-0)+0" office:value-type="float" office:value="7832.03125">
            <text:p>7832.03125</text:p>
          </table:table-cell>
          <table:table-cell/>
        </table:table-row>
        <table:table-row table:style-name="ro1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09]-0)/(1-0))*(145-1)+1)" office:value-type="float" office:value="34">
            <text:p>34</text:p>
          </table:table-cell>
          <table:table-cell table:formula="of:=ROUND((([.B409]-0)/(1-0))*(1-0)+0)" office:value-type="float" office:value="1">
            <text:p>1</text:p>
          </table:table-cell>
          <table:table-cell table:formula="of:=(([.C409]-0)/(1-0))*(100-0)+0" office:value-type="float" office:value="99.4140625">
            <text:p>99.4140625</text:p>
          </table:table-cell>
          <table:table-cell table:formula="of:=(([.D409]-0)/(1-0))*(100-(-100))+(-100)" office:value-type="float" office:value="89.453125">
            <text:p>89.453125</text:p>
          </table:table-cell>
          <table:table-cell table:formula="of:=(([.E409]-0)/(1-0))*(10000-0)+0" office:value-type="float" office:value="2832.03125">
            <text:p>2832.03125</text:p>
          </table:table-cell>
          <table:table-cell/>
        </table:table-row>
        <table:table-row table:style-name="ro1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10]-0)/(1-0))*(145-1)+1)" office:value-type="float" office:value="25">
            <text:p>25</text:p>
          </table:table-cell>
          <table:table-cell table:formula="of:=ROUND((([.B410]-0)/(1-0))*(1-0)+0)" office:value-type="float" office:value="0">
            <text:p>0</text:p>
          </table:table-cell>
          <table:table-cell table:formula="of:=(([.C410]-0)/(1-0))*(100-0)+0" office:value-type="float" office:value="43.1640625">
            <text:p>43.1640625</text:p>
          </table:table-cell>
          <table:table-cell table:formula="of:=(([.D410]-0)/(1-0))*(100-(-100))+(-100)" office:value-type="float" office:value="26.953125">
            <text:p>26.953125</text:p>
          </table:table-cell>
          <table:table-cell table:formula="of:=(([.E410]-0)/(1-0))*(10000-0)+0" office:value-type="float" office:value="9707.03125">
            <text:p>9707.03125</text:p>
          </table:table-cell>
          <table:table-cell/>
        </table:table-row>
        <table:table-row table:style-name="ro1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11]-0)/(1-0))*(145-1)+1)" office:value-type="float" office:value="97">
            <text:p>97</text:p>
          </table:table-cell>
          <table:table-cell table:formula="of:=ROUND((([.B411]-0)/(1-0))*(1-0)+0)" office:value-type="float" office:value="1">
            <text:p>1</text:p>
          </table:table-cell>
          <table:table-cell table:formula="of:=(([.C411]-0)/(1-0))*(100-0)+0" office:value-type="float" office:value="93.1640625">
            <text:p>93.1640625</text:p>
          </table:table-cell>
          <table:table-cell table:formula="of:=(([.D411]-0)/(1-0))*(100-(-100))+(-100)" office:value-type="float" office:value="-73.046875">
            <text:p>-73.046875</text:p>
          </table:table-cell>
          <table:table-cell table:formula="of:=(([.E411]-0)/(1-0))*(10000-0)+0" office:value-type="float" office:value="4707.03125">
            <text:p>4707.03125</text:p>
          </table:table-cell>
          <table:table-cell/>
        </table:table-row>
        <table:table-row table:style-name="ro1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12]-0)/(1-0))*(145-1)+1)" office:value-type="float" office:value="133">
            <text:p>133</text:p>
          </table:table-cell>
          <table:table-cell table:formula="of:=ROUND((([.B412]-0)/(1-0))*(1-0)+0)" office:value-type="float" office:value="0">
            <text:p>0</text:p>
          </table:table-cell>
          <table:table-cell table:formula="of:=(([.C412]-0)/(1-0))*(100-0)+0" office:value-type="float" office:value="18.1640625">
            <text:p>18.1640625</text:p>
          </table:table-cell>
          <table:table-cell table:formula="of:=(([.D412]-0)/(1-0))*(100-(-100))+(-100)" office:value-type="float" office:value="76.953125">
            <text:p>76.953125</text:p>
          </table:table-cell>
          <table:table-cell table:formula="of:=(([.E412]-0)/(1-0))*(10000-0)+0" office:value-type="float" office:value="2207.03125">
            <text:p>2207.03125</text:p>
          </table:table-cell>
          <table:table-cell/>
        </table:table-row>
        <table:table-row table:style-name="ro1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13]-0)/(1-0))*(145-1)+1)" office:value-type="float" office:value="61">
            <text:p>61</text:p>
          </table:table-cell>
          <table:table-cell table:formula="of:=ROUND((([.B413]-0)/(1-0))*(1-0)+0)" office:value-type="float" office:value="1">
            <text:p>1</text:p>
          </table:table-cell>
          <table:table-cell table:formula="of:=(([.C413]-0)/(1-0))*(100-0)+0" office:value-type="float" office:value="68.1640625">
            <text:p>68.1640625</text:p>
          </table:table-cell>
          <table:table-cell table:formula="of:=(([.D413]-0)/(1-0))*(100-(-100))+(-100)" office:value-type="float" office:value="-23.046875">
            <text:p>-23.046875</text:p>
          </table:table-cell>
          <table:table-cell table:formula="of:=(([.E413]-0)/(1-0))*(10000-0)+0" office:value-type="float" office:value="7207.03125">
            <text:p>7207.03125</text:p>
          </table:table-cell>
          <table:table-cell/>
        </table:table-row>
        <table:table-row table:style-name="ro1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14]-0)/(1-0))*(145-1)+1)" office:value-type="float" office:value="43">
            <text:p>43</text:p>
          </table:table-cell>
          <table:table-cell table:formula="of:=ROUND((([.B414]-0)/(1-0))*(1-0)+0)" office:value-type="float" office:value="0">
            <text:p>0</text:p>
          </table:table-cell>
          <table:table-cell table:formula="of:=(([.C414]-0)/(1-0))*(100-0)+0" office:value-type="float" office:value="80.6640625">
            <text:p>80.6640625</text:p>
          </table:table-cell>
          <table:table-cell table:formula="of:=(([.D414]-0)/(1-0))*(100-(-100))+(-100)" office:value-type="float" office:value="-48.046875">
            <text:p>-48.046875</text:p>
          </table:table-cell>
          <table:table-cell table:formula="of:=(([.E414]-0)/(1-0))*(10000-0)+0" office:value-type="float" office:value="5957.03125">
            <text:p>5957.03125</text:p>
          </table:table-cell>
          <table:table-cell/>
        </table:table-row>
        <table:table-row table:style-name="ro1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15]-0)/(1-0))*(145-1)+1)" office:value-type="float" office:value="115">
            <text:p>115</text:p>
          </table:table-cell>
          <table:table-cell table:formula="of:=ROUND((([.B415]-0)/(1-0))*(1-0)+0)" office:value-type="float" office:value="1">
            <text:p>1</text:p>
          </table:table-cell>
          <table:table-cell table:formula="of:=(([.C415]-0)/(1-0))*(100-0)+0" office:value-type="float" office:value="30.6640625">
            <text:p>30.6640625</text:p>
          </table:table-cell>
          <table:table-cell table:formula="of:=(([.D415]-0)/(1-0))*(100-(-100))+(-100)" office:value-type="float" office:value="51.953125">
            <text:p>51.953125</text:p>
          </table:table-cell>
          <table:table-cell table:formula="of:=(([.E415]-0)/(1-0))*(10000-0)+0" office:value-type="float" office:value="957.03125">
            <text:p>957.03125</text:p>
          </table:table-cell>
          <table:table-cell/>
        </table:table-row>
        <table:table-row table:style-name="ro1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16]-0)/(1-0))*(145-1)+1)" office:value-type="float" office:value="79">
            <text:p>79</text:p>
          </table:table-cell>
          <table:table-cell table:formula="of:=ROUND((([.B416]-0)/(1-0))*(1-0)+0)" office:value-type="float" office:value="0">
            <text:p>0</text:p>
          </table:table-cell>
          <table:table-cell table:formula="of:=(([.C416]-0)/(1-0))*(100-0)+0" office:value-type="float" office:value="55.6640625">
            <text:p>55.6640625</text:p>
          </table:table-cell>
          <table:table-cell table:formula="of:=(([.D416]-0)/(1-0))*(100-(-100))+(-100)" office:value-type="float" office:value="-98.046875">
            <text:p>-98.046875</text:p>
          </table:table-cell>
          <table:table-cell table:formula="of:=(([.E416]-0)/(1-0))*(10000-0)+0" office:value-type="float" office:value="3457.03125">
            <text:p>3457.03125</text:p>
          </table:table-cell>
          <table:table-cell/>
        </table:table-row>
        <table:table-row table:style-name="ro1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17]-0)/(1-0))*(145-1)+1)" office:value-type="float" office:value="7">
            <text:p>7</text:p>
          </table:table-cell>
          <table:table-cell table:formula="of:=ROUND((([.B417]-0)/(1-0))*(1-0)+0)" office:value-type="float" office:value="1">
            <text:p>1</text:p>
          </table:table-cell>
          <table:table-cell table:formula="of:=(([.C417]-0)/(1-0))*(100-0)+0" office:value-type="float" office:value="5.6640625">
            <text:p>5.6640625</text:p>
          </table:table-cell>
          <table:table-cell table:formula="of:=(([.D417]-0)/(1-0))*(100-(-100))+(-100)" office:value-type="float" office:value="1.953125">
            <text:p>1.953125</text:p>
          </table:table-cell>
          <table:table-cell table:formula="of:=(([.E417]-0)/(1-0))*(10000-0)+0" office:value-type="float" office:value="8457.03125">
            <text:p>8457.03125</text:p>
          </table:table-cell>
          <table:table-cell/>
        </table:table-row>
        <table:table-row table:style-name="ro1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418]-0)/(1-0))*(145-1)+1)" office:value-type="float" office:value="9">
            <text:p>9</text:p>
          </table:table-cell>
          <table:table-cell table:formula="of:=ROUND((([.B418]-0)/(1-0))*(1-0)+0)" office:value-type="float" office:value="0">
            <text:p>0</text:p>
          </table:table-cell>
          <table:table-cell table:formula="of:=(([.C418]-0)/(1-0))*(100-0)+0" office:value-type="float" office:value="32.2265625">
            <text:p>32.2265625</text:p>
          </table:table-cell>
          <table:table-cell table:formula="of:=(([.D418]-0)/(1-0))*(100-(-100))+(-100)" office:value-type="float" office:value="92.578125">
            <text:p>92.578125</text:p>
          </table:table-cell>
          <table:table-cell table:formula="of:=(([.E418]-0)/(1-0))*(10000-0)+0" office:value-type="float" office:value="175.78125">
            <text:p>175.78125</text:p>
          </table:table-cell>
          <table:table-cell/>
        </table:table-row>
        <table:table-row table:style-name="ro1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419]-0)/(1-0))*(145-1)+1)" office:value-type="float" office:value="81">
            <text:p>81</text:p>
          </table:table-cell>
          <table:table-cell table:formula="of:=ROUND((([.B419]-0)/(1-0))*(1-0)+0)" office:value-type="float" office:value="1">
            <text:p>1</text:p>
          </table:table-cell>
          <table:table-cell table:formula="of:=(([.C419]-0)/(1-0))*(100-0)+0" office:value-type="float" office:value="82.2265625">
            <text:p>82.2265625</text:p>
          </table:table-cell>
          <table:table-cell table:formula="of:=(([.D419]-0)/(1-0))*(100-(-100))+(-100)" office:value-type="float" office:value="-7.42187499999999">
            <text:p>-7.421875</text:p>
          </table:table-cell>
          <table:table-cell table:formula="of:=(([.E419]-0)/(1-0))*(10000-0)+0" office:value-type="float" office:value="5175.78125">
            <text:p>5175.78125</text:p>
          </table:table-cell>
          <table:table-cell/>
        </table:table-row>
        <table:table-row table:style-name="ro1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420]-0)/(1-0))*(145-1)+1)" office:value-type="float" office:value="117">
            <text:p>117</text:p>
          </table:table-cell>
          <table:table-cell table:formula="of:=ROUND((([.B420]-0)/(1-0))*(1-0)+0)" office:value-type="float" office:value="0">
            <text:p>0</text:p>
          </table:table-cell>
          <table:table-cell table:formula="of:=(([.C420]-0)/(1-0))*(100-0)+0" office:value-type="float" office:value="7.2265625">
            <text:p>7.2265625</text:p>
          </table:table-cell>
          <table:table-cell table:formula="of:=(([.D420]-0)/(1-0))*(100-(-100))+(-100)" office:value-type="float" office:value="42.578125">
            <text:p>42.578125</text:p>
          </table:table-cell>
          <table:table-cell table:formula="of:=(([.E420]-0)/(1-0))*(10000-0)+0" office:value-type="float" office:value="7675.78125">
            <text:p>7675.78125</text:p>
          </table:table-cell>
          <table:table-cell/>
        </table:table-row>
        <table:table-row table:style-name="ro1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421]-0)/(1-0))*(145-1)+1)" office:value-type="float" office:value="45">
            <text:p>45</text:p>
          </table:table-cell>
          <table:table-cell table:formula="of:=ROUND((([.B421]-0)/(1-0))*(1-0)+0)" office:value-type="float" office:value="1">
            <text:p>1</text:p>
          </table:table-cell>
          <table:table-cell table:formula="of:=(([.C421]-0)/(1-0))*(100-0)+0" office:value-type="float" office:value="57.2265625">
            <text:p>57.2265625</text:p>
          </table:table-cell>
          <table:table-cell table:formula="of:=(([.D421]-0)/(1-0))*(100-(-100))+(-100)" office:value-type="float" office:value="-57.421875">
            <text:p>-57.421875</text:p>
          </table:table-cell>
          <table:table-cell table:formula="of:=(([.E421]-0)/(1-0))*(10000-0)+0" office:value-type="float" office:value="2675.78125">
            <text:p>2675.78125</text:p>
          </table:table-cell>
          <table:table-cell/>
        </table:table-row>
        <table:table-row table:style-name="ro1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422]-0)/(1-0))*(145-1)+1)" office:value-type="float" office:value="63">
            <text:p>63</text:p>
          </table:table-cell>
          <table:table-cell table:formula="of:=ROUND((([.B422]-0)/(1-0))*(1-0)+0)" office:value-type="float" office:value="0">
            <text:p>0</text:p>
          </table:table-cell>
          <table:table-cell table:formula="of:=(([.C422]-0)/(1-0))*(100-0)+0" office:value-type="float" office:value="94.7265625">
            <text:p>94.7265625</text:p>
          </table:table-cell>
          <table:table-cell table:formula="of:=(([.D422]-0)/(1-0))*(100-(-100))+(-100)" office:value-type="float" office:value="-82.421875">
            <text:p>-82.421875</text:p>
          </table:table-cell>
          <table:table-cell table:formula="of:=(([.E422]-0)/(1-0))*(10000-0)+0" office:value-type="float" office:value="3925.78125">
            <text:p>3925.78125</text:p>
          </table:table-cell>
          <table:table-cell/>
        </table:table-row>
        <table:table-row table:style-name="ro1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423]-0)/(1-0))*(145-1)+1)" office:value-type="float" office:value="135">
            <text:p>135</text:p>
          </table:table-cell>
          <table:table-cell table:formula="of:=ROUND((([.B423]-0)/(1-0))*(1-0)+0)" office:value-type="float" office:value="1">
            <text:p>1</text:p>
          </table:table-cell>
          <table:table-cell table:formula="of:=(([.C423]-0)/(1-0))*(100-0)+0" office:value-type="float" office:value="44.7265625">
            <text:p>44.7265625</text:p>
          </table:table-cell>
          <table:table-cell table:formula="of:=(([.D423]-0)/(1-0))*(100-(-100))+(-100)" office:value-type="float" office:value="17.578125">
            <text:p>17.578125</text:p>
          </table:table-cell>
          <table:table-cell table:formula="of:=(([.E423]-0)/(1-0))*(10000-0)+0" office:value-type="float" office:value="8925.78125">
            <text:p>8925.78125</text:p>
          </table:table-cell>
          <table:table-cell/>
        </table:table-row>
        <table:table-row table:style-name="ro1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424]-0)/(1-0))*(145-1)+1)" office:value-type="float" office:value="99">
            <text:p>99</text:p>
          </table:table-cell>
          <table:table-cell table:formula="of:=ROUND((([.B424]-0)/(1-0))*(1-0)+0)" office:value-type="float" office:value="0">
            <text:p>0</text:p>
          </table:table-cell>
          <table:table-cell table:formula="of:=(([.C424]-0)/(1-0))*(100-0)+0" office:value-type="float" office:value="69.7265625">
            <text:p>69.7265625</text:p>
          </table:table-cell>
          <table:table-cell table:formula="of:=(([.D424]-0)/(1-0))*(100-(-100))+(-100)" office:value-type="float" office:value="-32.421875">
            <text:p>-32.421875</text:p>
          </table:table-cell>
          <table:table-cell table:formula="of:=(([.E424]-0)/(1-0))*(10000-0)+0" office:value-type="float" office:value="6425.78125">
            <text:p>6425.78125</text:p>
          </table:table-cell>
          <table:table-cell/>
        </table:table-row>
        <table:table-row table:style-name="ro1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425]-0)/(1-0))*(145-1)+1)" office:value-type="float" office:value="27">
            <text:p>27</text:p>
          </table:table-cell>
          <table:table-cell table:formula="of:=ROUND((([.B425]-0)/(1-0))*(1-0)+0)" office:value-type="float" office:value="1">
            <text:p>1</text:p>
          </table:table-cell>
          <table:table-cell table:formula="of:=(([.C425]-0)/(1-0))*(100-0)+0" office:value-type="float" office:value="19.7265625">
            <text:p>19.7265625</text:p>
          </table:table-cell>
          <table:table-cell table:formula="of:=(([.D425]-0)/(1-0))*(100-(-100))+(-100)" office:value-type="float" office:value="67.578125">
            <text:p>67.578125</text:p>
          </table:table-cell>
          <table:table-cell table:formula="of:=(([.E425]-0)/(1-0))*(10000-0)+0" office:value-type="float" office:value="1425.78125">
            <text:p>1425.78125</text:p>
          </table:table-cell>
          <table:table-cell/>
        </table:table-row>
        <table:table-row table:style-name="ro1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426]-0)/(1-0))*(145-1)+1)" office:value-type="float" office:value="36">
            <text:p>36</text:p>
          </table:table-cell>
          <table:table-cell table:formula="of:=ROUND((([.B426]-0)/(1-0))*(1-0)+0)" office:value-type="float" office:value="0">
            <text:p>0</text:p>
          </table:table-cell>
          <table:table-cell table:formula="of:=(([.C426]-0)/(1-0))*(100-0)+0" office:value-type="float" office:value="63.4765625">
            <text:p>63.4765625</text:p>
          </table:table-cell>
          <table:table-cell table:formula="of:=(([.D426]-0)/(1-0))*(100-(-100))+(-100)" office:value-type="float" office:value="5.078125">
            <text:p>5.078125</text:p>
          </table:table-cell>
          <table:table-cell table:formula="of:=(([.E426]-0)/(1-0))*(10000-0)+0" office:value-type="float" office:value="5800.78125">
            <text:p>5800.78125</text:p>
          </table:table-cell>
          <table:table-cell/>
        </table:table-row>
        <table:table-row table:style-name="ro1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427]-0)/(1-0))*(145-1)+1)" office:value-type="float" office:value="108">
            <text:p>108</text:p>
          </table:table-cell>
          <table:table-cell table:formula="of:=ROUND((([.B427]-0)/(1-0))*(1-0)+0)" office:value-type="float" office:value="1">
            <text:p>1</text:p>
          </table:table-cell>
          <table:table-cell table:formula="of:=(([.C427]-0)/(1-0))*(100-0)+0" office:value-type="float" office:value="13.4765625">
            <text:p>13.4765625</text:p>
          </table:table-cell>
          <table:table-cell table:formula="of:=(([.D427]-0)/(1-0))*(100-(-100))+(-100)" office:value-type="float" office:value="-94.921875">
            <text:p>-94.921875</text:p>
          </table:table-cell>
          <table:table-cell table:formula="of:=(([.E427]-0)/(1-0))*(10000-0)+0" office:value-type="float" office:value="800.78125">
            <text:p>800.78125</text:p>
          </table:table-cell>
          <table:table-cell/>
        </table:table-row>
        <table:table-row table:style-name="ro1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428]-0)/(1-0))*(145-1)+1)" office:value-type="float" office:value="144">
            <text:p>144</text:p>
          </table:table-cell>
          <table:table-cell table:formula="of:=ROUND((([.B428]-0)/(1-0))*(1-0)+0)" office:value-type="float" office:value="0">
            <text:p>0</text:p>
          </table:table-cell>
          <table:table-cell table:formula="of:=(([.C428]-0)/(1-0))*(100-0)+0" office:value-type="float" office:value="88.4765625">
            <text:p>88.4765625</text:p>
          </table:table-cell>
          <table:table-cell table:formula="of:=(([.D428]-0)/(1-0))*(100-(-100))+(-100)" office:value-type="float" office:value="55.078125">
            <text:p>55.078125</text:p>
          </table:table-cell>
          <table:table-cell table:formula="of:=(([.E428]-0)/(1-0))*(10000-0)+0" office:value-type="float" office:value="3300.78125">
            <text:p>3300.78125</text:p>
          </table:table-cell>
          <table:table-cell/>
        </table:table-row>
        <table:table-row table:style-name="ro1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429]-0)/(1-0))*(145-1)+1)" office:value-type="float" office:value="72">
            <text:p>72</text:p>
          </table:table-cell>
          <table:table-cell table:formula="of:=ROUND((([.B429]-0)/(1-0))*(1-0)+0)" office:value-type="float" office:value="1">
            <text:p>1</text:p>
          </table:table-cell>
          <table:table-cell table:formula="of:=(([.C429]-0)/(1-0))*(100-0)+0" office:value-type="float" office:value="38.4765625">
            <text:p>38.4765625</text:p>
          </table:table-cell>
          <table:table-cell table:formula="of:=(([.D429]-0)/(1-0))*(100-(-100))+(-100)" office:value-type="float" office:value="-44.921875">
            <text:p>-44.921875</text:p>
          </table:table-cell>
          <table:table-cell table:formula="of:=(([.E429]-0)/(1-0))*(10000-0)+0" office:value-type="float" office:value="8300.78125">
            <text:p>8300.78125</text:p>
          </table:table-cell>
          <table:table-cell/>
        </table:table-row>
        <table:table-row table:style-name="ro1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430]-0)/(1-0))*(145-1)+1)" office:value-type="float" office:value="54">
            <text:p>54</text:p>
          </table:table-cell>
          <table:table-cell table:formula="of:=ROUND((([.B430]-0)/(1-0))*(1-0)+0)" office:value-type="float" office:value="0">
            <text:p>0</text:p>
          </table:table-cell>
          <table:table-cell table:formula="of:=(([.C430]-0)/(1-0))*(100-0)+0" office:value-type="float" office:value="0.9765625">
            <text:p>0.9765625</text:p>
          </table:table-cell>
          <table:table-cell table:formula="of:=(([.D430]-0)/(1-0))*(100-(-100))+(-100)" office:value-type="float" office:value="-19.921875">
            <text:p>-19.921875</text:p>
          </table:table-cell>
          <table:table-cell table:formula="of:=(([.E430]-0)/(1-0))*(10000-0)+0" office:value-type="float" office:value="9550.78125">
            <text:p>9550.78125</text:p>
          </table:table-cell>
          <table:table-cell/>
        </table:table-row>
        <table:table-row table:style-name="ro1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431]-0)/(1-0))*(145-1)+1)" office:value-type="float" office:value="126">
            <text:p>126</text:p>
          </table:table-cell>
          <table:table-cell table:formula="of:=ROUND((([.B431]-0)/(1-0))*(1-0)+0)" office:value-type="float" office:value="1">
            <text:p>1</text:p>
          </table:table-cell>
          <table:table-cell table:formula="of:=(([.C431]-0)/(1-0))*(100-0)+0" office:value-type="float" office:value="50.9765625">
            <text:p>50.9765625</text:p>
          </table:table-cell>
          <table:table-cell table:formula="of:=(([.D431]-0)/(1-0))*(100-(-100))+(-100)" office:value-type="float" office:value="80.078125">
            <text:p>80.078125</text:p>
          </table:table-cell>
          <table:table-cell table:formula="of:=(([.E431]-0)/(1-0))*(10000-0)+0" office:value-type="float" office:value="4550.78125">
            <text:p>4550.78125</text:p>
          </table:table-cell>
          <table:table-cell/>
        </table:table-row>
        <table:table-row table:style-name="ro1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32]-0)/(1-0))*(145-1)+1)" office:value-type="float" office:value="90">
            <text:p>90</text:p>
          </table:table-cell>
          <table:table-cell table:formula="of:=ROUND((([.B432]-0)/(1-0))*(1-0)+0)" office:value-type="float" office:value="0">
            <text:p>0</text:p>
          </table:table-cell>
          <table:table-cell table:formula="of:=(([.C432]-0)/(1-0))*(100-0)+0" office:value-type="float" office:value="25.9765625">
            <text:p>25.9765625</text:p>
          </table:table-cell>
          <table:table-cell table:formula="of:=(([.D432]-0)/(1-0))*(100-(-100))+(-100)" office:value-type="float" office:value="-69.921875">
            <text:p>-69.921875</text:p>
          </table:table-cell>
          <table:table-cell table:formula="of:=(([.E432]-0)/(1-0))*(10000-0)+0" office:value-type="float" office:value="2050.78125">
            <text:p>2050.78125</text:p>
          </table:table-cell>
          <table:table-cell/>
        </table:table-row>
        <table:table-row table:style-name="ro1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33]-0)/(1-0))*(145-1)+1)" office:value-type="float" office:value="18">
            <text:p>18</text:p>
          </table:table-cell>
          <table:table-cell table:formula="of:=ROUND((([.B433]-0)/(1-0))*(1-0)+0)" office:value-type="float" office:value="1">
            <text:p>1</text:p>
          </table:table-cell>
          <table:table-cell table:formula="of:=(([.C433]-0)/(1-0))*(100-0)+0" office:value-type="float" office:value="75.9765625">
            <text:p>75.9765625</text:p>
          </table:table-cell>
          <table:table-cell table:formula="of:=(([.D433]-0)/(1-0))*(100-(-100))+(-100)" office:value-type="float" office:value="30.078125">
            <text:p>30.078125</text:p>
          </table:table-cell>
          <table:table-cell table:formula="of:=(([.E433]-0)/(1-0))*(10000-0)+0" office:value-type="float" office:value="7050.78125">
            <text:p>7050.78125</text:p>
          </table:table-cell>
          <table:table-cell/>
        </table:table-row>
        <table:table-row table:style-name="ro1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34]-0)/(1-0))*(145-1)+1)" office:value-type="float" office:value="14">
            <text:p>14</text:p>
          </table:table-cell>
          <table:table-cell table:formula="of:=ROUND((([.B434]-0)/(1-0))*(1-0)+0)" office:value-type="float" office:value="0">
            <text:p>0</text:p>
          </table:table-cell>
          <table:table-cell table:formula="of:=(([.C434]-0)/(1-0))*(100-0)+0" office:value-type="float" office:value="16.6015625">
            <text:p>16.6015625</text:p>
          </table:table-cell>
          <table:table-cell table:formula="of:=(([.D434]-0)/(1-0))*(100-(-100))+(-100)" office:value-type="float" office:value="-26.171875">
            <text:p>-26.171875</text:p>
          </table:table-cell>
          <table:table-cell table:formula="of:=(([.E434]-0)/(1-0))*(10000-0)+0" office:value-type="float" office:value="2988.28125">
            <text:p>2988.28125</text:p>
          </table:table-cell>
          <table:table-cell/>
        </table:table-row>
        <table:table-row table:style-name="ro1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35]-0)/(1-0))*(145-1)+1)" office:value-type="float" office:value="86">
            <text:p>86</text:p>
          </table:table-cell>
          <table:table-cell table:formula="of:=ROUND((([.B435]-0)/(1-0))*(1-0)+0)" office:value-type="float" office:value="1">
            <text:p>1</text:p>
          </table:table-cell>
          <table:table-cell table:formula="of:=(([.C435]-0)/(1-0))*(100-0)+0" office:value-type="float" office:value="66.6015625">
            <text:p>66.6015625</text:p>
          </table:table-cell>
          <table:table-cell table:formula="of:=(([.D435]-0)/(1-0))*(100-(-100))+(-100)" office:value-type="float" office:value="73.828125">
            <text:p>73.828125</text:p>
          </table:table-cell>
          <table:table-cell table:formula="of:=(([.E435]-0)/(1-0))*(10000-0)+0" office:value-type="float" office:value="7988.28125">
            <text:p>7988.28125</text:p>
          </table:table-cell>
          <table:table-cell/>
        </table:table-row>
        <table:table-row table:style-name="ro1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36]-0)/(1-0))*(145-1)+1)" office:value-type="float" office:value="122">
            <text:p>122</text:p>
          </table:table-cell>
          <table:table-cell table:formula="of:=ROUND((([.B436]-0)/(1-0))*(1-0)+0)" office:value-type="float" office:value="0">
            <text:p>0</text:p>
          </table:table-cell>
          <table:table-cell table:formula="of:=(([.C436]-0)/(1-0))*(100-0)+0" office:value-type="float" office:value="41.6015625">
            <text:p>41.6015625</text:p>
          </table:table-cell>
          <table:table-cell table:formula="of:=(([.D436]-0)/(1-0))*(100-(-100))+(-100)" office:value-type="float" office:value="-76.171875">
            <text:p>-76.171875</text:p>
          </table:table-cell>
          <table:table-cell table:formula="of:=(([.E436]-0)/(1-0))*(10000-0)+0" office:value-type="float" office:value="5488.28125">
            <text:p>5488.28125</text:p>
          </table:table-cell>
          <table:table-cell/>
        </table:table-row>
        <table:table-row table:style-name="ro1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37]-0)/(1-0))*(145-1)+1)" office:value-type="float" office:value="50">
            <text:p>50</text:p>
          </table:table-cell>
          <table:table-cell table:formula="of:=ROUND((([.B437]-0)/(1-0))*(1-0)+0)" office:value-type="float" office:value="1">
            <text:p>1</text:p>
          </table:table-cell>
          <table:table-cell table:formula="of:=(([.C437]-0)/(1-0))*(100-0)+0" office:value-type="float" office:value="91.6015625">
            <text:p>91.6015625</text:p>
          </table:table-cell>
          <table:table-cell table:formula="of:=(([.D437]-0)/(1-0))*(100-(-100))+(-100)" office:value-type="float" office:value="23.828125">
            <text:p>23.828125</text:p>
          </table:table-cell>
          <table:table-cell table:formula="of:=(([.E437]-0)/(1-0))*(10000-0)+0" office:value-type="float" office:value="488.28125">
            <text:p>488.28125</text:p>
          </table:table-cell>
          <table:table-cell/>
        </table:table-row>
        <table:table-row table:style-name="ro1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38]-0)/(1-0))*(145-1)+1)" office:value-type="float" office:value="68">
            <text:p>68</text:p>
          </table:table-cell>
          <table:table-cell table:formula="of:=ROUND((([.B438]-0)/(1-0))*(1-0)+0)" office:value-type="float" office:value="0">
            <text:p>0</text:p>
          </table:table-cell>
          <table:table-cell table:formula="of:=(([.C438]-0)/(1-0))*(100-0)+0" office:value-type="float" office:value="54.1015625">
            <text:p>54.1015625</text:p>
          </table:table-cell>
          <table:table-cell table:formula="of:=(([.D438]-0)/(1-0))*(100-(-100))+(-100)" office:value-type="float" office:value="48.828125">
            <text:p>48.828125</text:p>
          </table:table-cell>
          <table:table-cell table:formula="of:=(([.E438]-0)/(1-0))*(10000-0)+0" office:value-type="float" office:value="1738.28125">
            <text:p>1738.28125</text:p>
          </table:table-cell>
          <table:table-cell/>
        </table:table-row>
        <table:table-row table:style-name="ro1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39]-0)/(1-0))*(145-1)+1)" office:value-type="float" office:value="140">
            <text:p>140</text:p>
          </table:table-cell>
          <table:table-cell table:formula="of:=ROUND((([.B439]-0)/(1-0))*(1-0)+0)" office:value-type="float" office:value="1">
            <text:p>1</text:p>
          </table:table-cell>
          <table:table-cell table:formula="of:=(([.C439]-0)/(1-0))*(100-0)+0" office:value-type="float" office:value="4.1015625">
            <text:p>4.1015625</text:p>
          </table:table-cell>
          <table:table-cell table:formula="of:=(([.D439]-0)/(1-0))*(100-(-100))+(-100)" office:value-type="float" office:value="-51.171875">
            <text:p>-51.171875</text:p>
          </table:table-cell>
          <table:table-cell table:formula="of:=(([.E439]-0)/(1-0))*(10000-0)+0" office:value-type="float" office:value="6738.28125">
            <text:p>6738.28125</text:p>
          </table:table-cell>
          <table:table-cell/>
        </table:table-row>
        <table:table-row table:style-name="ro1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40]-0)/(1-0))*(145-1)+1)" office:value-type="float" office:value="104">
            <text:p>104</text:p>
          </table:table-cell>
          <table:table-cell table:formula="of:=ROUND((([.B440]-0)/(1-0))*(1-0)+0)" office:value-type="float" office:value="0">
            <text:p>0</text:p>
          </table:table-cell>
          <table:table-cell table:formula="of:=(([.C440]-0)/(1-0))*(100-0)+0" office:value-type="float" office:value="79.1015625">
            <text:p>79.1015625</text:p>
          </table:table-cell>
          <table:table-cell table:formula="of:=(([.D440]-0)/(1-0))*(100-(-100))+(-100)" office:value-type="float" office:value="98.828125">
            <text:p>98.828125</text:p>
          </table:table-cell>
          <table:table-cell table:formula="of:=(([.E440]-0)/(1-0))*(10000-0)+0" office:value-type="float" office:value="9238.28125">
            <text:p>9238.28125</text:p>
          </table:table-cell>
          <table:table-cell/>
        </table:table-row>
        <table:table-row table:style-name="ro1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41]-0)/(1-0))*(145-1)+1)" office:value-type="float" office:value="32">
            <text:p>32</text:p>
          </table:table-cell>
          <table:table-cell table:formula="of:=ROUND((([.B441]-0)/(1-0))*(1-0)+0)" office:value-type="float" office:value="1">
            <text:p>1</text:p>
          </table:table-cell>
          <table:table-cell table:formula="of:=(([.C441]-0)/(1-0))*(100-0)+0" office:value-type="float" office:value="29.1015625">
            <text:p>29.1015625</text:p>
          </table:table-cell>
          <table:table-cell table:formula="of:=(([.D441]-0)/(1-0))*(100-(-100))+(-100)" office:value-type="float" office:value="-1.17187499999999">
            <text:p>-1.171875</text:p>
          </table:table-cell>
          <table:table-cell table:formula="of:=(([.E441]-0)/(1-0))*(10000-0)+0" office:value-type="float" office:value="4238.28125">
            <text:p>4238.28125</text:p>
          </table:table-cell>
          <table:table-cell/>
        </table:table-row>
        <table:table-row table:style-name="ro1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42]-0)/(1-0))*(145-1)+1)" office:value-type="float" office:value="23">
            <text:p>23</text:p>
          </table:table-cell>
          <table:table-cell table:formula="of:=ROUND((([.B442]-0)/(1-0))*(1-0)+0)" office:value-type="float" office:value="0">
            <text:p>0</text:p>
          </table:table-cell>
          <table:table-cell table:formula="of:=(([.C442]-0)/(1-0))*(100-0)+0" office:value-type="float" office:value="85.3515625">
            <text:p>85.3515625</text:p>
          </table:table-cell>
          <table:table-cell table:formula="of:=(([.D442]-0)/(1-0))*(100-(-100))+(-100)" office:value-type="float" office:value="-63.671875">
            <text:p>-63.671875</text:p>
          </table:table-cell>
          <table:table-cell table:formula="of:=(([.E442]-0)/(1-0))*(10000-0)+0" office:value-type="float" office:value="8613.28125">
            <text:p>8613.28125</text:p>
          </table:table-cell>
          <table:table-cell/>
        </table:table-row>
        <table:table-row table:style-name="ro1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43]-0)/(1-0))*(145-1)+1)" office:value-type="float" office:value="95">
            <text:p>95</text:p>
          </table:table-cell>
          <table:table-cell table:formula="of:=ROUND((([.B443]-0)/(1-0))*(1-0)+0)" office:value-type="float" office:value="1">
            <text:p>1</text:p>
          </table:table-cell>
          <table:table-cell table:formula="of:=(([.C443]-0)/(1-0))*(100-0)+0" office:value-type="float" office:value="35.3515625">
            <text:p>35.3515625</text:p>
          </table:table-cell>
          <table:table-cell table:formula="of:=(([.D443]-0)/(1-0))*(100-(-100))+(-100)" office:value-type="float" office:value="36.328125">
            <text:p>36.328125</text:p>
          </table:table-cell>
          <table:table-cell table:formula="of:=(([.E443]-0)/(1-0))*(10000-0)+0" office:value-type="float" office:value="3613.28125">
            <text:p>3613.28125</text:p>
          </table:table-cell>
          <table:table-cell/>
        </table:table-row>
        <table:table-row table:style-name="ro1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44]-0)/(1-0))*(145-1)+1)" office:value-type="float" office:value="131">
            <text:p>131</text:p>
          </table:table-cell>
          <table:table-cell table:formula="of:=ROUND((([.B444]-0)/(1-0))*(1-0)+0)" office:value-type="float" office:value="0">
            <text:p>0</text:p>
          </table:table-cell>
          <table:table-cell table:formula="of:=(([.C444]-0)/(1-0))*(100-0)+0" office:value-type="float" office:value="60.3515625">
            <text:p>60.3515625</text:p>
          </table:table-cell>
          <table:table-cell table:formula="of:=(([.D444]-0)/(1-0))*(100-(-100))+(-100)" office:value-type="float" office:value="-13.671875">
            <text:p>-13.671875</text:p>
          </table:table-cell>
          <table:table-cell table:formula="of:=(([.E444]-0)/(1-0))*(10000-0)+0" office:value-type="float" office:value="1113.28125">
            <text:p>1113.28125</text:p>
          </table:table-cell>
          <table:table-cell/>
        </table:table-row>
        <table:table-row table:style-name="ro1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45]-0)/(1-0))*(145-1)+1)" office:value-type="float" office:value="59">
            <text:p>59</text:p>
          </table:table-cell>
          <table:table-cell table:formula="of:=ROUND((([.B445]-0)/(1-0))*(1-0)+0)" office:value-type="float" office:value="1">
            <text:p>1</text:p>
          </table:table-cell>
          <table:table-cell table:formula="of:=(([.C445]-0)/(1-0))*(100-0)+0" office:value-type="float" office:value="10.3515625">
            <text:p>10.3515625</text:p>
          </table:table-cell>
          <table:table-cell table:formula="of:=(([.D445]-0)/(1-0))*(100-(-100))+(-100)" office:value-type="float" office:value="86.328125">
            <text:p>86.328125</text:p>
          </table:table-cell>
          <table:table-cell table:formula="of:=(([.E445]-0)/(1-0))*(10000-0)+0" office:value-type="float" office:value="6113.28125">
            <text:p>6113.28125</text:p>
          </table:table-cell>
          <table:table-cell/>
        </table:table-row>
        <table:table-row table:style-name="ro1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46]-0)/(1-0))*(145-1)+1)" office:value-type="float" office:value="41">
            <text:p>41</text:p>
          </table:table-cell>
          <table:table-cell table:formula="of:=ROUND((([.B446]-0)/(1-0))*(1-0)+0)" office:value-type="float" office:value="0">
            <text:p>0</text:p>
          </table:table-cell>
          <table:table-cell table:formula="of:=(([.C446]-0)/(1-0))*(100-0)+0" office:value-type="float" office:value="47.8515625">
            <text:p>47.8515625</text:p>
          </table:table-cell>
          <table:table-cell table:formula="of:=(([.D446]-0)/(1-0))*(100-(-100))+(-100)" office:value-type="float" office:value="61.328125">
            <text:p>61.328125</text:p>
          </table:table-cell>
          <table:table-cell table:formula="of:=(([.E446]-0)/(1-0))*(10000-0)+0" office:value-type="float" office:value="7363.28125">
            <text:p>7363.28125</text:p>
          </table:table-cell>
          <table:table-cell/>
        </table:table-row>
        <table:table-row table:style-name="ro1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47]-0)/(1-0))*(145-1)+1)" office:value-type="float" office:value="113">
            <text:p>113</text:p>
          </table:table-cell>
          <table:table-cell table:formula="of:=ROUND((([.B447]-0)/(1-0))*(1-0)+0)" office:value-type="float" office:value="1">
            <text:p>1</text:p>
          </table:table-cell>
          <table:table-cell table:formula="of:=(([.C447]-0)/(1-0))*(100-0)+0" office:value-type="float" office:value="97.8515625">
            <text:p>97.8515625</text:p>
          </table:table-cell>
          <table:table-cell table:formula="of:=(([.D447]-0)/(1-0))*(100-(-100))+(-100)" office:value-type="float" office:value="-38.671875">
            <text:p>-38.671875</text:p>
          </table:table-cell>
          <table:table-cell table:formula="of:=(([.E447]-0)/(1-0))*(10000-0)+0" office:value-type="float" office:value="2363.28125">
            <text:p>2363.28125</text:p>
          </table:table-cell>
          <table:table-cell/>
        </table:table-row>
        <table:table-row table:style-name="ro1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48]-0)/(1-0))*(145-1)+1)" office:value-type="float" office:value="77">
            <text:p>77</text:p>
          </table:table-cell>
          <table:table-cell table:formula="of:=ROUND((([.B448]-0)/(1-0))*(1-0)+0)" office:value-type="float" office:value="0">
            <text:p>0</text:p>
          </table:table-cell>
          <table:table-cell table:formula="of:=(([.C448]-0)/(1-0))*(100-0)+0" office:value-type="float" office:value="22.8515625">
            <text:p>22.8515625</text:p>
          </table:table-cell>
          <table:table-cell table:formula="of:=(([.D448]-0)/(1-0))*(100-(-100))+(-100)" office:value-type="float" office:value="11.328125">
            <text:p>11.328125</text:p>
          </table:table-cell>
          <table:table-cell table:formula="of:=(([.E448]-0)/(1-0))*(10000-0)+0" office:value-type="float" office:value="4863.28125">
            <text:p>4863.28125</text:p>
          </table:table-cell>
          <table:table-cell/>
        </table:table-row>
        <table:table-row table:style-name="ro1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49]-0)/(1-0))*(145-1)+1)" office:value-type="float" office:value="5">
            <text:p>5</text:p>
          </table:table-cell>
          <table:table-cell table:formula="of:=ROUND((([.B449]-0)/(1-0))*(1-0)+0)" office:value-type="float" office:value="1">
            <text:p>1</text:p>
          </table:table-cell>
          <table:table-cell table:formula="of:=(([.C449]-0)/(1-0))*(100-0)+0" office:value-type="float" office:value="72.8515625">
            <text:p>72.8515625</text:p>
          </table:table-cell>
          <table:table-cell table:formula="of:=(([.D449]-0)/(1-0))*(100-(-100))+(-100)" office:value-type="float" office:value="-88.671875">
            <text:p>-88.671875</text:p>
          </table:table-cell>
          <table:table-cell table:formula="of:=(([.E449]-0)/(1-0))*(10000-0)+0" office:value-type="float" office:value="9863.28125">
            <text:p>9863.28125</text:p>
          </table:table-cell>
          <table:table-cell/>
        </table:table-row>
        <table:table-row table:style-name="ro1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450]-0)/(1-0))*(145-1)+1)" office:value-type="float" office:value="4">
            <text:p>4</text:p>
          </table:table-cell>
          <table:table-cell table:formula="of:=ROUND((([.B450]-0)/(1-0))*(1-0)+0)" office:value-type="float" office:value="0">
            <text:p>0</text:p>
          </table:table-cell>
          <table:table-cell table:formula="of:=(([.C450]-0)/(1-0))*(100-0)+0" office:value-type="float" office:value="20.5078125">
            <text:p>20.5078125</text:p>
          </table:table-cell>
          <table:table-cell table:formula="of:=(([.D450]-0)/(1-0))*(100-(-100))+(-100)" office:value-type="float" office:value="34.765625">
            <text:p>34.765625</text:p>
          </table:table-cell>
          <table:table-cell table:formula="of:=(([.E450]-0)/(1-0))*(10000-0)+0" office:value-type="float" office:value="5253.90625">
            <text:p>5253.90625</text:p>
          </table:table-cell>
          <table:table-cell/>
        </table:table-row>
        <table:table-row table:style-name="ro1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451]-0)/(1-0))*(145-1)+1)" office:value-type="float" office:value="76">
            <text:p>76</text:p>
          </table:table-cell>
          <table:table-cell table:formula="of:=ROUND((([.B451]-0)/(1-0))*(1-0)+0)" office:value-type="float" office:value="1">
            <text:p>1</text:p>
          </table:table-cell>
          <table:table-cell table:formula="of:=(([.C451]-0)/(1-0))*(100-0)+0" office:value-type="float" office:value="70.5078125">
            <text:p>70.5078125</text:p>
          </table:table-cell>
          <table:table-cell table:formula="of:=(([.D451]-0)/(1-0))*(100-(-100))+(-100)" office:value-type="float" office:value="-65.234375">
            <text:p>-65.234375</text:p>
          </table:table-cell>
          <table:table-cell table:formula="of:=(([.E451]-0)/(1-0))*(10000-0)+0" office:value-type="float" office:value="253.90625">
            <text:p>253.90625</text:p>
          </table:table-cell>
          <table:table-cell/>
        </table:table-row>
        <table:table-row table:style-name="ro1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452]-0)/(1-0))*(145-1)+1)" office:value-type="float" office:value="112">
            <text:p>112</text:p>
          </table:table-cell>
          <table:table-cell table:formula="of:=ROUND((([.B452]-0)/(1-0))*(1-0)+0)" office:value-type="float" office:value="0">
            <text:p>0</text:p>
          </table:table-cell>
          <table:table-cell table:formula="of:=(([.C452]-0)/(1-0))*(100-0)+0" office:value-type="float" office:value="45.5078125">
            <text:p>45.5078125</text:p>
          </table:table-cell>
          <table:table-cell table:formula="of:=(([.D452]-0)/(1-0))*(100-(-100))+(-100)" office:value-type="float" office:value="84.765625">
            <text:p>84.765625</text:p>
          </table:table-cell>
          <table:table-cell table:formula="of:=(([.E452]-0)/(1-0))*(10000-0)+0" office:value-type="float" office:value="2753.90625">
            <text:p>2753.90625</text:p>
          </table:table-cell>
          <table:table-cell/>
        </table:table-row>
        <table:table-row table:style-name="ro1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453]-0)/(1-0))*(145-1)+1)" office:value-type="float" office:value="40">
            <text:p>40</text:p>
          </table:table-cell>
          <table:table-cell table:formula="of:=ROUND((([.B453]-0)/(1-0))*(1-0)+0)" office:value-type="float" office:value="1">
            <text:p>1</text:p>
          </table:table-cell>
          <table:table-cell table:formula="of:=(([.C453]-0)/(1-0))*(100-0)+0" office:value-type="float" office:value="95.5078125">
            <text:p>95.5078125</text:p>
          </table:table-cell>
          <table:table-cell table:formula="of:=(([.D453]-0)/(1-0))*(100-(-100))+(-100)" office:value-type="float" office:value="-15.234375">
            <text:p>-15.234375</text:p>
          </table:table-cell>
          <table:table-cell table:formula="of:=(([.E453]-0)/(1-0))*(10000-0)+0" office:value-type="float" office:value="7753.90625">
            <text:p>7753.90625</text:p>
          </table:table-cell>
          <table:table-cell/>
        </table:table-row>
        <table:table-row table:style-name="ro1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454]-0)/(1-0))*(145-1)+1)" office:value-type="float" office:value="58">
            <text:p>58</text:p>
          </table:table-cell>
          <table:table-cell table:formula="of:=ROUND((([.B454]-0)/(1-0))*(1-0)+0)" office:value-type="float" office:value="0">
            <text:p>0</text:p>
          </table:table-cell>
          <table:table-cell table:formula="of:=(([.C454]-0)/(1-0))*(100-0)+0" office:value-type="float" office:value="58.0078125">
            <text:p>58.0078125</text:p>
          </table:table-cell>
          <table:table-cell table:formula="of:=(([.D454]-0)/(1-0))*(100-(-100))+(-100)" office:value-type="float" office:value="-40.234375">
            <text:p>-40.234375</text:p>
          </table:table-cell>
          <table:table-cell table:formula="of:=(([.E454]-0)/(1-0))*(10000-0)+0" office:value-type="float" office:value="9003.90625">
            <text:p>9003.90625</text:p>
          </table:table-cell>
          <table:table-cell/>
        </table:table-row>
        <table:table-row table:style-name="ro1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455]-0)/(1-0))*(145-1)+1)" office:value-type="float" office:value="130">
            <text:p>130</text:p>
          </table:table-cell>
          <table:table-cell table:formula="of:=ROUND((([.B455]-0)/(1-0))*(1-0)+0)" office:value-type="float" office:value="1">
            <text:p>1</text:p>
          </table:table-cell>
          <table:table-cell table:formula="of:=(([.C455]-0)/(1-0))*(100-0)+0" office:value-type="float" office:value="8.0078125">
            <text:p>8.0078125</text:p>
          </table:table-cell>
          <table:table-cell table:formula="of:=(([.D455]-0)/(1-0))*(100-(-100))+(-100)" office:value-type="float" office:value="59.765625">
            <text:p>59.765625</text:p>
          </table:table-cell>
          <table:table-cell table:formula="of:=(([.E455]-0)/(1-0))*(10000-0)+0" office:value-type="float" office:value="4003.90625">
            <text:p>4003.90625</text:p>
          </table:table-cell>
          <table:table-cell/>
        </table:table-row>
        <table:table-row table:style-name="ro1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56]-0)/(1-0))*(145-1)+1)" office:value-type="float" office:value="94">
            <text:p>94</text:p>
          </table:table-cell>
          <table:table-cell table:formula="of:=ROUND((([.B456]-0)/(1-0))*(1-0)+0)" office:value-type="float" office:value="0">
            <text:p>0</text:p>
          </table:table-cell>
          <table:table-cell table:formula="of:=(([.C456]-0)/(1-0))*(100-0)+0" office:value-type="float" office:value="83.0078125">
            <text:p>83.0078125</text:p>
          </table:table-cell>
          <table:table-cell table:formula="of:=(([.D456]-0)/(1-0))*(100-(-100))+(-100)" office:value-type="float" office:value="-90.234375">
            <text:p>-90.234375</text:p>
          </table:table-cell>
          <table:table-cell table:formula="of:=(([.E456]-0)/(1-0))*(10000-0)+0" office:value-type="float" office:value="1503.90625">
            <text:p>1503.90625</text:p>
          </table:table-cell>
          <table:table-cell/>
        </table:table-row>
        <table:table-row table:style-name="ro1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57]-0)/(1-0))*(145-1)+1)" office:value-type="float" office:value="22">
            <text:p>22</text:p>
          </table:table-cell>
          <table:table-cell table:formula="of:=ROUND((([.B457]-0)/(1-0))*(1-0)+0)" office:value-type="float" office:value="1">
            <text:p>1</text:p>
          </table:table-cell>
          <table:table-cell table:formula="of:=(([.C457]-0)/(1-0))*(100-0)+0" office:value-type="float" office:value="33.0078125">
            <text:p>33.0078125</text:p>
          </table:table-cell>
          <table:table-cell table:formula="of:=(([.D457]-0)/(1-0))*(100-(-100))+(-100)" office:value-type="float" office:value="9.765625">
            <text:p>9.765625</text:p>
          </table:table-cell>
          <table:table-cell table:formula="of:=(([.E457]-0)/(1-0))*(10000-0)+0" office:value-type="float" office:value="6503.90625">
            <text:p>6503.90625</text:p>
          </table:table-cell>
          <table:table-cell/>
        </table:table-row>
        <table:table-row table:style-name="ro1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458]-0)/(1-0))*(145-1)+1)" office:value-type="float" office:value="31">
            <text:p>31</text:p>
          </table:table-cell>
          <table:table-cell table:formula="of:=ROUND((([.B458]-0)/(1-0))*(1-0)+0)" office:value-type="float" office:value="0">
            <text:p>0</text:p>
          </table:table-cell>
          <table:table-cell table:formula="of:=(([.C458]-0)/(1-0))*(100-0)+0" office:value-type="float" office:value="76.7578125">
            <text:p>76.7578125</text:p>
          </table:table-cell>
          <table:table-cell table:formula="of:=(([.D458]-0)/(1-0))*(100-(-100))+(-100)" office:value-type="float" office:value="72.265625">
            <text:p>72.265625</text:p>
          </table:table-cell>
          <table:table-cell table:formula="of:=(([.E458]-0)/(1-0))*(10000-0)+0" office:value-type="float" office:value="878.90625">
            <text:p>878.90625</text:p>
          </table:table-cell>
          <table:table-cell/>
        </table:table-row>
        <table:table-row table:style-name="ro1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459]-0)/(1-0))*(145-1)+1)" office:value-type="float" office:value="103">
            <text:p>103</text:p>
          </table:table-cell>
          <table:table-cell table:formula="of:=ROUND((([.B459]-0)/(1-0))*(1-0)+0)" office:value-type="float" office:value="1">
            <text:p>1</text:p>
          </table:table-cell>
          <table:table-cell table:formula="of:=(([.C459]-0)/(1-0))*(100-0)+0" office:value-type="float" office:value="26.7578125">
            <text:p>26.7578125</text:p>
          </table:table-cell>
          <table:table-cell table:formula="of:=(([.D459]-0)/(1-0))*(100-(-100))+(-100)" office:value-type="float" office:value="-27.734375">
            <text:p>-27.734375</text:p>
          </table:table-cell>
          <table:table-cell table:formula="of:=(([.E459]-0)/(1-0))*(10000-0)+0" office:value-type="float" office:value="5878.90625">
            <text:p>5878.90625</text:p>
          </table:table-cell>
          <table:table-cell/>
        </table:table-row>
        <table:table-row table:style-name="ro1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460]-0)/(1-0))*(145-1)+1)" office:value-type="float" office:value="139">
            <text:p>139</text:p>
          </table:table-cell>
          <table:table-cell table:formula="of:=ROUND((([.B460]-0)/(1-0))*(1-0)+0)" office:value-type="float" office:value="0">
            <text:p>0</text:p>
          </table:table-cell>
          <table:table-cell table:formula="of:=(([.C460]-0)/(1-0))*(100-0)+0" office:value-type="float" office:value="51.7578125">
            <text:p>51.7578125</text:p>
          </table:table-cell>
          <table:table-cell table:formula="of:=(([.D460]-0)/(1-0))*(100-(-100))+(-100)" office:value-type="float" office:value="22.265625">
            <text:p>22.265625</text:p>
          </table:table-cell>
          <table:table-cell table:formula="of:=(([.E460]-0)/(1-0))*(10000-0)+0" office:value-type="float" office:value="8378.90625">
            <text:p>8378.90625</text:p>
          </table:table-cell>
          <table:table-cell/>
        </table:table-row>
        <table:table-row table:style-name="ro1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461]-0)/(1-0))*(145-1)+1)" office:value-type="float" office:value="67">
            <text:p>67</text:p>
          </table:table-cell>
          <table:table-cell table:formula="of:=ROUND((([.B461]-0)/(1-0))*(1-0)+0)" office:value-type="float" office:value="1">
            <text:p>1</text:p>
          </table:table-cell>
          <table:table-cell table:formula="of:=(([.C461]-0)/(1-0))*(100-0)+0" office:value-type="float" office:value="1.7578125">
            <text:p>1.7578125</text:p>
          </table:table-cell>
          <table:table-cell table:formula="of:=(([.D461]-0)/(1-0))*(100-(-100))+(-100)" office:value-type="float" office:value="-77.734375">
            <text:p>-77.734375</text:p>
          </table:table-cell>
          <table:table-cell table:formula="of:=(([.E461]-0)/(1-0))*(10000-0)+0" office:value-type="float" office:value="3378.90625">
            <text:p>3378.90625</text:p>
          </table:table-cell>
          <table:table-cell/>
        </table:table-row>
        <table:table-row table:style-name="ro1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462]-0)/(1-0))*(145-1)+1)" office:value-type="float" office:value="49">
            <text:p>49</text:p>
          </table:table-cell>
          <table:table-cell table:formula="of:=ROUND((([.B462]-0)/(1-0))*(1-0)+0)" office:value-type="float" office:value="0">
            <text:p>0</text:p>
          </table:table-cell>
          <table:table-cell table:formula="of:=(([.C462]-0)/(1-0))*(100-0)+0" office:value-type="float" office:value="39.2578125">
            <text:p>39.2578125</text:p>
          </table:table-cell>
          <table:table-cell table:formula="of:=(([.D462]-0)/(1-0))*(100-(-100))+(-100)" office:value-type="float" office:value="-52.734375">
            <text:p>-52.734375</text:p>
          </table:table-cell>
          <table:table-cell table:formula="of:=(([.E462]-0)/(1-0))*(10000-0)+0" office:value-type="float" office:value="4628.90625">
            <text:p>4628.90625</text:p>
          </table:table-cell>
          <table:table-cell/>
        </table:table-row>
        <table:table-row table:style-name="ro1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463]-0)/(1-0))*(145-1)+1)" office:value-type="float" office:value="121">
            <text:p>121</text:p>
          </table:table-cell>
          <table:table-cell table:formula="of:=ROUND((([.B463]-0)/(1-0))*(1-0)+0)" office:value-type="float" office:value="1">
            <text:p>1</text:p>
          </table:table-cell>
          <table:table-cell table:formula="of:=(([.C463]-0)/(1-0))*(100-0)+0" office:value-type="float" office:value="89.2578125">
            <text:p>89.2578125</text:p>
          </table:table-cell>
          <table:table-cell table:formula="of:=(([.D463]-0)/(1-0))*(100-(-100))+(-100)" office:value-type="float" office:value="47.265625">
            <text:p>47.265625</text:p>
          </table:table-cell>
          <table:table-cell table:formula="of:=(([.E463]-0)/(1-0))*(10000-0)+0" office:value-type="float" office:value="9628.90625">
            <text:p>9628.90625</text:p>
          </table:table-cell>
          <table:table-cell/>
        </table:table-row>
        <table:table-row table:style-name="ro1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464]-0)/(1-0))*(145-1)+1)" office:value-type="float" office:value="85">
            <text:p>85</text:p>
          </table:table-cell>
          <table:table-cell table:formula="of:=ROUND((([.B464]-0)/(1-0))*(1-0)+0)" office:value-type="float" office:value="0">
            <text:p>0</text:p>
          </table:table-cell>
          <table:table-cell table:formula="of:=(([.C464]-0)/(1-0))*(100-0)+0" office:value-type="float" office:value="14.2578125">
            <text:p>14.2578125</text:p>
          </table:table-cell>
          <table:table-cell table:formula="of:=(([.D464]-0)/(1-0))*(100-(-100))+(-100)" office:value-type="float" office:value="-2.73437499999999">
            <text:p>-2.734375</text:p>
          </table:table-cell>
          <table:table-cell table:formula="of:=(([.E464]-0)/(1-0))*(10000-0)+0" office:value-type="float" office:value="7128.90625">
            <text:p>7128.90625</text:p>
          </table:table-cell>
          <table:table-cell/>
        </table:table-row>
        <table:table-row table:style-name="ro1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465]-0)/(1-0))*(145-1)+1)" office:value-type="float" office:value="13">
            <text:p>13</text:p>
          </table:table-cell>
          <table:table-cell table:formula="of:=ROUND((([.B465]-0)/(1-0))*(1-0)+0)" office:value-type="float" office:value="1">
            <text:p>1</text:p>
          </table:table-cell>
          <table:table-cell table:formula="of:=(([.C465]-0)/(1-0))*(100-0)+0" office:value-type="float" office:value="64.2578125">
            <text:p>64.2578125</text:p>
          </table:table-cell>
          <table:table-cell table:formula="of:=(([.D465]-0)/(1-0))*(100-(-100))+(-100)" office:value-type="float" office:value="97.265625">
            <text:p>97.265625</text:p>
          </table:table-cell>
          <table:table-cell table:formula="of:=(([.E465]-0)/(1-0))*(10000-0)+0" office:value-type="float" office:value="2128.90625">
            <text:p>2128.90625</text:p>
          </table:table-cell>
          <table:table-cell/>
        </table:table-row>
        <table:table-row table:style-name="ro1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66]-0)/(1-0))*(145-1)+1)" office:value-type="float" office:value="17">
            <text:p>17</text:p>
          </table:table-cell>
          <table:table-cell table:formula="of:=ROUND((([.B466]-0)/(1-0))*(1-0)+0)" office:value-type="float" office:value="0">
            <text:p>0</text:p>
          </table:table-cell>
          <table:table-cell table:formula="of:=(([.C466]-0)/(1-0))*(100-0)+0" office:value-type="float" office:value="29.8828125">
            <text:p>29.8828125</text:p>
          </table:table-cell>
          <table:table-cell table:formula="of:=(([.D466]-0)/(1-0))*(100-(-100))+(-100)" office:value-type="float" office:value="-96.484375">
            <text:p>-96.484375</text:p>
          </table:table-cell>
          <table:table-cell table:formula="of:=(([.E466]-0)/(1-0))*(10000-0)+0" office:value-type="float" office:value="8066.40625">
            <text:p>8066.40625</text:p>
          </table:table-cell>
          <table:table-cell/>
        </table:table-row>
        <table:table-row table:style-name="ro1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67]-0)/(1-0))*(145-1)+1)" office:value-type="float" office:value="89">
            <text:p>89</text:p>
          </table:table-cell>
          <table:table-cell table:formula="of:=ROUND((([.B467]-0)/(1-0))*(1-0)+0)" office:value-type="float" office:value="1">
            <text:p>1</text:p>
          </table:table-cell>
          <table:table-cell table:formula="of:=(([.C467]-0)/(1-0))*(100-0)+0" office:value-type="float" office:value="79.8828125">
            <text:p>79.8828125</text:p>
          </table:table-cell>
          <table:table-cell table:formula="of:=(([.D467]-0)/(1-0))*(100-(-100))+(-100)" office:value-type="float" office:value="3.515625">
            <text:p>3.515625</text:p>
          </table:table-cell>
          <table:table-cell table:formula="of:=(([.E467]-0)/(1-0))*(10000-0)+0" office:value-type="float" office:value="3066.40625">
            <text:p>3066.40625</text:p>
          </table:table-cell>
          <table:table-cell/>
        </table:table-row>
        <table:table-row table:style-name="ro1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68]-0)/(1-0))*(145-1)+1)" office:value-type="float" office:value="125">
            <text:p>125</text:p>
          </table:table-cell>
          <table:table-cell table:formula="of:=ROUND((([.B468]-0)/(1-0))*(1-0)+0)" office:value-type="float" office:value="0">
            <text:p>0</text:p>
          </table:table-cell>
          <table:table-cell table:formula="of:=(([.C468]-0)/(1-0))*(100-0)+0" office:value-type="float" office:value="4.8828125">
            <text:p>4.8828125</text:p>
          </table:table-cell>
          <table:table-cell table:formula="of:=(([.D468]-0)/(1-0))*(100-(-100))+(-100)" office:value-type="float" office:value="-46.484375">
            <text:p>-46.484375</text:p>
          </table:table-cell>
          <table:table-cell table:formula="of:=(([.E468]-0)/(1-0))*(10000-0)+0" office:value-type="float" office:value="566.40625">
            <text:p>566.40625</text:p>
          </table:table-cell>
          <table:table-cell/>
        </table:table-row>
        <table:table-row table:style-name="ro1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69]-0)/(1-0))*(145-1)+1)" office:value-type="float" office:value="53">
            <text:p>53</text:p>
          </table:table-cell>
          <table:table-cell table:formula="of:=ROUND((([.B469]-0)/(1-0))*(1-0)+0)" office:value-type="float" office:value="1">
            <text:p>1</text:p>
          </table:table-cell>
          <table:table-cell table:formula="of:=(([.C469]-0)/(1-0))*(100-0)+0" office:value-type="float" office:value="54.8828125">
            <text:p>54.8828125</text:p>
          </table:table-cell>
          <table:table-cell table:formula="of:=(([.D469]-0)/(1-0))*(100-(-100))+(-100)" office:value-type="float" office:value="53.515625">
            <text:p>53.515625</text:p>
          </table:table-cell>
          <table:table-cell table:formula="of:=(([.E469]-0)/(1-0))*(10000-0)+0" office:value-type="float" office:value="5566.40625">
            <text:p>5566.40625</text:p>
          </table:table-cell>
          <table:table-cell/>
        </table:table-row>
        <table:table-row table:style-name="ro1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70]-0)/(1-0))*(145-1)+1)" office:value-type="float" office:value="71">
            <text:p>71</text:p>
          </table:table-cell>
          <table:table-cell table:formula="of:=ROUND((([.B470]-0)/(1-0))*(1-0)+0)" office:value-type="float" office:value="0">
            <text:p>0</text:p>
          </table:table-cell>
          <table:table-cell table:formula="of:=(([.C470]-0)/(1-0))*(100-0)+0" office:value-type="float" office:value="92.3828125">
            <text:p>92.3828125</text:p>
          </table:table-cell>
          <table:table-cell table:formula="of:=(([.D470]-0)/(1-0))*(100-(-100))+(-100)" office:value-type="float" office:value="78.515625">
            <text:p>78.515625</text:p>
          </table:table-cell>
          <table:table-cell table:formula="of:=(([.E470]-0)/(1-0))*(10000-0)+0" office:value-type="float" office:value="6816.40625">
            <text:p>6816.40625</text:p>
          </table:table-cell>
          <table:table-cell/>
        </table:table-row>
        <table:table-row table:style-name="ro1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71]-0)/(1-0))*(145-1)+1)" office:value-type="float" office:value="143">
            <text:p>143</text:p>
          </table:table-cell>
          <table:table-cell table:formula="of:=ROUND((([.B471]-0)/(1-0))*(1-0)+0)" office:value-type="float" office:value="1">
            <text:p>1</text:p>
          </table:table-cell>
          <table:table-cell table:formula="of:=(([.C471]-0)/(1-0))*(100-0)+0" office:value-type="float" office:value="42.3828125">
            <text:p>42.3828125</text:p>
          </table:table-cell>
          <table:table-cell table:formula="of:=(([.D471]-0)/(1-0))*(100-(-100))+(-100)" office:value-type="float" office:value="-21.484375">
            <text:p>-21.484375</text:p>
          </table:table-cell>
          <table:table-cell table:formula="of:=(([.E471]-0)/(1-0))*(10000-0)+0" office:value-type="float" office:value="1816.40625">
            <text:p>1816.40625</text:p>
          </table:table-cell>
          <table:table-cell/>
        </table:table-row>
        <table:table-row table:style-name="ro1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72]-0)/(1-0))*(145-1)+1)" office:value-type="float" office:value="107">
            <text:p>107</text:p>
          </table:table-cell>
          <table:table-cell table:formula="of:=ROUND((([.B472]-0)/(1-0))*(1-0)+0)" office:value-type="float" office:value="0">
            <text:p>0</text:p>
          </table:table-cell>
          <table:table-cell table:formula="of:=(([.C472]-0)/(1-0))*(100-0)+0" office:value-type="float" office:value="67.3828125">
            <text:p>67.3828125</text:p>
          </table:table-cell>
          <table:table-cell table:formula="of:=(([.D472]-0)/(1-0))*(100-(-100))+(-100)" office:value-type="float" office:value="28.515625">
            <text:p>28.515625</text:p>
          </table:table-cell>
          <table:table-cell table:formula="of:=(([.E472]-0)/(1-0))*(10000-0)+0" office:value-type="float" office:value="4316.40625">
            <text:p>4316.40625</text:p>
          </table:table-cell>
          <table:table-cell/>
        </table:table-row>
        <table:table-row table:style-name="ro1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73]-0)/(1-0))*(145-1)+1)" office:value-type="float" office:value="35">
            <text:p>35</text:p>
          </table:table-cell>
          <table:table-cell table:formula="of:=ROUND((([.B473]-0)/(1-0))*(1-0)+0)" office:value-type="float" office:value="1">
            <text:p>1</text:p>
          </table:table-cell>
          <table:table-cell table:formula="of:=(([.C473]-0)/(1-0))*(100-0)+0" office:value-type="float" office:value="17.3828125">
            <text:p>17.3828125</text:p>
          </table:table-cell>
          <table:table-cell table:formula="of:=(([.D473]-0)/(1-0))*(100-(-100))+(-100)" office:value-type="float" office:value="-71.484375">
            <text:p>-71.484375</text:p>
          </table:table-cell>
          <table:table-cell table:formula="of:=(([.E473]-0)/(1-0))*(10000-0)+0" office:value-type="float" office:value="9316.40625">
            <text:p>9316.40625</text:p>
          </table:table-cell>
          <table:table-cell/>
        </table:table-row>
        <table:table-row table:style-name="ro1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74]-0)/(1-0))*(145-1)+1)" office:value-type="float" office:value="26">
            <text:p>26</text:p>
          </table:table-cell>
          <table:table-cell table:formula="of:=ROUND((([.B474]-0)/(1-0))*(1-0)+0)" office:value-type="float" office:value="0">
            <text:p>0</text:p>
          </table:table-cell>
          <table:table-cell table:formula="of:=(([.C474]-0)/(1-0))*(100-0)+0" office:value-type="float" office:value="73.6328125">
            <text:p>73.6328125</text:p>
          </table:table-cell>
          <table:table-cell table:formula="of:=(([.D474]-0)/(1-0))*(100-(-100))+(-100)" office:value-type="float" office:value="-8.98437499999999">
            <text:p>-8.984375</text:p>
          </table:table-cell>
          <table:table-cell table:formula="of:=(([.E474]-0)/(1-0))*(10000-0)+0" office:value-type="float" office:value="3691.40625">
            <text:p>3691.40625</text:p>
          </table:table-cell>
          <table:table-cell/>
        </table:table-row>
        <table:table-row table:style-name="ro1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75]-0)/(1-0))*(145-1)+1)" office:value-type="float" office:value="98">
            <text:p>98</text:p>
          </table:table-cell>
          <table:table-cell table:formula="of:=ROUND((([.B475]-0)/(1-0))*(1-0)+0)" office:value-type="float" office:value="1">
            <text:p>1</text:p>
          </table:table-cell>
          <table:table-cell table:formula="of:=(([.C475]-0)/(1-0))*(100-0)+0" office:value-type="float" office:value="23.6328125">
            <text:p>23.6328125</text:p>
          </table:table-cell>
          <table:table-cell table:formula="of:=(([.D475]-0)/(1-0))*(100-(-100))+(-100)" office:value-type="float" office:value="91.015625">
            <text:p>91.015625</text:p>
          </table:table-cell>
          <table:table-cell table:formula="of:=(([.E475]-0)/(1-0))*(10000-0)+0" office:value-type="float" office:value="8691.40625">
            <text:p>8691.40625</text:p>
          </table:table-cell>
          <table:table-cell/>
        </table:table-row>
        <table:table-row table:style-name="ro1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76]-0)/(1-0))*(145-1)+1)" office:value-type="float" office:value="134">
            <text:p>134</text:p>
          </table:table-cell>
          <table:table-cell table:formula="of:=ROUND((([.B476]-0)/(1-0))*(1-0)+0)" office:value-type="float" office:value="0">
            <text:p>0</text:p>
          </table:table-cell>
          <table:table-cell table:formula="of:=(([.C476]-0)/(1-0))*(100-0)+0" office:value-type="float" office:value="98.6328125">
            <text:p>98.6328125</text:p>
          </table:table-cell>
          <table:table-cell table:formula="of:=(([.D476]-0)/(1-0))*(100-(-100))+(-100)" office:value-type="float" office:value="-58.984375">
            <text:p>-58.984375</text:p>
          </table:table-cell>
          <table:table-cell table:formula="of:=(([.E476]-0)/(1-0))*(10000-0)+0" office:value-type="float" office:value="6191.40625">
            <text:p>6191.40625</text:p>
          </table:table-cell>
          <table:table-cell/>
        </table:table-row>
        <table:table-row table:style-name="ro1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77]-0)/(1-0))*(145-1)+1)" office:value-type="float" office:value="62">
            <text:p>62</text:p>
          </table:table-cell>
          <table:table-cell table:formula="of:=ROUND((([.B477]-0)/(1-0))*(1-0)+0)" office:value-type="float" office:value="1">
            <text:p>1</text:p>
          </table:table-cell>
          <table:table-cell table:formula="of:=(([.C477]-0)/(1-0))*(100-0)+0" office:value-type="float" office:value="48.6328125">
            <text:p>48.6328125</text:p>
          </table:table-cell>
          <table:table-cell table:formula="of:=(([.D477]-0)/(1-0))*(100-(-100))+(-100)" office:value-type="float" office:value="41.015625">
            <text:p>41.015625</text:p>
          </table:table-cell>
          <table:table-cell table:formula="of:=(([.E477]-0)/(1-0))*(10000-0)+0" office:value-type="float" office:value="1191.40625">
            <text:p>1191.40625</text:p>
          </table:table-cell>
          <table:table-cell/>
        </table:table-row>
        <table:table-row table:style-name="ro1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78]-0)/(1-0))*(145-1)+1)" office:value-type="float" office:value="44">
            <text:p>44</text:p>
          </table:table-cell>
          <table:table-cell table:formula="of:=ROUND((([.B478]-0)/(1-0))*(1-0)+0)" office:value-type="float" office:value="0">
            <text:p>0</text:p>
          </table:table-cell>
          <table:table-cell table:formula="of:=(([.C478]-0)/(1-0))*(100-0)+0" office:value-type="float" office:value="11.1328125">
            <text:p>11.1328125</text:p>
          </table:table-cell>
          <table:table-cell table:formula="of:=(([.D478]-0)/(1-0))*(100-(-100))+(-100)" office:value-type="float" office:value="16.015625">
            <text:p>16.015625</text:p>
          </table:table-cell>
          <table:table-cell table:formula="of:=(([.E478]-0)/(1-0))*(10000-0)+0" office:value-type="float" office:value="2441.40625">
            <text:p>2441.40625</text:p>
          </table:table-cell>
          <table:table-cell/>
        </table:table-row>
        <table:table-row table:style-name="ro1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79]-0)/(1-0))*(145-1)+1)" office:value-type="float" office:value="116">
            <text:p>116</text:p>
          </table:table-cell>
          <table:table-cell table:formula="of:=ROUND((([.B479]-0)/(1-0))*(1-0)+0)" office:value-type="float" office:value="1">
            <text:p>1</text:p>
          </table:table-cell>
          <table:table-cell table:formula="of:=(([.C479]-0)/(1-0))*(100-0)+0" office:value-type="float" office:value="61.1328125">
            <text:p>61.1328125</text:p>
          </table:table-cell>
          <table:table-cell table:formula="of:=(([.D479]-0)/(1-0))*(100-(-100))+(-100)" office:value-type="float" office:value="-83.984375">
            <text:p>-83.984375</text:p>
          </table:table-cell>
          <table:table-cell table:formula="of:=(([.E479]-0)/(1-0))*(10000-0)+0" office:value-type="float" office:value="7441.40625">
            <text:p>7441.40625</text:p>
          </table:table-cell>
          <table:table-cell/>
        </table:table-row>
        <table:table-row table:style-name="ro1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0]-0)/(1-0))*(145-1)+1)" office:value-type="float" office:value="80">
            <text:p>80</text:p>
          </table:table-cell>
          <table:table-cell table:formula="of:=ROUND((([.B480]-0)/(1-0))*(1-0)+0)" office:value-type="float" office:value="0">
            <text:p>0</text:p>
          </table:table-cell>
          <table:table-cell table:formula="of:=(([.C480]-0)/(1-0))*(100-0)+0" office:value-type="float" office:value="36.1328125">
            <text:p>36.1328125</text:p>
          </table:table-cell>
          <table:table-cell table:formula="of:=(([.D480]-0)/(1-0))*(100-(-100))+(-100)" office:value-type="float" office:value="66.015625">
            <text:p>66.015625</text:p>
          </table:table-cell>
          <table:table-cell table:formula="of:=(([.E480]-0)/(1-0))*(10000-0)+0" office:value-type="float" office:value="9941.40625">
            <text:p>9941.40625</text:p>
          </table:table-cell>
          <table:table-cell/>
        </table:table-row>
        <table:table-row table:style-name="ro1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1]-0)/(1-0))*(145-1)+1)" office:value-type="float" office:value="8">
            <text:p>8</text:p>
          </table:table-cell>
          <table:table-cell table:formula="of:=ROUND((([.B481]-0)/(1-0))*(1-0)+0)" office:value-type="float" office:value="1">
            <text:p>1</text:p>
          </table:table-cell>
          <table:table-cell table:formula="of:=(([.C481]-0)/(1-0))*(100-0)+0" office:value-type="float" office:value="86.1328125">
            <text:p>86.1328125</text:p>
          </table:table-cell>
          <table:table-cell table:formula="of:=(([.D481]-0)/(1-0))*(100-(-100))+(-100)" office:value-type="float" office:value="-33.984375">
            <text:p>-33.984375</text:p>
          </table:table-cell>
          <table:table-cell table:formula="of:=(([.E481]-0)/(1-0))*(10000-0)+0" office:value-type="float" office:value="4941.40625">
            <text:p>4941.40625</text:p>
          </table:table-cell>
          <table:table-cell/>
        </table:table-row>
        <table:table-row table:style-name="ro1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82]-0)/(1-0))*(145-1)+1)" office:value-type="float" office:value="6">
            <text:p>6</text:p>
          </table:table-cell>
          <table:table-cell table:formula="of:=ROUND((([.B482]-0)/(1-0))*(1-0)+0)" office:value-type="float" office:value="0">
            <text:p>0</text:p>
          </table:table-cell>
          <table:table-cell table:formula="of:=(([.C482]-0)/(1-0))*(100-0)+0" office:value-type="float" office:value="50.1953125">
            <text:p>50.1953125</text:p>
          </table:table-cell>
          <table:table-cell table:formula="of:=(([.D482]-0)/(1-0))*(100-(-100))+(-100)" office:value-type="float" office:value="-74.609375">
            <text:p>-74.609375</text:p>
          </table:table-cell>
          <table:table-cell table:formula="of:=(([.E482]-0)/(1-0))*(10000-0)+0" office:value-type="float" office:value="6347.65625">
            <text:p>6347.65625</text:p>
          </table:table-cell>
          <table:table-cell/>
        </table:table-row>
        <table:table-row table:style-name="ro1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83]-0)/(1-0))*(145-1)+1)" office:value-type="float" office:value="78">
            <text:p>78</text:p>
          </table:table-cell>
          <table:table-cell table:formula="of:=ROUND((([.B483]-0)/(1-0))*(1-0)+0)" office:value-type="float" office:value="1">
            <text:p>1</text:p>
          </table:table-cell>
          <table:table-cell table:formula="of:=(([.C483]-0)/(1-0))*(100-0)+0" office:value-type="float" office:value="0.1953125">
            <text:p>0.1953125</text:p>
          </table:table-cell>
          <table:table-cell table:formula="of:=(([.D483]-0)/(1-0))*(100-(-100))+(-100)" office:value-type="float" office:value="25.390625">
            <text:p>25.390625</text:p>
          </table:table-cell>
          <table:table-cell table:formula="of:=(([.E483]-0)/(1-0))*(10000-0)+0" office:value-type="float" office:value="1347.65625">
            <text:p>1347.65625</text:p>
          </table:table-cell>
          <table:table-cell/>
        </table:table-row>
        <table:table-row table:style-name="ro1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84]-0)/(1-0))*(145-1)+1)" office:value-type="float" office:value="114">
            <text:p>114</text:p>
          </table:table-cell>
          <table:table-cell table:formula="of:=ROUND((([.B484]-0)/(1-0))*(1-0)+0)" office:value-type="float" office:value="0">
            <text:p>0</text:p>
          </table:table-cell>
          <table:table-cell table:formula="of:=(([.C484]-0)/(1-0))*(100-0)+0" office:value-type="float" office:value="75.1953125">
            <text:p>75.1953125</text:p>
          </table:table-cell>
          <table:table-cell table:formula="of:=(([.D484]-0)/(1-0))*(100-(-100))+(-100)" office:value-type="float" office:value="-24.609375">
            <text:p>-24.609375</text:p>
          </table:table-cell>
          <table:table-cell table:formula="of:=(([.E484]-0)/(1-0))*(10000-0)+0" office:value-type="float" office:value="3847.65625">
            <text:p>3847.65625</text:p>
          </table:table-cell>
          <table:table-cell/>
        </table:table-row>
        <table:table-row table:style-name="ro1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85]-0)/(1-0))*(145-1)+1)" office:value-type="float" office:value="42">
            <text:p>42</text:p>
          </table:table-cell>
          <table:table-cell table:formula="of:=ROUND((([.B485]-0)/(1-0))*(1-0)+0)" office:value-type="float" office:value="1">
            <text:p>1</text:p>
          </table:table-cell>
          <table:table-cell table:formula="of:=(([.C485]-0)/(1-0))*(100-0)+0" office:value-type="float" office:value="25.1953125">
            <text:p>25.1953125</text:p>
          </table:table-cell>
          <table:table-cell table:formula="of:=(([.D485]-0)/(1-0))*(100-(-100))+(-100)" office:value-type="float" office:value="75.390625">
            <text:p>75.390625</text:p>
          </table:table-cell>
          <table:table-cell table:formula="of:=(([.E485]-0)/(1-0))*(10000-0)+0" office:value-type="float" office:value="8847.65625">
            <text:p>8847.65625</text:p>
          </table:table-cell>
          <table:table-cell/>
        </table:table-row>
        <table:table-row table:style-name="ro1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86]-0)/(1-0))*(145-1)+1)" office:value-type="float" office:value="60">
            <text:p>60</text:p>
          </table:table-cell>
          <table:table-cell table:formula="of:=ROUND((([.B486]-0)/(1-0))*(1-0)+0)" office:value-type="float" office:value="0">
            <text:p>0</text:p>
          </table:table-cell>
          <table:table-cell table:formula="of:=(([.C486]-0)/(1-0))*(100-0)+0" office:value-type="float" office:value="12.6953125">
            <text:p>12.6953125</text:p>
          </table:table-cell>
          <table:table-cell table:formula="of:=(([.D486]-0)/(1-0))*(100-(-100))+(-100)" office:value-type="float" office:value="50.390625">
            <text:p>50.390625</text:p>
          </table:table-cell>
          <table:table-cell table:formula="of:=(([.E486]-0)/(1-0))*(10000-0)+0" office:value-type="float" office:value="7597.65625">
            <text:p>7597.65625</text:p>
          </table:table-cell>
          <table:table-cell/>
        </table:table-row>
        <table:table-row table:style-name="ro1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87]-0)/(1-0))*(145-1)+1)" office:value-type="float" office:value="132">
            <text:p>132</text:p>
          </table:table-cell>
          <table:table-cell table:formula="of:=ROUND((([.B487]-0)/(1-0))*(1-0)+0)" office:value-type="float" office:value="1">
            <text:p>1</text:p>
          </table:table-cell>
          <table:table-cell table:formula="of:=(([.C487]-0)/(1-0))*(100-0)+0" office:value-type="float" office:value="62.6953125">
            <text:p>62.6953125</text:p>
          </table:table-cell>
          <table:table-cell table:formula="of:=(([.D487]-0)/(1-0))*(100-(-100))+(-100)" office:value-type="float" office:value="-49.609375">
            <text:p>-49.609375</text:p>
          </table:table-cell>
          <table:table-cell table:formula="of:=(([.E487]-0)/(1-0))*(10000-0)+0" office:value-type="float" office:value="2597.65625">
            <text:p>2597.65625</text:p>
          </table:table-cell>
          <table:table-cell/>
        </table:table-row>
        <table:table-row table:style-name="ro1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88]-0)/(1-0))*(145-1)+1)" office:value-type="float" office:value="96">
            <text:p>96</text:p>
          </table:table-cell>
          <table:table-cell table:formula="of:=ROUND((([.B488]-0)/(1-0))*(1-0)+0)" office:value-type="float" office:value="0">
            <text:p>0</text:p>
          </table:table-cell>
          <table:table-cell table:formula="of:=(([.C488]-0)/(1-0))*(100-0)+0" office:value-type="float" office:value="37.6953125">
            <text:p>37.6953125</text:p>
          </table:table-cell>
          <table:table-cell table:formula="of:=(([.D488]-0)/(1-0))*(100-(-100))+(-100)" office:value-type="float" office:value="0.390625">
            <text:p>0.390625</text:p>
          </table:table-cell>
          <table:table-cell table:formula="of:=(([.E488]-0)/(1-0))*(10000-0)+0" office:value-type="float" office:value="97.65625">
            <text:p>97.65625</text:p>
          </table:table-cell>
          <table:table-cell/>
        </table:table-row>
        <table:table-row table:style-name="ro1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89]-0)/(1-0))*(145-1)+1)" office:value-type="float" office:value="24">
            <text:p>24</text:p>
          </table:table-cell>
          <table:table-cell table:formula="of:=ROUND((([.B489]-0)/(1-0))*(1-0)+0)" office:value-type="float" office:value="1">
            <text:p>1</text:p>
          </table:table-cell>
          <table:table-cell table:formula="of:=(([.C489]-0)/(1-0))*(100-0)+0" office:value-type="float" office:value="87.6953125">
            <text:p>87.6953125</text:p>
          </table:table-cell>
          <table:table-cell table:formula="of:=(([.D489]-0)/(1-0))*(100-(-100))+(-100)" office:value-type="float" office:value="-99.609375">
            <text:p>-99.609375</text:p>
          </table:table-cell>
          <table:table-cell table:formula="of:=(([.E489]-0)/(1-0))*(10000-0)+0" office:value-type="float" office:value="5097.65625">
            <text:p>5097.65625</text:p>
          </table:table-cell>
          <table:table-cell/>
        </table:table-row>
        <table:table-row table:style-name="ro1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90]-0)/(1-0))*(145-1)+1)" office:value-type="float" office:value="33">
            <text:p>33</text:p>
          </table:table-cell>
          <table:table-cell table:formula="of:=ROUND((([.B490]-0)/(1-0))*(1-0)+0)" office:value-type="float" office:value="0">
            <text:p>0</text:p>
          </table:table-cell>
          <table:table-cell table:formula="of:=(([.C490]-0)/(1-0))*(100-0)+0" office:value-type="float" office:value="43.9453125">
            <text:p>43.9453125</text:p>
          </table:table-cell>
          <table:table-cell table:formula="of:=(([.D490]-0)/(1-0))*(100-(-100))+(-100)" office:value-type="float" office:value="-37.109375">
            <text:p>-37.109375</text:p>
          </table:table-cell>
          <table:table-cell table:formula="of:=(([.E490]-0)/(1-0))*(10000-0)+0" office:value-type="float" office:value="1972.65625">
            <text:p>1972.65625</text:p>
          </table:table-cell>
          <table:table-cell/>
        </table:table-row>
        <table:table-row table:style-name="ro1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91]-0)/(1-0))*(145-1)+1)" office:value-type="float" office:value="105">
            <text:p>105</text:p>
          </table:table-cell>
          <table:table-cell table:formula="of:=ROUND((([.B491]-0)/(1-0))*(1-0)+0)" office:value-type="float" office:value="1">
            <text:p>1</text:p>
          </table:table-cell>
          <table:table-cell table:formula="of:=(([.C491]-0)/(1-0))*(100-0)+0" office:value-type="float" office:value="93.9453125">
            <text:p>93.9453125</text:p>
          </table:table-cell>
          <table:table-cell table:formula="of:=(([.D491]-0)/(1-0))*(100-(-100))+(-100)" office:value-type="float" office:value="62.890625">
            <text:p>62.890625</text:p>
          </table:table-cell>
          <table:table-cell table:formula="of:=(([.E491]-0)/(1-0))*(10000-0)+0" office:value-type="float" office:value="6972.65625">
            <text:p>6972.65625</text:p>
          </table:table-cell>
          <table:table-cell/>
        </table:table-row>
        <table:table-row table:style-name="ro1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92]-0)/(1-0))*(145-1)+1)" office:value-type="float" office:value="141">
            <text:p>141</text:p>
          </table:table-cell>
          <table:table-cell table:formula="of:=ROUND((([.B492]-0)/(1-0))*(1-0)+0)" office:value-type="float" office:value="0">
            <text:p>0</text:p>
          </table:table-cell>
          <table:table-cell table:formula="of:=(([.C492]-0)/(1-0))*(100-0)+0" office:value-type="float" office:value="18.9453125">
            <text:p>18.9453125</text:p>
          </table:table-cell>
          <table:table-cell table:formula="of:=(([.D492]-0)/(1-0))*(100-(-100))+(-100)" office:value-type="float" office:value="-87.109375">
            <text:p>-87.109375</text:p>
          </table:table-cell>
          <table:table-cell table:formula="of:=(([.E492]-0)/(1-0))*(10000-0)+0" office:value-type="float" office:value="9472.65625">
            <text:p>9472.65625</text:p>
          </table:table-cell>
          <table:table-cell/>
        </table:table-row>
        <table:table-row table:style-name="ro1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93]-0)/(1-0))*(145-1)+1)" office:value-type="float" office:value="69">
            <text:p>69</text:p>
          </table:table-cell>
          <table:table-cell table:formula="of:=ROUND((([.B493]-0)/(1-0))*(1-0)+0)" office:value-type="float" office:value="1">
            <text:p>1</text:p>
          </table:table-cell>
          <table:table-cell table:formula="of:=(([.C493]-0)/(1-0))*(100-0)+0" office:value-type="float" office:value="68.9453125">
            <text:p>68.9453125</text:p>
          </table:table-cell>
          <table:table-cell table:formula="of:=(([.D493]-0)/(1-0))*(100-(-100))+(-100)" office:value-type="float" office:value="12.890625">
            <text:p>12.890625</text:p>
          </table:table-cell>
          <table:table-cell table:formula="of:=(([.E493]-0)/(1-0))*(10000-0)+0" office:value-type="float" office:value="4472.65625">
            <text:p>4472.65625</text:p>
          </table:table-cell>
          <table:table-cell/>
        </table:table-row>
        <table:table-row table:style-name="ro1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94]-0)/(1-0))*(145-1)+1)" office:value-type="float" office:value="51">
            <text:p>51</text:p>
          </table:table-cell>
          <table:table-cell table:formula="of:=ROUND((([.B494]-0)/(1-0))*(1-0)+0)" office:value-type="float" office:value="0">
            <text:p>0</text:p>
          </table:table-cell>
          <table:table-cell table:formula="of:=(([.C494]-0)/(1-0))*(100-0)+0" office:value-type="float" office:value="81.4453125">
            <text:p>81.4453125</text:p>
          </table:table-cell>
          <table:table-cell table:formula="of:=(([.D494]-0)/(1-0))*(100-(-100))+(-100)" office:value-type="float" office:value="37.890625">
            <text:p>37.890625</text:p>
          </table:table-cell>
          <table:table-cell table:formula="of:=(([.E494]-0)/(1-0))*(10000-0)+0" office:value-type="float" office:value="3222.65625">
            <text:p>3222.65625</text:p>
          </table:table-cell>
          <table:table-cell/>
        </table:table-row>
        <table:table-row table:style-name="ro1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95]-0)/(1-0))*(145-1)+1)" office:value-type="float" office:value="123">
            <text:p>123</text:p>
          </table:table-cell>
          <table:table-cell table:formula="of:=ROUND((([.B495]-0)/(1-0))*(1-0)+0)" office:value-type="float" office:value="1">
            <text:p>1</text:p>
          </table:table-cell>
          <table:table-cell table:formula="of:=(([.C495]-0)/(1-0))*(100-0)+0" office:value-type="float" office:value="31.4453125">
            <text:p>31.4453125</text:p>
          </table:table-cell>
          <table:table-cell table:formula="of:=(([.D495]-0)/(1-0))*(100-(-100))+(-100)" office:value-type="float" office:value="-62.109375">
            <text:p>-62.109375</text:p>
          </table:table-cell>
          <table:table-cell table:formula="of:=(([.E495]-0)/(1-0))*(10000-0)+0" office:value-type="float" office:value="8222.65625">
            <text:p>8222.65625</text:p>
          </table:table-cell>
          <table:table-cell/>
        </table:table-row>
        <table:table-row table:style-name="ro1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96]-0)/(1-0))*(145-1)+1)" office:value-type="float" office:value="87">
            <text:p>87</text:p>
          </table:table-cell>
          <table:table-cell table:formula="of:=ROUND((([.B496]-0)/(1-0))*(1-0)+0)" office:value-type="float" office:value="0">
            <text:p>0</text:p>
          </table:table-cell>
          <table:table-cell table:formula="of:=(([.C496]-0)/(1-0))*(100-0)+0" office:value-type="float" office:value="56.4453125">
            <text:p>56.4453125</text:p>
          </table:table-cell>
          <table:table-cell table:formula="of:=(([.D496]-0)/(1-0))*(100-(-100))+(-100)" office:value-type="float" office:value="87.890625">
            <text:p>87.890625</text:p>
          </table:table-cell>
          <table:table-cell table:formula="of:=(([.E496]-0)/(1-0))*(10000-0)+0" office:value-type="float" office:value="5722.65625">
            <text:p>5722.65625</text:p>
          </table:table-cell>
          <table:table-cell/>
        </table:table-row>
        <table:table-row table:style-name="ro1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97]-0)/(1-0))*(145-1)+1)" office:value-type="float" office:value="15">
            <text:p>15</text:p>
          </table:table-cell>
          <table:table-cell table:formula="of:=ROUND((([.B497]-0)/(1-0))*(1-0)+0)" office:value-type="float" office:value="1">
            <text:p>1</text:p>
          </table:table-cell>
          <table:table-cell table:formula="of:=(([.C497]-0)/(1-0))*(100-0)+0" office:value-type="float" office:value="6.4453125">
            <text:p>6.4453125</text:p>
          </table:table-cell>
          <table:table-cell table:formula="of:=(([.D497]-0)/(1-0))*(100-(-100))+(-100)" office:value-type="float" office:value="-12.109375">
            <text:p>-12.109375</text:p>
          </table:table-cell>
          <table:table-cell table:formula="of:=(([.E497]-0)/(1-0))*(10000-0)+0" office:value-type="float" office:value="722.65625">
            <text:p>722.65625</text:p>
          </table:table-cell>
          <table:table-cell/>
        </table:table-row>
        <table:table-row table:style-name="ro1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98]-0)/(1-0))*(145-1)+1)" office:value-type="float" office:value="10">
            <text:p>10</text:p>
          </table:table-cell>
          <table:table-cell table:formula="of:=ROUND((([.B498]-0)/(1-0))*(1-0)+0)" office:value-type="float" office:value="0">
            <text:p>0</text:p>
          </table:table-cell>
          <table:table-cell table:formula="of:=(([.C498]-0)/(1-0))*(100-0)+0" office:value-type="float" office:value="97.0703125">
            <text:p>97.0703125</text:p>
          </table:table-cell>
          <table:table-cell table:formula="of:=(([.D498]-0)/(1-0))*(100-(-100))+(-100)" office:value-type="float" office:value="6.640625">
            <text:p>6.640625</text:p>
          </table:table-cell>
          <table:table-cell table:formula="of:=(([.E498]-0)/(1-0))*(10000-0)+0" office:value-type="float" office:value="9160.15625">
            <text:p>9160.15625</text:p>
          </table:table-cell>
          <table:table-cell/>
        </table:table-row>
        <table:table-row table:style-name="ro1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499]-0)/(1-0))*(145-1)+1)" office:value-type="float" office:value="82">
            <text:p>82</text:p>
          </table:table-cell>
          <table:table-cell table:formula="of:=ROUND((([.B499]-0)/(1-0))*(1-0)+0)" office:value-type="float" office:value="1">
            <text:p>1</text:p>
          </table:table-cell>
          <table:table-cell table:formula="of:=(([.C499]-0)/(1-0))*(100-0)+0" office:value-type="float" office:value="47.0703125">
            <text:p>47.0703125</text:p>
          </table:table-cell>
          <table:table-cell table:formula="of:=(([.D499]-0)/(1-0))*(100-(-100))+(-100)" office:value-type="float" office:value="-93.359375">
            <text:p>-93.359375</text:p>
          </table:table-cell>
          <table:table-cell table:formula="of:=(([.E499]-0)/(1-0))*(10000-0)+0" office:value-type="float" office:value="4160.15625">
            <text:p>4160.15625</text:p>
          </table:table-cell>
          <table:table-cell/>
        </table:table-row>
        <table:table-row table:style-name="ro1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500]-0)/(1-0))*(145-1)+1)" office:value-type="float" office:value="118">
            <text:p>118</text:p>
          </table:table-cell>
          <table:table-cell table:formula="of:=ROUND((([.B500]-0)/(1-0))*(1-0)+0)" office:value-type="float" office:value="0">
            <text:p>0</text:p>
          </table:table-cell>
          <table:table-cell table:formula="of:=(([.C500]-0)/(1-0))*(100-0)+0" office:value-type="float" office:value="72.0703125">
            <text:p>72.0703125</text:p>
          </table:table-cell>
          <table:table-cell table:formula="of:=(([.D500]-0)/(1-0))*(100-(-100))+(-100)" office:value-type="float" office:value="56.640625">
            <text:p>56.640625</text:p>
          </table:table-cell>
          <table:table-cell table:formula="of:=(([.E500]-0)/(1-0))*(10000-0)+0" office:value-type="float" office:value="1660.15625">
            <text:p>1660.15625</text:p>
          </table:table-cell>
          <table:table-cell/>
        </table:table-row>
        <table:table-row table:style-name="ro1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501]-0)/(1-0))*(145-1)+1)" office:value-type="float" office:value="46">
            <text:p>46</text:p>
          </table:table-cell>
          <table:table-cell table:formula="of:=ROUND((([.B501]-0)/(1-0))*(1-0)+0)" office:value-type="float" office:value="1">
            <text:p>1</text:p>
          </table:table-cell>
          <table:table-cell table:formula="of:=(([.C501]-0)/(1-0))*(100-0)+0" office:value-type="float" office:value="22.0703125">
            <text:p>22.0703125</text:p>
          </table:table-cell>
          <table:table-cell table:formula="of:=(([.D501]-0)/(1-0))*(100-(-100))+(-100)" office:value-type="float" office:value="-43.359375">
            <text:p>-43.359375</text:p>
          </table:table-cell>
          <table:table-cell table:formula="of:=(([.E501]-0)/(1-0))*(10000-0)+0" office:value-type="float" office:value="6660.15625">
            <text:p>6660.15625</text:p>
          </table:table-cell>
          <table:table-cell/>
        </table:table-row>
        <table:table-row table:style-name="ro1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502]-0)/(1-0))*(145-1)+1)" office:value-type="float" office:value="64">
            <text:p>64</text:p>
          </table:table-cell>
          <table:table-cell table:formula="of:=ROUND((([.B502]-0)/(1-0))*(1-0)+0)" office:value-type="float" office:value="0">
            <text:p>0</text:p>
          </table:table-cell>
          <table:table-cell table:formula="of:=(([.C502]-0)/(1-0))*(100-0)+0" office:value-type="float" office:value="34.5703125">
            <text:p>34.5703125</text:p>
          </table:table-cell>
          <table:table-cell table:formula="of:=(([.D502]-0)/(1-0))*(100-(-100))+(-100)" office:value-type="float" office:value="-18.359375">
            <text:p>-18.359375</text:p>
          </table:table-cell>
          <table:table-cell table:formula="of:=(([.E502]-0)/(1-0))*(10000-0)+0" office:value-type="float" office:value="5410.15625">
            <text:p>5410.15625</text:p>
          </table:table-cell>
          <table:table-cell/>
        </table:table-row>
        <table:table-row table:style-name="ro1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503]-0)/(1-0))*(145-1)+1)" office:value-type="float" office:value="136">
            <text:p>136</text:p>
          </table:table-cell>
          <table:table-cell table:formula="of:=ROUND((([.B503]-0)/(1-0))*(1-0)+0)" office:value-type="float" office:value="1">
            <text:p>1</text:p>
          </table:table-cell>
          <table:table-cell table:formula="of:=(([.C503]-0)/(1-0))*(100-0)+0" office:value-type="float" office:value="84.5703125">
            <text:p>84.5703125</text:p>
          </table:table-cell>
          <table:table-cell table:formula="of:=(([.D503]-0)/(1-0))*(100-(-100))+(-100)" office:value-type="float" office:value="81.640625">
            <text:p>81.640625</text:p>
          </table:table-cell>
          <table:table-cell table:formula="of:=(([.E503]-0)/(1-0))*(10000-0)+0" office:value-type="float" office:value="410.15625">
            <text:p>410.15625</text:p>
          </table:table-cell>
          <table:table-cell/>
        </table:table-row>
        <table:table-row table:style-name="ro1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504]-0)/(1-0))*(145-1)+1)" office:value-type="float" office:value="100">
            <text:p>100</text:p>
          </table:table-cell>
          <table:table-cell table:formula="of:=ROUND((([.B504]-0)/(1-0))*(1-0)+0)" office:value-type="float" office:value="0">
            <text:p>0</text:p>
          </table:table-cell>
          <table:table-cell table:formula="of:=(([.C504]-0)/(1-0))*(100-0)+0" office:value-type="float" office:value="9.5703125">
            <text:p>9.5703125</text:p>
          </table:table-cell>
          <table:table-cell table:formula="of:=(([.D504]-0)/(1-0))*(100-(-100))+(-100)" office:value-type="float" office:value="-68.359375">
            <text:p>-68.359375</text:p>
          </table:table-cell>
          <table:table-cell table:formula="of:=(([.E504]-0)/(1-0))*(10000-0)+0" office:value-type="float" office:value="2910.15625">
            <text:p>2910.15625</text:p>
          </table:table-cell>
          <table:table-cell/>
        </table:table-row>
        <table:table-row table:style-name="ro1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505]-0)/(1-0))*(145-1)+1)" office:value-type="float" office:value="28">
            <text:p>28</text:p>
          </table:table-cell>
          <table:table-cell table:formula="of:=ROUND((([.B505]-0)/(1-0))*(1-0)+0)" office:value-type="float" office:value="1">
            <text:p>1</text:p>
          </table:table-cell>
          <table:table-cell table:formula="of:=(([.C505]-0)/(1-0))*(100-0)+0" office:value-type="float" office:value="59.5703125">
            <text:p>59.5703125</text:p>
          </table:table-cell>
          <table:table-cell table:formula="of:=(([.D505]-0)/(1-0))*(100-(-100))+(-100)" office:value-type="float" office:value="31.640625">
            <text:p>31.640625</text:p>
          </table:table-cell>
          <table:table-cell table:formula="of:=(([.E505]-0)/(1-0))*(10000-0)+0" office:value-type="float" office:value="7910.15625">
            <text:p>7910.15625</text:p>
          </table:table-cell>
          <table:table-cell/>
        </table:table-row>
        <table:table-row table:style-name="ro1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506]-0)/(1-0))*(145-1)+1)" office:value-type="float" office:value="19">
            <text:p>19</text:p>
          </table:table-cell>
          <table:table-cell table:formula="of:=ROUND((([.B506]-0)/(1-0))*(1-0)+0)" office:value-type="float" office:value="0">
            <text:p>0</text:p>
          </table:table-cell>
          <table:table-cell table:formula="of:=(([.C506]-0)/(1-0))*(100-0)+0" office:value-type="float" office:value="3.3203125">
            <text:p>3.3203125</text:p>
          </table:table-cell>
          <table:table-cell table:formula="of:=(([.D506]-0)/(1-0))*(100-(-100))+(-100)" office:value-type="float" office:value="94.140625">
            <text:p>94.140625</text:p>
          </table:table-cell>
          <table:table-cell table:formula="of:=(([.E506]-0)/(1-0))*(10000-0)+0" office:value-type="float" office:value="4785.15625">
            <text:p>4785.15625</text:p>
          </table:table-cell>
          <table:table-cell/>
        </table:table-row>
        <table:table-row table:style-name="ro1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507]-0)/(1-0))*(145-1)+1)" office:value-type="float" office:value="91">
            <text:p>91</text:p>
          </table:table-cell>
          <table:table-cell table:formula="of:=ROUND((([.B507]-0)/(1-0))*(1-0)+0)" office:value-type="float" office:value="1">
            <text:p>1</text:p>
          </table:table-cell>
          <table:table-cell table:formula="of:=(([.C507]-0)/(1-0))*(100-0)+0" office:value-type="float" office:value="53.3203125">
            <text:p>53.3203125</text:p>
          </table:table-cell>
          <table:table-cell table:formula="of:=(([.D507]-0)/(1-0))*(100-(-100))+(-100)" office:value-type="float" office:value="-5.85937499999999">
            <text:p>-5.859375</text:p>
          </table:table-cell>
          <table:table-cell table:formula="of:=(([.E507]-0)/(1-0))*(10000-0)+0" office:value-type="float" office:value="9785.15625">
            <text:p>9785.15625</text:p>
          </table:table-cell>
          <table:table-cell/>
        </table:table-row>
        <table:table-row table:style-name="ro1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508]-0)/(1-0))*(145-1)+1)" office:value-type="float" office:value="127">
            <text:p>127</text:p>
          </table:table-cell>
          <table:table-cell table:formula="of:=ROUND((([.B508]-0)/(1-0))*(1-0)+0)" office:value-type="float" office:value="0">
            <text:p>0</text:p>
          </table:table-cell>
          <table:table-cell table:formula="of:=(([.C508]-0)/(1-0))*(100-0)+0" office:value-type="float" office:value="28.3203125">
            <text:p>28.3203125</text:p>
          </table:table-cell>
          <table:table-cell table:formula="of:=(([.D508]-0)/(1-0))*(100-(-100))+(-100)" office:value-type="float" office:value="44.140625">
            <text:p>44.140625</text:p>
          </table:table-cell>
          <table:table-cell table:formula="of:=(([.E508]-0)/(1-0))*(10000-0)+0" office:value-type="float" office:value="7285.15625">
            <text:p>7285.15625</text:p>
          </table:table-cell>
          <table:table-cell/>
        </table:table-row>
        <table:table-row table:style-name="ro1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509]-0)/(1-0))*(145-1)+1)" office:value-type="float" office:value="55">
            <text:p>55</text:p>
          </table:table-cell>
          <table:table-cell table:formula="of:=ROUND((([.B509]-0)/(1-0))*(1-0)+0)" office:value-type="float" office:value="1">
            <text:p>1</text:p>
          </table:table-cell>
          <table:table-cell table:formula="of:=(([.C509]-0)/(1-0))*(100-0)+0" office:value-type="float" office:value="78.3203125">
            <text:p>78.3203125</text:p>
          </table:table-cell>
          <table:table-cell table:formula="of:=(([.D509]-0)/(1-0))*(100-(-100))+(-100)" office:value-type="float" office:value="-55.859375">
            <text:p>-55.859375</text:p>
          </table:table-cell>
          <table:table-cell table:formula="of:=(([.E509]-0)/(1-0))*(10000-0)+0" office:value-type="float" office:value="2285.15625">
            <text:p>2285.15625</text:p>
          </table:table-cell>
          <table:table-cell/>
        </table:table-row>
        <table:table-row table:style-name="ro1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510]-0)/(1-0))*(145-1)+1)" office:value-type="float" office:value="37">
            <text:p>37</text:p>
          </table:table-cell>
          <table:table-cell table:formula="of:=ROUND((([.B510]-0)/(1-0))*(1-0)+0)" office:value-type="float" office:value="0">
            <text:p>0</text:p>
          </table:table-cell>
          <table:table-cell table:formula="of:=(([.C510]-0)/(1-0))*(100-0)+0" office:value-type="float" office:value="65.8203125">
            <text:p>65.8203125</text:p>
          </table:table-cell>
          <table:table-cell table:formula="of:=(([.D510]-0)/(1-0))*(100-(-100))+(-100)" office:value-type="float" office:value="-80.859375">
            <text:p>-80.859375</text:p>
          </table:table-cell>
          <table:table-cell table:formula="of:=(([.E510]-0)/(1-0))*(10000-0)+0" office:value-type="float" office:value="1035.15625">
            <text:p>1035.15625</text:p>
          </table:table-cell>
          <table:table-cell/>
        </table:table-row>
        <table:table-row table:style-name="ro1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511]-0)/(1-0))*(145-1)+1)" office:value-type="float" office:value="109">
            <text:p>109</text:p>
          </table:table-cell>
          <table:table-cell table:formula="of:=ROUND((([.B511]-0)/(1-0))*(1-0)+0)" office:value-type="float" office:value="1">
            <text:p>1</text:p>
          </table:table-cell>
          <table:table-cell table:formula="of:=(([.C511]-0)/(1-0))*(100-0)+0" office:value-type="float" office:value="15.8203125">
            <text:p>15.8203125</text:p>
          </table:table-cell>
          <table:table-cell table:formula="of:=(([.D511]-0)/(1-0))*(100-(-100))+(-100)" office:value-type="float" office:value="19.140625">
            <text:p>19.140625</text:p>
          </table:table-cell>
          <table:table-cell table:formula="of:=(([.E511]-0)/(1-0))*(10000-0)+0" office:value-type="float" office:value="6035.15625">
            <text:p>6035.15625</text:p>
          </table:table-cell>
          <table:table-cell/>
        </table:table-row>
        <table:table-row table:style-name="ro1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512]-0)/(1-0))*(145-1)+1)" office:value-type="float" office:value="73">
            <text:p>73</text:p>
          </table:table-cell>
          <table:table-cell table:formula="of:=ROUND((([.B512]-0)/(1-0))*(1-0)+0)" office:value-type="float" office:value="0">
            <text:p>0</text:p>
          </table:table-cell>
          <table:table-cell table:formula="of:=(([.C512]-0)/(1-0))*(100-0)+0" office:value-type="float" office:value="90.8203125">
            <text:p>90.8203125</text:p>
          </table:table-cell>
          <table:table-cell table:formula="of:=(([.D512]-0)/(1-0))*(100-(-100))+(-100)" office:value-type="float" office:value="-30.859375">
            <text:p>-30.859375</text:p>
          </table:table-cell>
          <table:table-cell table:formula="of:=(([.E512]-0)/(1-0))*(10000-0)+0" office:value-type="float" office:value="8535.15625">
            <text:p>8535.15625</text:p>
          </table:table-cell>
          <table:table-cell/>
        </table:table-row>
        <table:table-row table:style-name="ro1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513]-0)/(1-0))*(145-1)+1)" office:value-type="float" office:value="1">
            <text:p>1</text:p>
          </table:table-cell>
          <table:table-cell table:formula="of:=ROUND((([.B513]-0)/(1-0))*(1-0)+0)" office:value-type="float" office:value="1">
            <text:p>1</text:p>
          </table:table-cell>
          <table:table-cell table:formula="of:=(([.C513]-0)/(1-0))*(100-0)+0" office:value-type="float" office:value="40.8203125">
            <text:p>40.8203125</text:p>
          </table:table-cell>
          <table:table-cell table:formula="of:=(([.D513]-0)/(1-0))*(100-(-100))+(-100)" office:value-type="float" office:value="69.140625">
            <text:p>69.140625</text:p>
          </table:table-cell>
          <table:table-cell table:formula="of:=(([.E513]-0)/(1-0))*(10000-0)+0" office:value-type="float" office:value="3535.15625">
            <text:p>3535.1562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formula="of:=ROUND((([.A515]-0)/(1-0))*(145-1)+1)" office:value-type="float" office:value="1">
            <text:p>1</text:p>
          </table:table-cell>
          <table:table-cell table:formula="of:=ROUND((([.B515]-0)/(1-0))*(1-0)+0)" office:value-type="float" office:value="0">
            <text:p>0</text:p>
          </table:table-cell>
          <table:table-cell table:formula="of:=(([.C515]-0)/(1-0))*(100-0)+0" office:value-type="float" office:value="0">
            <text:p>0</text:p>
          </table:table-cell>
          <table:table-cell table:formula="of:=(([.D515]-0)/(1-0))*(100-(-100))+(-100)" office:value-type="float" office:value="-100">
            <text:p>-100</text:p>
          </table:table-cell>
          <table:table-cell table:formula="of:=(([.E515]-0)/(1-0))*(10000-0)+0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.5">
            <text:p>0.5</text:p>
          </table:table-cell>
          <table:table-cell/>
          <table:table-cell table:formula="of:=ROUND((([.A516]-0)/(1-0))*(145-1)+1)" office:value-type="float" office:value="73">
            <text:p>73</text:p>
          </table:table-cell>
          <table:table-cell table:formula="of:=ROUND((([.B516]-0)/(1-0))*(1-0)+0)" office:value-type="float" office:value="1">
            <text:p>1</text:p>
          </table:table-cell>
          <table:table-cell table:formula="of:=(([.C516]-0)/(1-0))*(100-0)+0" office:value-type="float" office:value="50">
            <text:p>50</text:p>
          </table:table-cell>
          <table:table-cell table:formula="of:=(([.D516]-0)/(1-0))*(100-(-100))+(-100)" office:value-type="float" office:value="0">
            <text:p>0</text:p>
          </table:table-cell>
          <table:table-cell table:formula="of:=(([.E516]-0)/(1-0))*(10000-0)+0" office:value-type="float" office:value="5000">
            <text:p>5000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ROUND((([.A517]-0)/(1-0))*(145-1)+1)" office:value-type="float" office:value="145">
            <text:p>145</text:p>
          </table:table-cell>
          <table:table-cell table:formula="of:=ROUND((([.B517]-0)/(1-0))*(1-0)+0)" office:value-type="float" office:value="1">
            <text:p>1</text:p>
          </table:table-cell>
          <table:table-cell table:formula="of:=(([.C517]-0)/(1-0))*(100-0)+0" office:value-type="float" office:value="100">
            <text:p>100</text:p>
          </table:table-cell>
          <table:table-cell table:formula="of:=(([.D517]-0)/(1-0))*(100-(-100))+(-100)" office:value-type="float" office:value="100">
            <text:p>100</text:p>
          </table:table-cell>
          <table:table-cell table:formula="of:=(([.E517]-0)/(1-0))*(10000-0)+0" office:value-type="float" office:value="10000">
            <text:p>100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2-03-09T12:21:33</dc:date>
    <dc:creator>Will Heerden</dc:creator>
    <meta:editing-duration>PT25M47S</meta:editing-duration>
    <meta:editing-cycles>10</meta:editing-cycles>
    <meta:generator>LibreOffice/3.5$Linux_X86_64 LibreOffice_project/350m1$Build-13</meta:generator>
    <meta:document-statistic meta:table-count="3" meta:cell-count="5155" meta:object-count="0"/>
  </office:meta>
</office:document-meta>
</file>